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4aff" officeooo:paragraph-rsid="00124aff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officeooo:rsid="00124aff" officeooo:paragraph-rsid="02044815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24aff" officeooo:paragraph-rsid="00124aff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24aff" officeooo:paragraph-rsid="02044815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24aff" officeooo:paragraph-rsid="00124a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24aff" officeooo:paragraph-rsid="02044815" style:font-size-asian="20pt" style:font-size-complex="20pt"/>
    </style:style>
    <style:style style:name="P7" style:family="paragraph" style:parent-style-name="Standard">
      <style:text-properties fo:font-size="20pt" officeooo:rsid="00124aff" officeooo:paragraph-rsid="001520f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paragraph-rsid="001520fe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21173d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paragraph-rsid="00302409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officeooo:paragraph-rsid="005121b9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paragraph-rsid="00589702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officeooo:paragraph-rsid="0065e4e4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paragraph-rsid="006e6513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paragraph-rsid="00d2ed77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paragraph-rsid="0077b5b1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officeooo:paragraph-rsid="0091c62d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20pt" officeooo:paragraph-rsid="00e25ea8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officeooo:paragraph-rsid="00e2d881" style:font-size-asian="20pt" style:font-size-complex="20pt"/>
    </style:style>
    <style:style style:name="P20" style:family="paragraph" style:parent-style-name="Standard">
      <style:text-properties fo:font-size="20pt" officeooo:paragraph-rsid="001520fe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officeooo:rsid="001520fe" officeooo:paragraph-rsid="001520fe" style:font-size-asian="20pt" style:font-size-complex="20pt"/>
    </style:style>
    <style:style style:name="P22" style:family="paragraph" style:parent-style-name="Standard">
      <style:text-properties fo:font-size="20pt" officeooo:rsid="001520fe" officeooo:paragraph-rsid="001520fe" style:font-size-asian="20pt" style:font-size-complex="20pt"/>
    </style:style>
    <style:style style:name="P23" style:family="paragraph" style:parent-style-name="Standard">
      <style:text-properties fo:font-size="20pt" officeooo:rsid="001520fe" officeooo:paragraph-rsid="001e0169" style:font-size-asian="20pt" style:font-size-complex="20pt"/>
    </style:style>
    <style:style style:name="P24" style:family="paragraph" style:parent-style-name="Standard">
      <style:text-properties fo:font-size="20pt" officeooo:paragraph-rsid="00197574" style:font-size-asian="20pt" style:font-size-complex="20pt"/>
    </style:style>
    <style:style style:name="P25" style:family="paragraph" style:parent-style-name="Standard">
      <style:text-properties fo:font-size="20pt" officeooo:paragraph-rsid="0010ad6c" style:font-size-asian="20pt" style:font-size-complex="20pt"/>
    </style:style>
    <style:style style:name="P26" style:family="paragraph" style:parent-style-name="Standard">
      <style:text-properties fo:font-size="20pt" officeooo:paragraph-rsid="000f1e6a" style:font-size-asian="20pt" style:font-size-complex="20pt"/>
    </style:style>
    <style:style style:name="P27" style:family="paragraph" style:parent-style-name="Standard">
      <style:text-properties fo:font-size="20pt" officeooo:rsid="0016e736" officeooo:paragraph-rsid="001b0e6c" style:font-size-asian="20pt" style:font-size-complex="20pt"/>
    </style:style>
    <style:style style:name="P28" style:family="paragraph" style:parent-style-name="Standard">
      <style:text-properties fo:font-size="20pt" officeooo:rsid="001b0e6c" officeooo:paragraph-rsid="001b0e6c" style:font-size-asian="20pt" style:font-size-complex="20pt"/>
    </style:style>
    <style:style style:name="P29" style:family="paragraph" style:parent-style-name="Standard">
      <style:text-properties fo:font-size="20pt" officeooo:paragraph-rsid="0021173d" style:font-size-asian="20pt" style:font-size-complex="20pt"/>
    </style:style>
    <style:style style:name="P30" style:family="paragraph" style:parent-style-name="Standard">
      <style:text-properties fo:font-size="20pt" officeooo:paragraph-rsid="00302409" style:font-size-asian="20pt" style:font-size-complex="20pt"/>
    </style:style>
    <style:style style:name="P31" style:family="paragraph" style:parent-style-name="Standard">
      <style:text-properties fo:font-size="20pt" officeooo:paragraph-rsid="005121b9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fo:font-size="20pt" officeooo:rsid="005121b9" officeooo:paragraph-rsid="005121b9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fo:font-size="20pt" officeooo:rsid="005121b9" officeooo:paragraph-rsid="00589702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fo:font-size="20pt" officeooo:rsid="005121b9" officeooo:paragraph-rsid="00600686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fo:font-size="20pt" officeooo:rsid="005121b9" officeooo:paragraph-rsid="0065e4e4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5121b9" officeooo:paragraph-rsid="006e6513" style:font-size-asian="20pt" style:font-size-complex="20pt"/>
    </style:style>
    <style:style style:name="P37" style:family="paragraph" style:parent-style-name="Standard">
      <style:paragraph-properties fo:text-align="start" style:justify-single-word="false"/>
      <style:text-properties fo:font-size="20pt" officeooo:rsid="005121b9" officeooo:paragraph-rsid="00589702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20pt" officeooo:rsid="005315b4" officeooo:paragraph-rsid="005315b4" style:font-size-asian="20pt" style:font-size-complex="20pt"/>
    </style:style>
    <style:style style:name="P39" style:family="paragraph" style:parent-style-name="Standard">
      <style:paragraph-properties fo:text-align="start" style:justify-single-word="false"/>
      <style:text-properties fo:font-size="20pt" officeooo:rsid="005315b4" officeooo:paragraph-rsid="00600686" style:font-size-asian="20pt" style:font-size-complex="20pt"/>
    </style:style>
    <style:style style:name="P40" style:family="paragraph" style:parent-style-name="Standard">
      <style:paragraph-properties fo:text-align="start" style:justify-single-word="false"/>
      <style:text-properties fo:font-size="20pt" officeooo:rsid="005315b4" officeooo:paragraph-rsid="0065ebbe" style:font-size-asian="20pt" style:font-size-complex="20pt"/>
    </style:style>
    <style:style style:name="P41" style:family="paragraph" style:parent-style-name="Standard">
      <style:paragraph-properties fo:text-align="start" style:justify-single-word="false"/>
      <style:text-properties fo:font-size="20pt" officeooo:rsid="005315b4" officeooo:paragraph-rsid="0065e4e4" style:font-size-asian="20pt" style:font-size-complex="20pt"/>
    </style:style>
    <style:style style:name="P42" style:family="paragraph" style:parent-style-name="Standard">
      <style:paragraph-properties fo:text-align="start" style:justify-single-word="false"/>
      <style:text-properties fo:font-size="20pt" officeooo:rsid="005315b4" officeooo:paragraph-rsid="006e6513" style:font-size-asian="20pt" style:font-size-complex="20pt"/>
    </style:style>
    <style:style style:name="P43" style:family="paragraph" style:parent-style-name="Standard">
      <style:paragraph-properties fo:text-align="start" style:justify-single-word="false"/>
      <style:text-properties fo:font-size="20pt" officeooo:rsid="005315b4" officeooo:paragraph-rsid="0079978d" style:font-size-asian="20pt" style:font-size-complex="20pt"/>
    </style:style>
    <style:style style:name="P44" style:family="paragraph" style:parent-style-name="Standard">
      <style:paragraph-properties fo:text-align="start" style:justify-single-word="false"/>
      <style:text-properties fo:font-size="20pt" officeooo:rsid="005315b4" officeooo:paragraph-rsid="00e25ea8" style:font-size-asian="20pt" style:font-size-complex="20pt"/>
    </style:style>
    <style:style style:name="P45" style:family="paragraph" style:parent-style-name="Heading_20_2">
      <style:paragraph-properties fo:text-align="start" style:justify-single-word="false"/>
      <style:text-properties fo:font-size="20pt" officeooo:rsid="005315b4" officeooo:paragraph-rsid="01ef5ffa" style:font-size-asian="20pt" style:font-size-complex="20pt"/>
    </style:style>
    <style:style style:name="P46" style:family="paragraph" style:parent-style-name="Text_20_body">
      <style:paragraph-properties fo:text-align="start" style:justify-single-word="false"/>
      <style:text-properties fo:font-size="20pt" officeooo:rsid="005315b4" officeooo:paragraph-rsid="020f579a" style:font-size-asian="20pt" style:font-size-complex="20pt"/>
    </style:style>
    <style:style style:name="P47" style:family="paragraph" style:parent-style-name="Standard">
      <style:text-properties fo:font-size="20pt" officeooo:rsid="005315b4" officeooo:paragraph-rsid="0077b5b1" style:font-size-asian="20pt" style:font-size-complex="20pt"/>
    </style:style>
    <style:style style:name="P48" style:family="paragraph" style:parent-style-name="Standard">
      <style:text-properties fo:font-size="20pt" officeooo:rsid="005315b4" officeooo:paragraph-rsid="0091c62d" style:font-size-asian="20pt" style:font-size-complex="20pt"/>
    </style:style>
    <style:style style:name="P49" style:family="paragraph" style:parent-style-name="Text_20_body">
      <style:text-properties fo:font-size="20pt" officeooo:rsid="005315b4" style:font-size-asian="20pt" style:font-size-complex="20pt"/>
    </style:style>
    <style:style style:name="P50" style:family="paragraph" style:parent-style-name="Text_20_body">
      <style:paragraph-properties fo:text-align="center" style:justify-single-word="false"/>
      <style:text-properties fo:font-size="20pt" officeooo:rsid="005315b4" officeooo:paragraph-rsid="020f579a" style:font-size-asian="20pt" style:font-size-complex="20pt"/>
    </style:style>
    <style:style style:name="P51" style:family="paragraph" style:parent-style-name="Text_20_body">
      <style:paragraph-properties fo:text-align="center" style:justify-single-word="false"/>
      <style:text-properties fo:font-size="20pt" officeooo:rsid="005315b4" officeooo:paragraph-rsid="020e6aa8" style:font-size-asian="20pt" style:font-size-complex="20pt"/>
    </style:style>
    <style:style style:name="P52" style:family="paragraph" style:parent-style-name="Text_20_body">
      <style:paragraph-properties fo:text-align="center" style:justify-single-word="false"/>
      <style:text-properties fo:font-size="20pt" officeooo:rsid="005315b4" style:font-size-asian="20pt" style:font-size-complex="20pt"/>
    </style:style>
    <style:style style:name="P53" style:family="paragraph" style:parent-style-name="Text_20_body">
      <style:text-properties fo:font-size="20pt" officeooo:rsid="005315b4" officeooo:paragraph-rsid="020f579a" style:font-size-asian="20pt" style:font-size-complex="20pt"/>
    </style:style>
    <style:style style:name="P54" style:family="paragraph" style:parent-style-name="Text_20_body">
      <style:text-properties fo:font-size="20pt" officeooo:rsid="005315b4" officeooo:paragraph-rsid="020bd5a3" style:font-size-asian="20pt" style:font-size-complex="20pt"/>
    </style:style>
    <style:style style:name="P55" style:family="paragraph" style:parent-style-name="Text_20_body">
      <style:text-properties fo:font-size="20pt" officeooo:rsid="005315b4" officeooo:paragraph-rsid="020db4c4" style:font-size-asian="20pt" style:font-size-complex="20pt"/>
    </style:style>
    <style:style style:name="P56" style:family="paragraph" style:parent-style-name="Text_20_body">
      <style:text-properties fo:font-size="20pt" officeooo:rsid="005315b4" officeooo:paragraph-rsid="020b22bd" style:font-size-asian="20pt" style:font-size-complex="20pt"/>
    </style:style>
    <style:style style:name="P57" style:family="paragraph" style:parent-style-name="Standard">
      <style:paragraph-properties fo:text-align="start" style:justify-single-word="false"/>
      <style:text-properties fo:font-size="20pt" officeooo:rsid="0056ac60" officeooo:paragraph-rsid="0056ac60" style:font-size-asian="20pt" style:font-size-complex="20pt"/>
    </style:style>
    <style:style style:name="P58" style:family="paragraph" style:parent-style-name="Standard">
      <style:text-properties fo:font-size="20pt" officeooo:paragraph-rsid="00589702" style:font-size-asian="20pt" style:font-size-complex="20pt"/>
    </style:style>
    <style:style style:name="P59" style:family="paragraph" style:parent-style-name="Standard">
      <style:paragraph-properties fo:text-align="center" style:justify-single-word="false"/>
      <style:text-properties fo:font-size="20pt" officeooo:rsid="00589702" officeooo:paragraph-rsid="00589702" style:font-size-asian="20pt" style:font-size-complex="20pt"/>
    </style:style>
    <style:style style:name="P60" style:family="paragraph" style:parent-style-name="Standard">
      <style:paragraph-properties fo:text-align="center" style:justify-single-word="false"/>
      <style:text-properties fo:font-size="20pt" officeooo:rsid="00589702" officeooo:paragraph-rsid="0065e4e4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fo:font-size="20pt" officeooo:rsid="00589702" officeooo:paragraph-rsid="006e6513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font-size="20pt" officeooo:rsid="00589702" officeooo:paragraph-rsid="006e6513" style:font-size-asian="20pt" style:font-size-complex="20pt"/>
    </style:style>
    <style:style style:name="P63" style:family="paragraph" style:parent-style-name="Standard">
      <style:paragraph-properties fo:text-align="start" style:justify-single-word="false"/>
      <style:text-properties fo:font-size="20pt" officeooo:rsid="00589702" officeooo:paragraph-rsid="0077b5b1" style:font-size-asian="20pt" style:font-size-complex="20pt"/>
    </style:style>
    <style:style style:name="P64" style:family="paragraph" style:parent-style-name="Standard">
      <style:paragraph-properties fo:text-align="start" style:justify-single-word="false"/>
      <style:text-properties fo:font-size="20pt" officeooo:rsid="00589702" officeooo:paragraph-rsid="0091c62d" style:font-size-asian="20pt" style:font-size-complex="20pt"/>
    </style:style>
    <style:style style:name="P65" style:family="paragraph" style:parent-style-name="Standard">
      <style:text-properties fo:font-size="20pt" officeooo:paragraph-rsid="0065e4e4" style:font-size-asian="20pt" style:font-size-complex="20pt"/>
    </style:style>
    <style:style style:name="P66" style:family="paragraph" style:parent-style-name="Standard">
      <style:text-properties fo:font-size="20pt" officeooo:paragraph-rsid="006e6513" style:font-size-asian="20pt" style:font-size-complex="20pt"/>
    </style:style>
    <style:style style:name="P67" style:family="paragraph" style:parent-style-name="Standard">
      <style:paragraph-properties fo:text-align="start" style:justify-single-word="false"/>
      <style:text-properties fo:font-size="20pt" officeooo:paragraph-rsid="00849f89" style:font-size-asian="20pt" style:font-size-complex="20pt"/>
    </style:style>
    <style:style style:name="P68" style:family="paragraph" style:parent-style-name="Standard">
      <style:paragraph-properties fo:text-align="start" style:justify-single-word="false"/>
      <style:text-properties fo:font-size="20pt" officeooo:paragraph-rsid="0077b5b1" style:font-size-asian="20pt" style:font-size-complex="20pt"/>
    </style:style>
    <style:style style:name="P69" style:family="paragraph" style:parent-style-name="Standard">
      <style:paragraph-properties fo:text-align="start" style:justify-single-word="false"/>
      <style:text-properties fo:font-size="20pt" officeooo:paragraph-rsid="0089d8a2" style:font-size-asian="20pt" style:font-size-complex="20pt"/>
    </style:style>
    <style:style style:name="P70" style:family="paragraph" style:parent-style-name="Standard">
      <style:paragraph-properties fo:text-align="start" style:justify-single-word="false"/>
      <style:text-properties fo:font-size="20pt" officeooo:paragraph-rsid="00d648f4" style:font-size-asian="20pt" style:font-size-complex="20pt"/>
    </style:style>
    <style:style style:name="P71" style:family="paragraph" style:parent-style-name="Standard">
      <style:paragraph-properties fo:text-align="start" style:justify-single-word="false"/>
      <style:text-properties fo:font-size="20pt" officeooo:paragraph-rsid="008fe9b2" style:font-size-asian="20pt" style:font-size-complex="20pt"/>
    </style:style>
    <style:style style:name="P72" style:family="paragraph" style:parent-style-name="Standard">
      <style:paragraph-properties fo:text-align="start" style:justify-single-word="false"/>
      <style:text-properties fo:font-size="20pt" officeooo:paragraph-rsid="008e8631" style:font-size-asian="20pt" style:font-size-complex="20pt"/>
    </style:style>
    <style:style style:name="P73" style:family="paragraph" style:parent-style-name="Text_20_body">
      <style:text-properties fo:font-size="20pt" officeooo:paragraph-rsid="00a1eeb9" style:font-size-asian="20pt" style:font-size-complex="20pt"/>
    </style:style>
    <style:style style:name="P74" style:family="paragraph" style:parent-style-name="Text_20_body">
      <style:paragraph-properties fo:text-align="end" style:justify-single-word="false"/>
      <style:text-properties fo:font-size="20pt" officeooo:paragraph-rsid="00a1eeb9" style:font-size-asian="20pt" style:font-size-complex="20pt"/>
    </style:style>
    <style:style style:name="P75" style:family="paragraph" style:parent-style-name="Standard">
      <style:text-properties fo:font-size="20pt" officeooo:rsid="00302409" officeooo:paragraph-rsid="009863ad" style:font-size-asian="20pt" style:font-size-complex="20pt"/>
    </style:style>
    <style:style style:name="P76" style:family="paragraph" style:parent-style-name="Standard">
      <style:paragraph-properties fo:text-align="start" style:justify-single-word="false"/>
      <style:text-properties fo:font-size="20pt" officeooo:rsid="00e5dc22" officeooo:paragraph-rsid="00e7d63d" style:font-size-asian="20pt" style:font-size-complex="20pt"/>
    </style:style>
    <style:style style:name="P77" style:family="paragraph" style:parent-style-name="Text_20_body">
      <style:text-properties fo:font-size="20pt" officeooo:paragraph-rsid="01b47bba" style:font-size-asian="20pt" style:font-size-complex="20pt"/>
    </style:style>
    <style:style style:name="P78" style:family="paragraph" style:parent-style-name="Text_20_body">
      <style:text-properties fo:font-size="20pt" officeooo:paragraph-rsid="01b84ced" style:font-size-asian="20pt" style:font-size-complex="20pt"/>
    </style:style>
    <style:style style:name="P79" style:family="paragraph" style:parent-style-name="Text_20_body">
      <style:text-properties fo:font-size="20pt" officeooo:paragraph-rsid="01b93b0e" style:font-size-asian="20pt" style:font-size-complex="20pt"/>
    </style:style>
    <style:style style:name="P80" style:family="paragraph" style:parent-style-name="Text_20_body">
      <style:text-properties fo:font-size="20pt" style:font-size-asian="20pt" style:font-size-complex="20pt"/>
    </style:style>
    <style:style style:name="P81" style:family="paragraph" style:parent-style-name="Horizontal_20_Line">
      <style:text-properties fo:font-size="20pt" style:font-size-asian="20pt" style:font-size-complex="20pt"/>
    </style:style>
    <style:style style:name="P82" style:family="paragraph" style:parent-style-name="Text_20_body">
      <style:text-properties fo:font-size="20pt" officeooo:paragraph-rsid="01bc46b2" style:font-size-asian="20pt" style:font-size-complex="20pt"/>
    </style:style>
    <style:style style:name="P83" style:family="paragraph" style:parent-style-name="Text_20_body">
      <style:text-properties fo:font-size="20pt" officeooo:paragraph-rsid="01bd4a76" style:font-size-asian="20pt" style:font-size-complex="20pt"/>
    </style:style>
    <style:style style:name="P84" style:family="paragraph" style:parent-style-name="Text_20_body">
      <style:text-properties fo:font-size="20pt" officeooo:paragraph-rsid="01bd91f7" style:font-size-asian="20pt" style:font-size-complex="20pt"/>
    </style:style>
    <style:style style:name="P85" style:family="paragraph" style:parent-style-name="Text_20_body">
      <style:text-properties fo:font-size="20pt" officeooo:paragraph-rsid="01c02cfe" style:font-size-asian="20pt" style:font-size-complex="20pt"/>
    </style:style>
    <style:style style:name="P86" style:family="paragraph" style:parent-style-name="Text_20_body">
      <style:text-properties fo:font-size="20pt" officeooo:paragraph-rsid="01c12bc4" style:font-size-asian="20pt" style:font-size-complex="20pt"/>
    </style:style>
    <style:style style:name="P87" style:family="paragraph" style:parent-style-name="Text_20_body">
      <style:text-properties fo:font-size="20pt" officeooo:paragraph-rsid="01c2c740" style:font-size-asian="20pt" style:font-size-complex="20pt"/>
    </style:style>
    <style:style style:name="P88" style:family="paragraph" style:parent-style-name="Text_20_body">
      <style:text-properties fo:font-size="20pt" officeooo:paragraph-rsid="01cec0c5" style:font-size-asian="20pt" style:font-size-complex="20pt"/>
    </style:style>
    <style:style style:name="P89" style:family="paragraph" style:parent-style-name="Heading_20_3">
      <style:text-properties fo:font-size="20pt" officeooo:paragraph-rsid="01cb0011" style:font-size-asian="20pt" style:font-size-complex="20pt"/>
    </style:style>
    <style:style style:name="P90" style:family="paragraph" style:parent-style-name="Standard">
      <style:text-properties fo:font-size="20pt" officeooo:paragraph-rsid="01cb0011" style:font-size-asian="20pt" style:font-size-complex="20pt"/>
    </style:style>
    <style:style style:name="P91" style:family="paragraph" style:parent-style-name="Horizontal_20_Line">
      <style:text-properties fo:font-size="20pt" officeooo:paragraph-rsid="01cb0011" style:font-size-asian="20pt" style:font-size-complex="20pt"/>
    </style:style>
    <style:style style:name="P92" style:family="paragraph" style:parent-style-name="Text_20_body">
      <style:text-properties fo:font-size="20pt" officeooo:paragraph-rsid="01d08283" style:font-size-asian="20pt" style:font-size-complex="20pt"/>
    </style:style>
    <style:style style:name="P93" style:family="paragraph" style:parent-style-name="Text_20_body">
      <style:text-properties fo:font-size="20pt" officeooo:paragraph-rsid="01d3f378" style:font-size-asian="20pt" style:font-size-complex="20pt"/>
    </style:style>
    <style:style style:name="P94" style:family="paragraph" style:parent-style-name="Text_20_body">
      <style:text-properties fo:font-size="20pt" officeooo:paragraph-rsid="01d52d83" style:font-size-asian="20pt" style:font-size-complex="20pt"/>
    </style:style>
    <style:style style:name="P95" style:family="paragraph" style:parent-style-name="Heading_20_3">
      <style:text-properties fo:font-size="20pt" style:font-size-asian="20pt" style:font-size-complex="20pt"/>
    </style:style>
    <style:style style:name="P96" style:family="paragraph" style:parent-style-name="Text_20_body">
      <style:text-properties fo:font-size="20pt" officeooo:paragraph-rsid="01d6f1d4" style:font-size-asian="20pt" style:font-size-complex="20pt"/>
    </style:style>
    <style:style style:name="P97" style:family="paragraph" style:parent-style-name="Text_20_body">
      <style:text-properties fo:font-size="20pt" officeooo:paragraph-rsid="01e434c2" style:font-size-asian="20pt" style:font-size-complex="20pt"/>
    </style:style>
    <style:style style:name="P98" style:family="paragraph" style:parent-style-name="Text_20_body">
      <style:text-properties fo:font-size="20pt" officeooo:paragraph-rsid="01e46360" style:font-size-asian="20pt" style:font-size-complex="20pt"/>
    </style:style>
    <style:style style:name="P99" style:family="paragraph" style:parent-style-name="Text_20_body">
      <style:text-properties fo:font-size="20pt" officeooo:paragraph-rsid="01e663a5" style:font-size-asian="20pt" style:font-size-complex="20pt"/>
    </style:style>
    <style:style style:name="P100" style:family="paragraph" style:parent-style-name="Text_20_body">
      <style:text-properties fo:font-size="20pt" officeooo:paragraph-rsid="01e86cf0" style:font-size-asian="20pt" style:font-size-complex="20pt"/>
    </style:style>
    <style:style style:name="P101" style:family="paragraph" style:parent-style-name="Text_20_body">
      <style:text-properties fo:font-size="20pt" officeooo:paragraph-rsid="01e6f3c8" style:font-size-asian="20pt" style:font-size-complex="20pt"/>
    </style:style>
    <style:style style:name="P102" style:family="paragraph" style:parent-style-name="Standard">
      <style:text-properties fo:font-size="20pt" style:font-size-asian="20pt" style:font-size-complex="20pt"/>
    </style:style>
    <style:style style:name="P103" style:family="paragraph" style:parent-style-name="Standard">
      <style:text-properties fo:font-size="20pt" officeooo:paragraph-rsid="000e2385" style:font-size-asian="20pt" style:font-size-complex="20pt"/>
    </style:style>
    <style:style style:name="P104" style:family="paragraph" style:parent-style-name="Standard">
      <style:text-properties fo:font-size="20pt" officeooo:paragraph-rsid="00105dca" style:font-size-asian="20pt" style:font-size-complex="20pt"/>
    </style:style>
    <style:style style:name="P105" style:family="paragraph" style:parent-style-name="Text_20_body">
      <style:text-properties fo:font-size="20pt" officeooo:paragraph-rsid="01ef0dc9" style:font-size-asian="20pt" style:font-size-complex="20pt"/>
    </style:style>
    <style:style style:name="P106" style:family="paragraph" style:parent-style-name="Text_20_body">
      <style:text-properties fo:font-size="20pt" officeooo:paragraph-rsid="01f6d5c7" style:font-size-asian="20pt" style:font-size-complex="20pt"/>
    </style:style>
    <style:style style:name="P107" style:family="paragraph" style:parent-style-name="Text_20_body">
      <style:text-properties fo:font-size="20pt" officeooo:paragraph-rsid="01f2017e" style:font-size-asian="20pt" style:font-size-complex="20pt"/>
    </style:style>
    <style:style style:name="P108" style:family="paragraph" style:parent-style-name="Heading_20_2">
      <style:text-properties fo:font-size="20pt" style:font-size-asian="20pt" style:font-size-complex="20pt"/>
    </style:style>
    <style:style style:name="P109" style:family="paragraph" style:parent-style-name="Text_20_body">
      <style:text-properties fo:font-size="20pt" officeooo:paragraph-rsid="01f9d021" style:font-size-asian="20pt" style:font-size-complex="20pt"/>
    </style:style>
    <style:style style:name="P110" style:family="paragraph" style:parent-style-name="Text_20_body">
      <style:text-properties fo:font-size="20pt" officeooo:paragraph-rsid="01f9e89d" style:font-size-asian="20pt" style:font-size-complex="20pt"/>
    </style:style>
    <style:style style:name="P111" style:family="paragraph" style:parent-style-name="Text_20_body">
      <style:text-properties fo:font-size="20pt" officeooo:paragraph-rsid="01fc6d68" style:font-size-asian="20pt" style:font-size-complex="20pt"/>
    </style:style>
    <style:style style:name="P112" style:family="paragraph" style:parent-style-name="Text_20_body">
      <style:text-properties fo:font-size="20pt" officeooo:paragraph-rsid="01fe2024" style:font-size-asian="20pt" style:font-size-complex="20pt"/>
    </style:style>
    <style:style style:name="P113" style:family="paragraph" style:parent-style-name="Text_20_body">
      <style:text-properties fo:font-size="20pt" officeooo:paragraph-rsid="01ff78dd" style:font-size-asian="20pt" style:font-size-complex="20pt"/>
    </style:style>
    <style:style style:name="P114" style:family="paragraph" style:parent-style-name="Standard">
      <style:paragraph-properties fo:text-align="center" style:justify-single-word="false"/>
      <style:text-properties fo:font-size="20pt" fo:font-style="italic" officeooo:rsid="00124aff" officeooo:paragraph-rsid="00124aff" style:font-size-asian="20pt" style:font-style-asian="italic" style:font-size-complex="20pt" style:font-style-complex="italic"/>
    </style:style>
    <style:style style:name="P115" style:family="paragraph" style:parent-style-name="Standard">
      <style:paragraph-properties fo:text-align="center" style:justify-single-word="false"/>
      <style:text-properties fo:font-size="20pt" fo:font-style="italic" officeooo:rsid="00124aff" officeooo:paragraph-rsid="0065ebbe" style:font-size-asian="20pt" style:font-style-asian="italic" style:font-size-complex="20pt" style:font-style-complex="italic"/>
    </style:style>
    <style:style style:name="P116" style:family="paragraph" style:parent-style-name="Standard">
      <style:paragraph-properties fo:text-align="center" style:justify-single-word="false"/>
      <style:text-properties fo:font-size="20pt" fo:font-style="italic" officeooo:rsid="00124aff" officeooo:paragraph-rsid="02044815" style:font-size-asian="20pt" style:font-style-asian="italic" style:font-size-complex="20pt" style:font-style-complex="italic"/>
    </style:style>
    <style:style style:name="P117" style:family="paragraph" style:parent-style-name="Standard">
      <style:text-properties fo:font-size="20pt" fo:font-style="italic" style:font-size-asian="20pt" style:font-style-asian="italic" style:font-size-complex="20pt" style:font-style-complex="italic"/>
    </style:style>
    <style:style style:name="P118" style:family="paragraph" style:parent-style-name="Standard">
      <style:text-properties fo:font-size="20pt" fo:font-style="normal" officeooo:rsid="0010ad6c" officeooo:paragraph-rsid="0010ad6c" style:font-size-asian="20pt" style:font-style-asian="normal" style:font-size-complex="20pt" style:font-style-complex="normal"/>
    </style:style>
    <style:style style:name="P119" style:family="paragraph" style:parent-style-name="Standard">
      <style:text-properties fo:font-size="20pt" fo:font-style="normal" style:text-underline-style="none" fo:font-weight="normal" officeooo:rsid="001520fe" officeooo:paragraph-rsid="003846f4" style:font-size-asian="20pt" style:font-style-asian="normal" style:font-weight-asian="normal" style:font-size-complex="20pt" style:font-style-complex="normal" style:font-weight-complex="normal"/>
    </style:style>
    <style:style style:name="P120" style:family="paragraph" style:parent-style-name="Standard">
      <style:text-properties fo:font-size="20pt" fo:font-style="normal" style:text-underline-style="none" fo:font-weight="normal" officeooo:rsid="001520fe" officeooo:paragraph-rsid="004ccd20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5121b9" style:font-size-asian="20pt" style:font-style-asian="normal" style:font-weight-asian="normal" style:font-size-complex="20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6070b9" style:font-size-asian="20pt" style:font-style-asian="normal" style:font-weight-asian="normal" style:font-size-complex="20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6d632f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6e6513" style:font-size-asian="20pt" style:font-style-asian="normal" style:font-weight-asian="normal" style:font-size-complex="20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823773" style:font-size-asian="20pt" style:font-style-asian="normal" style:font-weight-asian="normal" style:font-size-complex="20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d2ed77" style:font-size-asian="20pt" style:font-style-asian="normal" style:font-weight-asian="normal" style:font-size-complex="20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82dd8e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77b5b1" style:font-size-asian="20pt" style:font-style-asian="normal" style:font-weight-asian="normal" style:font-size-complex="20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9c6713" style:font-size-asian="20pt" style:font-style-asian="normal" style:font-weight-asian="normal" style:font-size-complex="20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91c62d" style:font-size-asian="20pt" style:font-style-asian="normal" style:font-weight-asian="normal" style:font-size-complex="20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a7db3d" style:font-size-asian="20pt" style:font-style-asian="normal" style:font-weight-asian="normal" style:font-size-complex="20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ed83e2" style:font-size-asian="20pt" style:font-style-asian="normal" style:font-weight-asian="normal" style:font-size-complex="20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ee359a" style:font-size-asian="20pt" style:font-style-asian="normal" style:font-weight-asian="normal" style:font-size-complex="20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520fe" officeooo:paragraph-rsid="00e2d881" style:font-size-asian="20pt" style:font-style-asian="normal" style:font-weight-asian="normal" style:font-size-complex="20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5121b9" style:font-size-asian="20pt" style:font-style-asian="normal" style:font-weight-asian="normal" style:font-size-complex="20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5c839c" style:font-size-asian="20pt" style:font-style-asian="normal" style:font-weight-asian="normal" style:font-size-complex="20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9c6713" style:font-size-asian="20pt" style:font-style-asian="normal" style:font-weight-asian="normal" style:font-size-complex="20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a13cbf" style:font-size-asian="20pt" style:font-style-asian="normal" style:font-weight-asian="normal" style:font-size-complex="20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91c62d" style:font-size-asian="20pt" style:font-style-asian="normal" style:font-weight-asian="normal" style:font-size-complex="20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bb9a19" style:font-size-asian="20pt" style:font-style-asian="normal" style:font-weight-asian="normal" style:font-size-complex="20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a51c8a" style:font-size-asian="20pt" style:font-style-asian="normal" style:font-weight-asian="normal" style:font-size-complex="20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a8e366" style:font-size-asian="20pt" style:font-style-asian="normal" style:font-weight-asian="normal" style:font-size-complex="20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a7db3d" style:font-size-asian="20pt" style:font-style-asian="normal" style:font-weight-asian="normal" style:font-size-complex="20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a9290a" style:font-size-asian="20pt" style:font-style-asian="normal" style:font-weight-asian="normal" style:font-size-complex="20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209a4" style:font-size-asian="20pt" style:font-style-asian="normal" style:font-weight-asian="normal" style:font-size-complex="20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18446" style:font-size-asian="20pt" style:font-style-asian="normal" style:font-weight-asian="normal" style:font-size-complex="20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7e0ab" style:font-size-asian="20pt" style:font-style-asian="normal" style:font-weight-asian="normal" style:font-size-complex="20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a2048" style:font-size-asian="20pt" style:font-style-asian="normal" style:font-weight-asian="normal" style:font-size-complex="20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37ade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c7f316" style:font-size-asian="20pt" style:font-style-asian="normal" style:font-weight-asian="normal" style:font-size-complex="20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e2d881" style:font-size-asian="20pt" style:font-style-asian="normal" style:font-weight-asian="normal" style:font-size-complex="20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f0ed6b" style:font-size-asian="20pt" style:font-style-asian="normal" style:font-weight-asian="normal" style:font-size-complex="20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f27e9c" style:font-size-asian="20pt" style:font-style-asian="normal" style:font-weight-asian="normal" style:font-size-complex="20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f32b25" style:font-size-asian="20pt" style:font-style-asian="normal" style:font-weight-asian="normal" style:font-size-complex="20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f4e481" style:font-size-asian="20pt" style:font-style-asian="normal" style:font-weight-asian="normal" style:font-size-complex="20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f5eefa" style:font-size-asian="20pt" style:font-style-asian="normal" style:font-weight-asian="normal" style:font-size-complex="20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10afd71" style:font-size-asian="20pt" style:font-style-asian="normal" style:font-weight-asian="normal" style:font-size-complex="20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520fe" officeooo:paragraph-rsid="00b77bd5" style:font-size-asian="20pt" style:font-style-asian="normal" style:font-weight-asian="normal" style:font-size-complex="20pt" style:font-style-complex="normal" style:font-weight-complex="normal"/>
    </style:style>
    <style:style style:name="P159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1520fe" officeooo:paragraph-rsid="009c6713" style:font-size-asian="20pt" style:font-style-asian="normal" style:font-weight-asian="normal" style:font-size-complex="20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2b5426" officeooo:paragraph-rsid="005121b9" style:font-size-asian="20pt" style:font-style-asian="normal" style:font-weight-asian="normal" style:font-size-complex="20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2b5426" officeooo:paragraph-rsid="007cffec" style:font-size-asian="20pt" style:font-style-asian="normal" style:font-weight-asian="normal" style:font-size-complex="20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2b5426" officeooo:paragraph-rsid="00e25ea8" style:font-size-asian="20pt" style:font-style-asian="normal" style:font-weight-asian="normal" style:font-size-complex="20pt" style:font-style-complex="normal" style:font-weight-complex="normal"/>
    </style:style>
    <style:style style:name="P163" style:family="paragraph" style:parent-style-name="Standard">
      <style:text-properties fo:font-size="20pt" fo:font-style="normal" style:text-underline-style="none" fo:font-weight="normal" officeooo:rsid="002b5426" officeooo:paragraph-rsid="00e2d881" style:font-size-asian="20pt" style:font-style-asian="normal" style:font-weight-asian="normal" style:font-size-complex="20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16351" officeooo:paragraph-rsid="0062ebda" style:font-size-asian="20pt" style:font-style-asian="normal" style:font-weight-asian="normal" style:font-size-complex="20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16351" officeooo:paragraph-rsid="006070b9" style:font-size-asian="20pt" style:font-style-asian="normal" style:font-weight-asian="normal" style:font-size-complex="20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070b9" officeooo:paragraph-rsid="006070b9" style:font-size-asian="20pt" style:font-style-asian="normal" style:font-weight-asian="normal" style:font-size-complex="20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070b9" officeooo:paragraph-rsid="006d632f" style:font-size-asian="20pt" style:font-style-asian="normal" style:font-weight-asian="normal" style:font-size-complex="20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6070b9" officeooo:paragraph-rsid="00616351" style:font-size-asian="20pt" style:font-style-asian="normal" style:font-weight-asian="normal" style:font-size-complex="20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302409" officeooo:paragraph-rsid="0065e4e4" style:font-size-asian="20pt" style:font-style-asian="normal" style:font-weight-asian="normal" style:font-size-complex="20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302409" officeooo:paragraph-rsid="00686196" style:font-size-asian="20pt" style:font-style-asian="normal" style:font-weight-asian="normal" style:font-size-complex="20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302409" officeooo:paragraph-rsid="00696082" style:font-size-asian="20pt" style:font-style-asian="normal" style:font-weight-asian="normal" style:font-size-complex="20pt" style:font-style-complex="normal" style:font-weight-complex="normal"/>
    </style:style>
    <style:style style:name="P172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302409" officeooo:paragraph-rsid="00749b8b" style:font-size-asian="20pt" style:font-style-asian="normal" style:font-weight-asian="normal" style:font-size-complex="20pt" style:font-style-complex="normal" style:font-weight-complex="normal"/>
    </style:style>
    <style:style style:name="P173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302409" officeooo:paragraph-rsid="00823773" style:font-size-asian="20pt" style:font-style-asian="normal" style:font-weight-asian="normal" style:font-size-complex="20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215a0" officeooo:paragraph-rsid="00714cd2" style:font-size-asian="20pt" style:font-style-asian="normal" style:font-weight-asian="normal" style:font-size-complex="20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215a0" officeooo:paragraph-rsid="00758294" style:font-size-asian="20pt" style:font-style-asian="normal" style:font-weight-asian="normal" style:font-size-complex="20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a3dd9" officeooo:paragraph-rsid="007a93b4" style:font-size-asian="20pt" style:font-style-asian="normal" style:font-weight-asian="normal" style:font-size-complex="20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a3dd9" officeooo:paragraph-rsid="007a354c" style:font-size-asian="20pt" style:font-style-asian="normal" style:font-weight-asian="normal" style:font-size-complex="20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a3dd9" officeooo:paragraph-rsid="007c3ef2" style:font-size-asian="20pt" style:font-style-asian="normal" style:font-weight-asian="normal" style:font-size-complex="20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a3dd9" officeooo:paragraph-rsid="007cffec" style:font-size-asian="20pt" style:font-style-asian="normal" style:font-weight-asian="normal" style:font-size-complex="20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e25ea8" style:font-size-asian="20pt" style:font-style-asian="normal" style:font-weight-asian="normal" style:font-size-complex="20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a8f57" style:font-size-asian="20pt" style:font-style-asian="normal" style:font-weight-asian="normal" style:font-size-complex="20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bd638" style:font-size-asian="20pt" style:font-style-asian="normal" style:font-weight-asian="normal" style:font-size-complex="20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cf2f5" style:font-size-asian="20pt" style:font-style-asian="normal" style:font-weight-asian="normal" style:font-size-complex="20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d42f7" style:font-size-asian="20pt" style:font-style-asian="normal" style:font-weight-asian="normal" style:font-size-complex="20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daefa" style:font-size-asian="20pt" style:font-style-asian="normal" style:font-weight-asian="normal" style:font-size-complex="20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fdcfff" style:font-size-asian="20pt" style:font-style-asian="normal" style:font-weight-asian="normal" style:font-size-complex="20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04ccec" style:font-size-asian="20pt" style:font-style-asian="normal" style:font-weight-asian="normal" style:font-size-complex="20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0e2d881" style:font-size-asian="20pt" style:font-style-asian="normal" style:font-weight-asian="normal" style:font-size-complex="20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15d39c" style:font-size-asian="20pt" style:font-style-asian="normal" style:font-weight-asian="normal" style:font-size-complex="20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17c6ab" style:font-size-asian="20pt" style:font-style-asian="normal" style:font-weight-asian="normal" style:font-size-complex="20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193cf3" style:font-size-asian="20pt" style:font-style-asian="normal" style:font-weight-asian="normal" style:font-size-complex="20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1ca858" style:font-size-asian="20pt" style:font-style-asian="normal" style:font-weight-asian="normal" style:font-size-complex="20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40e7f" style:font-size-asian="20pt" style:font-style-asian="normal" style:font-weight-asian="normal" style:font-size-complex="20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072a4" style:font-size-asian="20pt" style:font-style-asian="normal" style:font-weight-asian="normal" style:font-size-complex="20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6f2e9" style:font-size-asian="20pt" style:font-style-asian="normal" style:font-weight-asian="normal" style:font-size-complex="20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7ec71" style:font-size-asian="20pt" style:font-style-asian="normal" style:font-weight-asian="normal" style:font-size-complex="20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07d5b8" style:font-size-asian="20pt" style:font-style-asian="normal" style:font-weight-asian="normal" style:font-size-complex="20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45f2e" style:font-size-asian="20pt" style:font-style-asian="normal" style:font-weight-asian="normal" style:font-size-complex="20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bb59b" style:font-size-asian="20pt" style:font-style-asian="normal" style:font-weight-asian="normal" style:font-size-complex="20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4fad3" style:font-size-asian="20pt" style:font-style-asian="normal" style:font-weight-asian="normal" style:font-size-complex="20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8fc3a" style:font-size-asian="20pt" style:font-style-asian="normal" style:font-weight-asian="normal" style:font-size-complex="20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84650" style:font-size-asian="20pt" style:font-style-asian="normal" style:font-weight-asian="normal" style:font-size-complex="20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a07c2" style:font-size-asian="20pt" style:font-style-asian="normal" style:font-weight-asian="normal" style:font-size-complex="20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caa08" style:font-size-asian="20pt" style:font-style-asian="normal" style:font-weight-asian="normal" style:font-size-complex="20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422fe9" style:font-size-asian="20pt" style:font-style-asian="normal" style:font-weight-asian="normal" style:font-size-complex="20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386785" style:font-size-asian="20pt" style:font-style-asian="normal" style:font-weight-asian="normal" style:font-size-complex="20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2d3a37" style:font-size-asian="20pt" style:font-style-asian="normal" style:font-weight-asian="normal" style:font-size-complex="20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440cb9" style:font-size-asian="20pt" style:font-style-asian="normal" style:font-weight-asian="normal" style:font-size-complex="20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45b8dc" style:font-size-asian="20pt" style:font-style-asian="normal" style:font-weight-asian="normal" style:font-size-complex="20pt" style:font-style-complex="normal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5315b4" officeooo:paragraph-rsid="01751c8b" style:font-size-asian="20pt" style:font-style-asian="normal" style:font-weight-asian="normal" style:font-size-complex="20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9941cb" style:font-size-asian="20pt" style:font-style-asian="normal" style:font-weight-asian="normal" style:font-size-complex="20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9236d7" style:font-size-asian="20pt" style:font-style-asian="normal" style:font-weight-asian="normal" style:font-size-complex="20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907405" style:font-size-asian="20pt" style:font-style-asian="normal" style:font-weight-asian="normal" style:font-size-complex="20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99b8e3" style:font-size-asian="20pt" style:font-style-asian="normal" style:font-weight-asian="normal" style:font-size-complex="20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216" style:family="paragraph" style:parent-style-name="Heading_20_2">
      <style:paragraph-properties fo:text-align="start" style:justify-single-word="false"/>
      <style:text-properties fo:font-size="20pt" fo:font-style="normal" style:text-underline-style="none" fo:font-weight="normal" officeooo:rsid="005315b4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217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5315b4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05f49b" style:font-size-asian="20pt" style:font-style-asian="normal" style:font-weight-asian="normal" style:font-size-complex="20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5315b4" officeooo:paragraph-rsid="01ef5ffa" style:font-size-asian="20pt" style:font-style-asian="normal" style:font-weight-asian="normal" style:font-size-complex="20pt" style:font-style-complex="normal" style:font-weight-complex="normal"/>
    </style:style>
    <style:style style:name="P220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5315b4" officeooo:paragraph-rsid="01c92ffa" style:font-size-asian="20pt" style:font-style-asian="normal" style:font-weight-asian="normal" style:font-size-complex="20pt" style:font-style-complex="normal" style:font-weight-complex="normal"/>
    </style:style>
    <style:style style:name="P221" style:family="paragraph" style:parent-style-name="Heading_20_2">
      <style:paragraph-properties fo:text-align="start" style:justify-single-word="false"/>
      <style:text-properties fo:font-size="20pt" fo:font-style="normal" style:text-underline-style="none" fo:font-weight="normal" officeooo:rsid="005315b4" officeooo:paragraph-rsid="020e6aa8" style:font-size-asian="20pt" style:font-style-asian="normal" style:font-weight-asian="normal" style:font-size-complex="20pt" style:font-style-complex="normal" style:font-weight-complex="normal"/>
    </style:style>
    <style:style style:name="P222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5315b4" officeooo:paragraph-rsid="020e6aa8" style:font-size-asian="20pt" style:font-style-asian="normal" style:font-weight-asian="normal" style:font-size-complex="20pt" style:font-style-complex="normal" style:font-weight-complex="normal"/>
    </style:style>
    <style:style style:name="P223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5315b4" officeooo:paragraph-rsid="010afd71" style:font-size-asian="20pt" style:font-style-asian="normal" style:font-weight-asian="normal" style:font-size-complex="20pt" style:font-style-complex="normal" style:font-weight-complex="normal"/>
    </style:style>
    <style:style style:name="P224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5315b4" officeooo:paragraph-rsid="0108ee4c" style:font-size-asian="20pt" style:font-style-asian="normal" style:font-weight-asian="normal" style:font-size-complex="20pt" style:font-style-complex="normal" style:font-weight-complex="normal"/>
    </style:style>
    <style:style style:name="P225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5315b4" officeooo:paragraph-rsid="0137713d" style:font-size-asian="20pt" style:font-style-asian="normal" style:font-weight-asian="normal" style:font-size-complex="20pt" style:font-style-complex="normal" style:font-weight-complex="normal"/>
    </style:style>
    <style:style style:name="P226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05315b4" officeooo:paragraph-rsid="014d5a90" style:font-size-asian="20pt" style:font-style-asian="normal" style:font-weight-asian="normal" style:font-size-complex="20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0cd2fa" style:font-size-asian="20pt" style:font-style-asian="normal" style:font-weight-asian="normal" style:font-size-complex="20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2072a4" style:font-size-asian="20pt" style:font-style-asian="normal" style:font-weight-asian="normal" style:font-size-complex="20pt" style:font-style-complex="normal" style:font-weight-complex="normal"/>
    </style:style>
    <style:style style:name="P229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07d5b8" style:font-size-asian="20pt" style:font-style-asian="normal" style:font-weight-asian="normal" style:font-size-complex="20pt" style:font-style-complex="normal" style:font-weight-complex="normal"/>
    </style:style>
    <style:style style:name="P230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2bb59b" style:font-size-asian="20pt" style:font-style-asian="normal" style:font-weight-asian="normal" style:font-size-complex="20pt" style:font-style-complex="normal" style:font-weight-complex="normal"/>
    </style:style>
    <style:style style:name="P23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384650" style:font-size-asian="20pt" style:font-style-asian="normal" style:font-weight-asian="normal" style:font-size-complex="20pt" style:font-style-complex="normal" style:font-weight-complex="normal"/>
    </style:style>
    <style:style style:name="P23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2d3a37" style:font-size-asian="20pt" style:font-style-asian="normal" style:font-weight-asian="normal" style:font-size-complex="20pt" style:font-style-complex="normal" style:font-weight-complex="normal"/>
    </style:style>
    <style:style style:name="P23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4845f0" style:font-size-asian="20pt" style:font-style-asian="normal" style:font-weight-asian="normal" style:font-size-complex="20pt" style:font-style-complex="normal" style:font-weight-complex="normal"/>
    </style:style>
    <style:style style:name="P234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4d059d" style:font-size-asian="20pt" style:font-style-asian="normal" style:font-weight-asian="normal" style:font-size-complex="20pt" style:font-style-complex="normal" style:font-weight-complex="normal"/>
    </style:style>
    <style:style style:name="P235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5d79ab" style:font-size-asian="20pt" style:font-style-asian="normal" style:font-weight-asian="normal" style:font-size-complex="20pt" style:font-style-complex="normal" style:font-weight-complex="normal"/>
    </style:style>
    <style:style style:name="P236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751c8b" style:font-size-asian="20pt" style:font-style-asian="normal" style:font-weight-asian="normal" style:font-size-complex="20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76dfc5" style:font-size-asian="20pt" style:font-style-asian="normal" style:font-weight-asian="normal" style:font-size-complex="20pt" style:font-style-complex="normal" style:font-weight-complex="normal"/>
    </style:style>
    <style:style style:name="P238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907405" style:font-size-asian="20pt" style:font-style-asian="normal" style:font-weight-asian="normal" style:font-size-complex="20pt" style:font-style-complex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240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ef18da" style:font-size-asian="20pt" style:font-style-asian="normal" style:font-weight-asian="normal" style:font-size-complex="20pt" style:font-style-complex="normal" style:font-weight-complex="normal"/>
    </style:style>
    <style:style style:name="P24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5315b4" officeooo:paragraph-rsid="01a41b44" style:font-size-asian="20pt" style:font-style-asian="normal" style:font-weight-asian="normal" style:font-size-complex="20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0f3261" style:font-size-asian="20pt" style:font-style-asian="normal" style:font-weight-asian="normal" style:font-size-complex="20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0afd71" style:font-size-asian="20pt" style:font-style-asian="normal" style:font-weight-asian="normal" style:font-size-complex="20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1213e5" style:font-size-asian="20pt" style:font-style-asian="normal" style:font-weight-asian="normal" style:font-size-complex="20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05f49b" style:font-size-asian="20pt" style:font-style-asian="normal" style:font-weight-asian="normal" style:font-size-complex="20pt" style:font-style-complex="normal" style:font-weight-complex="normal"/>
    </style:style>
    <style:style style:name="P246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05f49b" style:font-size-asian="20pt" style:font-style-asian="normal" style:font-weight-asian="normal" style:font-size-complex="20pt" style:font-style-complex="normal" style:font-weight-complex="normal"/>
    </style:style>
    <style:style style:name="P247" style:family="paragraph" style:parent-style-name="Heading_20_2">
      <style:paragraph-properties fo:text-align="start" style:justify-single-word="false"/>
      <style:text-properties fo:font-size="20pt" fo:font-style="normal" style:text-underline-style="none" fo:font-weight="normal" officeooo:rsid="008ada8e" officeooo:paragraph-rsid="0105f49b" style:font-size-asian="20pt" style:font-style-asian="normal" style:font-weight-asian="normal" style:font-size-complex="20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3117a7" style:font-size-asian="20pt" style:font-style-asian="normal" style:font-weight-asian="normal" style:font-size-complex="20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2bb59b" style:font-size-asian="20pt" style:font-style-asian="normal" style:font-weight-asian="normal" style:font-size-complex="20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32c270" style:font-size-asian="20pt" style:font-style-asian="normal" style:font-weight-asian="normal" style:font-size-complex="20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2d3a37" style:font-size-asian="20pt" style:font-style-asian="normal" style:font-weight-asian="normal" style:font-size-complex="20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362be5" style:font-size-asian="20pt" style:font-style-asian="normal" style:font-weight-asian="normal" style:font-size-complex="20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4845f0" style:font-size-asian="20pt" style:font-style-asian="normal" style:font-weight-asian="normal" style:font-size-complex="20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62d6bf" style:font-size-asian="20pt" style:font-style-asian="normal" style:font-weight-asian="normal" style:font-size-complex="20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636d88" style:font-size-asian="20pt" style:font-style-asian="normal" style:font-weight-asian="normal" style:font-size-complex="20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5060af" style:font-size-asian="20pt" style:font-style-asian="normal" style:font-weight-asian="normal" style:font-size-complex="20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6d5352" style:font-size-asian="20pt" style:font-style-asian="normal" style:font-weight-asian="normal" style:font-size-complex="20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6b9f5f" style:font-size-asian="20pt" style:font-style-asian="normal" style:font-weight-asian="normal" style:font-size-complex="20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5b42e9" style:font-size-asian="20pt" style:font-style-asian="normal" style:font-weight-asian="normal" style:font-size-complex="20pt" style:font-style-complex="normal" style:font-weight-complex="normal"/>
    </style:style>
    <style:style style:name="P260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8ba063" style:font-size-asian="20pt" style:font-style-asian="normal" style:font-weight-asian="normal" style:font-size-complex="20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907405" style:font-size-asian="20pt" style:font-style-asian="normal" style:font-weight-asian="normal" style:font-size-complex="20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9390ba" style:font-size-asian="20pt" style:font-style-asian="normal" style:font-weight-asian="normal" style:font-size-complex="20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95183d" style:font-size-asian="20pt" style:font-style-asian="normal" style:font-weight-asian="normal" style:font-size-complex="20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9590b8" style:font-size-asian="20pt" style:font-style-asian="normal" style:font-weight-asian="normal" style:font-size-complex="20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9941cb" style:font-size-asian="20pt" style:font-style-asian="normal" style:font-weight-asian="normal" style:font-size-complex="20pt" style:font-style-complex="normal" style:font-weight-complex="normal"/>
    </style:style>
    <style:style style:name="P266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d08283" style:font-size-asian="20pt" style:font-style-asian="normal" style:font-weight-asian="normal" style:font-size-complex="20pt" style:font-style-complex="normal" style:font-weight-complex="normal"/>
    </style:style>
    <style:style style:name="P267" style:family="paragraph" style:parent-style-name="Heading_20_2">
      <style:paragraph-properties fo:text-align="start" style:justify-single-word="false"/>
      <style:text-properties fo:font-size="20pt" fo:font-style="normal" style:text-underline-style="none" fo:font-weight="normal" officeooo:rsid="008ada8e" officeooo:paragraph-rsid="01c92ffa" style:font-size-asian="20pt" style:font-style-asian="normal" style:font-weight-asian="normal" style:font-size-complex="20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d871c9" style:font-size-asian="20pt" style:font-style-asian="normal" style:font-weight-asian="normal" style:font-size-complex="20pt" style:font-style-complex="normal" style:font-weight-complex="normal"/>
    </style:style>
    <style:style style:name="P269" style:family="paragraph" style:parent-style-name="Heading_20_2">
      <style:paragraph-properties fo:text-align="start" style:justify-single-word="false"/>
      <style:text-properties fo:font-size="20pt" fo:font-style="normal" style:text-underline-style="none" fo:font-weight="normal" officeooo:rsid="008ada8e" officeooo:paragraph-rsid="01da8f6b" style:font-size-asian="20pt" style:font-style-asian="normal" style:font-weight-asian="normal" style:font-size-complex="20pt" style:font-style-complex="normal" style:font-weight-complex="normal"/>
    </style:style>
    <style:style style:name="P270" style:family="paragraph" style:parent-style-name="Heading_20_1">
      <style:paragraph-properties fo:text-align="start" style:justify-single-word="false"/>
      <style:text-properties fo:font-size="20pt" fo:font-style="normal" style:text-underline-style="none" fo:font-weight="normal" officeooo:rsid="008ada8e" officeooo:paragraph-rsid="01da8f6b" style:font-size-asian="20pt" style:font-style-asian="normal" style:font-weight-asian="normal" style:font-size-complex="20pt" style:font-style-complex="normal" style:font-weight-complex="normal"/>
    </style:style>
    <style:style style:name="P271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de4e18" style:font-size-asian="20pt" style:font-style-asian="normal" style:font-weight-asian="normal" style:font-size-complex="20pt" style:font-style-complex="normal" style:font-weight-complex="normal"/>
    </style:style>
    <style:style style:name="P272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ed13bb" style:font-size-asian="20pt" style:font-style-asian="normal" style:font-weight-asian="normal" style:font-size-complex="20pt" style:font-style-complex="normal" style:font-weight-complex="normal"/>
    </style:style>
    <style:style style:name="P273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efae06" style:font-size-asian="20pt" style:font-style-asian="normal" style:font-weight-asian="normal" style:font-size-complex="20pt" style:font-style-complex="normal" style:font-weight-complex="normal"/>
    </style:style>
    <style:style style:name="P274" style:family="paragraph" style:parent-style-name="Text_20_body">
      <style:paragraph-properties fo:text-align="start" style:justify-single-word="false"/>
      <style:text-properties fo:font-size="20pt" fo:font-style="normal" style:text-underline-style="none" fo:font-weight="normal" officeooo:rsid="008ada8e" officeooo:paragraph-rsid="018f27e1" style:font-size-asian="20pt" style:font-style-asian="normal" style:font-weight-asian="normal" style:font-size-complex="20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18f27e1" style:font-size-asian="20pt" style:font-style-asian="normal" style:font-weight-asian="normal" style:font-size-complex="20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217d2da" style:font-size-asian="20pt" style:font-style-asian="normal" style:font-weight-asian="normal" style:font-size-complex="20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21990f4" style:font-size-asian="20pt" style:font-style-asian="normal" style:font-weight-asian="normal" style:font-size-complex="20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21a00be" style:font-size-asian="20pt" style:font-style-asian="normal" style:font-weight-asian="normal" style:font-size-complex="20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21a64e6" style:font-size-asian="20pt" style:font-style-asian="normal" style:font-weight-asian="normal" style:font-size-complex="20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8ada8e" officeooo:paragraph-rsid="021c4b05" style:font-size-asian="20pt" style:font-style-asian="normal" style:font-weight-asian="normal" style:font-size-complex="20pt" style:font-style-complex="normal" style:font-weight-complex="normal"/>
    </style:style>
    <style:style style:name="P28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05f49b" style:font-size-asian="20pt" style:font-style-asian="normal" style:font-weight-asian="normal" style:font-size-complex="20pt" style:font-style-complex="normal" style:font-weight-complex="normal"/>
    </style:style>
    <style:style style:name="P28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2d3a37" style:font-size-asian="20pt" style:font-style-asian="normal" style:font-weight-asian="normal" style:font-size-complex="20pt" style:font-style-complex="normal" style:font-weight-complex="normal"/>
    </style:style>
    <style:style style:name="P28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4845f0" style:font-size-asian="20pt" style:font-style-asian="normal" style:font-weight-asian="normal" style:font-size-complex="20pt" style:font-style-complex="normal" style:font-weight-complex="normal"/>
    </style:style>
    <style:style style:name="P284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5b42e9" style:font-size-asian="20pt" style:font-style-asian="normal" style:font-weight-asian="normal" style:font-size-complex="20pt" style:font-style-complex="normal" style:font-weight-complex="normal"/>
    </style:style>
    <style:style style:name="P285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8d7557" style:font-size-asian="20pt" style:font-style-asian="normal" style:font-weight-asian="normal" style:font-size-complex="20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287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a41b44" style:font-size-asian="20pt" style:font-style-asian="normal" style:font-weight-asian="normal" style:font-size-complex="20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d871c9" style:font-size-asian="20pt" style:font-style-asian="normal" style:font-weight-asian="normal" style:font-size-complex="20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ef18da" style:font-size-asian="20pt" style:font-style-asian="normal" style:font-weight-asian="normal" style:font-size-complex="20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ef5ffa" style:font-size-asian="20pt" style:font-style-asian="normal" style:font-weight-asian="normal" style:font-size-complex="20pt" style:font-style-complex="normal" style:font-weight-complex="normal"/>
    </style:style>
    <style:style style:name="P291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1b1f1e3" style:font-size-asian="20pt" style:font-style-asian="normal" style:font-weight-asian="normal" style:font-size-complex="20pt" style:font-style-complex="normal" style:font-weight-complex="normal"/>
    </style:style>
    <style:style style:name="P292" style:family="paragraph" style:parent-style-name="Horizontal_20_Line">
      <style:text-properties fo:font-size="20pt" fo:font-style="normal" style:text-underline-style="none" fo:font-weight="normal" officeooo:rsid="008ada8e" officeooo:paragraph-rsid="01cb0011" style:font-size-asian="20pt" style:font-style-asian="normal" style:font-weight-asian="normal" style:font-size-complex="20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c7aac" officeooo:paragraph-rsid="014c7aac" style:font-size-asian="20pt" style:font-style-asian="normal" style:font-weight-asian="normal" style:font-size-complex="20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c7aac" officeooo:paragraph-rsid="0160e4f0" style:font-size-asian="20pt" style:font-style-asian="normal" style:font-weight-asian="normal" style:font-size-complex="20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14f04c7" officeooo:paragraph-rsid="014f04c7" style:font-size-asian="20pt" style:font-style-asian="normal" style:font-weight-asian="normal" style:font-size-complex="20pt" style:font-style-complex="normal" style:font-weight-complex="normal"/>
    </style:style>
    <style:style style:name="P296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14f04c7" officeooo:paragraph-rsid="015d79ab" style:font-size-asian="20pt" style:font-style-asian="normal" style:font-weight-asian="normal" style:font-size-complex="20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f04c7" officeooo:paragraph-rsid="014f04c7" style:font-size-asian="20pt" style:font-style-asian="normal" style:font-weight-asian="normal" style:font-size-complex="20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f04c7" officeooo:paragraph-rsid="01666a40" style:font-size-asian="20pt" style:font-style-asian="normal" style:font-weight-asian="normal" style:font-size-complex="20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f04c7" officeooo:paragraph-rsid="015d79ab" style:font-size-asian="20pt" style:font-style-asian="normal" style:font-weight-asian="normal" style:font-size-complex="20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4f04c7" officeooo:paragraph-rsid="0168c5e1" style:font-size-asian="20pt" style:font-style-asian="normal" style:font-weight-asian="normal" style:font-size-complex="20pt" style:font-style-complex="normal" style:font-weight-complex="normal"/>
    </style:style>
    <style:style style:name="P301" style:family="paragraph" style:parent-style-name="Standard">
      <style:paragraph-properties fo:text-align="end" style:justify-single-word="false"/>
      <style:text-properties fo:font-size="20pt" fo:font-style="normal" style:text-underline-style="none" fo:font-weight="normal" officeooo:rsid="014f04c7" officeooo:paragraph-rsid="01666a40" style:font-size-asian="20pt" style:font-style-asian="normal" style:font-weight-asian="normal" style:font-size-complex="20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8e30b1" officeooo:paragraph-rsid="018d7557" style:font-size-asian="20pt" style:font-style-asian="normal" style:font-weight-asian="normal" style:font-size-complex="20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8e30b1" officeooo:paragraph-rsid="01a1879a" style:font-size-asian="20pt" style:font-style-asian="normal" style:font-weight-asian="normal" style:font-size-complex="20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8e30b1" officeooo:paragraph-rsid="01a41b44" style:font-size-asian="20pt" style:font-style-asian="normal" style:font-weight-asian="normal" style:font-size-complex="20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1907405" officeooo:paragraph-rsid="01907405" style:font-size-asian="20pt" style:font-style-asian="normal" style:font-weight-asian="normal" style:font-size-complex="20pt" style:font-style-complex="normal" style:font-weight-complex="normal"/>
    </style:style>
    <style:style style:name="P306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41219" officeooo:paragraph-rsid="0210ad1e" style:font-size-asian="20pt" style:font-style-asian="normal" style:font-weight-asian="normal" style:font-size-complex="20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210ad1e" officeooo:paragraph-rsid="0210ad1e" style:font-size-asian="20pt" style:font-style-asian="normal" style:font-weight-asian="normal" style:font-size-complex="20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210ad1e" officeooo:paragraph-rsid="021a00be" style:font-size-asian="20pt" style:font-style-asian="normal" style:font-weight-asian="normal" style:font-size-complex="20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8ada8e" officeooo:paragraph-rsid="0105f49b" style:font-size-asian="20pt" style:font-style-asian="normal" style:font-weight-asian="bold" style:font-size-complex="20pt" style:font-style-complex="normal" style:font-weight-complex="bold"/>
    </style:style>
    <style:style style:name="P310" style:family="paragraph" style:parent-style-name="Standard">
      <style:text-properties fo:font-size="20pt" style:text-underline-style="none" fo:font-weight="normal" officeooo:rsid="00124aff" officeooo:paragraph-rsid="001b0e6c" style:font-size-asian="20pt" style:font-weight-asian="normal" style:font-size-complex="20pt" style:font-weight-complex="normal"/>
    </style:style>
    <style:style style:name="P311" style:family="paragraph" style:parent-style-name="Standard">
      <style:text-properties fo:font-size="20pt" style:text-underline-style="none" fo:font-weight="normal" officeooo:rsid="00124aff" officeooo:paragraph-rsid="0021173d" style:font-size-asian="20pt" style:font-weight-asian="normal" style:font-size-complex="20pt" style:font-weight-complex="normal"/>
    </style:style>
    <style:style style:name="P312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520fe" officeooo:paragraph-rsid="00259fd2" style:font-size-asian="20pt" style:font-weight-asian="normal" style:font-size-complex="20pt" style:font-weight-complex="normal"/>
    </style:style>
    <style:style style:name="P313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520fe" officeooo:paragraph-rsid="0032edd6" style:font-size-asian="20pt" style:font-weight-asian="normal" style:font-size-complex="20pt" style:font-weight-complex="normal"/>
    </style:style>
    <style:style style:name="P314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520fe" officeooo:paragraph-rsid="003c4336" style:font-size-asian="20pt" style:font-weight-asian="normal" style:font-size-complex="20pt" style:font-weight-complex="normal"/>
    </style:style>
    <style:style style:name="P315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520fe" officeooo:paragraph-rsid="00589702" style:font-size-asian="20pt" style:font-weight-asian="normal" style:font-size-complex="20pt" style:font-weight-complex="normal"/>
    </style:style>
    <style:style style:name="P31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520fe" officeooo:paragraph-rsid="0065e4e4" style:font-size-asian="20pt" style:font-weight-asian="normal" style:font-size-complex="20pt" style:font-weight-complex="normal"/>
    </style:style>
    <style:style style:name="P317" style:family="paragraph" style:parent-style-name="Standard">
      <style:text-properties fo:font-size="20pt" style:text-underline-style="none" fo:font-weight="normal" officeooo:rsid="001520fe" officeooo:paragraph-rsid="002b5426" style:font-size-asian="20pt" style:font-weight-asian="normal" style:font-size-complex="20pt" style:font-weight-complex="normal"/>
    </style:style>
    <style:style style:name="P318" style:family="paragraph" style:parent-style-name="Standard">
      <style:text-properties fo:font-size="20pt" style:text-underline-style="none" fo:font-weight="normal" officeooo:rsid="001520fe" officeooo:paragraph-rsid="00282f43" style:font-size-asian="20pt" style:font-weight-asian="normal" style:font-size-complex="20pt" style:font-weight-complex="normal"/>
    </style:style>
    <style:style style:name="P319" style:family="paragraph" style:parent-style-name="Standard">
      <style:text-properties fo:font-size="20pt" style:text-underline-style="none" fo:font-weight="normal" officeooo:rsid="001520fe" officeooo:paragraph-rsid="002d3767" style:font-size-asian="20pt" style:font-weight-asian="normal" style:font-size-complex="20pt" style:font-weight-complex="normal"/>
    </style:style>
    <style:style style:name="P320" style:family="paragraph" style:parent-style-name="Standard">
      <style:text-properties fo:font-size="20pt" style:text-underline-style="none" fo:font-weight="normal" officeooo:rsid="001520fe" officeooo:paragraph-rsid="0032edd6" style:font-size-asian="20pt" style:font-weight-asian="normal" style:font-size-complex="20pt" style:font-weight-complex="normal"/>
    </style:style>
    <style:style style:name="P321" style:family="paragraph" style:parent-style-name="Standard">
      <style:text-properties fo:font-size="20pt" style:text-underline-style="none" fo:font-weight="normal" officeooo:rsid="001520fe" officeooo:paragraph-rsid="00345cb7" style:font-size-asian="20pt" style:font-weight-asian="normal" style:font-size-complex="20pt" style:font-weight-complex="normal"/>
    </style:style>
    <style:style style:name="P322" style:family="paragraph" style:parent-style-name="Standard">
      <style:text-properties fo:font-size="20pt" style:text-underline-style="none" fo:font-weight="normal" officeooo:rsid="001520fe" officeooo:paragraph-rsid="003644aa" style:font-size-asian="20pt" style:font-weight-asian="normal" style:font-size-complex="20pt" style:font-weight-complex="normal"/>
    </style:style>
    <style:style style:name="P323" style:family="paragraph" style:parent-style-name="Standard">
      <style:text-properties fo:font-size="20pt" style:text-underline-style="none" fo:font-weight="normal" officeooo:rsid="001520fe" officeooo:paragraph-rsid="003c4336" style:font-size-asian="20pt" style:font-weight-asian="normal" style:font-size-complex="20pt" style:font-weight-complex="normal"/>
    </style:style>
    <style:style style:name="P324" style:family="paragraph" style:parent-style-name="Standard">
      <style:text-properties fo:font-size="20pt" style:text-underline-style="none" fo:font-weight="normal" officeooo:rsid="001520fe" officeooo:paragraph-rsid="0046ca42" style:font-size-asian="20pt" style:font-weight-asian="normal" style:font-size-complex="20pt" style:font-weight-complex="normal"/>
    </style:style>
    <style:style style:name="P325" style:family="paragraph" style:parent-style-name="Standard">
      <style:text-properties fo:font-size="20pt" style:text-underline-style="none" fo:font-weight="normal" officeooo:rsid="001520fe" officeooo:paragraph-rsid="004e4b00" style:font-size-asian="20pt" style:font-weight-asian="normal" style:font-size-complex="20pt" style:font-weight-complex="normal"/>
    </style:style>
    <style:style style:name="P326" style:family="paragraph" style:parent-style-name="Standard">
      <style:text-properties fo:font-size="20pt" style:text-underline-style="none" fo:font-weight="normal" officeooo:rsid="001520fe" officeooo:paragraph-rsid="00482687" style:font-size-asian="20pt" style:font-weight-asian="normal" style:font-size-complex="20pt" style:font-weight-complex="normal"/>
    </style:style>
    <style:style style:name="P327" style:family="paragraph" style:parent-style-name="Standard">
      <style:text-properties fo:font-size="20pt" style:text-underline-style="none" fo:font-weight="normal" officeooo:rsid="001520fe" officeooo:paragraph-rsid="005cb4da" style:font-size-asian="20pt" style:font-weight-asian="normal" style:font-size-complex="20pt" style:font-weight-complex="normal"/>
    </style:style>
    <style:style style:name="P328" style:family="paragraph" style:parent-style-name="Standard">
      <style:text-properties fo:font-size="20pt" style:text-underline-style="none" fo:font-weight="normal" officeooo:rsid="001520fe" officeooo:paragraph-rsid="00589702" style:font-size-asian="20pt" style:font-weight-asian="normal" style:font-size-complex="20pt" style:font-weight-complex="normal"/>
    </style:style>
    <style:style style:name="P329" style:family="paragraph" style:parent-style-name="Standard">
      <style:text-properties fo:font-size="20pt" style:text-underline-style="none" fo:font-weight="normal" officeooo:rsid="00302409" officeooo:paragraph-rsid="0031a859" style:font-size-asian="20pt" style:font-weight-asian="normal" style:font-size-complex="20pt" style:font-weight-complex="normal"/>
    </style:style>
    <style:style style:name="P330" style:family="paragraph" style:parent-style-name="Standard">
      <style:text-properties fo:font-size="20pt" style:text-underline-style="none" fo:font-weight="normal" officeooo:rsid="00302409" officeooo:paragraph-rsid="00589702" style:font-size-asian="20pt" style:font-weight-asian="normal" style:font-size-complex="20pt" style:font-weight-complex="normal"/>
    </style:style>
    <style:style style:name="P33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302409" officeooo:paragraph-rsid="005a8f5d" style:font-size-asian="20pt" style:font-weight-asian="normal" style:font-size-complex="20pt" style:font-weight-complex="normal"/>
    </style:style>
    <style:style style:name="P332" style:family="paragraph" style:parent-style-name="Standard">
      <style:text-properties fo:font-size="20pt" style:text-underline-style="none" fo:font-weight="normal" officeooo:rsid="00302409" officeooo:paragraph-rsid="0065ebbe" style:font-size-asian="20pt" style:font-weight-asian="normal" style:font-size-complex="20pt" style:font-weight-complex="normal"/>
    </style:style>
    <style:style style:name="P333" style:family="paragraph" style:parent-style-name="Standard">
      <style:text-properties fo:font-size="20pt" style:text-underline-style="none" fo:font-weight="normal" officeooo:rsid="00302409" officeooo:paragraph-rsid="006e6513" style:font-size-asian="20pt" style:font-weight-asian="normal" style:font-size-complex="20pt" style:font-weight-complex="normal"/>
    </style:style>
    <style:style style:name="P334" style:family="paragraph" style:parent-style-name="Standard">
      <style:text-properties fo:font-size="20pt" style:text-underline-style="none" fo:font-weight="normal" officeooo:rsid="006f2d5c" officeooo:paragraph-rsid="00e25ea8" style:font-size-asian="20pt" style:font-weight-asian="normal" style:font-size-complex="20pt" style:font-weight-complex="normal"/>
    </style:style>
    <style:style style:name="P335" style:family="paragraph" style:parent-style-name="Standard">
      <style:text-properties fo:font-size="20pt" style:text-underline-style="none" fo:font-weight="normal" officeooo:rsid="006f2d5c" officeooo:paragraph-rsid="00e2d881" style:font-size-asian="20pt" style:font-weight-asian="normal" style:font-size-complex="20pt" style:font-weight-complex="normal"/>
    </style:style>
    <style:style style:name="P33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6f2d5c" officeooo:paragraph-rsid="00e7d63d" style:font-size-asian="20pt" style:font-weight-asian="normal" style:font-size-complex="20pt" style:font-weight-complex="normal"/>
    </style:style>
    <style:style style:name="P33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6f2d5c" officeooo:paragraph-rsid="0105f49b" style:font-size-asian="20pt" style:font-weight-asian="normal" style:font-size-complex="20pt" style:font-weight-complex="normal"/>
    </style:style>
    <style:style style:name="P33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6f2d5c" officeooo:paragraph-rsid="012d3a37" style:font-size-asian="20pt" style:font-weight-asian="normal" style:font-size-complex="20pt" style:font-weight-complex="normal"/>
    </style:style>
    <style:style style:name="P33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6f2d5c" officeooo:paragraph-rsid="014845f0" style:font-size-asian="20pt" style:font-weight-asian="normal" style:font-size-complex="20pt" style:font-weight-complex="normal"/>
    </style:style>
    <style:style style:name="P340" style:family="paragraph" style:parent-style-name="Standard">
      <style:paragraph-properties fo:text-align="center" style:justify-single-word="false"/>
      <style:text-properties fo:font-size="20pt" fo:font-weight="normal" officeooo:paragraph-rsid="010afd71" style:font-size-asian="20pt" style:font-weight-asian="normal" style:font-size-complex="20pt" style:font-weight-complex="normal"/>
    </style:style>
    <style:style style:name="P341" style:family="paragraph" style:parent-style-name="Text_20_body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42" style:family="paragraph" style:parent-style-name="Text_20_body">
      <style:text-properties fo:font-size="20pt" fo:font-weight="normal" officeooo:paragraph-rsid="017fc3dc" style:font-size-asian="20pt" style:font-weight-asian="normal" style:font-size-complex="20pt" style:font-weight-complex="normal"/>
    </style:style>
    <style:style style:name="P343" style:family="paragraph" style:parent-style-name="Text_20_body">
      <style:text-properties fo:font-size="20pt" fo:font-weight="normal" officeooo:paragraph-rsid="0180da5f" style:font-size-asian="20pt" style:font-weight-asian="normal" style:font-size-complex="20pt" style:font-weight-complex="normal"/>
    </style:style>
    <style:style style:name="P344" style:family="paragraph" style:parent-style-name="Text_20_body">
      <style:text-properties fo:font-size="20pt" fo:font-weight="normal" officeooo:paragraph-rsid="018262a8" style:font-size-asian="20pt" style:font-weight-asian="normal" style:font-size-complex="20pt" style:font-weight-complex="normal"/>
    </style:style>
    <style:style style:name="P345" style:family="paragraph" style:parent-style-name="Text_20_body">
      <style:text-properties fo:font-size="20pt" fo:font-weight="normal" officeooo:paragraph-rsid="0184134d" style:font-size-asian="20pt" style:font-weight-asian="normal" style:font-size-complex="20pt" style:font-weight-complex="normal"/>
    </style:style>
    <style:style style:name="P346" style:family="paragraph" style:parent-style-name="Text_20_body">
      <style:text-properties fo:font-size="20pt" fo:font-weight="normal" style:font-size-asian="20pt" style:font-weight-asian="normal" style:font-size-complex="20pt" style:font-weight-complex="normal"/>
    </style:style>
    <style:style style:name="P347" style:family="paragraph" style:parent-style-name="Text_20_body">
      <style:text-properties fo:font-size="20pt" fo:font-weight="normal" officeooo:paragraph-rsid="018786ef" style:font-size-asian="20pt" style:font-weight-asian="normal" style:font-size-complex="20pt" style:font-weight-complex="normal"/>
    </style:style>
    <style:style style:name="P348" style:family="paragraph" style:parent-style-name="Text_20_body">
      <style:text-properties fo:font-size="20pt" fo:font-weight="normal" officeooo:paragraph-rsid="0187fa1c" style:font-size-asian="20pt" style:font-weight-asian="normal" style:font-size-complex="20pt" style:font-weight-complex="normal"/>
    </style:style>
    <style:style style:name="P349" style:family="paragraph" style:parent-style-name="Text_20_body">
      <style:text-properties fo:font-size="20pt" fo:font-weight="normal" officeooo:paragraph-rsid="01de4e18" style:font-size-asian="20pt" style:font-weight-asian="normal" style:font-size-complex="20pt" style:font-weight-complex="normal"/>
    </style:style>
    <style:style style:name="P350" style:family="paragraph" style:parent-style-name="Text_20_body">
      <style:text-properties fo:font-size="20pt" fo:font-weight="normal" officeooo:paragraph-rsid="01e5834c" style:font-size-asian="20pt" style:font-weight-asian="normal" style:font-size-complex="20pt" style:font-weight-complex="normal"/>
    </style:style>
    <style:style style:name="P351" style:family="paragraph" style:parent-style-name="Text_20_body">
      <style:text-properties fo:font-size="20pt" fo:font-weight="normal" officeooo:paragraph-rsid="01df9a16" style:font-size-asian="20pt" style:font-weight-asian="normal" style:font-size-complex="20pt" style:font-weight-complex="normal"/>
    </style:style>
    <style:style style:name="P352" style:family="paragraph" style:parent-style-name="Text_20_body">
      <style:paragraph-properties fo:text-align="end" style:justify-single-word="false"/>
      <style:text-properties fo:font-size="20pt" fo:font-weight="normal" officeooo:paragraph-rsid="01e28222" style:font-size-asian="20pt" style:font-weight-asian="normal" style:font-size-complex="20pt" style:font-weight-complex="normal"/>
    </style:style>
    <style:style style:name="P353" style:family="paragraph" style:parent-style-name="Heading_20_2">
      <style:text-properties fo:font-size="20pt" fo:font-weight="normal" officeooo:rsid="005315b4" officeooo:paragraph-rsid="020e6aa8" style:font-size-asian="20pt" style:font-weight-asian="normal" style:font-size-complex="20pt" style:font-weight-complex="normal"/>
    </style:style>
    <style:style style:name="P354" style:family="paragraph" style:parent-style-name="Text_20_body">
      <style:text-properties fo:font-size="20pt" fo:font-weight="normal" officeooo:rsid="005315b4" officeooo:paragraph-rsid="020e6aa8" style:font-size-asian="20pt" style:font-weight-asian="normal" style:font-size-complex="20pt" style:font-weight-complex="normal"/>
    </style:style>
    <style:style style:name="P355" style:family="paragraph" style:parent-style-name="Text_20_body">
      <style:text-properties fo:font-size="20pt" fo:font-weight="normal" officeooo:rsid="005315b4" officeooo:paragraph-rsid="020f579a" style:font-size-asian="20pt" style:font-weight-asian="normal" style:font-size-complex="20pt" style:font-weight-complex="normal"/>
    </style:style>
    <style:style style:name="P356" style:family="paragraph" style:parent-style-name="Heading_20_2">
      <style:text-properties fo:font-size="20pt" fo:font-weight="normal" officeooo:rsid="005315b4" style:font-size-asian="20pt" style:font-weight-asian="normal" style:font-size-complex="20pt" style:font-weight-complex="normal"/>
    </style:style>
    <style:style style:name="P357" style:family="paragraph" style:parent-style-name="Text_20_body">
      <style:text-properties fo:font-size="20pt" fo:font-weight="normal" officeooo:rsid="005315b4" style:font-size-asian="20pt" style:font-weight-asian="normal" style:font-size-complex="20pt" style:font-weight-complex="normal"/>
    </style:style>
    <style:style style:name="P358" style:family="paragraph" style:parent-style-name="Standard">
      <style:paragraph-properties fo:text-align="start" style:justify-single-word="false"/>
      <style:text-properties fo:font-size="13.6999998092651pt" style:text-underline-style="none" officeooo:rsid="000e4b0c" officeooo:paragraph-rsid="00124aff" style:font-size-asian="12pt" style:font-size-complex="13.6999998092651pt"/>
    </style:style>
    <style:style style:name="P359" style:family="paragraph" style:parent-style-name="Standard">
      <style:paragraph-properties fo:text-align="start" style:justify-single-word="false"/>
      <style:text-properties fo:font-size="13.6999998092651pt" style:text-underline-style="none" officeooo:rsid="000e4b0c" officeooo:paragraph-rsid="00200a97" style:font-size-asian="12pt" style:font-size-complex="13.6999998092651pt"/>
    </style:style>
    <style:style style:name="P360" style:family="paragraph" style:parent-style-name="Standard">
      <style:paragraph-properties fo:text-align="start" style:justify-single-word="false"/>
      <style:text-properties fo:font-size="13.6999998092651pt" style:text-underline-style="none" officeooo:rsid="000e4b0c" officeooo:paragraph-rsid="02044815" style:font-size-asian="12pt" style:font-size-complex="13.6999998092651pt"/>
    </style:style>
    <style:style style:name="P361" style:family="paragraph" style:parent-style-name="Standard">
      <style:text-properties fo:font-size="13.6999998092651pt" style:text-underline-style="none" officeooo:rsid="000e4b0c" officeooo:paragraph-rsid="00200a97" style:font-size-asian="12pt" style:font-size-complex="13.6999998092651pt"/>
    </style:style>
    <style:style style:name="P362" style:family="paragraph" style:parent-style-name="Standard">
      <style:text-properties fo:font-size="13.6999998092651pt" style:text-underline-style="none" officeooo:rsid="000e4b0c" officeooo:paragraph-rsid="02044815" style:font-size-asian="12pt" style:font-size-complex="13.6999998092651pt"/>
    </style:style>
    <style:style style:name="P363" style:family="paragraph" style:parent-style-name="Standard">
      <style:text-properties fo:font-size="13.6999998092651pt" style:text-underline-style="none" fo:font-weight="normal" officeooo:rsid="000e4b0c" officeooo:paragraph-rsid="00200a97" style:font-size-asian="12pt" style:font-weight-asian="normal" style:font-size-complex="13.6999998092651pt" style:font-weight-complex="normal"/>
    </style:style>
    <style:style style:name="P364" style:family="paragraph" style:parent-style-name="Standard">
      <style:text-properties fo:font-size="13.6999998092651pt" style:text-underline-style="none" fo:font-weight="normal" officeooo:rsid="000e4b0c" officeooo:paragraph-rsid="02044815" style:font-size-asian="12pt" style:font-weight-asian="normal" style:font-size-complex="13.6999998092651pt" style:font-weight-complex="normal"/>
    </style:style>
    <style:style style:name="P365" style:family="paragraph" style:parent-style-name="Standard">
      <style:paragraph-properties fo:text-align="center" style:justify-single-word="false"/>
      <style:text-properties fo:font-size="13.6999998092651pt" fo:font-style="normal" style:text-underline-style="none" fo:font-weight="normal" officeooo:rsid="000e4b0c" officeooo:paragraph-rsid="02044815" style:font-size-asian="12pt" style:font-style-asian="normal" style:font-weight-asian="normal" style:font-size-complex="13.6999998092651pt" style:font-style-complex="normal" style:font-weight-complex="normal"/>
    </style:style>
    <style:style style:name="P366" style:family="paragraph" style:parent-style-name="Heading_20_3">
      <style:paragraph-properties fo:text-align="center" style:justify-single-word="false"/>
      <style:text-properties officeooo:paragraph-rsid="01cb0011"/>
    </style:style>
    <style:style style:name="P367" style:family="paragraph" style:parent-style-name="Heading_20_3">
      <style:paragraph-properties fo:text-align="center" style:justify-single-word="false"/>
    </style:style>
    <style:style style:name="P368" style:family="paragraph" style:parent-style-name="Standard">
      <style:paragraph-properties fo:text-align="center" style:justify-single-word="false"/>
      <style:text-properties officeooo:paragraph-rsid="01ef5ffa"/>
    </style:style>
    <style:style style:name="P369" style:family="paragraph" style:parent-style-name="Standard">
      <style:paragraph-properties fo:text-align="center" style:justify-single-word="false"/>
      <style:text-properties officeooo:paragraph-rsid="0210ad1e"/>
    </style:style>
    <style:style style:name="P370" style:family="paragraph" style:parent-style-name="Standard">
      <style:text-properties officeooo:paragraph-rsid="00200a97"/>
    </style:style>
    <style:style style:name="P371" style:family="paragraph" style:parent-style-name="Standard">
      <style:text-properties officeooo:paragraph-rsid="001520fe"/>
    </style:style>
    <style:style style:name="P372" style:family="paragraph" style:parent-style-name="Standard">
      <style:text-properties officeooo:paragraph-rsid="00282f43"/>
    </style:style>
    <style:style style:name="P373" style:family="paragraph" style:parent-style-name="Heading_20_3">
      <style:text-properties fo:font-size="16pt" style:font-size-asian="16pt" style:font-size-complex="16pt"/>
    </style:style>
    <style:style style:name="P374" style:family="paragraph" style:parent-style-name="Standard">
      <style:text-properties officeooo:paragraph-rsid="002d3767"/>
    </style:style>
    <style:style style:name="P375" style:family="paragraph" style:parent-style-name="Standard">
      <style:text-properties style:use-window-font-color="true" loext:opacity="0%" fo:font-size="20pt" fo:font-style="normal" style:text-underline-style="none" fo:font-weight="bold" officeooo:rsid="0029cebe" officeooo:paragraph-rsid="002b5426" style:font-size-asian="20pt" style:font-style-asian="normal" style:font-weight-asian="bold" style:font-size-complex="20pt" style:font-style-complex="normal" style:font-weight-complex="bold"/>
    </style:style>
    <style:style style:name="P376" style:family="paragraph" style:parent-style-name="Standard">
      <style:text-properties style:use-window-font-color="true" loext:opacity="0%" fo:font-size="20pt" fo:font-style="normal" style:text-underline-style="none" fo:font-weight="normal" officeooo:rsid="00345ef9" officeooo:paragraph-rsid="00345ef9" style:font-size-asian="20pt" style:font-style-asian="normal" style:font-weight-asian="normal" style:font-size-complex="20pt" style:font-style-complex="normal" style:font-weight-complex="normal"/>
    </style:style>
    <style:style style:name="P377" style:family="paragraph" style:parent-style-name="Standard">
      <style:text-properties style:use-window-font-color="true" loext:opacity="0%" fo:font-size="20pt" fo:font-style="normal" style:text-underline-style="none" fo:font-weight="normal" officeooo:rsid="00345ef9" officeooo:paragraph-rsid="00589702" style:font-size-asian="20pt" style:font-style-asian="normal" style:font-weight-asian="normal" style:font-size-complex="20pt" style:font-style-complex="normal" style:font-weight-complex="normal"/>
    </style:style>
    <style:style style:name="P378" style:family="paragraph" style:parent-style-name="Standard">
      <style:text-properties style:use-window-font-color="true" loext:opacity="0%" fo:font-size="20pt" fo:font-style="normal" style:text-underline-style="none" fo:font-weight="normal" officeooo:rsid="00345cb7" officeooo:paragraph-rsid="003c4336" style:font-size-asian="20pt" style:font-style-asian="normal" style:font-weight-asian="normal" style:font-size-complex="20pt" style:font-style-complex="normal" style:font-weight-complex="normal"/>
    </style:style>
    <style:style style:name="P379" style:family="paragraph" style:parent-style-name="Standard">
      <style:paragraph-properties fo:text-align="center" style:justify-single-word="false"/>
      <style:text-properties style:use-window-font-color="true" loext:opacity="0%" fo:font-size="40pt" officeooo:rsid="0001a532" officeooo:paragraph-rsid="0005fb20" style:font-size-asian="40pt" style:font-size-complex="40pt"/>
    </style:style>
    <style:style style:name="P380" style:family="paragraph" style:parent-style-name="Standard">
      <style:paragraph-properties fo:text-align="start" style:justify-single-word="false"/>
      <style:text-properties style:use-window-font-color="true" loext:opacity="0%" fo:font-size="15pt" officeooo:rsid="0001a532" officeooo:paragraph-rsid="0005fb20" style:font-size-asian="15pt" style:font-size-complex="15pt"/>
    </style:style>
    <style:style style:name="P381" style:family="paragraph" style:parent-style-name="Standard">
      <style:text-properties officeooo:paragraph-rsid="003846f4"/>
    </style:style>
    <style:style style:name="P382" style:family="paragraph" style:parent-style-name="Standard">
      <style:text-properties fo:font-size="15pt" fo:font-style="normal" style:text-underline-style="none" fo:font-weight="normal" officeooo:rsid="002b5426" officeooo:paragraph-rsid="003846f4" style:font-size-asian="15pt" style:font-style-asian="normal" style:font-weight-asian="normal" style:font-size-complex="15pt" style:font-style-complex="normal" style:font-weight-complex="normal"/>
    </style:style>
    <style:style style:name="P383" style:family="paragraph" style:parent-style-name="Standard">
      <style:text-properties fo:font-size="15pt" fo:font-style="normal" style:text-underline-style="none" fo:font-weight="normal" officeooo:rsid="002b5426" officeooo:paragraph-rsid="004ccd20" style:font-size-asian="15pt" style:font-style-asian="normal" style:font-weight-asian="normal" style:font-size-complex="15pt" style:font-style-complex="normal" style:font-weight-complex="normal"/>
    </style:style>
    <style:style style:name="P384" style:family="paragraph" style:parent-style-name="Standard">
      <style:paragraph-properties fo:text-align="end" style:justify-single-word="false"/>
      <style:text-properties fo:font-size="15pt" fo:font-style="normal" style:text-underline-style="none" fo:font-weight="normal" officeooo:rsid="002b5426" officeooo:paragraph-rsid="00823773" style:font-size-asian="15pt" style:font-style-asian="normal" style:font-weight-asian="normal" style:font-size-complex="15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7cffec" style:font-size-asian="15pt" style:font-style-asian="normal" style:font-weight-asian="normal" style:font-size-complex="15pt" style:font-style-complex="normal" style:font-weight-complex="normal"/>
    </style:style>
    <style:style style:name="P386" style:family="paragraph" style:parent-style-name="Text_20_body">
      <style:paragraph-properties fo:text-align="start" style:justify-single-word="false"/>
      <style:text-properties fo:font-size="15pt" fo:font-style="normal" style:text-underline-style="none" fo:font-weight="normal" officeooo:rsid="002b5426" officeooo:paragraph-rsid="00a1eeb9" style:font-size-asian="15pt" style:font-style-asian="normal" style:font-weight-asian="normal" style:font-size-complex="15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a51c8a" style:font-size-asian="15pt" style:font-style-asian="normal" style:font-weight-asian="normal" style:font-size-complex="15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aa0051" style:font-size-asian="15pt" style:font-style-asian="normal" style:font-weight-asian="normal" style:font-size-complex="15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aeaa72" style:font-size-asian="15pt" style:font-style-asian="normal" style:font-weight-asian="normal" style:font-size-complex="15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f6beb8" style:font-size-asian="15pt" style:font-style-asian="normal" style:font-weight-asian="normal" style:font-size-complex="15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024b27" style:font-size-asian="15pt" style:font-style-asian="normal" style:font-weight-asian="normal" style:font-size-complex="15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ff1733" style:font-size-asian="15pt" style:font-style-asian="normal" style:font-weight-asian="normal" style:font-size-complex="15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e9c11d" style:font-size-asian="15pt" style:font-style-asian="normal" style:font-weight-asian="normal" style:font-size-complex="15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ec6d9f" style:font-size-asian="15pt" style:font-style-asian="normal" style:font-weight-asian="normal" style:font-size-complex="15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0cd2fa" style:font-size-asian="15pt" style:font-style-asian="normal" style:font-weight-asian="normal" style:font-size-complex="15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e2d881" style:font-size-asian="15pt" style:font-style-asian="normal" style:font-weight-asian="normal" style:font-size-complex="15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0820d2" style:font-size-asian="15pt" style:font-style-asian="normal" style:font-weight-asian="normal" style:font-size-complex="15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2072a4" style:font-size-asian="15pt" style:font-style-asian="normal" style:font-weight-asian="normal" style:font-size-complex="15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9bbb4f" style:font-size-asian="15pt" style:font-style-asian="normal" style:font-weight-asian="normal" style:font-size-complex="15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0b77bd5" style:font-size-asian="15pt" style:font-style-asian="normal" style:font-weight-asian="normal" style:font-size-complex="15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5426" officeooo:paragraph-rsid="018f27e1" style:font-size-asian="15pt" style:font-style-asian="normal" style:font-weight-asian="normal" style:font-size-complex="15pt" style:font-style-complex="normal" style:font-weight-complex="normal"/>
    </style:style>
    <style:style style:name="P402" style:family="paragraph" style:parent-style-name="Standard">
      <style:text-properties fo:font-size="15pt" fo:font-style="normal" style:text-underline-style="none" fo:font-weight="normal" officeooo:rsid="002b5426" officeooo:paragraph-rsid="00e2d881" style:font-size-asian="15pt" style:font-style-asian="normal" style:font-weight-asian="normal" style:font-size-complex="15pt" style:font-style-complex="normal" style:font-weight-complex="normal"/>
    </style:style>
    <style:style style:name="P403" style:family="paragraph" style:parent-style-name="Standard">
      <style:text-properties fo:font-size="15pt" fo:font-style="normal" style:text-underline-style="none" fo:font-weight="normal" officeooo:rsid="002b5426" officeooo:paragraph-rsid="00ec6d9f" style:font-size-asian="15pt" style:font-style-asian="normal" style:font-weight-asian="normal" style:font-size-complex="15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a51c8a" style:font-size-asian="15pt" style:font-style-asian="normal" style:font-weight-asian="normal" style:font-size-complex="15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aa0051" style:font-size-asian="15pt" style:font-style-asian="normal" style:font-weight-asian="normal" style:font-size-complex="15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ed83e2" style:font-size-asian="15pt" style:font-style-asian="normal" style:font-weight-asian="normal" style:font-size-complex="15pt" style:font-style-complex="normal" style:font-weight-complex="normal"/>
    </style:style>
    <style:style style:name="P40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e2d881" style:font-size-asian="15pt" style:font-style-asian="normal" style:font-weight-asian="normal" style:font-size-complex="15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ff1733" style:font-size-asian="15pt" style:font-style-asian="normal" style:font-weight-asian="normal" style:font-size-complex="15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0fe" officeooo:paragraph-rsid="00b77bd5" style:font-size-asian="15pt" style:font-style-asian="normal" style:font-weight-asian="normal" style:font-size-complex="15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f6beb8" officeooo:paragraph-rsid="00f6beb8" style:font-size-asian="15pt" style:font-style-asian="normal" style:font-weight-asian="normal" style:font-size-complex="15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1024b27" style:font-size-asian="15pt" style:font-style-asian="normal" style:font-weight-asian="normal" style:font-size-complex="15pt" style:font-style-complex="normal" style:font-weight-complex="normal"/>
    </style:style>
    <style:style style:name="P4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102d667" style:font-size-asian="15pt" style:font-style-asian="normal" style:font-weight-asian="normal" style:font-size-complex="15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0ff1733" style:font-size-asian="15pt" style:font-style-asian="normal" style:font-weight-asian="normal" style:font-size-complex="15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0e25ea8" style:font-size-asian="15pt" style:font-style-asian="normal" style:font-weight-asian="normal" style:font-size-complex="15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0ffa336" style:font-size-asian="15pt" style:font-style-asian="normal" style:font-weight-asian="normal" style:font-size-complex="15pt" style:font-style-complex="normal" style:font-weight-complex="normal"/>
    </style:style>
    <style:style style:name="P4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10db829" style:font-size-asian="15pt" style:font-style-asian="normal" style:font-weight-asian="normal" style:font-size-complex="15pt" style:font-style-complex="normal" style:font-weight-complex="normal"/>
    </style:style>
    <style:style style:name="P41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19bd419" style:font-size-asian="15pt" style:font-style-asian="normal" style:font-weight-asian="normal" style:font-size-complex="15pt" style:font-style-complex="normal" style:font-weight-complex="normal"/>
    </style:style>
    <style:style style:name="P41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5315b4" officeooo:paragraph-rsid="019cd847" style:font-size-asian="15pt" style:font-style-asian="normal" style:font-weight-asian="normal" style:font-size-complex="15pt" style:font-style-complex="normal" style:font-weight-complex="normal"/>
    </style:style>
    <style:style style:name="P41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8ada8e" officeooo:paragraph-rsid="019bd419" style:font-size-asian="15pt" style:font-style-asian="normal" style:font-weight-asian="normal" style:font-size-complex="15pt" style:font-style-complex="normal" style:font-weight-complex="normal"/>
    </style:style>
    <style:style style:name="P42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8ada8e" officeooo:paragraph-rsid="00b77bd5" style:font-size-asian="15pt" style:font-style-asian="normal" style:font-weight-asian="normal" style:font-size-complex="15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8ada8e" officeooo:paragraph-rsid="00d14cb1" style:font-size-asian="15pt" style:font-style-asian="normal" style:font-weight-asian="normal" style:font-size-complex="15pt" style:font-style-complex="normal" style:font-weight-complex="normal"/>
    </style:style>
    <style:style style:name="P42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849f89" officeooo:paragraph-rsid="00d14cb1" style:font-size-asian="15pt" style:font-style-asian="normal" style:font-weight-asian="normal" style:font-size-complex="15pt" style:font-style-complex="normal" style:font-weight-complex="normal"/>
    </style:style>
    <style:style style:name="P423" style:family="paragraph" style:parent-style-name="Standard">
      <style:text-properties fo:font-size="15pt" fo:font-weight="normal" officeooo:paragraph-rsid="00e08af0" style:font-size-asian="15pt" style:language-asian="ja" style:country-asian="JP" style:font-weight-asian="normal" style:font-size-complex="15pt" style:font-weight-complex="normal"/>
    </style:style>
    <style:style style:name="P424" style:family="paragraph" style:parent-style-name="Standard">
      <style:paragraph-properties fo:text-align="end" style:justify-single-word="false"/>
      <style:text-properties fo:font-size="15pt" fo:font-weight="normal" officeooo:rsid="00dc1707" officeooo:paragraph-rsid="00e08af0" style:font-size-asian="15pt" style:language-asian="ja" style:country-asian="JP" style:font-weight-asian="normal" style:font-size-complex="15pt" style:font-weight-complex="normal"/>
    </style:style>
    <style:style style:name="P425" style:family="paragraph" style:parent-style-name="Standard">
      <style:paragraph-properties fo:text-align="end" style:justify-single-word="false"/>
      <style:text-properties fo:font-size="15pt" fo:font-weight="normal" officeooo:rsid="00dc1707" officeooo:paragraph-rsid="00de955f" style:font-size-asian="15pt" style:language-asian="ja" style:country-asian="JP" style:font-weight-asian="normal" style:font-size-complex="15pt" style:font-weight-complex="normal"/>
    </style:style>
    <style:style style:name="P426" style:family="paragraph" style:parent-style-name="Standard">
      <style:paragraph-properties fo:text-align="end" style:justify-single-word="false"/>
      <style:text-properties fo:font-size="15pt" fo:font-weight="normal" officeooo:rsid="00dc1707" officeooo:paragraph-rsid="018f27e1" style:font-size-asian="15pt" style:language-asian="ja" style:country-asian="JP" style:font-weight-asian="normal" style:font-size-complex="15pt" style:font-weight-complex="normal"/>
    </style:style>
    <style:style style:name="P427" style:family="paragraph" style:parent-style-name="Standard">
      <style:text-properties fo:font-size="15pt" fo:font-weight="normal" officeooo:paragraph-rsid="00de955f" style:font-size-asian="15pt" style:language-asian="ja" style:country-asian="JP" style:font-weight-asian="normal" style:font-size-complex="15pt" style:font-weight-complex="normal"/>
    </style:style>
    <style:style style:name="P428" style:family="paragraph" style:parent-style-name="Standard">
      <style:text-properties fo:font-size="15pt" fo:font-weight="normal" officeooo:paragraph-rsid="00df1426" style:font-size-asian="15pt" style:language-asian="ja" style:country-asian="JP" style:font-weight-asian="normal" style:font-size-complex="15pt" style:font-weight-complex="normal"/>
    </style:style>
    <style:style style:name="P429" style:family="paragraph" style:parent-style-name="Standard">
      <style:text-properties fo:font-size="15pt" fo:font-weight="normal" officeooo:paragraph-rsid="018f27e1" style:font-size-asian="15pt" style:language-asian="ja" style:country-asian="JP" style:font-weight-asian="normal" style:font-size-complex="15pt" style:font-weight-complex="normal"/>
    </style:style>
    <style:style style:name="P430" style:family="paragraph" style:parent-style-name="Standard">
      <style:text-properties fo:font-size="15pt" fo:font-weight="normal" officeooo:paragraph-rsid="00b1fa11" style:font-size-asian="15pt" style:font-weight-asian="normal" style:font-size-complex="15pt" style:font-weight-complex="normal"/>
    </style:style>
    <style:style style:name="P431" style:family="paragraph" style:parent-style-name="Standard">
      <style:text-properties fo:font-size="15pt" fo:font-weight="normal" officeooo:paragraph-rsid="00b460d2" style:font-size-asian="15pt" style:font-weight-asian="normal" style:font-size-complex="15pt" style:font-weight-complex="normal"/>
    </style:style>
    <style:style style:name="P432" style:family="paragraph" style:parent-style-name="Standard">
      <style:text-properties fo:font-size="15pt" fo:font-weight="normal" officeooo:paragraph-rsid="00e2d881" style:font-size-asian="15pt" style:font-weight-asian="normal" style:font-size-complex="15pt" style:font-weight-complex="normal"/>
    </style:style>
    <style:style style:name="P433" style:family="paragraph" style:parent-style-name="Standard">
      <style:text-properties fo:font-size="15pt" fo:font-weight="normal" officeooo:paragraph-rsid="00eac2ac" style:font-size-asian="15pt" style:font-weight-asian="normal" style:font-size-complex="15pt" style:font-weight-complex="normal"/>
    </style:style>
    <style:style style:name="P434" style:family="paragraph" style:parent-style-name="Standard">
      <style:paragraph-properties fo:text-align="start" style:justify-single-word="false"/>
      <style:text-properties fo:font-size="15pt" fo:font-weight="normal" officeooo:paragraph-rsid="00e2d881" style:font-size-asian="15pt" style:font-weight-asian="normal" style:font-size-complex="15pt" style:font-weight-complex="normal"/>
    </style:style>
    <style:style style:name="P435" style:family="paragraph" style:parent-style-name="Standard">
      <style:text-properties fo:font-size="15pt" fo:font-weight="normal" officeooo:paragraph-rsid="00de955f" style:font-size-asian="15pt" style:font-weight-asian="normal" style:font-size-complex="15pt" style:font-weight-complex="normal"/>
    </style:style>
    <style:style style:name="P436" style:family="paragraph" style:parent-style-name="Standard">
      <style:text-properties fo:font-size="15pt" fo:font-weight="normal" officeooo:paragraph-rsid="018f27e1" style:font-size-asian="15pt" style:font-weight-asian="normal" style:font-size-complex="15pt" style:font-weight-complex="normal"/>
    </style:style>
    <style:style style:name="P437" style:family="paragraph" style:parent-style-name="Standard">
      <style:text-properties fo:font-size="15pt" fo:font-weight="normal" officeooo:paragraph-rsid="00b460d2" style:font-name-asian="Times New Roman" style:font-size-asian="15pt" style:font-weight-asian="normal" style:font-size-complex="15pt" style:font-weight-complex="normal"/>
    </style:style>
    <style:style style:name="P438" style:family="paragraph" style:parent-style-name="Standard">
      <style:text-properties fo:font-size="15pt" fo:font-weight="normal" officeooo:paragraph-rsid="00de955f" style:font-name-asian="Times New Roman" style:font-size-asian="15pt" style:font-weight-asian="normal" style:font-size-complex="15pt" style:font-weight-complex="normal"/>
    </style:style>
    <style:style style:name="P439" style:family="paragraph" style:parent-style-name="Standard">
      <style:text-properties fo:font-size="15pt" fo:font-weight="normal" officeooo:paragraph-rsid="018f27e1" style:font-name-asian="Times New Roman" style:font-size-asian="15pt" style:font-weight-asian="normal" style:font-size-complex="15pt" style:font-weight-complex="normal"/>
    </style:style>
    <style:style style:name="P440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5315b4" officeooo:paragraph-rsid="018ba063" style:font-size-asian="15pt" style:font-weight-asian="normal" style:font-size-complex="15pt" style:font-weight-complex="normal"/>
    </style:style>
    <style:style style:name="P441" style:family="paragraph" style:parent-style-name="Text_20_body">
      <style:paragraph-properties fo:text-align="start" style:justify-single-word="false"/>
      <style:text-properties fo:font-size="15pt" style:text-underline-style="none" fo:font-weight="normal" officeooo:rsid="005315b4" officeooo:paragraph-rsid="018f27e1" style:font-size-asian="15pt" style:font-weight-asian="normal" style:font-size-complex="15pt" style:font-weight-complex="normal"/>
    </style:style>
    <style:style style:name="P442" style:family="paragraph" style:parent-style-name="Standard">
      <style:paragraph-properties fo:text-align="start" style:justify-single-word="false"/>
      <style:text-properties fo:font-size="15pt" officeooo:rsid="0001a532" officeooo:paragraph-rsid="000b0503" style:font-size-asian="15pt" style:font-size-complex="15pt"/>
    </style:style>
    <style:style style:name="P443" style:family="paragraph" style:parent-style-name="Standard">
      <style:paragraph-properties fo:text-align="start" style:justify-single-word="false"/>
      <style:text-properties fo:font-size="15pt" officeooo:rsid="0001a532" officeooo:paragraph-rsid="00076418" style:font-size-asian="15pt" style:font-size-complex="15pt"/>
    </style:style>
    <style:style style:name="P444" style:family="paragraph" style:parent-style-name="Standard">
      <style:paragraph-properties fo:text-align="start" style:justify-single-word="false"/>
      <style:text-properties fo:font-size="15pt" officeooo:rsid="0001a532" officeooo:paragraph-rsid="000de777" style:font-size-asian="15pt" style:font-size-complex="15pt"/>
    </style:style>
    <style:style style:name="P445" style:family="paragraph" style:parent-style-name="Standard">
      <style:paragraph-properties fo:text-align="start" style:justify-single-word="false"/>
      <style:text-properties fo:font-size="15pt" officeooo:paragraph-rsid="00d14cb1" style:font-size-asian="15pt" style:font-size-complex="15pt"/>
    </style:style>
    <style:style style:name="P446" style:family="paragraph" style:parent-style-name="Standard">
      <style:text-properties officeooo:paragraph-rsid="003e34f6"/>
    </style:style>
    <style:style style:name="P447" style:family="paragraph" style:parent-style-name="Standard">
      <style:text-properties officeooo:paragraph-rsid="00472fef"/>
    </style:style>
    <style:style style:name="P448" style:family="paragraph" style:parent-style-name="Standard">
      <style:text-properties officeooo:paragraph-rsid="005121b9"/>
    </style:style>
    <style:style style:name="P449" style:family="paragraph" style:parent-style-name="Standard">
      <style:text-properties officeooo:paragraph-rsid="00600686"/>
    </style:style>
    <style:style style:name="P45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ada8e" officeooo:paragraph-rsid="00849f89" style:font-size-asian="15.75pt" style:font-style-asian="normal" style:font-weight-asian="normal" style:font-size-complex="18pt" style:font-style-complex="normal" style:font-weight-complex="normal"/>
    </style:style>
    <style:style style:name="P45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ada8e" officeooo:paragraph-rsid="008ec550" style:font-size-asian="15.75pt" style:font-style-asian="normal" style:font-weight-asian="normal" style:font-size-complex="18pt" style:font-style-complex="normal" style:font-weight-complex="normal"/>
    </style:style>
    <style:style style:name="P45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49f89" officeooo:paragraph-rsid="008ec550" style:font-size-asian="18pt" style:font-style-asian="normal" style:font-weight-asian="normal" style:font-size-complex="18pt" style:font-style-complex="normal" style:font-weight-complex="normal"/>
    </style:style>
    <style:style style:name="P45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49f89" officeooo:paragraph-rsid="00849f89" style:font-size-asian="18pt" style:font-style-asian="normal" style:font-weight-asian="normal" style:font-size-complex="18pt" style:font-style-complex="normal" style:font-weight-complex="normal"/>
    </style:style>
    <style:style style:name="P45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ada8e" officeooo:paragraph-rsid="009452f1" style:font-size-asian="18pt" style:font-style-asian="normal" style:font-weight-asian="normal" style:font-size-complex="18pt" style:font-style-complex="normal" style:font-weight-complex="normal"/>
    </style:style>
    <style:style style:name="P45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ada8e" officeooo:paragraph-rsid="0105f49b" style:font-size-asian="18pt" style:font-style-asian="normal" style:font-weight-asian="normal" style:font-size-complex="18pt" style:font-style-complex="normal" style:font-weight-complex="normal"/>
    </style:style>
    <style:style style:name="P45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520fe" officeooo:paragraph-rsid="00a51c8a" style:font-size-asian="18pt" style:font-style-asian="normal" style:font-weight-asian="normal" style:font-size-complex="18pt" style:font-style-complex="normal" style:font-weight-complex="normal"/>
    </style:style>
    <style:style style:name="P45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520fe" officeooo:paragraph-rsid="00b77bd5" style:font-size-asian="18pt" style:font-style-asian="normal" style:font-weight-asian="normal" style:font-size-complex="18pt" style:font-style-complex="normal" style:font-weight-complex="normal"/>
    </style:style>
    <style:style style:name="P45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210ad1e" officeooo:paragraph-rsid="0210ad1e" style:font-size-asian="18pt" style:font-style-asian="normal" style:font-weight-asian="normal" style:font-size-complex="18pt" style:font-style-complex="normal" style:font-weight-complex="normal"/>
    </style:style>
    <style:style style:name="P45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210ad1e" officeooo:paragraph-rsid="02135eb3" style:font-size-asian="18pt" style:font-style-asian="normal" style:font-weight-asian="normal" style:font-size-complex="18pt" style:font-style-complex="normal" style:font-weight-complex="normal"/>
    </style:style>
    <style:style style:name="P46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210ad1e" officeooo:paragraph-rsid="0212d608" style:font-size-asian="18pt" style:font-style-asian="normal" style:font-weight-asian="normal" style:font-size-complex="18pt" style:font-style-complex="normal" style:font-weight-complex="normal"/>
    </style:style>
    <style:style style:name="P46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212d608" officeooo:paragraph-rsid="0212d608" style:font-size-asian="18pt" style:font-style-asian="normal" style:font-weight-asian="normal" style:font-size-complex="18pt" style:font-style-complex="normal" style:font-weight-complex="normal"/>
    </style:style>
    <style:style style:name="P462" style:family="paragraph" style:parent-style-name="Standard">
      <style:paragraph-properties fo:text-align="start" style:justify-single-word="false"/>
      <style:text-properties fo:font-size="18pt" officeooo:paragraph-rsid="0091c62d" style:font-size-asian="18pt" style:font-size-complex="18pt"/>
    </style:style>
    <style:style style:name="P463" style:family="paragraph" style:parent-style-name="Standard">
      <style:paragraph-properties fo:text-align="start" style:justify-single-word="false"/>
      <style:text-properties fo:font-size="18pt" officeooo:paragraph-rsid="0094e9b3" style:font-size-asian="18pt" style:font-size-complex="18pt"/>
    </style:style>
    <style:style style:name="P464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2b5426" officeooo:paragraph-rsid="00a51c8a" style:font-size-asian="11pt" style:font-style-asian="normal" style:font-weight-asian="bold" style:font-size-complex="11pt" style:font-style-complex="normal" style:font-weight-complex="bold"/>
    </style:style>
    <style:style style:name="P465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2b5426" officeooo:paragraph-rsid="019bbb4f" style:font-size-asian="11pt" style:font-style-asian="normal" style:font-weight-asian="bold" style:font-size-complex="11pt" style:font-style-complex="normal" style:font-weight-complex="bold"/>
    </style:style>
    <style:style style:name="P466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2b5426" officeooo:paragraph-rsid="00b77bd5" style:font-size-asian="11pt" style:font-style-asian="normal" style:font-weight-asian="bold" style:font-size-complex="11pt" style:font-style-complex="normal" style:font-weight-complex="bold"/>
    </style:style>
    <style:style style:name="P467" style:family="paragraph" style:parent-style-name="Standard">
      <style:text-properties fo:font-size="11pt" fo:font-weight="bold" officeooo:paragraph-rsid="00de955f" style:font-size-asian="11pt" style:language-asian="ja" style:country-asian="JP" style:font-weight-asian="bold" style:font-size-complex="11pt" style:font-weight-complex="bold"/>
    </style:style>
    <style:style style:name="P468" style:family="paragraph" style:parent-style-name="Standard">
      <style:text-properties fo:font-size="11pt" fo:font-weight="bold" officeooo:paragraph-rsid="00aeaa72" style:font-size-asian="11pt" style:language-asian="ja" style:country-asian="JP" style:font-weight-asian="bold" style:font-size-complex="11pt" style:font-weight-complex="bold"/>
    </style:style>
    <style:style style:name="P469" style:family="paragraph" style:parent-style-name="Standard">
      <style:text-properties fo:font-size="11pt" fo:font-weight="bold" officeooo:paragraph-rsid="00b39dd4" style:font-size-asian="11pt" style:language-asian="ja" style:country-asian="JP" style:font-weight-asian="bold" style:font-size-complex="11pt" style:font-weight-complex="bold"/>
    </style:style>
    <style:style style:name="P470" style:family="paragraph" style:parent-style-name="Standard">
      <style:text-properties fo:font-size="11pt" fo:font-weight="bold" officeooo:paragraph-rsid="018f27e1" style:font-size-asian="11pt" style:language-asian="ja" style:country-asian="JP" style:font-weight-asian="bold" style:font-size-complex="11pt" style:font-weight-complex="bold"/>
    </style:style>
    <style:style style:name="P471" style:family="paragraph" style:parent-style-name="Standard">
      <style:text-properties fo:font-weight="normal" officeooo:paragraph-rsid="00aeaa72" style:language-asian="ja" style:country-asian="JP" style:font-weight-asian="normal" style:font-weight-complex="normal"/>
    </style:style>
    <style:style style:name="P472" style:family="paragraph" style:parent-style-name="Standard">
      <style:text-properties fo:font-weight="normal" officeooo:paragraph-rsid="00de955f" style:language-asian="ja" style:country-asian="JP" style:font-weight-asian="normal" style:font-weight-complex="normal"/>
    </style:style>
    <style:style style:name="P473" style:family="paragraph" style:parent-style-name="Standard">
      <style:text-properties fo:font-weight="normal" officeooo:paragraph-rsid="018f27e1" style:language-asian="ja" style:country-asian="JP" style:font-weight-asian="normal" style:font-weight-complex="normal"/>
    </style:style>
    <style:style style:name="P474" style:family="paragraph" style:parent-style-name="Standard">
      <style:text-properties fo:font-weight="normal" officeooo:paragraph-rsid="00aeaa72" style:font-name-asian="Times New Roman" style:language-asian="ja" style:country-asian="JP" style:font-weight-asian="normal" style:font-weight-complex="normal"/>
    </style:style>
    <style:style style:name="P475" style:family="paragraph" style:parent-style-name="Standard">
      <style:text-properties fo:font-weight="normal" officeooo:paragraph-rsid="00b77bd5" style:font-name-asian="Times New Roman" style:language-asian="ja" style:country-asian="JP" style:font-weight-asian="normal" style:font-weight-complex="normal"/>
    </style:style>
    <style:style style:name="P476" style:family="paragraph" style:parent-style-name="Standard">
      <style:text-properties fo:font-weight="normal" officeooo:paragraph-rsid="018f27e1" style:font-name-asian="Times New Roman" style:language-asian="ja" style:country-asian="JP" style:font-weight-asian="normal" style:font-weight-complex="normal"/>
    </style:style>
    <style:style style:name="P477" style:family="paragraph" style:parent-style-name="Standard">
      <style:text-properties fo:font-weight="normal" officeooo:paragraph-rsid="00aeaa72" style:font-weight-asian="normal" style:font-weight-complex="normal"/>
    </style:style>
    <style:style style:name="P478" style:family="paragraph" style:parent-style-name="Standard">
      <style:paragraph-properties fo:text-align="center" style:justify-single-word="false"/>
      <style:text-properties fo:font-weight="normal" officeooo:paragraph-rsid="00e2d881" style:font-weight-asian="normal" style:font-weight-complex="normal"/>
    </style:style>
    <style:style style:name="P479" style:family="paragraph" style:parent-style-name="Standard">
      <style:text-properties fo:font-weight="bold" officeooo:paragraph-rsid="00aeaa72" style:font-name-asian="Times New Roman" style:language-asian="ja" style:country-asian="JP" style:font-weight-asian="bold" style:font-weight-complex="bold"/>
    </style:style>
    <style:style style:name="P480" style:family="paragraph" style:parent-style-name="Standard">
      <style:text-properties fo:font-weight="bold" officeooo:paragraph-rsid="00b77bd5" style:font-name-asian="Times New Roman" style:language-asian="ja" style:country-asian="JP" style:font-weight-asian="bold" style:font-weight-complex="bold"/>
    </style:style>
    <style:style style:name="P481" style:family="paragraph" style:parent-style-name="Standard">
      <style:text-properties fo:font-weight="bold" officeooo:paragraph-rsid="018f27e1" style:font-name-asian="Times New Roman" style:language-asian="ja" style:country-asian="JP" style:font-weight-asian="bold" style:font-weight-complex="bold"/>
    </style:style>
    <style:style style:name="P482" style:family="paragraph" style:parent-style-name="Standard">
      <style:text-properties officeooo:paragraph-rsid="00aeaa72"/>
    </style:style>
    <style:style style:name="P483" style:family="paragraph" style:parent-style-name="Standard">
      <style:text-properties fo:font-size="12pt" officeooo:rsid="009c9626" officeooo:paragraph-rsid="016e5cd8" style:font-size-asian="12pt" style:font-size-complex="12pt"/>
    </style:style>
    <style:style style:name="P484" style:family="paragraph" style:parent-style-name="Standard">
      <style:text-properties fo:font-size="12pt" officeooo:rsid="009c9626" officeooo:paragraph-rsid="016fd201" style:font-size-asian="12pt" style:font-size-complex="12pt"/>
    </style:style>
    <style:style style:name="P485" style:family="paragraph" style:parent-style-name="Standard">
      <style:text-properties fo:font-size="12pt" officeooo:rsid="009c9626" officeooo:paragraph-rsid="018f27e1" style:font-size-asian="12pt" style:font-size-complex="12pt"/>
    </style:style>
    <style:style style:name="P486" style:family="paragraph" style:parent-style-name="Standard">
      <style:text-properties fo:font-size="12pt" fo:font-weight="bold" officeooo:rsid="016d5352" officeooo:paragraph-rsid="016d5352" style:font-size-asian="12pt" style:font-weight-asian="bold" style:font-size-complex="12pt" style:font-weight-complex="bold"/>
    </style:style>
    <style:style style:name="P487" style:family="paragraph" style:parent-style-name="Standard">
      <style:text-properties fo:font-size="12pt" fo:font-weight="bold" officeooo:rsid="016d5352" officeooo:paragraph-rsid="018f27e1" style:font-size-asian="12pt" style:font-weight-asian="bold" style:font-size-complex="12pt" style:font-weight-complex="bold"/>
    </style:style>
    <style:style style:name="P488" style:family="paragraph" style:parent-style-name="Standard">
      <style:text-properties fo:font-size="12pt" fo:font-weight="normal" officeooo:rsid="009c9626" officeooo:paragraph-rsid="016d5352" style:font-size-asian="12pt" style:font-weight-asian="normal" style:font-size-complex="12pt" style:font-weight-complex="normal"/>
    </style:style>
    <style:style style:name="P489" style:family="paragraph" style:parent-style-name="Standard">
      <style:text-properties fo:font-size="12pt" fo:font-weight="normal" officeooo:rsid="009c9626" officeooo:paragraph-rsid="016fd201" style:font-size-asian="12pt" style:font-weight-asian="normal" style:font-size-complex="12pt" style:font-weight-complex="normal"/>
    </style:style>
    <style:style style:name="P490" style:family="paragraph" style:parent-style-name="Standard">
      <style:text-properties fo:font-size="12pt" fo:font-weight="normal" officeooo:rsid="009c9626" officeooo:paragraph-rsid="018f27e1" style:font-size-asian="12pt" style:font-weight-asian="normal" style:font-size-complex="12pt" style:font-weight-complex="normal"/>
    </style:style>
    <style:style style:name="P4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c9626" officeooo:paragraph-rsid="018f27e1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8ada8e" officeooo:paragraph-rsid="017de1b5" style:font-size-asian="14pt" style:font-style-asian="normal" style:font-weight-asian="normal" style:font-size-complex="14pt" style:font-style-complex="normal" style:font-weight-complex="normal"/>
    </style:style>
    <style:style style:name="P49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8ada8e" officeooo:paragraph-rsid="015b42e9" style:font-size-asian="14pt" style:font-style-asian="normal" style:font-weight-asian="normal" style:font-size-complex="14pt" style:font-style-complex="normal" style:font-weight-complex="normal"/>
    </style:style>
    <style:style style:name="P494" style:family="paragraph" style:parent-style-name="Standard">
      <style:paragraph-properties fo:text-align="start" style:justify-single-word="false"/>
      <style:text-properties officeooo:paragraph-rsid="017de1b5"/>
    </style:style>
    <style:style style:name="P495" style:family="paragraph" style:parent-style-name="Text_20_body">
      <style:paragraph-properties fo:text-align="start" style:justify-single-word="false"/>
      <style:text-properties officeooo:paragraph-rsid="018ba063"/>
    </style:style>
    <style:style style:name="P496" style:family="paragraph" style:parent-style-name="Text_20_body">
      <style:paragraph-properties fo:text-align="start" style:justify-single-word="false"/>
      <style:text-properties officeooo:paragraph-rsid="018f27e1"/>
    </style:style>
    <style:style style:name="P497" style:family="paragraph" style:parent-style-name="Text_20_body">
      <style:text-properties officeooo:paragraph-rsid="01787ea4"/>
    </style:style>
    <style:style style:name="P498" style:family="paragraph" style:parent-style-name="Standard">
      <style:paragraph-properties fo:text-align="start" style:justify-single-word="false"/>
      <style:text-properties fo:color="#3465a4" loext:opacity="100%" fo:font-size="15pt" fo:font-style="normal" style:text-underline-style="none" fo:font-weight="normal" officeooo:rsid="005315b4" officeooo:paragraph-rsid="019bd419" style:font-size-asian="15pt" style:font-style-asian="normal" style:font-weight-asian="normal" style:font-size-complex="15pt" style:font-style-complex="normal" style:font-weight-complex="normal"/>
    </style:style>
    <style:style style:name="P499" style:family="paragraph" style:parent-style-name="Standard">
      <style:paragraph-properties fo:text-align="center" style:justify-single-word="false"/>
      <style:text-properties fo:color="#3465a4" loext:opacity="100%" fo:font-size="40pt" officeooo:rsid="0001a532" officeooo:paragraph-rsid="00031a57" style:font-size-asian="40pt" style:font-size-complex="40pt"/>
    </style:style>
    <style:style style:name="P500" style:family="paragraph" style:parent-style-name="Text_20_body">
      <style:text-properties officeooo:paragraph-rsid="01b93b0e"/>
    </style:style>
    <style:style style:name="P501" style:family="paragraph" style:parent-style-name="Text_20_body">
      <style:text-properties officeooo:paragraph-rsid="01bd91f7"/>
    </style:style>
    <style:style style:name="P502" style:family="paragraph" style:parent-style-name="Text_20_body">
      <style:text-properties officeooo:paragraph-rsid="01c4af15"/>
    </style:style>
    <style:style style:name="P503" style:family="paragraph" style:parent-style-name="Text_20_body">
      <style:text-properties officeooo:paragraph-rsid="01c644f0"/>
    </style:style>
    <style:style style:name="P504" style:family="paragraph" style:parent-style-name="Heading_20_2">
      <style:text-properties officeooo:paragraph-rsid="01cb0011"/>
    </style:style>
    <style:style style:name="P505" style:family="paragraph" style:parent-style-name="Text_20_body">
      <style:text-properties officeooo:paragraph-rsid="01d5a92b"/>
    </style:style>
    <style:style style:name="P506" style:family="paragraph" style:parent-style-name="Standard">
      <style:text-properties officeooo:paragraph-rsid="02044815"/>
    </style:style>
    <style:style style:name="P507" style:family="paragraph" style:parent-style-name="Text_20_body">
      <style:text-properties officeooo:paragraph-rsid="01df9a16"/>
    </style:style>
    <style:style style:name="P508" style:family="paragraph" style:parent-style-name="Text_20_body">
      <style:text-properties officeooo:paragraph-rsid="01e46360"/>
    </style:style>
    <style:style style:name="P509" style:family="paragraph" style:parent-style-name="Text_20_body">
      <style:text-properties officeooo:paragraph-rsid="01e663a5"/>
    </style:style>
    <style:style style:name="P510" style:family="paragraph" style:parent-style-name="Text_20_body">
      <style:text-properties officeooo:paragraph-rsid="01f9d021"/>
    </style:style>
    <style:style style:name="P511" style:family="paragraph" style:parent-style-name="Standard">
      <style:paragraph-properties fo:text-align="start" style:justify-single-word="false"/>
      <style:text-properties fo:font-size="26pt" officeooo:rsid="0001a532" officeooo:paragraph-rsid="0001a532" style:font-size-asian="26pt" style:font-size-complex="26pt"/>
    </style:style>
    <style:style style:name="P512" style:family="paragraph" style:parent-style-name="Standard">
      <style:paragraph-properties fo:text-align="start" style:justify-single-word="false"/>
      <style:text-properties fo:font-size="40pt" officeooo:rsid="0001a532" officeooo:paragraph-rsid="0001a532" style:font-size-asian="40pt" style:font-size-complex="40pt"/>
    </style:style>
    <style:style style:name="P513" style:family="paragraph" style:parent-style-name="Standard">
      <style:paragraph-properties fo:text-align="center" style:justify-single-word="false"/>
      <style:text-properties fo:font-size="40pt" officeooo:rsid="0001a532" officeooo:paragraph-rsid="00076418" style:font-size-asian="40pt" style:font-size-complex="40pt"/>
    </style:style>
    <style:style style:name="P514" style:family="paragraph" style:parent-style-name="Standard">
      <style:paragraph-properties fo:text-align="center" style:justify-single-word="false"/>
      <style:text-properties fo:font-size="40pt" officeooo:rsid="0001a532" officeooo:paragraph-rsid="0001a532" style:font-size-asian="40pt" style:font-size-complex="40pt"/>
    </style:style>
    <style:style style:name="P515" style:family="paragraph" style:parent-style-name="Standard">
      <style:paragraph-properties fo:text-align="center" style:justify-single-word="false"/>
      <style:text-properties fo:font-size="40pt" officeooo:rsid="0001a532" officeooo:paragraph-rsid="00031a57" style:font-size-asian="40pt" style:font-size-complex="40pt"/>
    </style:style>
    <style:style style:name="P516" style:family="paragraph" style:parent-style-name="Standard">
      <style:paragraph-properties fo:text-align="start" style:justify-single-word="false"/>
      <style:text-properties fo:font-size="28pt" officeooo:rsid="0008cae6" officeooo:paragraph-rsid="0008cae6" style:font-size-asian="28pt" style:font-size-complex="28pt"/>
    </style:style>
    <style:style style:name="P517" style:family="paragraph" style:parent-style-name="Standard">
      <style:paragraph-properties fo:text-align="start" style:justify-single-word="false"/>
      <style:text-properties fo:font-size="28pt" officeooo:rsid="0001a532" officeooo:paragraph-rsid="00076418" style:font-size-asian="28pt" style:font-size-complex="28pt"/>
    </style:style>
    <style:style style:name="P518" style:family="paragraph" style:parent-style-name="Standard">
      <style:paragraph-properties fo:text-align="start" style:justify-single-word="false"/>
      <style:text-properties fo:font-size="28pt" officeooo:rsid="0001a532" officeooo:paragraph-rsid="0005fb20" style:font-size-asian="28pt" style:font-size-complex="28pt"/>
    </style:style>
    <style:style style:name="P519" style:family="paragraph" style:parent-style-name="Standard">
      <style:text-properties officeooo:paragraph-rsid="00b77bd5"/>
    </style:style>
    <style:style style:name="P520" style:family="paragraph" style:parent-style-name="Standard">
      <style:text-properties officeooo:paragraph-rsid="018f27e1"/>
    </style:style>
    <style:style style:name="P521" style:family="paragraph" style:parent-style-name="Standard">
      <style:paragraph-properties fo:text-align="center" style:justify-single-word="false"/>
      <style:text-properties fo:color="#ed4c05" loext:opacity="100%" fo:font-size="150pt" officeooo:rsid="0001a532" officeooo:paragraph-rsid="0001a532" style:font-size-asian="131.25pt" style:font-size-complex="150pt"/>
    </style:style>
    <style:style style:name="P52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8ada8e" officeooo:paragraph-rsid="021e2d18" style:font-size-asian="20pt" style:font-style-asian="normal" style:font-weight-asian="normal" style:font-size-complex="20pt" style:font-style-complex="normal" style:font-weight-complex="normal"/>
    </style:style>
    <style:style style:name="P523" style:family="paragraph" style:parent-style-name="Text_20_body" style:list-style-name="L1">
      <style:text-properties officeooo:paragraph-rsid="01e5834c"/>
    </style:style>
    <style:style style:name="P524" style:family="paragraph" style:parent-style-name="Text_20_body" style:list-style-name="L1">
      <style:text-properties fo:font-size="20pt" fo:font-weight="normal" officeooo:paragraph-rsid="01e5834c" style:font-size-asian="20pt" style:font-weight-asian="normal" style:font-size-complex="20pt" style:font-weight-complex="normal"/>
    </style:style>
    <style:style style:name="P525" style:family="paragraph" style:parent-style-name="Text_20_body" style:list-style-name="L2">
      <style:text-properties fo:font-size="20pt" officeooo:paragraph-rsid="01e46360" style:font-size-asian="20pt" style:font-size-complex="20pt"/>
    </style:style>
    <style:style style:name="P526" style:family="paragraph" style:parent-style-name="Text_20_body" style:list-style-name="L2">
      <style:text-properties fo:font-size="20pt" style:font-size-asian="20pt" style:font-size-complex="20pt"/>
    </style:style>
    <style:style style:name="P527" style:family="paragraph" style:parent-style-name="Text_20_body" style:list-style-name="L3">
      <style:text-properties fo:font-size="20pt" style:font-size-asian="20pt" style:font-size-complex="20pt"/>
    </style:style>
    <style:style style:name="P528" style:family="paragraph" style:parent-style-name="Text_20_body" style:list-style-name="L4">
      <style:text-properties fo:font-size="20pt" style:font-size-asian="20pt" style:font-size-complex="20pt"/>
    </style:style>
    <style:style style:name="P529" style:family="paragraph" style:parent-style-name="Text_20_body" style:list-style-name="L4">
      <style:text-properties fo:font-size="20pt" officeooo:paragraph-rsid="01e91b1c" style:font-size-asian="20pt" style:font-size-complex="20pt"/>
    </style:style>
    <style:style style:name="P530" style:family="paragraph" style:parent-style-name="Text_20_body" style:list-style-name="L5">
      <style:text-properties fo:font-size="20pt" style:font-size-asian="20pt" style:font-size-complex="20pt"/>
    </style:style>
    <style:style style:name="P531" style:family="paragraph" style:parent-style-name="Text_20_body" style:list-style-name="L5"/>
    <style:style style:name="P532" style:family="paragraph">
      <loext:graphic-properties draw:fill="none"/>
      <style:paragraph-properties fo:text-align="center"/>
    </style:style>
    <style:style style:name="P533" style:family="paragraph">
      <style:text-properties fo:font-size="12pt"/>
    </style:style>
    <style:style style:name="P53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35" style:family="paragraph">
      <loext:graphic-properties draw:fill="none" draw:fill-color="#ffffff"/>
      <style:paragraph-properties style:writing-mode="lr-tb"/>
    </style:style>
    <style:style style:name="P536" style:family="paragraph">
      <loext:graphic-properties draw:fill="none" draw:fill-color="#ffffff"/>
      <style:paragraph-properties style:writing-mode="lr-tb"/>
      <style:text-properties fo:color="#3465a4" loext:opacity="100%" fo:font-size="12pt" style:font-name-asian="Liberation Serif" style:font-size-complex="15pt" style:font-style-complex="italic"/>
    </style:style>
    <style:style style:name="P537" style:family="paragraph">
      <loext:graphic-properties draw:fill="none" draw:fill-color="#ffffff"/>
      <style:paragraph-properties style:writing-mode="lr-tb"/>
      <style:text-properties fo:font-size="12pt"/>
    </style:style>
    <style:style style:name="P53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3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5315b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a7256" style:font-size-asian="10pt" style:font-size-complex="10pt"/>
    </style:style>
    <style:style style:name="T4" style:family="text">
      <style:text-properties fo:font-size="10pt" officeooo:rsid="00324561" style:font-size-asian="10pt" style:font-size-complex="10pt"/>
    </style:style>
    <style:style style:name="T5" style:family="text">
      <style:text-properties fo:font-size="10pt" fo:font-weight="bold" officeooo:rsid="016d5352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16e5cd8" style:font-size-asian="10pt" style:font-weight-asian="bold" style:font-size-complex="10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2685ca" style:font-size-asian="13pt" style:font-size-complex="13pt"/>
    </style:style>
    <style:style style:name="T9" style:family="text">
      <style:text-properties fo:font-size="13pt" officeooo:rsid="00298af7" style:font-size-asian="13pt" style:font-size-complex="13pt"/>
    </style:style>
    <style:style style:name="T10" style:family="text">
      <style:text-properties officeooo:rsid="002685ca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a7256"/>
    </style:style>
    <style:style style:name="T13" style:family="text">
      <style:text-properties style:text-underline-style="solid" style:text-underline-width="auto" style:text-underline-color="font-color" officeooo:rsid="00298af7"/>
    </style:style>
    <style:style style:name="T14" style:family="text">
      <style:text-properties style:text-underline-style="solid" style:text-underline-width="auto" style:text-underline-color="font-color" officeooo:rsid="00324561"/>
    </style:style>
    <style:style style:name="T15" style:family="text">
      <style:text-properties style:text-underline-style="solid" style:text-underline-width="auto" style:text-underline-color="font-color" officeooo:rsid="0016e736"/>
    </style:style>
    <style:style style:name="T16" style:family="text">
      <style:text-properties style:text-underline-style="solid" style:text-underline-width="auto" style:text-underline-color="font-color" fo:font-weight="normal" officeooo:rsid="000e4b0c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2b5426"/>
    </style:style>
    <style:style style:name="T18" style:family="text">
      <style:text-properties style:text-underline-style="solid" style:text-underline-width="auto" style:text-underline-color="font-color" officeooo:rsid="002b5426" loext:padding="0.0201in" loext:border="0.06pt solid #069a2e"/>
    </style:style>
    <style:style style:name="T19" style:family="text">
      <style:text-properties style:text-underline-style="solid" style:text-underline-width="auto" style:text-underline-color="font-color" fo:background-color="#ffffa6" loext:char-shading-value="0"/>
    </style:style>
    <style:style style:name="T20" style:family="text">
      <style:text-properties style:text-underline-style="solid" style:text-underline-width="auto" style:text-underline-color="font-color" officeooo:rsid="016fd201"/>
    </style:style>
    <style:style style:name="T21" style:family="text">
      <style:text-properties style:text-underline-style="solid" style:text-underline-width="auto" style:text-underline-color="font-color" officeooo:rsid="0005fb20"/>
    </style:style>
    <style:style style:name="T22" style:family="text">
      <style:text-properties style:text-underline-style="solid" style:text-underline-width="auto" style:text-underline-color="font-color" officeooo:rsid="00043f74"/>
    </style:style>
    <style:style style:name="T23" style:family="text">
      <style:text-properties officeooo:rsid="002a7256"/>
    </style:style>
    <style:style style:name="T24" style:family="text">
      <style:text-properties officeooo:rsid="00298af7"/>
    </style:style>
    <style:style style:name="T25" style:family="text">
      <style:text-properties officeooo:rsid="0017e7d9"/>
    </style:style>
    <style:style style:name="T26" style:family="text">
      <style:text-properties officeooo:rsid="0030ea5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1173d" style:font-weight-asian="normal" style:font-weight-complex="normal"/>
    </style:style>
    <style:style style:name="T29" style:family="text">
      <style:text-properties fo:font-weight="normal" officeooo:rsid="00368c51" style:font-weight-asian="normal" style:font-weight-complex="normal"/>
    </style:style>
    <style:style style:name="T30" style:family="text">
      <style:text-properties fo:font-weight="normal" officeooo:rsid="001cd6f6" style:font-weight-asian="normal" style:font-weight-complex="normal"/>
    </style:style>
    <style:style style:name="T31" style:family="text">
      <style:text-properties fo:font-weight="normal" officeooo:rsid="008ada8e" style:font-weight-asian="normal" style:font-weight-complex="normal"/>
    </style:style>
    <style:style style:name="T32" style:family="text">
      <style:text-properties fo:font-weight="normal" officeooo:rsid="01cb0011" style:font-weight-asian="normal" style:font-weight-complex="normal"/>
    </style:style>
    <style:style style:name="T33" style:family="text">
      <style:text-properties fo:font-weight="normal" style:font-weight-asian="normal" style:font-weight-complex="normal" loext:padding="0.0201in" loext:border="0.06pt solid #069a2e"/>
    </style:style>
    <style:style style:name="T34" style:family="text">
      <style:text-properties fo:font-weight="normal" officeooo:rsid="01de4e18" style:font-weight-asian="normal" style:font-weight-complex="normal" loext:padding="0.0201in" loext:border="0.06pt solid #069a2e"/>
    </style:style>
    <style:style style:name="T35" style:family="text">
      <style:text-properties fo:font-weight="normal" style:font-name-asian="Times New Roman" style:language-asian="ja" style:country-asian="JP" style:font-weight-asian="normal" style:font-weight-complex="normal"/>
    </style:style>
    <style:style style:name="T36" style:family="text">
      <style:text-properties fo:font-size="13.6999998092651pt" style:text-underline-style="none" officeooo:rsid="000e4b0c" style:font-size-asian="12pt" style:font-size-complex="13.6999998092651pt"/>
    </style:style>
    <style:style style:name="T37" style:family="text">
      <style:text-properties fo:font-size="13.6999998092651pt" style:font-size-asian="13.6999998092651pt" style:font-size-complex="13.6999998092651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00a97" style:font-weight-asian="bold" style:font-weight-complex="bold"/>
    </style:style>
    <style:style style:name="T40" style:family="text">
      <style:text-properties fo:font-weight="bold" officeooo:rsid="002bf9f3" style:font-weight-asian="bold" style:font-weight-complex="bold"/>
    </style:style>
    <style:style style:name="T41" style:family="text">
      <style:text-properties fo:font-weight="bold" officeooo:rsid="002b5426" style:font-weight-asian="bold" style:font-weight-complex="bold"/>
    </style:style>
    <style:style style:name="T42" style:family="text">
      <style:text-properties fo:font-weight="bold" officeooo:rsid="016d5352" style:font-weight-asian="bold" style:font-weight-complex="bold"/>
    </style:style>
    <style:style style:name="T43" style:family="text">
      <style:text-properties fo:font-weight="bold" officeooo:rsid="016e5cd8" style:font-weight-asian="bold" style:font-weight-complex="bold"/>
    </style:style>
    <style:style style:name="T44" style:family="text">
      <style:text-properties fo:font-weight="bold" officeooo:rsid="0174c7c0" style:font-weight-asian="bold" style:font-weight-complex="bold"/>
    </style:style>
    <style:style style:name="T45" style:family="text">
      <style:text-properties fo:font-weight="bold" style:language-asian="ja" style:country-asian="JP" style:font-weight-asian="bold" style:font-weight-complex="bold"/>
    </style:style>
    <style:style style:name="T46" style:family="text">
      <style:text-properties fo:font-weight="bold" style:language-asian="ja" style:country-asian="JP" style:font-weight-asian="bold" style:font-weight-complex="bold" loext:padding="0.0201in" loext:border="0.06pt solid #069a2e"/>
    </style:style>
    <style:style style:name="T47" style:family="text">
      <style:text-properties fo:font-weight="bold" style:font-name-asian="Times New Roman" style:language-asian="ja" style:country-asian="JP" style:font-weight-asian="bold" style:font-weight-complex="bold"/>
    </style:style>
    <style:style style:name="T48" style:family="text">
      <style:text-properties fo:font-weight="bold" style:font-name-asian="Times New Roman" style:language-asian="ja" style:country-asian="JP" style:font-weight-asian="bold" style:font-weight-complex="bold" loext:padding="0.0201in" loext:border="0.06pt solid #069a2e"/>
    </style:style>
    <style:style style:name="T49" style:family="text">
      <style:text-properties fo:font-weight="bold" officeooo:rsid="0174c7c0" style:font-size-asian="10.5pt" style:font-weight-asian="bold" style:font-weight-complex="bold"/>
    </style:style>
    <style:style style:name="T50" style:family="text">
      <style:text-properties officeooo:rsid="0018d205"/>
    </style:style>
    <style:style style:name="T51" style:family="text">
      <style:text-properties officeooo:rsid="003f4be6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fo:font-weight="bold" style:font-weight-asian="bold" style:font-weight-complex="bold"/>
    </style:style>
    <style:style style:name="T54" style:family="text">
      <style:text-properties fo:color="#c9211e" loext:opacity="100%" fo:font-weight="bold" officeooo:rsid="001cd6f6" style:font-weight-asian="bold" style:font-weight-complex="bold"/>
    </style:style>
    <style:style style:name="T55" style:family="text">
      <style:text-properties fo:color="#c9211e" loext:opacity="100%" fo:font-weight="bold" officeooo:rsid="002bf9f3" style:font-weight-asian="bold" style:font-weight-complex="bold"/>
    </style:style>
    <style:style style:name="T56" style:family="text">
      <style:text-properties fo:color="#c9211e" loext:opacity="100%" fo:font-size="20pt" style:font-size-asian="20pt" style:font-size-complex="20pt"/>
    </style:style>
    <style:style style:name="T57" style:family="text">
      <style:text-properties fo:color="#c9211e" loext:opacity="100%" fo:font-size="20pt" officeooo:rsid="0029cebe" style:font-size-asian="20pt" style:font-size-complex="20pt"/>
    </style:style>
    <style:style style:name="T58" style:family="text">
      <style:text-properties fo:color="#c9211e" loext:opacity="100%" fo:font-size="20pt" officeooo:rsid="002b5426" style:font-size-asian="20pt" style:font-size-complex="20pt"/>
    </style:style>
    <style:style style:name="T59" style:family="text">
      <style:text-properties fo:color="#c9211e" loext:opacity="100%" fo:font-size="20pt" style:text-underline-style="none" fo:font-weight="normal" officeooo:rsid="00124aff" style:font-size-asian="20pt" style:font-weight-asian="normal" style:font-size-complex="20pt" style:font-weight-complex="normal"/>
    </style:style>
    <style:style style:name="T60" style:family="text">
      <style:text-properties fo:color="#c9211e" loext:opacity="100%" fo:font-size="20pt" style:text-underline-style="none" fo:font-weight="normal" officeooo:rsid="0026f2c6" style:font-size-asian="20pt" style:font-weight-asian="normal" style:font-size-complex="20pt" style:font-weight-complex="normal"/>
    </style:style>
    <style:style style:name="T61" style:family="text">
      <style:text-properties fo:color="#c9211e" loext:opacity="100%" fo:font-size="20pt" fo:font-style="normal" style:text-underline-style="none" fo:font-weight="normal" officeooo:rsid="00345cb7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c9211e" loext:opacity="100%" fo:font-size="20pt" fo:font-style="normal" style:text-underline-style="none" fo:font-weight="normal" officeooo:rsid="00345ef9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c9211e" loext:opacity="100%" fo:font-size="20pt" fo:font-style="normal" style:text-underline-style="none" fo:font-weight="normal" officeooo:rsid="00364d9a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c9211e" loext:opacity="100%" fo:font-size="20pt" fo:font-style="normal" style:text-underline-style="none" fo:font-weight="normal" officeooo:rsid="004b4301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c9211e" loext:opacity="100%" fo:font-size="20pt" fo:font-style="normal" style:text-underline-style="none" fo:font-weight="normal" officeooo:rsid="003e34f6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c9211e" loext:opacity="100%" fo:font-size="20pt" fo:font-style="normal" style:text-underline-style="none" fo:font-weight="normal" officeooo:rsid="0041fefe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color="#c9211e" loext:opacity="100%" fo:font-size="20pt" fo:font-style="normal" style:text-underline-style="none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c9211e" loext:opacity="100%" fo:font-size="20pt" fo:font-style="normal" style:text-underline-style="solid" style:text-underline-width="auto" style:text-underline-color="#3465a4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c9211e" loext:opacity="100%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color="#c9211e" loext:opacity="100%" officeooo:rsid="000f1e6a"/>
    </style:style>
    <style:style style:name="T71" style:family="text">
      <style:text-properties fo:color="#c9211e" loext:opacity="100%" fo:font-style="normal" style:font-style-asian="normal" style:font-style-complex="normal"/>
    </style:style>
    <style:style style:name="T72" style:family="text">
      <style:text-properties fo:color="#c9211e" loext:opacity="100%" fo:font-style="normal" officeooo:rsid="000f1e6a" style:font-style-asian="normal" style:font-style-complex="normal"/>
    </style:style>
    <style:style style:name="T73" style:family="text">
      <style:text-properties fo:color="#c9211e" loext:opacity="100%" fo:font-style="normal" officeooo:rsid="0010ad6c" style:font-style-asian="normal" style:font-style-complex="normal"/>
    </style:style>
    <style:style style:name="T74" style:family="text">
      <style:text-properties fo:color="#c9211e" loext:opacity="100%" fo:font-style="normal" officeooo:rsid="002b5426" style:font-style-asian="normal" style:font-style-complex="normal"/>
    </style:style>
    <style:style style:name="T75" style:family="text">
      <style:text-properties fo:color="#c9211e" loext:opacity="100%" fo:font-style="normal" officeooo:rsid="00345cb7" style:font-style-asian="normal" style:font-style-complex="normal"/>
    </style:style>
    <style:style style:name="T76" style:family="text">
      <style:text-properties fo:color="#c9211e" loext:opacity="100%" fo:font-style="normal" style:text-underline-style="solid" style:text-underline-width="bold" style:text-underline-color="#3465a4" style:font-style-asian="normal" style:font-style-complex="normal"/>
    </style:style>
    <style:style style:name="T77" style:family="text">
      <style:text-properties fo:color="#c9211e" loext:opacity="100%" fo:font-style="normal" style:text-underline-style="dash" style:text-underline-width="auto" style:text-underline-color="font-color" officeooo:rsid="002b5426" style:font-style-asian="normal" style:font-style-complex="normal"/>
    </style:style>
    <style:style style:name="T78" style:family="text">
      <style:text-properties fo:color="#c9211e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color="#c9211e" loext:opacity="100%" officeooo:rsid="0016e736"/>
    </style:style>
    <style:style style:name="T80" style:family="text">
      <style:text-properties fo:color="#c9211e" loext:opacity="100%" officeooo:rsid="00172850"/>
    </style:style>
    <style:style style:name="T81" style:family="text">
      <style:text-properties fo:color="#c9211e" loext:opacity="100%" officeooo:rsid="001c49da"/>
    </style:style>
    <style:style style:name="T82" style:family="text">
      <style:text-properties fo:color="#c9211e" loext:opacity="100%" officeooo:rsid="00197574"/>
    </style:style>
    <style:style style:name="T83" style:family="text">
      <style:text-properties fo:color="#c9211e" loext:opacity="100%" fo:font-style="italic" style:font-style-asian="italic" style:font-style-complex="italic"/>
    </style:style>
    <style:style style:name="T84" style:family="text">
      <style:text-properties fo:color="#c9211e" loext:opacity="100%" fo:font-style="italic" officeooo:rsid="001c49da" style:font-style-asian="italic" style:font-style-complex="italic"/>
    </style:style>
    <style:style style:name="T85" style:family="text">
      <style:text-properties fo:color="#c9211e" loext:opacity="100%" fo:font-style="italic" officeooo:rsid="008ada8e" style:font-style-asian="italic" style:font-style-complex="italic"/>
    </style:style>
    <style:style style:name="T86" style:family="text">
      <style:text-properties fo:color="#c9211e" loext:opacity="100%" style:text-underline-style="none" fo:font-weight="normal" officeooo:rsid="00124aff" style:font-weight-asian="normal" style:font-weight-complex="normal"/>
    </style:style>
    <style:style style:name="T87" style:family="text">
      <style:text-properties fo:color="#c9211e" loext:opacity="100%" style:text-underline-style="none" fo:font-weight="normal" officeooo:rsid="006f2d5c" style:font-weight-asian="normal" style:font-weight-complex="normal"/>
    </style:style>
    <style:style style:name="T88" style:family="text">
      <style:text-properties fo:color="#c9211e" loext:opacity="100%" style:text-underline-style="none" fo:font-weight="normal" officeooo:rsid="009a1994" style:font-weight-asian="normal" style:font-weight-complex="normal"/>
    </style:style>
    <style:style style:name="T89" style:family="text">
      <style:text-properties fo:color="#c9211e" loext:opacity="100%" officeooo:rsid="00302409"/>
    </style:style>
    <style:style style:name="T90" style:family="text">
      <style:text-properties fo:color="#c9211e" loext:opacity="100%" officeooo:rsid="00345cb7"/>
    </style:style>
    <style:style style:name="T91" style:family="text">
      <style:text-properties fo:color="#c9211e" loext:opacity="100%" officeooo:rsid="002b5426"/>
    </style:style>
    <style:style style:name="T92" style:family="text">
      <style:text-properties fo:color="#c9211e" loext:opacity="100%" officeooo:rsid="003c4336"/>
    </style:style>
    <style:style style:name="T93" style:family="text">
      <style:text-properties fo:color="#c9211e" loext:opacity="100%" officeooo:rsid="0040146b"/>
    </style:style>
    <style:style style:name="T94" style:family="text">
      <style:text-properties fo:color="#c9211e" loext:opacity="100%" officeooo:rsid="004e4b00"/>
    </style:style>
    <style:style style:name="T95" style:family="text">
      <style:text-properties fo:color="#c9211e" loext:opacity="100%" officeooo:rsid="003f97d8"/>
    </style:style>
    <style:style style:name="T96" style:family="text">
      <style:text-properties fo:color="#c9211e" loext:opacity="100%" officeooo:rsid="004ccd20"/>
    </style:style>
    <style:style style:name="T97" style:family="text">
      <style:text-properties fo:color="#c9211e" loext:opacity="100%" officeooo:rsid="008063af"/>
    </style:style>
    <style:style style:name="T98" style:family="text">
      <style:text-properties fo:color="#c9211e" loext:opacity="100%" style:text-underline-style="solid" style:text-underline-width="auto" style:text-underline-color="font-color"/>
    </style:style>
    <style:style style:name="T99" style:family="text">
      <style:text-properties fo:color="#c9211e" loext:opacity="100%" style:text-underline-style="solid" style:text-underline-width="auto" style:text-underline-color="font-color" officeooo:rsid="016d5352"/>
    </style:style>
    <style:style style:name="T100" style:family="text">
      <style:text-properties fo:color="#c9211e" loext:opacity="100%" style:text-underline-style="solid" style:text-underline-width="auto" style:text-underline-color="font-color" officeooo:rsid="016fd201"/>
    </style:style>
    <style:style style:name="T101" style:family="text">
      <style:text-properties fo:color="#c9211e" loext:opacity="100%" style:text-underline-style="solid" style:text-underline-width="auto" style:text-underline-color="font-color" fo:font-weight="normal" officeooo:rsid="016d5352" style:font-weight-asian="normal" style:font-weight-complex="normal"/>
    </style:style>
    <style:style style:name="T102" style:family="text">
      <style:text-properties fo:color="#c9211e" loext:opacity="100%" style:text-underline-style="solid" style:text-underline-width="auto" style:text-underline-color="font-color" fo:font-weight="normal" officeooo:rsid="016fd201" style:font-weight-asian="normal" style:font-weight-complex="normal"/>
    </style:style>
    <style:style style:name="T103" style:family="text">
      <style:text-properties fo:color="#c9211e" loext:opacity="100%" officeooo:rsid="00aa0051"/>
    </style:style>
    <style:style style:name="T104" style:family="text">
      <style:text-properties fo:color="#c9211e" loext:opacity="100%" officeooo:rsid="00c25e93"/>
    </style:style>
    <style:style style:name="T105" style:family="text">
      <style:text-properties fo:color="#c9211e" loext:opacity="100%" officeooo:rsid="00c37ade"/>
    </style:style>
    <style:style style:name="T106" style:family="text">
      <style:text-properties fo:color="#c9211e" loext:opacity="100%" style:text-underline-style="solid" style:text-underline-width="bold" style:text-underline-color="#c9211e"/>
    </style:style>
    <style:style style:name="T107" style:family="text">
      <style:text-properties fo:color="#c9211e" loext:opacity="100%" fo:background-color="#ffffa6" loext:char-shading-value="0"/>
    </style:style>
    <style:style style:name="T108" style:family="text">
      <style:text-properties fo:color="#c9211e" loext:opacity="100%" officeooo:rsid="002b5426" fo:background-color="#ffffa6" loext:char-shading-value="0"/>
    </style:style>
    <style:style style:name="T109" style:family="text">
      <style:text-properties fo:color="#c9211e" loext:opacity="100%" officeooo:rsid="00fdcfff"/>
    </style:style>
    <style:style style:name="T110" style:family="text">
      <style:text-properties fo:color="#c9211e" loext:opacity="100%" officeooo:rsid="01024b27"/>
    </style:style>
    <style:style style:name="T111" style:family="text">
      <style:text-properties fo:color="#c9211e" loext:opacity="100%" style:text-underline-style="dash" style:text-underline-width="auto" style:text-underline-color="font-color" fo:font-weight="normal" style:font-weight-asian="normal" style:font-weight-complex="normal"/>
    </style:style>
    <style:style style:name="T112" style:family="text">
      <style:text-properties fo:color="#c9211e" loext:opacity="100%" style:text-underline-style="solid" style:text-underline-width="bold" style:text-underline-color="#3465a4"/>
    </style:style>
    <style:style style:name="T113" style:family="text">
      <style:text-properties fo:color="#c9211e" loext:opacity="100%" style:text-underline-style="solid" style:text-underline-width="bold" style:text-underline-color="#3465a4" fo:background-color="#ffffa6" loext:char-shading-value="0"/>
    </style:style>
    <style:style style:name="T114" style:family="text">
      <style:text-properties fo:color="#c9211e" loext:opacity="100%" style:text-underline-style="wave" style:text-underline-width="bold" style:text-underline-color="#ffff6d"/>
    </style:style>
    <style:style style:name="T115" style:family="text">
      <style:text-properties fo:color="#c9211e" loext:opacity="100%" style:text-underline-style="wave" style:text-underline-width="bold" style:text-underline-color="#ffff6d" officeooo:rsid="01212be1"/>
    </style:style>
    <style:style style:name="T116" style:family="text">
      <style:text-properties fo:color="#c9211e" loext:opacity="100%" style:text-underline-style="solid" style:text-underline-width="bold" style:text-underline-color="#069a2e"/>
    </style:style>
    <style:style style:name="T117" style:family="text">
      <style:text-properties fo:color="#c9211e" loext:opacity="100%" fo:background-color="#ffff6d" loext:char-shading-value="0"/>
    </style:style>
    <style:style style:name="T118" style:family="text">
      <style:text-properties fo:color="#c9211e" loext:opacity="100%" officeooo:rsid="016d5352"/>
    </style:style>
    <style:style style:name="T119" style:family="text">
      <style:text-properties fo:color="#c9211e" loext:opacity="100%" fo:font-size="14pt" fo:font-style="normal" style:text-underline-style="none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c9211e" loext:opacity="100%" fo:font-size="15pt" fo:font-style="normal" style:text-underline-style="none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121" style:family="text">
      <style:text-properties fo:color="#c9211e" loext:opacity="100%" fo:font-size="15pt" fo:font-style="normal" style:text-underline-style="non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c9211e" loext:opacity="100%" fo:font-size="15pt" fo:font-style="normal" style:text-underline-style="none" fo:font-weight="normal" officeooo:rsid="01ff78dd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c9211e" loext:opacity="100%" fo:font-size="15pt" fo:font-weight="normal" officeooo:rsid="002b5426" style:font-size-asian="15pt" style:font-weight-asian="normal" style:font-size-complex="15pt" style:font-weight-complex="normal"/>
    </style:style>
    <style:style style:name="T124" style:family="text">
      <style:text-properties fo:color="#c9211e" loext:opacity="100%" style:font-name="Liberation Serif" fo:font-size="15pt" fo:font-weight="normal" style:font-name-asian="Liberation Serif" style:font-size-asian="15pt" style:font-weight-asian="normal" style:font-size-complex="15pt" style:font-weight-complex="normal"/>
    </style:style>
    <style:style style:name="T125" style:family="text">
      <style:text-properties fo:color="#c9211e" loext:opacity="100%" fo:font-weight="normal" style:font-weight-asian="normal" style:font-weight-complex="normal"/>
    </style:style>
    <style:style style:name="T126" style:family="text">
      <style:text-properties fo:color="#c9211e" loext:opacity="100%" fo:font-weight="normal" officeooo:rsid="016d5352" style:font-weight-asian="normal" style:font-weight-complex="normal"/>
    </style:style>
    <style:style style:name="T127" style:family="text">
      <style:text-properties fo:color="#c9211e" loext:opacity="100%" style:text-underline-style="solid" style:text-underline-width="auto" style:text-underline-color="#c9211e"/>
    </style:style>
    <style:style style:name="T128" style:family="text">
      <style:text-properties fo:color="#c9211e" loext:opacity="100%" officeooo:rsid="01c7d5af"/>
    </style:style>
    <style:style style:name="T129" style:family="text">
      <style:text-properties fo:color="#3465a4" loext:opacity="100%"/>
    </style:style>
    <style:style style:name="T130" style:family="text">
      <style:text-properties fo:color="#3465a4" loext:opacity="100%" officeooo:rsid="002a7256"/>
    </style:style>
    <style:style style:name="T131" style:family="text">
      <style:text-properties fo:color="#3465a4" loext:opacity="100%" officeooo:rsid="002313c4"/>
    </style:style>
    <style:style style:name="T132" style:family="text">
      <style:text-properties fo:color="#3465a4" loext:opacity="100%" officeooo:rsid="001cd6f6"/>
    </style:style>
    <style:style style:name="T133" style:family="text">
      <style:text-properties fo:color="#3465a4" loext:opacity="100%" officeooo:rsid="002bf9f3"/>
    </style:style>
    <style:style style:name="T134" style:family="text">
      <style:text-properties fo:color="#3465a4" loext:opacity="100%" fo:font-size="20pt" style:font-size-asian="20pt" style:font-size-complex="20pt"/>
    </style:style>
    <style:style style:name="T135" style:family="text">
      <style:text-properties fo:color="#3465a4" loext:opacity="100%" fo:font-size="20pt" officeooo:rsid="0029cebe" style:font-size-asian="20pt" style:font-size-complex="20pt"/>
    </style:style>
    <style:style style:name="T136" style:family="text">
      <style:text-properties fo:color="#3465a4" loext:opacity="100%" fo:font-size="20pt" officeooo:rsid="002b5426" style:font-size-asian="20pt" style:font-size-complex="20pt"/>
    </style:style>
    <style:style style:name="T137" style:family="text">
      <style:text-properties fo:color="#3465a4" loext:opacity="100%" fo:font-size="20pt" officeooo:rsid="00a1eeb9" style:font-size-asian="20pt" style:font-size-complex="20pt" loext:padding="0.0201in" loext:border="0.06pt solid #069a2e"/>
    </style:style>
    <style:style style:name="T138" style:family="text">
      <style:text-properties fo:color="#3465a4" loext:opacity="100%" fo:font-size="20pt" officeooo:rsid="01d5a92b" style:font-size-asian="20pt" style:font-size-complex="20pt" loext:padding="0.0201in" loext:border="0.06pt solid #069a2e"/>
    </style:style>
    <style:style style:name="T139" style:family="text">
      <style:text-properties fo:color="#3465a4" loext:opacity="100%" fo:font-size="20pt" style:text-underline-style="none" fo:font-weight="normal" officeooo:rsid="0026f2c6" style:font-size-asian="20pt" style:font-weight-asian="normal" style:font-size-complex="20pt" style:font-weight-complex="normal"/>
    </style:style>
    <style:style style:name="T140" style:family="text">
      <style:text-properties fo:color="#3465a4" loext:opacity="100%" fo:font-size="20pt" style:text-underline-style="none" fo:font-weight="normal" officeooo:rsid="00124aff" style:font-size-asian="20pt" style:font-weight-asian="normal" style:font-size-complex="20pt" style:font-weight-complex="normal"/>
    </style:style>
    <style:style style:name="T141" style:family="text">
      <style:text-properties fo:color="#3465a4" loext:opacity="100%" fo:font-size="20pt" style:text-underline-style="none" fo:font-weight="normal" officeooo:rsid="002a2cf3" style:font-size-asian="20pt" style:font-weight-asian="normal" style:font-size-complex="20pt" style:font-weight-complex="normal"/>
    </style:style>
    <style:style style:name="T142" style:family="text">
      <style:text-properties fo:color="#3465a4" loext:opacity="100%" fo:font-size="20pt" fo:font-style="normal" style:text-underline-style="none" fo:font-weight="normal" officeooo:rsid="002d3767" style:font-size-asian="20pt" style:font-style-asian="normal" style:font-weight-asian="normal" style:font-size-complex="20pt" style:font-style-complex="normal" style:font-weight-complex="normal" loext:padding="0.0201in" loext:border="0.06pt solid #069a2e"/>
    </style:style>
    <style:style style:name="T143" style:family="text">
      <style:text-properties fo:color="#3465a4" loext:opacity="100%" fo:font-size="20pt" fo:font-style="normal" style:text-underline-style="none" fo:font-weight="normal" officeooo:rsid="00345cb7" style:font-size-asian="20pt" style:font-style-asian="normal" style:font-weight-asian="normal" style:font-size-complex="20pt" style:font-style-complex="normal" style:font-weight-complex="normal"/>
    </style:style>
    <style:style style:name="T144" style:family="text">
      <style:text-properties fo:color="#3465a4" loext:opacity="100%" fo:font-size="20pt" fo:font-style="normal" style:text-underline-style="none" fo:font-weight="normal" officeooo:rsid="00345ef9" style:font-size-asian="20pt" style:font-style-asian="normal" style:font-weight-asian="normal" style:font-size-complex="20pt" style:font-style-complex="normal" style:font-weight-complex="normal"/>
    </style:style>
    <style:style style:name="T145" style:family="text">
      <style:text-properties fo:color="#3465a4" loext:opacity="100%" fo:font-size="20pt" fo:font-style="normal" style:text-underline-style="none" fo:font-weight="normal" officeooo:rsid="003e34f6" style:font-size-asian="20pt" style:font-style-asian="normal" style:font-weight-asian="normal" style:font-size-complex="20pt" style:font-style-complex="normal" style:font-weight-complex="normal"/>
    </style:style>
    <style:style style:name="T146" style:family="text">
      <style:text-properties fo:color="#3465a4" loext:opacity="100%" fo:font-size="20pt" fo:font-style="normal" style:text-underline-style="none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147" style:family="text">
      <style:text-properties fo:color="#3465a4" loext:opacity="100%" fo:font-size="20pt" fo:font-style="normal" style:text-underline-style="solid" style:text-underline-width="auto" style:text-underline-color="#3465a4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148" style:family="text">
      <style:text-properties fo:color="#3465a4" loext:opacity="100%" fo:font-size="20pt" fo:font-style="normal" style:text-underline-style="solid" style:text-underline-width="auto" style:text-underline-color="#069a2e" fo:font-weight="normal" officeooo:rsid="008ada8e" style:font-size-asian="20pt" style:font-style-asian="normal" style:font-weight-asian="normal" style:font-size-complex="20pt" style:font-style-complex="normal" style:font-weight-complex="normal"/>
    </style:style>
    <style:style style:name="T149" style:family="text">
      <style:text-properties fo:color="#3465a4" loext:opacity="100%" fo:font-size="20pt" style:text-underline-style="solid" style:text-underline-width="auto" style:text-underline-color="#069a2e" style:font-size-asian="20pt" style:font-size-complex="20pt"/>
    </style:style>
    <style:style style:name="T150" style:family="text">
      <style:text-properties fo:color="#3465a4" loext:opacity="100%" fo:font-size="20pt" style:text-underline-style="solid" style:text-underline-width="auto" style:text-underline-color="#069a2e" fo:font-weight="normal" style:font-size-asian="20pt" style:font-weight-asian="normal" style:font-size-complex="20pt" style:font-weight-complex="normal"/>
    </style:style>
    <style:style style:name="T151" style:family="text">
      <style:text-properties fo:color="#3465a4" loext:opacity="100%" fo:font-size="20pt" fo:font-weight="normal" style:font-size-asian="20pt" style:font-weight-asian="normal" style:font-size-complex="20pt" style:font-weight-complex="normal"/>
    </style:style>
    <style:style style:name="T152" style:family="text">
      <style:text-properties fo:color="#3465a4" loext:opacity="100%" fo:font-size="20pt" fo:font-weight="normal" style:font-size-asian="20pt" style:font-weight-asian="normal" style:font-size-complex="20pt" style:font-weight-complex="normal" loext:padding="0.0201in" loext:border="0.06pt solid #069a2e"/>
    </style:style>
    <style:style style:name="T153" style:family="text">
      <style:text-properties fo:color="#3465a4" loext:opacity="100%" officeooo:rsid="0010ad6c"/>
    </style:style>
    <style:style style:name="T154" style:family="text">
      <style:text-properties fo:color="#3465a4" loext:opacity="100%" fo:font-style="normal" style:font-style-asian="normal" style:font-style-complex="normal"/>
    </style:style>
    <style:style style:name="T155" style:family="text">
      <style:text-properties fo:color="#3465a4" loext:opacity="100%" fo:font-style="normal" officeooo:rsid="000f1e6a" style:font-style-asian="normal" style:font-style-complex="normal"/>
    </style:style>
    <style:style style:name="T156" style:family="text">
      <style:text-properties fo:color="#3465a4" loext:opacity="100%" fo:font-style="normal" officeooo:rsid="0010ad6c" style:font-style-asian="normal" style:font-style-complex="normal"/>
    </style:style>
    <style:style style:name="T157" style:family="text">
      <style:text-properties fo:color="#3465a4" loext:opacity="100%" fo:font-style="normal" officeooo:rsid="002b5426" style:font-style-asian="normal" style:font-style-complex="normal"/>
    </style:style>
    <style:style style:name="T158" style:family="text">
      <style:text-properties fo:color="#3465a4" loext:opacity="100%" fo:font-style="normal" officeooo:rsid="005ec98c" style:font-style-asian="normal" style:font-style-complex="normal"/>
    </style:style>
    <style:style style:name="T159" style:family="text">
      <style:text-properties fo:color="#3465a4" loext:opacity="100%" fo:font-style="normal" style:text-underline-style="solid" style:text-underline-width="bold" style:text-underline-color="#3465a4" style:font-style-asian="normal" style:font-style-complex="normal"/>
    </style:style>
    <style:style style:name="T160" style:family="text">
      <style:text-properties fo:color="#3465a4" loext:opacity="100%" fo:font-style="normal" style:text-underline-style="solid" style:text-underline-width="bold" style:text-underline-color="#3465a4" style:font-style-asian="normal" style:font-style-complex="normal" loext:padding="0.0201in" loext:border="0.06pt solid #069a2e"/>
    </style:style>
    <style:style style:name="T161" style:family="text">
      <style:text-properties fo:color="#3465a4" loext:opacity="100%" fo:font-style="normal" style:text-underline-style="solid" style:text-underline-width="bold" style:text-underline-color="#3465a4" fo:font-weight="normal" style:font-style-asian="normal" style:font-weight-asian="normal" style:font-style-complex="normal" style:font-weight-complex="normal"/>
    </style:style>
    <style:style style:name="T162" style:family="text">
      <style:text-properties fo:color="#3465a4" loext:opacity="100%" fo:font-style="normal" style:text-underline-style="none" officeooo:rsid="002b5426" style:font-style-asian="normal" style:font-style-complex="normal"/>
    </style:style>
    <style:style style:name="T163" style:family="text">
      <style:text-properties fo:color="#3465a4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fo:color="#3465a4" loext:opacity="100%" fo:font-style="normal" style:text-underline-style="solid" style:text-underline-width="auto" style:text-underline-color="#069a2e" fo:font-weight="normal" officeooo:rsid="008ada8e" style:font-style-asian="normal" style:font-weight-asian="normal" style:font-style-complex="normal" style:font-weight-complex="normal"/>
    </style:style>
    <style:style style:name="T165" style:family="text">
      <style:text-properties fo:color="#3465a4" loext:opacity="100%" fo:font-style="normal" style:text-underline-style="solid" style:text-underline-width="bold" style:text-underline-color="#c9211e" fo:font-weight="normal" style:font-style-asian="normal" style:font-weight-asian="normal" style:font-style-complex="normal" style:font-weight-complex="normal"/>
    </style:style>
    <style:style style:name="T166" style:family="text">
      <style:text-properties fo:color="#3465a4" loext:opacity="100%" fo:font-style="normal" style:text-underline-style="wave" style:text-underline-width="bold" style:text-underline-color="font-color" fo:font-weight="normal" style:font-style-asian="normal" style:font-weight-asian="normal" style:font-style-complex="normal" style:font-weight-complex="normal"/>
    </style:style>
    <style:style style:name="T167" style:family="text">
      <style:text-properties fo:color="#3465a4" loext:opacity="100%" style:text-underline-style="solid" style:text-underline-width="auto" style:text-underline-color="#3465a4"/>
    </style:style>
    <style:style style:name="T168" style:family="text">
      <style:text-properties fo:color="#3465a4" loext:opacity="100%" style:text-underline-style="solid" style:text-underline-width="auto" style:text-underline-color="font-color"/>
    </style:style>
    <style:style style:name="T169" style:family="text">
      <style:text-properties fo:color="#3465a4" loext:opacity="100%" style:text-underline-style="solid" style:text-underline-width="auto" style:text-underline-color="font-color" officeooo:rsid="00197574"/>
    </style:style>
    <style:style style:name="T170" style:family="text">
      <style:text-properties fo:color="#3465a4" loext:opacity="100%" style:text-underline-style="solid" style:text-underline-width="auto" style:text-underline-color="font-color" officeooo:rsid="00fdcfff" loext:padding="0.0201in" loext:border="0.06pt solid #069a2e"/>
    </style:style>
    <style:style style:name="T171" style:family="text">
      <style:text-properties fo:color="#3465a4" loext:opacity="100%" style:text-underline-style="solid" style:text-underline-width="auto" style:text-underline-color="font-color" officeooo:rsid="01024b27"/>
    </style:style>
    <style:style style:name="T172" style:family="text">
      <style:text-properties fo:color="#3465a4" loext:opacity="100%" officeooo:rsid="001b0e6c"/>
    </style:style>
    <style:style style:name="T173" style:family="text">
      <style:text-properties fo:color="#3465a4" loext:opacity="100%" officeooo:rsid="0016e736"/>
    </style:style>
    <style:style style:name="T174" style:family="text">
      <style:text-properties fo:color="#3465a4" loext:opacity="100%" officeooo:rsid="00172850"/>
    </style:style>
    <style:style style:name="T175" style:family="text">
      <style:text-properties fo:color="#3465a4" loext:opacity="100%" officeooo:rsid="001c49da"/>
    </style:style>
    <style:style style:name="T176" style:family="text">
      <style:text-properties fo:color="#3465a4" loext:opacity="100%" officeooo:rsid="001c49da" loext:padding="0.0201in" loext:border="0.06pt solid #069a2e"/>
    </style:style>
    <style:style style:name="T177" style:family="text">
      <style:text-properties fo:color="#3465a4" loext:opacity="100%" fo:font-style="italic" style:font-style-asian="italic" style:font-style-complex="italic"/>
    </style:style>
    <style:style style:name="T178" style:family="text">
      <style:text-properties fo:color="#3465a4" loext:opacity="100%" fo:font-style="italic" officeooo:rsid="001c49da" style:font-style-asian="italic" style:font-style-complex="italic"/>
    </style:style>
    <style:style style:name="T179" style:family="text">
      <style:text-properties fo:color="#3465a4" loext:opacity="100%" fo:font-style="italic" officeooo:rsid="00197574" style:font-style-asian="italic" style:font-style-complex="italic"/>
    </style:style>
    <style:style style:name="T180" style:family="text">
      <style:text-properties fo:color="#3465a4" loext:opacity="100%" fo:font-style="italic" officeooo:rsid="008ada8e" style:font-style-asian="italic" style:font-style-complex="italic"/>
    </style:style>
    <style:style style:name="T181" style:family="text">
      <style:text-properties fo:color="#3465a4" loext:opacity="100%" fo:font-style="italic" style:text-underline-style="solid" style:text-underline-width="auto" style:text-underline-color="font-color" fo:font-weight="normal" officeooo:rsid="001c49da" style:font-style-asian="italic" style:font-weight-asian="normal" style:font-style-complex="italic" style:font-weight-complex="normal"/>
    </style:style>
    <style:style style:name="T182" style:family="text">
      <style:text-properties fo:color="#3465a4" loext:opacity="100%" fo:font-style="italic" style:text-underline-style="solid" style:text-underline-width="auto" style:text-underline-color="font-color" fo:font-weight="normal" officeooo:rsid="00124aff" style:font-style-asian="italic" style:font-weight-asian="normal" style:font-style-complex="italic" style:font-weight-complex="normal"/>
    </style:style>
    <style:style style:name="T183" style:family="text">
      <style:text-properties fo:color="#3465a4" loext:opacity="100%" fo:font-style="italic" style:text-underline-style="solid" style:text-underline-width="auto" style:text-underline-color="font-color" fo:font-weight="normal" officeooo:rsid="00141219" style:font-style-asian="italic" style:font-weight-asian="normal" style:font-style-complex="italic" style:font-weight-complex="normal"/>
    </style:style>
    <style:style style:name="T184" style:family="text">
      <style:text-properties fo:color="#3465a4" loext:opacity="100%" officeooo:rsid="00197574"/>
    </style:style>
    <style:style style:name="T185" style:family="text">
      <style:text-properties fo:color="#3465a4" loext:opacity="100%" officeooo:rsid="00197574" loext:padding="0.0201in" loext:border="0.06pt solid #069a2e"/>
    </style:style>
    <style:style style:name="T186" style:family="text">
      <style:text-properties fo:color="#3465a4" loext:opacity="100%" style:text-underline-style="none" fo:font-weight="normal" style:font-weight-asian="normal" style:font-weight-complex="normal"/>
    </style:style>
    <style:style style:name="T187" style:family="text">
      <style:text-properties fo:color="#3465a4" loext:opacity="100%" style:text-underline-style="none" fo:font-weight="normal" officeooo:rsid="00124aff" style:font-weight-asian="normal" style:font-weight-complex="normal"/>
    </style:style>
    <style:style style:name="T188" style:family="text">
      <style:text-properties fo:color="#3465a4" loext:opacity="100%" style:text-underline-style="none" fo:font-weight="normal" officeooo:rsid="001c49da" style:font-weight-asian="normal" style:font-weight-complex="normal"/>
    </style:style>
    <style:style style:name="T189" style:family="text">
      <style:text-properties fo:color="#3465a4" loext:opacity="100%" style:text-underline-style="none" fo:font-weight="normal" officeooo:rsid="006f2d5c" style:font-weight-asian="normal" style:font-weight-complex="normal"/>
    </style:style>
    <style:style style:name="T190" style:family="text">
      <style:text-properties fo:color="#3465a4" loext:opacity="100%" style:text-underline-style="none" fo:font-weight="normal" officeooo:rsid="009a1994" style:font-weight-asian="normal" style:font-weight-complex="normal"/>
    </style:style>
    <style:style style:name="T191" style:family="text">
      <style:text-properties fo:color="#3465a4" loext:opacity="100%" style:text-underline-style="none" officeooo:rsid="0180da5f" loext:padding="0.0201in" loext:border="0.06pt solid #069a2e"/>
    </style:style>
    <style:style style:name="T192" style:family="text">
      <style:text-properties fo:color="#3465a4" loext:opacity="100%" style:text-underline-style="none" officeooo:rsid="018262a8" loext:padding="0.0201in" loext:border="0.06pt solid #069a2e"/>
    </style:style>
    <style:style style:name="T193" style:family="text">
      <style:text-properties fo:color="#3465a4" loext:opacity="100%" style:text-underline-style="none" officeooo:rsid="00105dca" loext:padding="0.0201in" loext:border="0.06pt solid #069a2e"/>
    </style:style>
    <style:style style:name="T194" style:family="text">
      <style:text-properties fo:color="#3465a4" loext:opacity="100%" officeooo:rsid="0031a859"/>
    </style:style>
    <style:style style:name="T195" style:family="text">
      <style:text-properties fo:color="#3465a4" loext:opacity="100%" officeooo:rsid="00302409"/>
    </style:style>
    <style:style style:name="T196" style:family="text">
      <style:text-properties fo:color="#3465a4" loext:opacity="100%" officeooo:rsid="00345cb7"/>
    </style:style>
    <style:style style:name="T197" style:family="text">
      <style:text-properties fo:color="#3465a4" loext:opacity="100%" officeooo:rsid="002b5426"/>
    </style:style>
    <style:style style:name="T198" style:family="text">
      <style:text-properties fo:color="#3465a4" loext:opacity="100%" officeooo:rsid="0040146b"/>
    </style:style>
    <style:style style:name="T199" style:family="text">
      <style:text-properties fo:color="#3465a4" loext:opacity="100%" officeooo:rsid="003c4336"/>
    </style:style>
    <style:style style:name="T200" style:family="text">
      <style:text-properties fo:color="#3465a4" loext:opacity="100%" officeooo:rsid="004b193b"/>
    </style:style>
    <style:style style:name="T201" style:family="text">
      <style:text-properties fo:color="#3465a4" loext:opacity="100%" officeooo:rsid="003e34f6"/>
    </style:style>
    <style:style style:name="T202" style:family="text">
      <style:text-properties fo:color="#3465a4" loext:opacity="100%" officeooo:rsid="00482687"/>
    </style:style>
    <style:style style:name="T203" style:family="text">
      <style:text-properties fo:color="#3465a4" loext:opacity="100%" officeooo:rsid="004f7f32"/>
    </style:style>
    <style:style style:name="T204" style:family="text">
      <style:text-properties fo:color="#3465a4" loext:opacity="100%" officeooo:rsid="0041fefe"/>
    </style:style>
    <style:style style:name="T205" style:family="text">
      <style:text-properties fo:color="#3465a4" loext:opacity="100%" officeooo:rsid="003f97d8"/>
    </style:style>
    <style:style style:name="T206" style:family="text">
      <style:text-properties fo:color="#3465a4" loext:opacity="100%" officeooo:rsid="00777c4d"/>
    </style:style>
    <style:style style:name="T207" style:family="text">
      <style:text-properties fo:color="#3465a4" loext:opacity="100%" style:text-underline-style="dash" style:text-underline-width="auto" style:text-underline-color="font-color"/>
    </style:style>
    <style:style style:name="T208" style:family="text">
      <style:text-properties fo:color="#3465a4" loext:opacity="100%" style:text-underline-style="dash" style:text-underline-width="auto" style:text-underline-color="font-color" officeooo:rsid="002b5426"/>
    </style:style>
    <style:style style:name="T209" style:family="text">
      <style:text-properties fo:color="#3465a4" loext:opacity="100%" officeooo:rsid="0090906b"/>
    </style:style>
    <style:style style:name="T210" style:family="text">
      <style:text-properties fo:color="#3465a4" loext:opacity="100%" officeooo:rsid="007a93b4" loext:padding="0.0201in" loext:border="0.06pt solid #069a2e"/>
    </style:style>
    <style:style style:name="T211" style:family="text">
      <style:text-properties fo:color="#3465a4" loext:opacity="100%" officeooo:rsid="008063af"/>
    </style:style>
    <style:style style:name="T212" style:family="text">
      <style:text-properties fo:color="#3465a4" loext:opacity="100%" style:text-underline-style="solid" style:text-underline-width="auto" style:text-underline-color="#069a2e"/>
    </style:style>
    <style:style style:name="T213" style:family="text">
      <style:text-properties fo:color="#3465a4" loext:opacity="100%" style:text-underline-style="solid" style:text-underline-width="auto" style:text-underline-color="#069a2e" officeooo:rsid="014c7aac"/>
    </style:style>
    <style:style style:name="T214" style:family="text">
      <style:text-properties fo:color="#3465a4" loext:opacity="100%" style:text-underline-style="solid" style:text-underline-width="auto" style:text-underline-color="#069a2e" officeooo:rsid="008ada8e"/>
    </style:style>
    <style:style style:name="T215" style:family="text">
      <style:text-properties fo:color="#3465a4" loext:opacity="100%" style:text-underline-style="solid" style:text-underline-width="bold" style:text-underline-color="#c9211e"/>
    </style:style>
    <style:style style:name="T216" style:family="text">
      <style:text-properties fo:color="#3465a4" loext:opacity="100%" style:text-underline-style="solid" style:text-underline-width="bold" style:text-underline-color="#c9211e" officeooo:rsid="0192f534"/>
    </style:style>
    <style:style style:name="T217" style:family="text">
      <style:text-properties fo:color="#3465a4" loext:opacity="100%" loext:padding="0.0201in" loext:border="0.06pt solid #069a2e"/>
    </style:style>
    <style:style style:name="T218" style:family="text">
      <style:text-properties fo:color="#3465a4" loext:opacity="100%" style:text-underline-style="wave" style:text-underline-width="bold" style:text-underline-color="font-color"/>
    </style:style>
    <style:style style:name="T219" style:family="text">
      <style:text-properties fo:color="#3465a4" loext:opacity="100%" officeooo:rsid="01024b27"/>
    </style:style>
    <style:style style:name="T220" style:family="text">
      <style:text-properties fo:color="#3465a4" loext:opacity="100%" style:text-underline-style="wave" style:text-underline-width="auto" style:text-underline-color="font-color" officeooo:rsid="01024b27"/>
    </style:style>
    <style:style style:name="T221" style:family="text">
      <style:text-properties fo:color="#3465a4" loext:opacity="100%" officeooo:rsid="00fdcfff" loext:padding="0.0201in" loext:border="0.06pt solid #069a2e"/>
    </style:style>
    <style:style style:name="T222" style:family="text">
      <style:text-properties fo:color="#3465a4" loext:opacity="100%" style:text-underline-style="solid" style:text-underline-width="bold" style:text-underline-color="#3465a4"/>
    </style:style>
    <style:style style:name="T223" style:family="text">
      <style:text-properties fo:color="#3465a4" loext:opacity="100%" style:text-underline-style="solid" style:text-underline-width="bold" style:text-underline-color="#3465a4" officeooo:rsid="0117c6ab" loext:padding="0.0201in" loext:border="0.06pt solid #069a2e"/>
    </style:style>
    <style:style style:name="T224" style:family="text">
      <style:text-properties fo:color="#3465a4" loext:opacity="100%" style:text-underline-style="solid" style:text-underline-width="bold" style:text-underline-color="#3465a4" loext:padding="0.0201in" loext:border="0.06pt solid #069a2e"/>
    </style:style>
    <style:style style:name="T225" style:family="text">
      <style:text-properties fo:color="#3465a4" loext:opacity="100%" style:text-underline-style="solid" style:text-underline-width="bold" style:text-underline-color="#3465a4" officeooo:rsid="0180da5f" loext:padding="0.0201in" loext:border="0.06pt solid #069a2e"/>
    </style:style>
    <style:style style:name="T226" style:family="text">
      <style:text-properties fo:color="#3465a4" loext:opacity="100%" officeooo:rsid="0117c6ab" loext:padding="0.0201in" loext:border="0.06pt solid #069a2e"/>
    </style:style>
    <style:style style:name="T227" style:family="text">
      <style:text-properties fo:color="#3465a4" loext:opacity="100%" officeooo:rsid="01193cf3" loext:padding="0.0201in" loext:border="0.06pt solid #069a2e"/>
    </style:style>
    <style:style style:name="T228" style:family="text">
      <style:text-properties fo:color="#3465a4" loext:opacity="100%" officeooo:rsid="011af881" loext:padding="0.0201in" loext:border="0.06pt solid #069a2e"/>
    </style:style>
    <style:style style:name="T229" style:family="text">
      <style:text-properties fo:color="#3465a4" loext:opacity="100%" style:text-underline-style="wave" style:text-underline-width="bold" style:text-underline-color="#ffff6d"/>
    </style:style>
    <style:style style:name="T230" style:family="text">
      <style:text-properties fo:color="#3465a4" loext:opacity="100%" officeooo:rsid="0126f2e9" loext:padding="0.0201in" loext:border="0.06pt solid #069a2e"/>
    </style:style>
    <style:style style:name="T231" style:family="text">
      <style:text-properties fo:color="#3465a4" loext:opacity="100%" style:text-underline-style="solid" style:text-underline-width="bold" style:text-underline-color="#069a2e"/>
    </style:style>
    <style:style style:name="T232" style:family="text">
      <style:text-properties fo:color="#3465a4" loext:opacity="100%" officeooo:rsid="01345f2e" loext:padding="0.0201in" loext:border="0.06pt solid #069a2e"/>
    </style:style>
    <style:style style:name="T233" style:family="text">
      <style:text-properties fo:color="#3465a4" loext:opacity="100%" style:text-underline-style="solid" style:text-underline-width="auto" style:text-underline-color="#ea7500"/>
    </style:style>
    <style:style style:name="T234" style:family="text">
      <style:text-properties fo:color="#3465a4" loext:opacity="100%" style:text-underline-style="solid" style:text-underline-width="auto" style:text-underline-color="#ea7500" officeooo:rsid="0145b8dc"/>
    </style:style>
    <style:style style:name="T235" style:family="text">
      <style:text-properties fo:color="#3465a4" loext:opacity="100%" style:text-underline-style="solid" style:text-underline-width="auto" style:text-underline-color="#ea7500" officeooo:rsid="008ada8e"/>
    </style:style>
    <style:style style:name="T236" style:family="text">
      <style:text-properties fo:color="#3465a4" loext:opacity="100%" officeooo:rsid="016d5352"/>
    </style:style>
    <style:style style:name="T237" style:family="text">
      <style:text-properties fo:color="#3465a4" loext:opacity="100%" officeooo:rsid="016fd201"/>
    </style:style>
    <style:style style:name="T238" style:family="text">
      <style:text-properties fo:color="#3465a4" loext:opacity="100%" fo:font-size="14pt" fo:font-style="normal" style:text-underline-style="none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color="#3465a4" loext:opacity="100%" officeooo:rsid="017b6ec4"/>
    </style:style>
    <style:style style:name="T240" style:family="text">
      <style:text-properties fo:color="#3465a4" loext:opacity="100%" officeooo:rsid="017de1b5"/>
    </style:style>
    <style:style style:name="T241" style:family="text">
      <style:text-properties fo:color="#3465a4" loext:opacity="100%" fo:font-size="15pt" fo:font-style="normal" style:text-underline-style="none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242" style:family="text">
      <style:text-properties fo:color="#3465a4" loext:opacity="100%" fo:font-size="15pt" fo:font-style="normal" style:text-underline-style="non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243" style:family="text">
      <style:text-properties fo:color="#3465a4" loext:opacity="100%" fo:font-size="15pt" fo:font-style="normal" style:text-underline-style="none" fo:font-weight="normal" officeooo:rsid="01ff78dd" style:font-size-asian="15pt" style:font-style-asian="normal" style:font-weight-asian="normal" style:font-size-complex="15pt" style:font-style-complex="normal" style:font-weight-complex="normal"/>
    </style:style>
    <style:style style:name="T244" style:family="text">
      <style:text-properties fo:color="#3465a4" loext:opacity="100%" fo:font-size="15pt" fo:font-style="normal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245" style:family="text">
      <style:text-properties fo:color="#3465a4" loext:opacity="100%" fo:font-size="15pt" fo:font-weight="normal" officeooo:rsid="002b5426" style:font-size-asian="15pt" style:font-weight-asian="normal" style:font-size-complex="15pt" style:font-weight-complex="normal"/>
    </style:style>
    <style:style style:name="T246" style:family="text">
      <style:text-properties fo:color="#3465a4" loext:opacity="100%" officeooo:rsid="001d74c8"/>
    </style:style>
    <style:style style:name="T247" style:family="text">
      <style:text-properties fo:color="#3465a4" loext:opacity="100%" officeooo:rsid="01b93b0e" loext:padding="0.0201in" loext:border="0.06pt solid #069a2e"/>
    </style:style>
    <style:style style:name="T248" style:family="text">
      <style:text-properties fo:color="#3465a4" loext:opacity="100%" fo:font-weight="normal" style:font-weight-asian="normal" style:font-weight-complex="normal"/>
    </style:style>
    <style:style style:name="T249" style:family="text">
      <style:text-properties fo:color="#3465a4" loext:opacity="100%" fo:font-weight="normal" officeooo:rsid="016d5352" style:font-weight-asian="normal" style:font-weight-complex="normal"/>
    </style:style>
    <style:style style:name="T250" style:family="text">
      <style:text-properties fo:color="#3465a4" loext:opacity="100%" fo:font-weight="normal" officeooo:rsid="016fd201" style:font-weight-asian="normal" style:font-weight-complex="normal"/>
    </style:style>
    <style:style style:name="T251" style:family="text">
      <style:text-properties fo:color="#3465a4" loext:opacity="100%" officeooo:rsid="01e91b1c" loext:padding="0.0201in" loext:border="0.06pt solid #069a2e"/>
    </style:style>
    <style:style style:name="T252" style:family="text">
      <style:text-properties fo:color="#3465a4" loext:opacity="100%" officeooo:rsid="01ef18da"/>
    </style:style>
    <style:style style:name="T253" style:family="text">
      <style:text-properties fo:color="#3465a4" loext:opacity="100%" loext:padding="0.0201in" loext:border="0.06pt solid #127622"/>
    </style:style>
    <style:style style:name="T254" style:family="text">
      <style:text-properties fo:color="#3465a4" loext:opacity="100%" style:text-underline-style="solid" style:text-underline-width="auto" style:text-underline-color="#ff860d"/>
    </style:style>
    <style:style style:name="T255" style:family="text">
      <style:text-properties fo:color="#3465a4" loext:opacity="100%" officeooo:rsid="01c7d5af"/>
    </style:style>
    <style:style style:name="T256" style:family="text">
      <style:text-properties fo:color="#3465a4" loext:opacity="100%" officeooo:rsid="0212d608"/>
    </style:style>
    <style:style style:name="T257" style:family="text">
      <style:text-properties fo:color="#3465a4" loext:opacity="100%" officeooo:rsid="02135eb3"/>
    </style:style>
    <style:style style:name="T258" style:family="text">
      <style:text-properties fo:color="#3465a4" loext:opacity="100%" officeooo:rsid="021706fa"/>
    </style:style>
    <style:style style:name="T259" style:family="text">
      <style:text-properties fo:color="#3465a4" loext:opacity="100%" officeooo:rsid="021a00be"/>
    </style:style>
    <style:style style:name="T260" style:family="text">
      <style:text-properties fo:color="#3465a4" loext:opacity="100%" officeooo:rsid="021a00be" loext:padding="0.0201in" loext:border="0.06pt solid #127622"/>
    </style:style>
    <style:style style:name="T261" style:family="text">
      <style:text-properties fo:color="#3465a4" loext:opacity="100%" officeooo:rsid="0210ad1e"/>
    </style:style>
    <style:style style:name="T262" style:family="text">
      <style:text-properties fo:color="#3465a4" loext:opacity="100%" officeooo:rsid="021a64e6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officeooo:rsid="002a7256" style:font-style-asian="italic" style:font-style-complex="italic"/>
    </style:style>
    <style:style style:name="T265" style:family="text">
      <style:text-properties fo:font-style="italic" officeooo:rsid="000d3cf2" style:font-style-asian="italic" style:font-style-complex="italic"/>
    </style:style>
    <style:style style:name="T266" style:family="text">
      <style:text-properties fo:font-style="italic" officeooo:rsid="001b0e6c" style:font-style-asian="italic" style:font-style-complex="italic"/>
    </style:style>
    <style:style style:name="T267" style:family="text">
      <style:text-properties fo:font-style="italic" officeooo:rsid="001c49da" style:font-style-asian="italic" style:font-style-complex="italic"/>
    </style:style>
    <style:style style:name="T268" style:family="text">
      <style:text-properties fo:font-style="italic" officeooo:rsid="00197574" style:font-style-asian="italic" style:font-style-complex="italic"/>
    </style:style>
    <style:style style:name="T269" style:family="text">
      <style:text-properties fo:font-style="italic" officeooo:rsid="002d3767" style:font-style-asian="italic" style:font-style-complex="italic" loext:padding="0.0201in" loext:border="0.06pt solid #069a2e"/>
    </style:style>
    <style:style style:name="T270" style:family="text">
      <style:text-properties fo:font-style="italic" officeooo:rsid="002f6983" style:font-style-asian="italic" style:font-style-complex="italic"/>
    </style:style>
    <style:style style:name="T271" style:family="text">
      <style:text-properties fo:font-style="italic" officeooo:rsid="00302409" style:font-style-asian="italic" style:font-style-complex="italic"/>
    </style:style>
    <style:style style:name="T272" style:family="text">
      <style:text-properties fo:font-style="italic" officeooo:rsid="0032edd6" style:font-style-asian="italic" style:font-style-complex="italic"/>
    </style:style>
    <style:style style:name="T273" style:family="text">
      <style:text-properties fo:font-style="italic" officeooo:rsid="00345cb7" style:font-style-asian="italic" style:font-style-complex="italic"/>
    </style:style>
    <style:style style:name="T274" style:family="text">
      <style:text-properties fo:font-style="italic" officeooo:rsid="002b5426" style:font-style-asian="italic" style:font-style-complex="italic"/>
    </style:style>
    <style:style style:name="T275" style:family="text">
      <style:text-properties fo:font-style="italic" officeooo:rsid="004ccd20" style:font-style-asian="italic" style:font-style-complex="italic"/>
    </style:style>
    <style:style style:name="T276" style:family="text">
      <style:text-properties fo:font-style="italic" officeooo:rsid="004b4301" style:font-style-asian="italic" style:font-style-complex="italic"/>
    </style:style>
    <style:style style:name="T277" style:family="text">
      <style:text-properties fo:font-style="italic" officeooo:rsid="003c4336" style:font-style-asian="italic" style:font-style-complex="italic"/>
    </style:style>
    <style:style style:name="T278" style:family="text">
      <style:text-properties fo:font-style="italic" officeooo:rsid="004e4b00" style:font-style-asian="italic" style:font-style-complex="italic" loext:padding="0.0201in" loext:border="0.06pt solid #069a2e"/>
    </style:style>
    <style:style style:name="T279" style:family="text">
      <style:text-properties fo:font-style="italic" officeooo:rsid="0069e650" style:font-style-asian="italic" style:font-style-complex="italic"/>
    </style:style>
    <style:style style:name="T280" style:family="text">
      <style:text-properties fo:font-style="italic" officeooo:rsid="00ac6464" style:font-style-asian="italic" style:font-style-complex="italic"/>
    </style:style>
    <style:style style:name="T281" style:family="text">
      <style:text-properties fo:font-style="italic" officeooo:rsid="00cb8aab" style:font-style-asian="italic" style:font-style-complex="italic"/>
    </style:style>
    <style:style style:name="T282" style:family="text">
      <style:text-properties fo:font-style="italic" officeooo:rsid="00c37ade" style:font-style-asian="italic" style:font-style-complex="italic"/>
    </style:style>
    <style:style style:name="T283" style:family="text">
      <style:text-properties fo:font-style="italic" officeooo:rsid="01024b27" style:font-style-asian="italic" style:font-style-complex="italic"/>
    </style:style>
    <style:style style:name="T284" style:family="text">
      <style:text-properties fo:font-style="italic" officeooo:rsid="010f3261" style:font-style-asian="italic" style:font-style-complex="italic" loext:padding="0.0201in" loext:border="0.06pt solid #069a2e"/>
    </style:style>
    <style:style style:name="T285" style:family="text">
      <style:text-properties fo:font-style="italic" style:font-style-asian="italic" style:font-style-complex="italic" loext:padding="0.0201in" loext:border="0.06pt solid #ea7500"/>
    </style:style>
    <style:style style:name="T286" style:family="text">
      <style:text-properties fo:font-style="italic" officeooo:rsid="008ada8e" style:font-style-asian="italic" style:font-style-complex="italic"/>
    </style:style>
    <style:style style:name="T287" style:family="text">
      <style:text-properties fo:font-style="italic" officeooo:rsid="008ada8e" style:font-style-asian="italic" style:font-style-complex="italic" loext:padding="0.0201in" loext:border="0.06pt solid #ea7500"/>
    </style:style>
    <style:style style:name="T288" style:family="text">
      <style:text-properties fo:font-style="italic" officeooo:rsid="008ada8e" style:font-style-asian="italic" style:font-style-complex="italic" loext:padding="0.0201in" loext:border="0.06pt solid #069a2e"/>
    </style:style>
    <style:style style:name="T289" style:family="text">
      <style:text-properties fo:font-style="italic" officeooo:rsid="01217202" style:font-style-asian="italic" style:font-style-complex="italic"/>
    </style:style>
    <style:style style:name="T290" style:family="text">
      <style:text-properties fo:font-style="italic" style:font-style-asian="italic" style:font-style-complex="italic" loext:padding="0.0201in" loext:border="0.06pt solid #069a2e"/>
    </style:style>
    <style:style style:name="T291" style:family="text">
      <style:text-properties fo:font-style="italic" officeooo:rsid="01636d88" style:font-style-asian="italic" style:font-style-complex="italic" loext:padding="0.0201in" loext:border="0.06pt solid #069a2e"/>
    </style:style>
    <style:style style:name="T292" style:family="text">
      <style:text-properties fo:font-style="italic" officeooo:rsid="016d5352" style:font-style-asian="italic" style:font-style-complex="italic"/>
    </style:style>
    <style:style style:name="T293" style:family="text">
      <style:text-properties fo:font-style="italic" officeooo:rsid="015b42e9" style:font-style-asian="italic" style:font-style-complex="italic" loext:padding="0.0201in" loext:border="0.06pt solid #069a2e"/>
    </style:style>
    <style:style style:name="T294" style:family="text">
      <style:text-properties fo:font-style="italic" officeooo:rsid="0212d608" style:font-style-asian="italic" style:font-style-complex="italic"/>
    </style:style>
    <style:style style:name="T295" style:family="text">
      <style:text-properties fo:font-style="italic" officeooo:rsid="021706fa" style:font-style-asian="italic" style:font-style-complex="italic" loext:padding="0.0201in" loext:border="0.06pt solid #ea7500"/>
    </style:style>
    <style:style style:name="T296" style:family="text">
      <style:text-properties fo:font-style="italic" officeooo:rsid="021a64e6" style:font-style-asian="italic" style:font-style-complex="italic" loext:padding="0.0201in" loext:border="0.06pt solid #ea7500"/>
    </style:style>
    <style:style style:name="T297" style:family="text">
      <style:text-properties fo:font-style="italic" style:text-underline-style="solid" style:text-underline-width="bold" style:text-underline-color="#3465a4" style:font-style-asian="italic" style:font-style-complex="italic"/>
    </style:style>
    <style:style style:name="T298" style:family="text">
      <style:text-properties fo:font-style="italic" style:text-underline-style="solid" style:text-underline-width="bold" style:text-underline-color="#3465a4" officeooo:rsid="000d3cf2" style:font-style-asian="italic" style:font-style-complex="italic"/>
    </style:style>
    <style:style style:name="T299" style:family="text">
      <style:text-properties fo:font-style="italic" style:text-underline-style="solid" style:text-underline-width="bold" style:text-underline-color="#069a2e" style:font-style-asian="italic" style:font-style-complex="italic"/>
    </style:style>
    <style:style style:name="T300" style:family="text">
      <style:text-properties fo:font-style="italic" style:text-underline-style="solid" style:text-underline-width="bold" style:text-underline-color="#069a2e" officeooo:rsid="0010ad6c" style:font-style-asian="italic" style:font-style-complex="italic"/>
    </style:style>
    <style:style style:name="T30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2" style:family="text">
      <style:text-properties fo:font-style="italic" style:text-underline-style="solid" style:text-underline-width="auto" style:text-underline-color="font-color" officeooo:rsid="001c49da" style:font-style-asian="italic" style:font-style-complex="italic"/>
    </style:style>
    <style:style style:name="T303" style:family="text">
      <style:text-properties fo:font-style="italic" style:text-underline-style="solid" style:text-underline-width="auto" style:text-underline-color="font-color" officeooo:rsid="00197574" style:font-style-asian="italic" style:font-style-complex="italic"/>
    </style:style>
    <style:style style:name="T304" style:family="text">
      <style:text-properties fo:font-style="italic" style:text-underline-style="solid" style:text-underline-width="auto" style:text-underline-color="font-color" officeooo:rsid="0017d895" style:font-style-asian="italic" style:font-style-complex="italic"/>
    </style:style>
    <style:style style:name="T305" style:family="text">
      <style:text-properties fo:font-style="italic" style:text-underline-style="solid" style:text-underline-width="auto" style:text-underline-color="font-color" officeooo:rsid="00172850" style:font-style-asian="italic" style:font-style-complex="italic"/>
    </style:style>
    <style:style style:name="T306" style:family="text">
      <style:text-properties fo:font-style="italic" style:text-underline-style="solid" style:text-underline-width="auto" style:text-underline-color="font-color" fo:font-weight="normal" officeooo:rsid="001520fe" style:font-style-asian="italic" style:font-weight-asian="normal" style:font-style-complex="italic" style:font-weight-complex="normal"/>
    </style:style>
    <style:style style:name="T307" style:family="text">
      <style:text-properties fo:font-style="italic" style:text-underline-style="solid" style:text-underline-width="auto" style:text-underline-color="font-color" fo:font-weight="normal" officeooo:rsid="00124aff" style:font-style-asian="italic" style:font-weight-asian="normal" style:font-style-complex="italic" style:font-weight-complex="normal"/>
    </style:style>
    <style:style style:name="T30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9" style:family="text">
      <style:text-properties fo:font-style="italic" style:text-underline-style="none" fo:font-weight="normal" officeooo:rsid="001c49da" style:font-style-asian="italic" style:font-weight-asian="normal" style:font-style-complex="italic" style:font-weight-complex="normal"/>
    </style:style>
    <style:style style:name="T310" style:family="text">
      <style:text-properties fo:font-style="italic" style:text-underline-style="none" fo:font-weight="normal" officeooo:rsid="00e7d63d" style:font-style-asian="italic" style:font-weight-asian="normal" style:font-style-complex="italic" style:font-weight-complex="normal"/>
    </style:style>
    <style:style style:name="T311" style:family="text">
      <style:text-properties fo:font-style="italic" style:text-underline-style="none" officeooo:rsid="002b5426" style:font-style-asian="italic" style:font-style-complex="italic"/>
    </style:style>
    <style:style style:name="T312" style:family="text">
      <style:text-properties fo:font-style="italic" style:text-underline-style="wave" style:text-underline-width="bold" style:text-underline-color="#3465a4" officeooo:rsid="004b4301" style:font-style-asian="italic" style:font-style-complex="italic"/>
    </style:style>
    <style:style style:name="T313" style:family="text">
      <style:text-properties fo:font-style="italic" style:text-underline-style="wave" style:text-underline-width="bold" style:text-underline-color="#c9211e" style:font-style-asian="italic" style:font-style-complex="italic"/>
    </style:style>
    <style:style style:name="T314" style:family="text">
      <style:text-properties fo:font-style="italic" style:text-underline-style="wave" style:text-underline-width="bold" style:text-underline-color="#c9211e" fo:font-weight="normal" style:font-style-asian="italic" style:font-weight-asian="normal" style:font-style-complex="italic" style:font-weight-complex="normal"/>
    </style:style>
    <style:style style:name="T315" style:family="text">
      <style:text-properties fo:font-style="italic" style:text-underline-style="solid" style:text-underline-width="auto" style:text-underline-color="#069a2e" style:font-style-asian="italic" style:font-style-complex="italic"/>
    </style:style>
    <style:style style:name="T316" style:family="text">
      <style:text-properties fo:font-style="italic" style:text-underline-style="solid" style:text-underline-width="auto" style:text-underline-color="#069a2e" officeooo:rsid="008ada8e" style:font-style-asian="italic" style:font-style-complex="italic"/>
    </style:style>
    <style:style style:name="T317" style:family="text">
      <style:text-properties fo:font-style="italic" style:text-underline-style="solid" style:text-underline-width="auto" style:text-underline-color="#069a2e" fo:font-weight="normal" officeooo:rsid="00e7d63d" style:font-style-asian="italic" style:font-weight-asian="normal" style:font-style-complex="italic" style:font-weight-complex="normal" loext:padding="0.0201in" loext:border="none"/>
    </style:style>
    <style:style style:name="T318" style:family="text">
      <style:text-properties fo:font-style="italic" style:text-underline-style="solid" style:text-underline-width="auto" style:text-underline-color="#069a2e" fo:font-weight="normal" officeooo:rsid="005315b4" style:font-style-asian="italic" style:font-weight-asian="normal" style:font-style-complex="italic" style:font-weight-complex="normal" loext:padding="0.0201in" loext:border="none"/>
    </style:style>
    <style:style style:name="T319" style:family="text">
      <style:text-properties fo:font-style="italic" fo:font-weight="bold" officeooo:rsid="002b5426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0aa0051" style:font-style-asian="italic" style:font-weight-asian="bold" style:font-style-complex="italic" style:font-weight-complex="bold"/>
    </style:style>
    <style:style style:name="T321" style:family="text">
      <style:text-properties fo:font-style="italic" style:text-underline-style="dash" style:text-underline-width="auto" style:text-underline-color="font-color" style:font-style-asian="italic" style:font-style-complex="italic"/>
    </style:style>
    <style:style style:name="T322" style:family="text">
      <style:text-properties fo:font-style="italic" style:text-underline-style="dash" style:text-underline-width="auto" style:text-underline-color="font-color" officeooo:rsid="010f3261" style:font-style-asian="italic" style:font-style-complex="italic" loext:padding="0.0201in" loext:border="0.06pt solid #069a2e"/>
    </style:style>
    <style:style style:name="T323" style:family="text">
      <style:text-properties fo:font-style="italic" style:text-underline-style="solid" style:text-underline-width="auto" style:text-underline-color="#ea7500" style:font-style-asian="italic" style:font-style-complex="italic"/>
    </style:style>
    <style:style style:name="T324" style:family="text">
      <style:text-properties fo:font-style="italic" style:text-underline-style="wave" style:text-underline-width="bold" style:text-underline-color="#ffff6d" style:font-style-asian="italic" style:font-style-complex="italic"/>
    </style:style>
    <style:style style:name="T325" style:family="text">
      <style:text-properties fo:font-style="italic" style:text-underline-style="wave" style:text-underline-width="bold" style:text-underline-color="#ffff6d" officeooo:rsid="01212be1" style:font-style-asian="italic" style:font-style-complex="italic"/>
    </style:style>
    <style:style style:name="T326" style:family="text">
      <style:text-properties fo:font-style="italic" style:text-underline-style="wave" style:text-underline-width="bold" style:text-underline-color="font-color" style:font-style-asian="italic" style:font-style-complex="italic"/>
    </style:style>
    <style:style style:name="T327" style:family="text">
      <style:text-properties fo:font-style="italic" style:text-underline-style="wave" style:text-underline-width="bold" style:text-underline-color="font-color" officeooo:rsid="005315b4" style:font-style-asian="italic" style:font-style-complex="italic"/>
    </style:style>
    <style:style style:name="T328" style:family="text">
      <style:text-properties fo:font-style="italic" style:text-underline-style="wave" style:text-underline-width="bold" style:text-underline-color="font-color" officeooo:rsid="013117a7" style:font-style-asian="italic" style:font-style-complex="italic"/>
    </style:style>
    <style:style style:name="T329" style:family="text">
      <style:text-properties fo:font-style="italic" style:text-underline-style="solid" style:text-underline-width="bold" style:text-underline-color="#c9211e" style:font-style-asian="italic" style:font-style-complex="italic"/>
    </style:style>
    <style:style style:name="T330" style:family="text">
      <style:text-properties fo:font-style="italic" style:text-underline-style="solid" style:text-underline-width="bold" style:text-underline-color="#c9211e" officeooo:rsid="0126f2e9" style:font-style-asian="italic" style:font-style-complex="italic"/>
    </style:style>
    <style:style style:name="T331" style:family="text">
      <style:text-properties fo:font-style="italic" style:text-underline-style="solid" style:text-underline-width="bold" style:text-underline-color="#c9211e" officeooo:rsid="0127ec71" style:font-style-asian="italic" style:font-style-complex="italic"/>
    </style:style>
    <style:style style:name="T332" style:family="text">
      <style:text-properties fo:font-style="italic" style:text-underline-style="solid" style:text-underline-width="bold" style:text-underline-color="#c9211e" officeooo:rsid="013117a7" style:font-style-asian="italic" style:font-style-complex="italic"/>
    </style:style>
    <style:style style:name="T333" style:family="text">
      <style:text-properties fo:font-style="italic" style:text-underline-style="solid" style:text-underline-width="bold" style:text-underline-color="#c9211e" officeooo:rsid="01345f2e" style:font-style-asian="italic" style:font-style-complex="italic"/>
    </style:style>
    <style:style style:name="T334" style:family="text">
      <style:text-properties fo:font-style="italic" style:text-underline-style="solid" style:text-underline-width="bold" style:text-underline-color="#c9211e" fo:font-weight="normal" officeooo:rsid="0207dc42" style:font-style-asian="italic" style:font-weight-asian="normal" style:font-style-complex="italic" style:font-weight-complex="normal"/>
    </style:style>
    <style:style style:name="T335" style:family="text">
      <style:text-properties fo:font-style="italic" fo:background-color="#ffffa6" loext:char-shading-value="0" style:font-style-asian="italic" style:font-style-complex="italic"/>
    </style:style>
    <style:style style:name="T3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7" style:family="text">
      <style:text-properties fo:font-style="italic" style:text-underline-style="solid" style:text-underline-width="bold" style:text-underline-color="#f10d0c" style:font-style-asian="italic" style:font-style-complex="italic"/>
    </style:style>
    <style:style style:name="T338" style:family="text">
      <style:text-properties officeooo:rsid="002313c4"/>
    </style:style>
    <style:style style:name="T339" style:family="text">
      <style:text-properties officeooo:rsid="001cd6f6"/>
    </style:style>
    <style:style style:name="T340" style:family="text">
      <style:text-properties fo:color="#069a2e" loext:opacity="100%"/>
    </style:style>
    <style:style style:name="T341" style:family="text">
      <style:text-properties fo:color="#069a2e" loext:opacity="100%" officeooo:rsid="001cd6f6"/>
    </style:style>
    <style:style style:name="T342" style:family="text">
      <style:text-properties fo:color="#069a2e" loext:opacity="100%" style:text-underline-style="solid" style:text-underline-width="bold" style:text-underline-color="#c9211e"/>
    </style:style>
    <style:style style:name="T343" style:family="text">
      <style:text-properties fo:color="#069a2e" loext:opacity="100%" officeooo:rsid="002b5426"/>
    </style:style>
    <style:style style:name="T344" style:family="text">
      <style:text-properties fo:color="#069a2e" loext:opacity="100%" style:text-underline-style="wave" style:text-underline-width="bold" style:text-underline-color="font-color"/>
    </style:style>
    <style:style style:name="T345" style:family="text">
      <style:text-properties fo:color="#069a2e" loext:opacity="100%" fo:font-style="italic" style:text-underline-style="wave" style:text-underline-width="bold" style:text-underline-color="font-color" style:font-style-asian="italic" style:font-style-complex="italic"/>
    </style:style>
    <style:style style:name="T346" style:family="text">
      <style:text-properties fo:color="#069a2e" loext:opacity="100%" fo:font-style="italic" style:text-underline-style="solid" style:text-underline-width="bold" style:text-underline-color="#c9211e" officeooo:rsid="0127ec71" style:font-style-asian="italic" style:font-style-complex="italic"/>
    </style:style>
    <style:style style:name="T347" style:family="text">
      <style:text-properties fo:color="#069a2e" loext:opacity="100%" style:text-underline-style="solid" style:text-underline-width="auto" style:text-underline-color="font-color"/>
    </style:style>
    <style:style style:name="T348" style:family="text">
      <style:text-properties fo:color="#069a2e" loext:opacity="100%" style:text-underline-style="solid" style:text-underline-width="auto" style:text-underline-color="font-color" officeooo:rsid="016d5352"/>
    </style:style>
    <style:style style:name="T349" style:family="text">
      <style:text-properties fo:color="#069a2e" loext:opacity="100%" style:text-underline-style="solid" style:text-underline-width="auto" style:text-underline-color="#069a2e"/>
    </style:style>
    <style:style style:name="T350" style:family="text">
      <style:text-properties fo:color="#069a2e" loext:opacity="100%" fo:font-size="20pt" style:font-size-asian="20pt" style:font-size-complex="20pt"/>
    </style:style>
    <style:style style:name="T351" style:family="text">
      <style:text-properties fo:color="#069a2e" loext:opacity="100%" fo:font-size="20pt" style:text-underline-style="solid" style:text-underline-width="auto" style:text-underline-color="#069a2e" style:font-size-asian="20pt" style:font-size-complex="20pt"/>
    </style:style>
    <style:style style:name="T352" style:family="text">
      <style:text-properties fo:color="#069a2e" loext:opacity="100%" fo:font-size="20pt" fo:font-weight="normal" style:font-size-asian="20pt" style:font-weight-asian="normal" style:font-size-complex="20pt" style:font-weight-complex="normal"/>
    </style:style>
    <style:style style:name="T353" style:family="text">
      <style:text-properties fo:color="#069a2e" loext:opacity="100%" fo:font-weight="normal" style:font-weight-asian="normal" style:font-weight-complex="normal"/>
    </style:style>
    <style:style style:name="T354" style:family="text">
      <style:text-properties officeooo:rsid="002bf9f3"/>
    </style:style>
    <style:style style:name="T355" style:family="text">
      <style:text-properties officeooo:rsid="00399704"/>
    </style:style>
    <style:style style:name="T356" style:family="text">
      <style:text-properties officeooo:rsid="00141219"/>
    </style:style>
    <style:style style:name="T357" style:family="text">
      <style:text-properties officeooo:rsid="0024175c"/>
    </style:style>
    <style:style style:name="T358" style:family="text">
      <style:text-properties loext:padding="0.0201in" loext:border="0.74pt solid #069a2e"/>
    </style:style>
    <style:style style:name="T359" style:family="text">
      <style:text-properties fo:font-size="20pt" style:font-size-asian="20pt" style:font-size-complex="20pt"/>
    </style:style>
    <style:style style:name="T360" style:family="text">
      <style:text-properties fo:font-size="20pt" style:font-size-asian="20pt" style:font-size-complex="20pt" loext:padding="0.0201in" loext:border="0.74pt solid #069a2e"/>
    </style:style>
    <style:style style:name="T361" style:family="text">
      <style:text-properties fo:font-size="20pt" officeooo:rsid="0029cebe" style:font-size-asian="20pt" style:font-size-complex="20pt"/>
    </style:style>
    <style:style style:name="T362" style:family="text">
      <style:text-properties fo:font-size="20pt" officeooo:rsid="00a1eeb9" style:font-size-asian="20pt" style:font-size-complex="20pt" loext:padding="0.0201in" loext:border="0.06pt solid #069a2e"/>
    </style:style>
    <style:style style:name="T363" style:family="text">
      <style:text-properties fo:font-size="20pt" officeooo:rsid="01b93b0e" style:font-size-asian="20pt" style:font-size-complex="20pt" loext:padding="0.0201in" loext:border="0.06pt solid #069a2e"/>
    </style:style>
    <style:style style:name="T364" style:family="text">
      <style:text-properties fo:font-size="20pt" style:font-size-asian="20pt" style:font-size-complex="20pt" loext:padding="0.0201in" loext:border="0.06pt solid #069a2e"/>
    </style:style>
    <style:style style:name="T365" style:family="text">
      <style:text-properties fo:font-size="20pt" officeooo:rsid="01cb0011" style:font-size-asian="20pt" style:font-size-complex="20pt"/>
    </style:style>
    <style:style style:name="T366" style:family="text">
      <style:text-properties fo:font-size="20pt" officeooo:rsid="01d3f378" style:font-size-asian="20pt" style:font-size-complex="20pt" loext:padding="0.0201in" loext:border="0.06pt solid #069a2e"/>
    </style:style>
    <style:style style:name="T367" style:family="text">
      <style:text-properties fo:font-size="20pt" officeooo:rsid="01d5a92b" style:font-size-asian="20pt" style:font-size-complex="20pt" loext:padding="0.0201in" loext:border="0.06pt solid #069a2e"/>
    </style:style>
    <style:style style:name="T368" style:family="text">
      <style:text-properties fo:font-size="20pt" officeooo:rsid="01e0eeb0" style:font-size-asian="20pt" style:font-size-complex="20pt"/>
    </style:style>
    <style:style style:name="T369" style:family="text">
      <style:text-properties fo:font-size="20pt" officeooo:rsid="01e46360" style:font-size-asian="20pt" style:font-size-complex="20pt" loext:padding="0.0201in" loext:border="0.06pt solid #069a2e"/>
    </style:style>
    <style:style style:name="T370" style:family="text">
      <style:text-properties fo:font-size="20pt" fo:font-style="italic" style:text-underline-style="solid" style:text-underline-width="bold" style:text-underline-color="#3465a4" style:font-size-asian="20pt" style:font-style-asian="italic" style:font-size-complex="20pt" style:font-style-complex="italic"/>
    </style:style>
    <style:style style:name="T371" style:family="text">
      <style:text-properties fo:font-size="20pt" fo:font-style="italic" style:text-underline-style="solid" style:text-underline-width="bold" style:text-underline-color="#3465a4" officeooo:rsid="000d3cf2" style:font-size-asian="20pt" style:font-style-asian="italic" style:font-size-complex="20pt" style:font-style-complex="italic"/>
    </style:style>
    <style:style style:name="T372" style:family="text">
      <style:text-properties fo:font-size="20pt" fo:font-style="italic" style:text-underline-style="solid" style:text-underline-width="bold" style:text-underline-color="#3465a4" officeooo:rsid="000df1d7" style:font-size-asian="20pt" style:font-style-asian="italic" style:font-size-complex="20pt" style:font-style-complex="italic"/>
    </style:style>
    <style:style style:name="T373" style:family="text">
      <style:text-properties fo:font-size="20pt" fo:font-style="italic" style:font-size-asian="20pt" style:font-style-asian="italic" style:font-size-complex="20pt" style:font-style-complex="italic"/>
    </style:style>
    <style:style style:name="T374" style:family="text">
      <style:text-properties fo:font-size="20pt" fo:font-style="italic" officeooo:rsid="0029cebe" style:font-size-asian="20pt" style:font-style-asian="italic" style:font-size-complex="20pt" style:font-style-complex="italic"/>
    </style:style>
    <style:style style:name="T375" style:family="text">
      <style:text-properties fo:font-size="20pt" fo:font-style="italic" officeooo:rsid="002d3767" style:font-size-asian="20pt" style:font-style-asian="italic" style:font-size-complex="20pt" style:font-style-complex="italic"/>
    </style:style>
    <style:style style:name="T376" style:family="text">
      <style:text-properties fo:font-size="20pt" fo:font-style="italic" style:text-underline-style="solid" style:text-underline-width="auto" style:text-underline-color="#069a2e" style:font-size-asian="20pt" style:font-style-asian="italic" style:font-size-complex="20pt" style:font-style-complex="italic"/>
    </style:style>
    <style:style style:name="T37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8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79" style:family="text">
      <style:text-properties fo:font-size="20pt" style:text-underline-style="none" fo:font-weight="normal" officeooo:rsid="00124aff" style:font-size-asian="20pt" style:font-weight-asian="normal" style:font-size-complex="20pt" style:font-weight-complex="normal"/>
    </style:style>
    <style:style style:name="T380" style:family="text">
      <style:text-properties fo:font-size="20pt" style:text-underline-style="none" fo:font-weight="normal" officeooo:rsid="00282f43" style:font-size-asian="20pt" style:font-weight-asian="normal" style:font-size-complex="20pt" style:font-weight-complex="normal"/>
    </style:style>
    <style:style style:name="T381" style:family="text">
      <style:text-properties fo:font-size="20pt" style:text-underline-style="none" fo:font-weight="normal" officeooo:rsid="0026f2c6" style:font-size-asian="20pt" style:font-weight-asian="normal" style:font-size-complex="20pt" style:font-weight-complex="normal"/>
    </style:style>
    <style:style style:name="T382" style:family="text">
      <style:text-properties fo:font-size="20pt" style:text-underline-style="none" fo:font-weight="normal" officeooo:rsid="0026f2c6" style:font-size-asian="20pt" style:font-weight-asian="normal" style:font-size-complex="20pt" style:font-weight-complex="normal" loext:padding="0.0201in" loext:border="0.06pt solid #069a2e"/>
    </style:style>
    <style:style style:name="T383" style:family="text">
      <style:text-properties fo:font-size="20pt" style:text-underline-style="solid" style:text-underline-width="auto" style:text-underline-color="font-color" fo:font-weight="normal" officeooo:rsid="00282f43" style:font-size-asian="20pt" style:font-weight-asian="normal" style:font-size-complex="20pt" style:font-weight-complex="normal"/>
    </style:style>
    <style:style style:name="T384" style:family="text">
      <style:text-properties fo:font-size="20pt" style:text-underline-style="dash" style:text-underline-width="auto" style:text-underline-color="font-color" style:font-size-asian="20pt" style:font-size-complex="20pt"/>
    </style:style>
    <style:style style:name="T385" style:family="text">
      <style:text-properties fo:font-size="20pt" style:text-underline-style="solid" style:text-underline-width="auto" style:text-underline-color="#c9211e" officeooo:rsid="00a1eeb9" style:font-size-asian="20pt" style:font-size-complex="20pt"/>
    </style:style>
    <style:style style:name="T386" style:family="text">
      <style:text-properties fo:font-size="20pt" style:text-underline-style="wave" style:text-underline-width="bold" style:text-underline-color="font-color" style:font-size-asian="20pt" style:font-size-complex="20pt"/>
    </style:style>
    <style:style style:name="T387" style:family="text">
      <style:text-properties fo:font-size="20pt" style:text-underline-style="wave" style:text-underline-width="bold" style:text-underline-color="font-color" officeooo:rsid="00a1eeb9" style:font-size-asian="20pt" style:font-size-complex="20pt"/>
    </style:style>
    <style:style style:name="T388" style:family="text">
      <style:text-properties fo:font-size="20pt" style:text-underline-style="wave" style:text-underline-width="bold" style:text-underline-color="font-color" officeooo:rsid="001520fe" style:font-size-asian="20pt" style:font-size-complex="20pt"/>
    </style:style>
    <style:style style:name="T389" style:family="text">
      <style:text-properties fo:font-size="20pt" style:text-underline-style="wave" style:text-underline-width="bold" style:text-underline-color="font-color" fo:font-weight="normal" style:font-size-asian="20pt" style:font-weight-asian="normal" style:font-size-complex="20pt" style:font-weight-complex="normal"/>
    </style:style>
    <style:style style:name="T390" style:family="text">
      <style:text-properties fo:font-size="20pt" fo:font-style="normal" style:text-underline-style="none" officeooo:rsid="002b5426" style:font-size-asian="20pt" style:font-style-asian="normal" style:font-size-complex="20pt" style:font-style-complex="normal"/>
    </style:style>
    <style:style style:name="T391" style:family="text">
      <style:text-properties fo:font-size="20pt" fo:font-style="normal" style:text-underline-style="none" officeooo:rsid="00a9290a" style:font-size-asian="20pt" style:font-style-asian="normal" style:font-size-complex="20pt" style:font-style-complex="normal"/>
    </style:style>
    <style:style style:name="T392" style:family="text">
      <style:text-properties fo:font-size="20pt" fo:font-style="normal" style:text-underline-style="none" officeooo:rsid="00e2d881" style:font-size-asian="20pt" style:font-style-asian="normal" style:font-size-complex="20pt" style:font-style-complex="normal"/>
    </style:style>
    <style:style style:name="T393" style:family="text">
      <style:text-properties fo:font-size="20pt" fo:font-style="normal" style:text-underline-style="none" officeooo:rsid="010afd71" style:font-size-asian="20pt" style:font-style-asian="normal" style:font-size-complex="20pt" style:font-style-complex="normal"/>
    </style:style>
    <style:style style:name="T394" style:family="text">
      <style:text-properties fo:font-size="20pt" fo:font-style="normal" style:text-underline-style="none" fo:font-weight="normal" officeooo:rsid="008ada8e" style:font-size-asian="20pt" style:font-style-asian="normal" style:font-weight-asian="normal" style:font-size-complex="20pt" style:font-style-complex="normal" style:font-weight-complex="normal"/>
    </style:style>
    <style:style style:name="T395" style:family="text">
      <style:text-properties fo:font-size="20pt" fo:font-style="normal" style:text-underline-style="none" fo:font-weight="normal" officeooo:rsid="00141219" style:font-size-asian="20pt" style:font-style-asian="normal" style:font-weight-asian="normal" style:font-size-complex="20pt" style:font-style-complex="normal" style:font-weight-complex="normal"/>
    </style:style>
    <style:style style:name="T396" style:family="text">
      <style:text-properties fo:font-size="20pt" fo:font-style="normal" style:text-underline-style="none" fo:font-weight="normal" officeooo:rsid="01ef18da" style:font-size-asian="20pt" style:font-style-asian="normal" style:font-weight-asian="normal" style:font-size-complex="20pt" style:font-style-complex="normal" style:font-weight-complex="normal"/>
    </style:style>
    <style:style style:name="T397" style:family="text">
      <style:text-properties fo:font-size="20pt" fo:font-style="normal" style:text-underline-style="none" fo:font-weight="normal" officeooo:rsid="01ef5ffa" style:font-size-asian="20pt" style:font-style-asian="normal" style:font-weight-asian="normal" style:font-size-complex="20pt" style:font-style-complex="normal" style:font-weight-complex="normal"/>
    </style:style>
    <style:style style:name="T398" style:family="text">
      <style:text-properties fo:font-size="20pt" fo:font-style="normal" style:text-underline-style="none" fo:font-weight="normal" officeooo:rsid="0210ad1e" style:font-size-asian="20pt" style:font-style-asian="normal" style:font-weight-asian="normal" style:font-size-complex="20pt" style:font-style-complex="normal" style:font-weight-complex="normal"/>
    </style:style>
    <style:style style:name="T399" style:family="text">
      <style:text-properties fo:font-size="20pt" fo:font-style="normal" style:text-underline-style="solid" style:text-underline-width="auto" style:text-underline-color="#069a2e" style:font-size-asian="20pt" style:font-style-asian="normal" style:font-size-complex="20pt" style:font-style-complex="normal"/>
    </style:style>
    <style:style style:name="T400" style:family="text">
      <style:text-properties fo:font-size="20pt" fo:font-style="normal" style:text-underline-style="solid" style:text-underline-width="auto" style:text-underline-color="#069a2e" fo:font-weight="normal" officeooo:rsid="008ada8e" style:font-size-asian="20pt" style:font-style-asian="normal" style:font-weight-asian="normal" style:font-size-complex="20pt" style:font-style-complex="normal" style:font-weight-complex="normal"/>
    </style:style>
    <style:style style:name="T401" style:family="text">
      <style:text-properties fo:font-size="20pt" fo:font-weight="normal" style:font-size-asian="20pt" style:font-weight-asian="normal" style:font-size-complex="20pt" style:font-weight-complex="normal"/>
    </style:style>
    <style:style style:name="T402" style:family="text">
      <style:text-properties fo:font-size="20pt" fo:font-weight="normal" officeooo:rsid="017b6ec4" style:font-size-asian="20pt" style:font-weight-asian="normal" style:font-size-complex="20pt" style:font-weight-complex="normal"/>
    </style:style>
    <style:style style:name="T403" style:family="text">
      <style:text-properties fo:font-size="20pt" style:text-underline-style="solid" style:text-underline-width="auto" style:text-underline-color="#069a2e" style:font-size-asian="20pt" style:font-size-complex="20pt"/>
    </style:style>
    <style:style style:name="T404" style:family="text">
      <style:text-properties fo:font-size="20pt" style:text-underline-style="solid" style:text-underline-width="bold" style:text-underline-color="#c9211e" style:font-size-asian="20pt" style:font-size-complex="20pt"/>
    </style:style>
    <style:style style:name="T405" style:family="text">
      <style:text-properties fo:font-size="20pt" style:text-underline-style="solid" style:text-underline-width="bold" style:text-underline-color="#c9211e" officeooo:rsid="01b93b0e" style:font-size-asian="20pt" style:font-size-complex="20pt"/>
    </style:style>
    <style:style style:name="T406" style:family="text">
      <style:text-properties fo:font-size="20pt" style:text-underline-style="solid" style:text-underline-width="bold" style:text-underline-color="#c9211e" fo:font-weight="normal" officeooo:rsid="01df9a16" style:font-size-asian="20pt" style:font-weight-asian="normal" style:font-size-complex="20pt" style:font-weight-complex="normal"/>
    </style:style>
    <style:style style:name="T407" style:family="text">
      <style:text-properties fo:font-size="20pt" style:text-underline-style="solid" style:text-underline-width="bold" style:text-underline-color="#3465a4" style:font-size-asian="20pt" style:font-size-complex="20pt"/>
    </style:style>
    <style:style style:name="T408" style:family="text">
      <style:text-properties fo:font-size="20pt" style:text-underline-style="solid" style:text-underline-width="bold" style:text-underline-color="#3465a4" officeooo:rsid="01f9d021" style:font-size-asian="20pt" style:font-size-complex="20pt"/>
    </style:style>
    <style:style style:name="T409" style:family="text">
      <style:text-properties fo:font-size="20pt" style:text-underline-style="solid" style:text-underline-width="bold" style:text-underline-color="#f10d0c" officeooo:rsid="01f9d021" style:font-size-asian="20pt" style:font-size-complex="20pt"/>
    </style:style>
    <style:style style:name="T410" style:family="text">
      <style:text-properties style:use-window-font-color="true" loext:opacity="0%"/>
    </style:style>
    <style:style style:name="T4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2" style:family="text">
      <style:text-properties style:use-window-font-color="true" loext:opacity="0%" fo:font-size="15pt" fo:font-weight="bold" officeooo:rsid="001520fe" style:font-size-asian="15pt" style:font-weight-asian="bold" style:font-size-complex="15pt" style:font-weight-complex="bold"/>
    </style:style>
    <style:style style:name="T413" style:family="text">
      <style:text-properties style:use-window-font-color="true" loext:opacity="0%" fo:font-size="15pt" fo:font-weight="bold" officeooo:rsid="002b5426" style:font-size-asian="15pt" style:font-weight-asian="bold" style:font-size-complex="15pt" style:font-weight-complex="bold"/>
    </style:style>
    <style:style style:name="T414" style:family="text">
      <style:text-properties style:use-window-font-color="true" loext:opacity="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15" style:family="text">
      <style:text-properties style:use-window-font-color="true" loext:opacity="0%" fo:font-size="15pt" fo:font-style="normal" fo:font-weight="bold" officeooo:rsid="001520fe" style:font-size-asian="15pt" style:font-style-asian="normal" style:font-weight-asian="bold" style:font-size-complex="15pt" style:font-style-complex="normal" style:font-weight-complex="bold"/>
    </style:style>
    <style:style style:name="T416" style:family="text">
      <style:text-properties style:use-window-font-color="true" loext:opacity="0%" fo:font-size="15pt" fo:font-style="normal" fo:font-weight="bold" officeooo:rsid="00197574" style:font-size-asian="15pt" style:font-style-asian="normal" style:font-weight-asian="bold" style:font-size-complex="15pt" style:font-style-complex="normal" style:font-weight-complex="bold"/>
    </style:style>
    <style:style style:name="T417" style:family="text">
      <style:text-properties style:use-window-font-color="true" loext:opacity="0%" fo:font-size="15pt" fo:font-style="normal" fo:font-weight="bold" officeooo:rsid="002b5426" style:font-size-asian="15pt" style:font-style-asian="normal" style:font-weight-asian="bold" style:font-size-complex="15pt" style:font-style-complex="normal" style:font-weight-complex="bold"/>
    </style:style>
    <style:style style:name="T418" style:family="text">
      <style:text-properties style:use-window-font-color="true" loext:opacity="0%" fo:font-size="15pt" fo:font-style="normal" fo:font-weight="bold" officeooo:rsid="00345cb7" style:font-size-asian="15pt" style:font-style-asian="normal" style:font-weight-asian="bold" style:font-size-complex="15pt" style:font-style-complex="normal" style:font-weight-complex="bold"/>
    </style:style>
    <style:style style:name="T419" style:family="text">
      <style:text-properties style:use-window-font-color="true" loext:opacity="0%" fo:font-size="15pt" fo:font-style="normal" style:text-underline-style="none" fo:font-weight="bold" officeooo:rsid="001520fe" style:font-size-asian="15pt" style:font-style-asian="normal" style:font-weight-asian="bold" style:font-size-complex="15pt" style:font-style-complex="normal" style:font-weight-complex="bold"/>
    </style:style>
    <style:style style:name="T420" style:family="text">
      <style:text-properties style:use-window-font-color="true" loext:opacity="0%" fo:font-size="15pt" fo:font-style="normal" style:text-underline-style="none" fo:font-weight="bold" officeooo:rsid="002b5426" style:font-size-asian="15pt" style:font-style-asian="normal" style:font-weight-asian="bold" style:font-size-complex="15pt" style:font-style-complex="normal" style:font-weight-complex="bold"/>
    </style:style>
    <style:style style:name="T421" style:family="text">
      <style:text-properties style:use-window-font-color="true" loext:opacity="0%" fo:font-size="15pt" fo:font-style="normal" style:text-underline-style="none" fo:font-weight="bold" officeooo:rsid="003e34f6" style:font-size-asian="15pt" style:font-style-asian="normal" style:font-weight-asian="bold" style:font-size-complex="15pt" style:font-style-complex="normal" style:font-weight-complex="bold"/>
    </style:style>
    <style:style style:name="T422" style:family="text">
      <style:text-properties style:use-window-font-color="true" loext:opacity="0%" fo:font-size="15pt" fo:font-style="normal" style:text-underline-style="none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423" style:family="text">
      <style:text-properties style:use-window-font-color="true" loext:opacity="0%" fo:font-size="15pt" fo:font-style="normal" style:text-underline-style="none" fo:font-weight="normal" officeooo:rsid="002b5426" style:font-size-asian="15pt" style:font-style-asian="normal" style:font-weight-asian="normal" style:font-size-complex="15pt" style:font-style-complex="normal" style:font-weight-complex="normal" loext:padding="0.0201in" loext:border="0.06pt solid #069a2e"/>
    </style:style>
    <style:style style:name="T424" style:family="text">
      <style:text-properties style:use-window-font-color="true" loext:opacity="0%" fo:font-size="15pt" fo:font-style="normal" style:text-underline-style="non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425" style:family="text">
      <style:text-properties style:use-window-font-color="true" loext:opacity="0%" fo:font-size="15pt" fo:font-style="normal" style:text-underline-style="none" fo:font-weight="normal" officeooo:rsid="01ff78dd" style:font-size-asian="15pt" style:font-style-asian="normal" style:font-weight-asian="normal" style:font-size-complex="15pt" style:font-style-complex="normal" style:font-weight-complex="normal"/>
    </style:style>
    <style:style style:name="T426" style:family="text">
      <style:text-properties style:use-window-font-color="true" loext:opacity="0%" fo:font-size="15pt" fo:font-style="normal" style:text-underline-style="solid" style:text-underline-width="bold" style:text-underline-color="#ff860d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427" style:family="text">
      <style:text-properties style:use-window-font-color="true" loext:opacity="0%" fo:font-size="15pt" fo:font-style="normal" style:text-underline-style="solid" style:text-underline-width="bold" style:text-underline-color="#3465a4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428" style:family="text">
      <style:text-properties style:use-window-font-color="true" loext:opacity="0%" fo:font-size="15pt" fo:font-style="normal" style:text-underline-style="solid" style:text-underline-width="bold" style:text-underline-color="#c9211e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429" style:family="text">
      <style:text-properties style:use-window-font-color="true" loext:opacity="0%" fo:font-size="15pt" fo:font-style="normal" style:text-underline-style="wave" style:text-underline-width="bold" style:text-underline-color="font-color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430" style:family="text">
      <style:text-properties style:use-window-font-color="true" loext:opacity="0%" fo:font-size="15pt" fo:font-style="italic" style:text-underline-style="none" fo:font-weight="normal" officeooo:rsid="002b5426" style:font-size-asian="15pt" style:font-style-asian="italic" style:font-weight-asian="normal" style:font-size-complex="15pt" style:font-style-complex="italic" style:font-weight-complex="normal"/>
    </style:style>
    <style:style style:name="T431" style:family="text">
      <style:text-properties style:use-window-font-color="true" loext:opacity="0%" fo:font-size="15pt" fo:font-weight="normal" officeooo:rsid="002b5426" style:font-size-asian="15pt" style:font-weight-asian="normal" style:font-size-complex="15pt" style:font-weight-complex="normal"/>
    </style:style>
    <style:style style:name="T432" style:family="text">
      <style:text-properties style:use-window-font-color="true" loext:opacity="0%" fo:font-size="15pt" fo:font-weight="normal" officeooo:rsid="012fea07" style:font-size-asian="15pt" style:font-weight-asian="normal" style:font-size-complex="15pt" style:font-weight-complex="normal" loext:padding="0.0201in" loext:border="0.06pt solid #069a2e"/>
    </style:style>
    <style:style style:name="T433" style:family="text">
      <style:text-properties style:use-window-font-color="true" loext:opacity="0%" fo:font-size="15pt" fo:font-weight="normal" officeooo:rsid="016fd201" style:font-name-asian="Times New Roman" style:font-size-asian="15pt" style:font-weight-asian="normal" style:font-size-complex="15pt" style:font-weight-complex="normal"/>
    </style:style>
    <style:style style:name="T434" style:family="text">
      <style:text-properties style:use-window-font-color="true" loext:opacity="0%" fo:font-style="italic" style:text-underline-style="solid" style:text-underline-width="bold" style:text-underline-color="#069a2e" officeooo:rsid="0010ad6c" style:font-style-asian="italic" style:font-style-complex="italic"/>
    </style:style>
    <style:style style:name="T435" style:family="text">
      <style:text-properties style:use-window-font-color="true" loext:opacity="0%" fo:font-style="italic" style:font-style-asian="italic" style:font-style-complex="italic"/>
    </style:style>
    <style:style style:name="T436" style:family="text">
      <style:text-properties style:use-window-font-color="true" loext:opacity="0%" fo:font-style="italic" officeooo:rsid="003c4336" style:font-style-asian="italic" style:font-style-complex="italic"/>
    </style:style>
    <style:style style:name="T437" style:family="text">
      <style:text-properties style:use-window-font-color="true" loext:opacity="0%" fo:font-style="italic" officeooo:rsid="0062ebda" style:font-style-asian="italic" style:font-style-complex="italic" loext:padding="0.0201in" loext:border="0.06pt solid #069a2e"/>
    </style:style>
    <style:style style:name="T438" style:family="text">
      <style:text-properties style:use-window-font-color="true" loext:opacity="0%" fo:font-style="italic" officeooo:rsid="0132c270" style:font-style-asian="italic" style:font-style-complex="italic" loext:padding="0.0201in" loext:border="0.06pt solid #069a2e"/>
    </style:style>
    <style:style style:name="T439" style:family="text">
      <style:text-properties style:use-window-font-color="true" loext:opacity="0%" fo:font-style="italic" style:text-underline-style="wave" style:text-underline-width="bold" style:text-underline-color="font-color" style:font-style-asian="italic" style:font-style-complex="italic"/>
    </style:style>
    <style:style style:name="T440" style:family="text">
      <style:text-properties style:use-window-font-color="true" loext:opacity="0%" fo:font-style="italic" style:text-underline-style="wave" style:text-underline-width="bold" style:text-underline-color="font-color" officeooo:rsid="008ada8e" style:font-style-asian="italic" style:font-style-complex="italic"/>
    </style:style>
    <style:style style:name="T441" style:family="text">
      <style:text-properties style:use-window-font-color="true" loext:opacity="0%" fo:font-style="italic" style:text-underline-style="wave" style:text-underline-width="bold" style:text-underline-color="font-color" officeooo:rsid="020bd5a3" style:font-style-asian="italic" style:font-style-complex="italic"/>
    </style:style>
    <style:style style:name="T442" style:family="text">
      <style:text-properties style:use-window-font-color="true" loext:opacity="0%" fo:font-style="italic" style:text-underline-style="solid" style:text-underline-width="bold" style:text-underline-color="#c9211e" officeooo:rsid="020bd5a3" style:font-style-asian="italic" style:font-style-complex="italic"/>
    </style:style>
    <style:style style:name="T443" style:family="text">
      <style:text-properties style:use-window-font-color="true" loext:opacity="0%" fo:font-style="italic" style:text-underline-style="solid" style:text-underline-width="bold" style:text-underline-color="#3465a4" officeooo:rsid="020bd5a3" style:font-style-asian="italic" style:font-style-complex="italic"/>
    </style:style>
    <style:style style:name="T444" style:family="text">
      <style:text-properties style:use-window-font-color="true" loext:opacity="0%" officeooo:rsid="0010ad6c"/>
    </style:style>
    <style:style style:name="T445" style:family="text">
      <style:text-properties style:use-window-font-color="true" loext:opacity="0%" fo:font-size="20pt" fo:font-style="italic" style:text-underline-style="solid" style:text-underline-width="auto" style:text-underline-color="font-color" fo:font-weight="normal" officeooo:rsid="00124aff" style:font-size-asian="20pt" style:font-style-asian="italic" style:font-weight-asian="normal" style:font-size-complex="20pt" style:font-style-complex="italic" style:font-weight-complex="normal"/>
    </style:style>
    <style:style style:name="T446" style:family="text">
      <style:text-properties style:use-window-font-color="true" loext:opacity="0%" fo:font-size="20pt" fo:font-style="italic" style:text-underline-style="solid" style:text-underline-width="auto" style:text-underline-color="font-color" fo:font-weight="normal" officeooo:rsid="0026f2c6" style:font-size-asian="20pt" style:font-style-asian="italic" style:font-weight-asian="normal" style:font-size-complex="20pt" style:font-style-complex="italic" style:font-weight-complex="normal"/>
    </style:style>
    <style:style style:name="T447" style:family="text">
      <style:text-properties style:use-window-font-color="true" loext:opacity="0%" fo:font-size="20pt" fo:font-style="italic" style:text-underline-style="none" fo:font-weight="normal" officeooo:rsid="0026f2c6" style:font-size-asian="20pt" style:font-style-asian="italic" style:font-weight-asian="normal" style:font-size-complex="20pt" style:font-style-complex="italic" style:font-weight-complex="normal"/>
    </style:style>
    <style:style style:name="T448" style:family="text">
      <style:text-properties style:use-window-font-color="true" loext:opacity="0%" fo:font-size="20pt" fo:font-style="italic" style:text-underline-style="none" fo:font-weight="normal" officeooo:rsid="00345cb7" style:font-size-asian="20pt" style:font-style-asian="italic" style:font-weight-asian="normal" style:font-size-complex="20pt" style:font-style-complex="italic" style:font-weight-complex="normal"/>
    </style:style>
    <style:style style:name="T449" style:family="text">
      <style:text-properties style:use-window-font-color="true" loext:opacity="0%" fo:font-size="20pt" fo:font-style="italic" style:text-underline-style="none" fo:font-weight="normal" officeooo:rsid="003e34f6" style:font-size-asian="20pt" style:font-style-asian="italic" style:font-weight-asian="normal" style:font-size-complex="20pt" style:font-style-complex="italic" style:font-weight-complex="normal"/>
    </style:style>
    <style:style style:name="T450" style:family="text">
      <style:text-properties style:use-window-font-color="true" loext:opacity="0%" fo:font-size="20pt" fo:font-style="italic" style:text-underline-style="none" fo:font-weight="normal" officeooo:rsid="004ccd20" style:font-size-asian="20pt" style:font-style-asian="italic" style:font-weight-asian="normal" style:font-size-complex="20pt" style:font-style-complex="italic" style:font-weight-complex="normal"/>
    </style:style>
    <style:style style:name="T451" style:family="text">
      <style:text-properties style:use-window-font-color="true" loext:opacity="0%" fo:font-size="20pt" fo:font-style="italic" style:text-underline-style="none" fo:font-weight="normal" officeooo:rsid="0041fefe" style:font-size-asian="20pt" style:font-style-asian="italic" style:font-weight-asian="normal" style:font-size-complex="20pt" style:font-style-complex="italic" style:font-weight-complex="normal"/>
    </style:style>
    <style:style style:name="T452" style:family="text">
      <style:text-properties style:use-window-font-color="true" loext:opacity="0%" fo:font-size="20pt" fo:font-style="italic" style:font-size-asian="20pt" style:font-style-asian="italic" style:font-size-complex="20pt" style:font-style-complex="italic"/>
    </style:style>
    <style:style style:name="T453" style:family="text">
      <style:text-properties style:use-window-font-color="true" loext:opacity="0%" fo:font-size="20pt" officeooo:rsid="0029cebe" style:font-size-asian="20pt" style:font-size-complex="20pt"/>
    </style:style>
    <style:style style:name="T454" style:family="text">
      <style:text-properties style:use-window-font-color="true" loext:opacity="0%" fo:font-size="20pt" fo:font-style="normal" style:text-underline-style="none" fo:font-weight="normal" officeooo:rsid="00345cb7" style:font-size-asian="20pt" style:font-style-asian="normal" style:font-weight-asian="normal" style:font-size-complex="20pt" style:font-style-complex="normal" style:font-weight-complex="normal"/>
    </style:style>
    <style:style style:name="T455" style:family="text">
      <style:text-properties style:use-window-font-color="true" loext:opacity="0%" fo:font-size="20pt" fo:font-style="normal" style:text-underline-style="none" fo:font-weight="normal" officeooo:rsid="003644aa" style:font-size-asian="20pt" style:font-style-asian="normal" style:font-weight-asian="normal" style:font-size-complex="20pt" style:font-style-complex="normal" style:font-weight-complex="normal" loext:padding="0.0201in" loext:border="0.06pt solid #069a2e"/>
    </style:style>
    <style:style style:name="T456" style:family="text">
      <style:text-properties style:use-window-font-color="true" loext:opacity="0%" fo:font-size="20pt" fo:font-style="normal" style:text-underline-style="none" fo:font-weight="normal" officeooo:rsid="00345ef9" style:font-size-asian="20pt" style:font-style-asian="normal" style:font-weight-asian="normal" style:font-size-complex="20pt" style:font-style-complex="normal" style:font-weight-complex="normal"/>
    </style:style>
    <style:style style:name="T457" style:family="text">
      <style:text-properties style:use-window-font-color="true" loext:opacity="0%" fo:font-size="20pt" fo:font-style="normal" style:text-underline-style="none" fo:font-weight="normal" officeooo:rsid="003e34f6" style:font-size-asian="20pt" style:font-style-asian="normal" style:font-weight-asian="normal" style:font-size-complex="20pt" style:font-style-complex="normal" style:font-weight-complex="normal"/>
    </style:style>
    <style:style style:name="T458" style:family="text">
      <style:text-properties style:use-window-font-color="true" loext:opacity="0%" fo:font-size="20pt" fo:font-style="normal" style:text-underline-style="none" fo:font-weight="normal" officeooo:rsid="0041fefe" style:font-size-asian="20pt" style:font-style-asian="normal" style:font-weight-asian="normal" style:font-size-complex="20pt" style:font-style-complex="normal" style:font-weight-complex="normal"/>
    </style:style>
    <style:style style:name="T459" style:family="text">
      <style:text-properties style:use-window-font-color="true" loext:opacity="0%" fo:font-size="20pt" fo:font-style="normal" style:text-underline-style="none" fo:font-weight="normal" officeooo:rsid="00472fef" style:font-size-asian="20pt" style:font-style-asian="normal" style:font-weight-asian="normal" style:font-size-complex="20pt" style:font-style-complex="normal" style:font-weight-complex="normal" loext:padding="0.0201in" loext:border="0.06pt solid #069a2e"/>
    </style:style>
    <style:style style:name="T460" style:family="text">
      <style:text-properties style:use-window-font-color="true" loext:opacity="0%" fo:font-size="20pt" fo:font-style="normal" style:text-underline-style="none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461" style:family="text">
      <style:text-properties style:use-window-font-color="true" loext:opacity="0%" fo:font-size="20pt" fo:font-style="normal" style:text-underline-style="none" fo:font-weight="normal" officeooo:rsid="005cb4da" style:font-size-asian="20pt" style:font-style-asian="normal" style:font-weight-asian="normal" style:font-size-complex="20pt" style:font-style-complex="normal" style:font-weight-complex="normal" loext:padding="0.0201in" loext:border="0.06pt solid #069a2e"/>
    </style:style>
    <style:style style:name="T462" style:family="text">
      <style:text-properties style:use-window-font-color="true" loext:opacity="0%" fo:font-size="20pt" fo:font-style="normal" style:text-underline-style="none" fo:font-weight="normal" officeooo:rsid="00600686" style:font-size-asian="20pt" style:font-style-asian="normal" style:font-weight-asian="normal" style:font-size-complex="20pt" style:font-style-complex="normal" style:font-weight-complex="normal"/>
    </style:style>
    <style:style style:name="T463" style:family="text">
      <style:text-properties style:use-window-font-color="true" loext:opacity="0%" fo:font-size="20pt" fo:font-style="normal" style:text-underline-style="wave" style:text-underline-width="auto" style:text-underline-color="font-color" fo:font-weight="normal" officeooo:rsid="002b5426" style:font-size-asian="20pt" style:font-style-asian="normal" style:font-weight-asian="normal" style:font-size-complex="20pt" style:font-style-complex="normal" style:font-weight-complex="normal"/>
    </style:style>
    <style:style style:name="T464" style:family="text">
      <style:text-properties style:use-window-font-color="true" loext:opacity="0%" fo:font-size="20pt" fo:font-style="normal" style:text-underline-style="solid" style:text-underline-width="auto" style:text-underline-color="#c9211e" fo:font-weight="normal" officeooo:rsid="00345cb7" style:font-size-asian="20pt" style:font-style-asian="normal" style:font-weight-asian="normal" style:font-size-complex="20pt" style:font-style-complex="normal" style:font-weight-complex="normal"/>
    </style:style>
    <style:style style:name="T465" style:family="text">
      <style:text-properties style:use-window-font-color="true" loext:opacity="0%" fo:font-size="20pt" fo:font-style="normal" style:text-underline-style="solid" style:text-underline-width="auto" style:text-underline-color="#c9211e" fo:font-weight="normal" officeooo:rsid="00345ef9" style:font-size-asian="20pt" style:font-style-asian="normal" style:font-weight-asian="normal" style:font-size-complex="20pt" style:font-style-complex="normal" style:font-weight-complex="normal"/>
    </style:style>
    <style:style style:name="T466" style:family="text">
      <style:text-properties style:use-window-font-color="true" loext:opacity="0%" fo:font-size="20pt" fo:font-style="normal" style:text-underline-style="solid" style:text-underline-width="auto" style:text-underline-color="#c9211e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467" style:family="text">
      <style:text-properties style:use-window-font-color="true" loext:opacity="0%" fo:font-size="20pt" fo:font-style="normal" style:text-underline-style="solid" style:text-underline-width="auto" style:text-underline-color="#3465a4" fo:font-weight="normal" officeooo:rsid="00345cb7" style:font-size-asian="20pt" style:font-style-asian="normal" style:font-weight-asian="normal" style:font-size-complex="20pt" style:font-style-complex="normal" style:font-weight-complex="normal"/>
    </style:style>
    <style:style style:name="T468" style:family="text">
      <style:text-properties style:use-window-font-color="true" loext:opacity="0%" fo:font-size="20pt" fo:font-style="normal" style:text-underline-style="solid" style:text-underline-width="auto" style:text-underline-color="#3465a4" fo:font-weight="normal" officeooo:rsid="00364d9a" style:font-size-asian="20pt" style:font-style-asian="normal" style:font-weight-asian="normal" style:font-size-complex="20pt" style:font-style-complex="normal" style:font-weight-complex="normal"/>
    </style:style>
    <style:style style:name="T469" style:family="text">
      <style:text-properties style:use-window-font-color="true" loext:opacity="0%" fo:font-size="20pt" fo:font-style="normal" style:text-underline-style="solid" style:text-underline-width="auto" style:text-underline-color="#3465a4" fo:font-weight="normal" officeooo:rsid="003846f4" style:font-size-asian="20pt" style:font-style-asian="normal" style:font-weight-asian="normal" style:font-size-complex="20pt" style:font-style-complex="normal" style:font-weight-complex="normal"/>
    </style:style>
    <style:style style:name="T470" style:family="text">
      <style:text-properties style:use-window-font-color="true" loext:opacity="0%" fo:font-size="20pt" fo:font-style="normal" style:text-underline-style="solid" style:text-underline-width="bold" style:text-underline-color="#3465a4" fo:font-weight="normal" officeooo:rsid="003e34f6" style:font-size-asian="20pt" style:font-style-asian="normal" style:font-weight-asian="normal" style:font-size-complex="20pt" style:font-style-complex="normal" style:font-weight-complex="normal"/>
    </style:style>
    <style:style style:name="T471" style:family="text">
      <style:text-properties style:use-window-font-color="true" loext:opacity="0%" fo:font-size="20pt" fo:font-style="normal" style:text-underline-style="wave" style:text-underline-width="bold" style:text-underline-color="font-color" fo:font-weight="normal" officeooo:rsid="001520fe" style:font-size-asian="20pt" style:font-style-asian="normal" style:font-weight-asian="normal" style:font-size-complex="20pt" style:font-style-complex="normal" style:font-weight-complex="normal"/>
    </style:style>
    <style:style style:name="T472" style:family="text">
      <style:text-properties style:use-window-font-color="true" loext:opacity="0%" fo:font-size="20pt" fo:font-style="normal" style:text-underline-style="solid" style:text-underline-width="auto" style:text-underline-color="#069a2e" fo:font-weight="normal" officeooo:rsid="008ada8e" style:font-size-asian="20pt" style:font-style-asian="normal" style:font-weight-asian="normal" style:font-size-complex="20pt" style:font-style-complex="normal" style:font-weight-complex="normal"/>
    </style:style>
    <style:style style:name="T473" style:family="text">
      <style:text-properties style:use-window-font-color="true" loext:opacity="0%" style:text-underline-style="solid" style:text-underline-width="auto" style:text-underline-color="#3465a4"/>
    </style:style>
    <style:style style:name="T474" style:family="text">
      <style:text-properties style:use-window-font-color="true" loext:opacity="0%" fo:font-style="normal" style:font-style-asian="normal" style:font-style-complex="normal"/>
    </style:style>
    <style:style style:name="T475" style:family="text">
      <style:text-properties style:use-window-font-color="true" loext:opacity="0%" fo:font-style="normal" officeooo:rsid="00345ef9" style:font-style-asian="normal" style:font-style-complex="normal" loext:padding="0.0201in" loext:border="0.06pt solid #069a2e"/>
    </style:style>
    <style:style style:name="T476" style:family="text">
      <style:text-properties style:use-window-font-color="true" loext:opacity="0%" fo:font-style="normal" officeooo:rsid="003644aa" style:font-style-asian="normal" style:font-style-complex="normal" loext:padding="0.0201in" loext:border="0.06pt solid #069a2e"/>
    </style:style>
    <style:style style:name="T477" style:family="text">
      <style:text-properties style:use-window-font-color="true" loext:opacity="0%" fo:font-style="normal" officeooo:rsid="005cb4da" style:font-style-asian="normal" style:font-style-complex="normal" loext:padding="0.0201in" loext:border="0.06pt solid #069a2e"/>
    </style:style>
    <style:style style:name="T478" style:family="text">
      <style:text-properties style:use-window-font-color="true" loext:opacity="0%" fo:font-style="normal" style:text-underline-style="wave" style:text-underline-width="bold" style:text-underline-color="font-color" style:font-style-asian="normal" style:font-style-complex="normal"/>
    </style:style>
    <style:style style:name="T479" style:family="text">
      <style:text-properties style:use-window-font-color="true" loext:opacity="0%" fo:font-style="normal" style:text-underline-style="solid" style:text-underline-width="auto" style:text-underline-color="#c9211e" style:font-style-asian="normal" style:font-style-complex="normal"/>
    </style:style>
    <style:style style:name="T480" style:family="text">
      <style:text-properties style:use-window-font-color="true" loext:opacity="0%" fo:font-style="normal" style:text-underline-style="solid" style:text-underline-width="auto" style:text-underline-color="#3465a4" style:font-style-asian="normal" style:font-style-complex="normal"/>
    </style:style>
    <style:style style:name="T481" style:family="text">
      <style:text-properties style:use-window-font-color="true" loext:opacity="0%" fo:font-style="normal" style:text-underline-style="none" fo:font-weight="normal" officeooo:rsid="00a1eeb9" style:font-style-asian="normal" style:font-weight-asian="normal" style:font-style-complex="normal" style:font-weight-complex="normal" loext:padding="0.0201in" loext:border="0.06pt solid #069a2e"/>
    </style:style>
    <style:style style:name="T482" style:family="text">
      <style:text-properties style:use-window-font-color="true" loext:opacity="0%" fo:font-style="normal" style:text-underline-style="solid" style:text-underline-width="auto" style:text-underline-color="#069a2e" fo:font-weight="normal" officeooo:rsid="008ada8e" style:font-style-asian="normal" style:font-weight-asian="normal" style:font-style-complex="normal" style:font-weight-complex="normal"/>
    </style:style>
    <style:style style:name="T483" style:family="text">
      <style:text-properties style:use-window-font-color="true" loext:opacity="0%" fo:font-style="normal" style:text-underline-style="solid" style:text-underline-width="bold" style:text-underline-color="#c9211e" officeooo:rsid="020d4ccf" style:font-style-asian="normal" style:font-style-complex="normal"/>
    </style:style>
    <style:style style:name="T484" style:family="text">
      <style:text-properties style:use-window-font-color="true" loext:opacity="0%" fo:font-style="normal" style:text-underline-style="solid" style:text-underline-width="bold" style:text-underline-color="#3465a4" officeooo:rsid="020d4ccf" style:font-style-asian="normal" style:font-style-complex="normal"/>
    </style:style>
    <style:style style:name="T485" style:family="text">
      <style:text-properties style:use-window-font-color="true" loext:opacity="0%" officeooo:rsid="003644aa" loext:padding="0.0201in" loext:border="0.06pt solid #069a2e"/>
    </style:style>
    <style:style style:name="T486" style:family="text">
      <style:text-properties style:use-window-font-color="true" loext:opacity="0%" style:text-underline-style="solid" style:text-underline-width="bold" style:text-underline-color="#3465a4"/>
    </style:style>
    <style:style style:name="T487" style:family="text">
      <style:text-properties style:use-window-font-color="true" loext:opacity="0%" style:text-underline-style="solid" style:text-underline-width="bold" style:text-underline-color="#3465a4" officeooo:rsid="0040146b"/>
    </style:style>
    <style:style style:name="T488" style:family="text">
      <style:text-properties style:use-window-font-color="true" loext:opacity="0%" style:text-underline-style="solid" style:text-underline-width="bold" style:text-underline-color="#3465a4" officeooo:rsid="003c4336"/>
    </style:style>
    <style:style style:name="T489" style:family="text">
      <style:text-properties style:use-window-font-color="true" loext:opacity="0%" officeooo:rsid="003c4336"/>
    </style:style>
    <style:style style:name="T490" style:family="text">
      <style:text-properties style:use-window-font-color="true" loext:opacity="0%" style:text-underline-style="wave" style:text-underline-width="bold" style:text-underline-color="#3465a4" officeooo:rsid="003c4336"/>
    </style:style>
    <style:style style:name="T491" style:family="text">
      <style:text-properties style:use-window-font-color="true" loext:opacity="0%" style:text-underline-style="wave" style:text-underline-width="bold" style:text-underline-color="#3465a4" officeooo:rsid="004ccd20"/>
    </style:style>
    <style:style style:name="T492" style:family="text">
      <style:text-properties style:use-window-font-color="true" loext:opacity="0%" style:text-underline-style="wave" style:text-underline-width="bold" style:text-underline-color="#c9211e" officeooo:rsid="003c4336"/>
    </style:style>
    <style:style style:name="T493" style:family="text">
      <style:text-properties style:use-window-font-color="true" loext:opacity="0%" style:text-underline-style="wave" style:text-underline-width="bold" style:text-underline-color="#c9211e" officeooo:rsid="004ccd20"/>
    </style:style>
    <style:style style:name="T494" style:family="text">
      <style:text-properties style:use-window-font-color="true" loext:opacity="0%" officeooo:rsid="0062ebda" loext:padding="0.0201in" loext:border="0.06pt solid #069a2e"/>
    </style:style>
    <style:style style:name="T495" style:family="text">
      <style:text-properties style:use-window-font-color="true" loext:opacity="0%" style:text-underline-style="wave" style:text-underline-width="bold" style:text-underline-color="font-color"/>
    </style:style>
    <style:style style:name="T496" style:family="text">
      <style:text-properties style:use-window-font-color="true" loext:opacity="0%" style:text-underline-style="wave" style:text-underline-width="bold" style:text-underline-color="font-color" officeooo:rsid="001520fe"/>
    </style:style>
    <style:style style:name="T497" style:family="text">
      <style:text-properties style:use-window-font-color="true" loext:opacity="0%" style:text-underline-style="wave" style:text-underline-width="bold" style:text-underline-color="font-color" officeooo:rsid="0210ad1e"/>
    </style:style>
    <style:style style:name="T498" style:family="text">
      <style:text-properties style:use-window-font-color="true" loext:opacity="0%" officeooo:rsid="001520fe"/>
    </style:style>
    <style:style style:name="T499" style:family="text">
      <style:text-properties style:use-window-font-color="true" loext:opacity="0%" style:text-underline-style="solid" style:text-underline-width="auto" style:text-underline-color="#c9211e" officeooo:rsid="0062ebda"/>
    </style:style>
    <style:style style:name="T500" style:family="text">
      <style:text-properties style:use-window-font-color="true" loext:opacity="0%" officeooo:rsid="00686196" loext:padding="0.0201in" loext:border="0.06pt solid #069a2e"/>
    </style:style>
    <style:style style:name="T501" style:family="text">
      <style:text-properties style:use-window-font-color="true" loext:opacity="0%" officeooo:rsid="00696082" loext:padding="0.0201in" loext:border="0.06pt solid #069a2e"/>
    </style:style>
    <style:style style:name="T502" style:family="text">
      <style:text-properties style:use-window-font-color="true" loext:opacity="0%" officeooo:rsid="006d632f" loext:padding="0.0201in" loext:border="0.06pt solid #069a2e"/>
    </style:style>
    <style:style style:name="T503" style:family="text">
      <style:text-properties style:use-window-font-color="true" loext:opacity="0%" style:text-underline-style="dash" style:text-underline-width="auto" style:text-underline-color="font-color"/>
    </style:style>
    <style:style style:name="T504" style:family="text">
      <style:text-properties style:use-window-font-color="true" loext:opacity="0%" style:text-underline-style="dash" style:text-underline-width="auto" style:text-underline-color="font-color" fo:background-color="#b4c7dc" loext:char-shading-value="0"/>
    </style:style>
    <style:style style:name="T505" style:family="text">
      <style:text-properties style:use-window-font-color="true" loext:opacity="0%" officeooo:rsid="007a93b4" loext:padding="0.0201in" loext:border="0.06pt solid #069a2e"/>
    </style:style>
    <style:style style:name="T506" style:family="text">
      <style:text-properties style:use-window-font-color="true" loext:opacity="0%" officeooo:rsid="007c3ef2" loext:padding="0.0201in" loext:border="0.06pt solid #069a2e"/>
    </style:style>
    <style:style style:name="T507" style:family="text">
      <style:text-properties style:use-window-font-color="true" loext:opacity="0%" fo:background-color="transparent" loext:char-shading-value="0"/>
    </style:style>
    <style:style style:name="T508" style:family="text">
      <style:text-properties style:use-window-font-color="true" loext:opacity="0%" loext:padding="0.0201in" loext:border="0.06pt solid #069a2e"/>
    </style:style>
    <style:style style:name="T509" style:family="text">
      <style:text-properties style:use-window-font-color="true" loext:opacity="0%" loext:padding="0.0201in" loext:border="0.06pt solid #ff8000"/>
    </style:style>
    <style:style style:name="T510" style:family="text">
      <style:text-properties style:use-window-font-color="true" loext:opacity="0%" style:text-underline-style="solid" style:text-underline-width="auto" style:text-underline-color="#069a2e" officeooo:rsid="00fa8f57"/>
    </style:style>
    <style:style style:name="T511" style:family="text">
      <style:text-properties style:use-window-font-color="true" loext:opacity="0%" style:text-underline-style="solid" style:text-underline-width="auto" style:text-underline-color="#069a2e" officeooo:rsid="008ada8e"/>
    </style:style>
    <style:style style:name="T512" style:family="text">
      <style:text-properties style:use-window-font-color="true" loext:opacity="0%" style:text-underline-style="wave" style:text-underline-width="bold" style:text-underline-color="#ffff6d"/>
    </style:style>
    <style:style style:name="T513" style:family="text">
      <style:text-properties style:use-window-font-color="true" loext:opacity="0%" style:text-underline-style="solid" style:text-underline-width="bold" style:text-underline-color="#069a2e" officeooo:rsid="0132c270" loext:padding="0.0201in" loext:border="0.06pt solid #069a2e"/>
    </style:style>
    <style:style style:name="T514" style:family="text">
      <style:text-properties style:use-window-font-color="true" loext:opacity="0%" style:text-underline-style="none" officeooo:rsid="018262a8" loext:padding="0.0201in" loext:border="0.06pt solid #069a2e"/>
    </style:style>
    <style:style style:name="T515" style:family="text">
      <style:text-properties style:use-window-font-color="true" loext:opacity="0%" style:text-underline-style="none" officeooo:rsid="0184134d" loext:padding="0.0201in" loext:border="0.06pt solid #069a2e"/>
    </style:style>
    <style:style style:name="T516" style:family="text">
      <style:text-properties style:use-window-font-color="true" loext:opacity="0%" style:text-underline-style="none" officeooo:rsid="018786ef" loext:padding="0.0201in" loext:border="0.06pt solid #069a2e"/>
    </style:style>
    <style:style style:name="T517" style:family="text">
      <style:text-properties style:use-window-font-color="true" loext:opacity="0%" style:text-underline-style="none" officeooo:rsid="0187fa1c" loext:padding="0.0201in" loext:border="0.06pt solid #069a2e"/>
    </style:style>
    <style:style style:name="T518" style:family="text">
      <style:text-properties style:use-window-font-color="true" loext:opacity="0%" fo:font-size="12pt" fo:font-style="normal" fo:font-weight="normal" officeooo:rsid="002b5426" style:font-size-asian="12pt" style:font-style-asian="normal" style:font-weight-asian="normal" style:font-size-complex="12pt" style:font-style-complex="normal" style:font-weight-complex="normal"/>
    </style:style>
    <style:style style:name="T519" style:family="text">
      <style:text-properties style:use-window-font-color="true" loext:opacity="0%" fo:font-size="12pt" fo:font-weight="normal" officeooo:rsid="016fd201" style:font-size-asian="12pt" style:font-weight-asian="normal" style:font-size-complex="12pt" style:font-weight-complex="normal"/>
    </style:style>
    <style:style style:name="T520" style:family="text">
      <style:text-properties style:use-window-font-color="true" loext:opacity="0%" style:text-underline-style="solid" style:text-underline-width="bold" style:text-underline-color="#c9211e"/>
    </style:style>
    <style:style style:name="T521" style:family="text">
      <style:text-properties style:use-window-font-color="true" loext:opacity="0%" style:text-underline-style="solid" style:text-underline-width="bold" style:text-underline-color="#c9211e" officeooo:rsid="01978ca0"/>
    </style:style>
    <style:style style:name="T522" style:family="text">
      <style:text-properties style:use-window-font-color="true" loext:opacity="0%" style:text-underline-style="solid" style:text-underline-width="bold" style:text-underline-color="#c9211e" officeooo:rsid="0210ad1e"/>
    </style:style>
    <style:style style:name="T523" style:family="text">
      <style:text-properties style:use-window-font-color="true" loext:opacity="0%" style:text-underline-style="solid" style:text-underline-width="auto" style:text-underline-color="#ff860d"/>
    </style:style>
    <style:style style:name="T524" style:family="text">
      <style:text-properties style:use-window-font-color="true" loext:opacity="0%" style:text-underline-style="solid" style:text-underline-width="auto" style:text-underline-color="font-color"/>
    </style:style>
    <style:style style:name="T525" style:family="text">
      <style:text-properties style:use-window-font-color="true" loext:opacity="0%" fo:font-weight="normal" officeooo:rsid="016d5352" style:font-weight-asian="normal" style:font-weight-complex="normal"/>
    </style:style>
    <style:style style:name="T526" style:family="text">
      <style:text-properties style:use-window-font-color="true" loext:opacity="0%" fo:font-weight="normal" officeooo:rsid="016fd201" style:font-weight-asian="normal" style:font-weight-complex="normal"/>
    </style:style>
    <style:style style:name="T527" style:family="text">
      <style:text-properties style:use-window-font-color="true" loext:opacity="0%" fo:font-weight="normal" officeooo:rsid="016fd201" style:font-name-asian="Times New Roman" style:language-asian="ja" style:country-asian="JP" style:font-weight-asian="normal" style:font-weight-complex="normal"/>
    </style:style>
    <style:style style:name="T528" style:family="text">
      <style:text-properties style:use-window-font-color="true" loext:opacity="0%" fo:font-size="11pt" fo:font-weight="bold" officeooo:rsid="016fd201" style:font-name-asian="Times New Roman" style:font-size-asian="11pt" style:language-asian="ja" style:country-asian="JP" style:font-weight-asian="bold" style:font-size-complex="11pt" style:font-weight-complex="bold"/>
    </style:style>
    <style:style style:name="T529" style:family="text">
      <style:text-properties style:use-window-font-color="true" loext:opacity="0%" officeooo:rsid="0210ad1e"/>
    </style:style>
    <style:style style:name="T530" style:family="text">
      <style:text-properties style:use-window-font-color="true" loext:opacity="0%" officeooo:rsid="02135eb3"/>
    </style:style>
    <style:style style:name="T531" style:family="text">
      <style:text-properties officeooo:rsid="000d3cf2" loext:padding="0.0201in" loext:border="0.74pt solid #069a2e"/>
    </style:style>
    <style:style style:name="T532" style:family="text">
      <style:text-properties officeooo:rsid="000f1e6a" loext:padding="0.0201in" loext:border="0.74pt solid #069a2e"/>
    </style:style>
    <style:style style:name="T533" style:family="text">
      <style:text-properties fo:font-style="normal" style:font-style-asian="normal" style:font-style-complex="normal"/>
    </style:style>
    <style:style style:name="T534" style:family="text">
      <style:text-properties fo:font-style="normal" officeooo:rsid="000f1e6a" style:font-style-asian="normal" style:font-style-complex="normal"/>
    </style:style>
    <style:style style:name="T535" style:family="text">
      <style:text-properties fo:font-style="normal" officeooo:rsid="0010ad6c" style:font-style-asian="normal" style:font-style-complex="normal"/>
    </style:style>
    <style:style style:name="T536" style:family="text">
      <style:text-properties fo:font-style="normal" officeooo:rsid="002b5426" style:font-style-asian="normal" style:font-style-complex="normal"/>
    </style:style>
    <style:style style:name="T537" style:family="text">
      <style:text-properties fo:font-style="normal" officeooo:rsid="00345cb7" style:font-style-asian="normal" style:font-style-complex="normal"/>
    </style:style>
    <style:style style:name="T538" style:family="text">
      <style:text-properties fo:font-style="normal" officeooo:rsid="003e34f6" style:font-style-asian="normal" style:font-style-complex="normal"/>
    </style:style>
    <style:style style:name="T539" style:family="text">
      <style:text-properties fo:font-style="normal" officeooo:rsid="00482687" style:font-style-asian="normal" style:font-style-complex="normal"/>
    </style:style>
    <style:style style:name="T540" style:family="text">
      <style:text-properties fo:font-style="normal" style:text-underline-style="solid" style:text-underline-width="auto" style:text-underline-color="#069a2e" officeooo:rsid="00345cb7" style:font-style-asian="normal" style:font-style-complex="normal"/>
    </style:style>
    <style:style style:name="T541" style:family="text">
      <style:text-properties fo:font-style="normal" style:text-underline-style="solid" style:text-underline-width="auto" style:text-underline-color="#069a2e" officeooo:rsid="002b5426" style:font-style-asian="normal" style:font-style-complex="normal"/>
    </style:style>
    <style:style style:name="T542" style:family="text">
      <style:text-properties fo:font-style="normal" style:text-underline-style="solid" style:text-underline-width="auto" style:text-underline-color="#069a2e" fo:font-weight="normal" officeooo:rsid="006070b9" style:font-style-asian="normal" style:font-weight-asian="normal" style:font-style-complex="normal" style:font-weight-complex="normal"/>
    </style:style>
    <style:style style:name="T543" style:family="text">
      <style:text-properties fo:font-style="normal" style:text-underline-style="solid" style:text-underline-width="auto" style:text-underline-color="#069a2e" fo:font-weight="normal" officeooo:rsid="00e7d63d" style:font-style-asian="normal" style:font-weight-asian="normal" style:font-style-complex="normal" style:font-weight-complex="normal" loext:padding="0.0201in" loext:border="none"/>
    </style:style>
    <style:style style:name="T544" style:family="text">
      <style:text-properties fo:font-style="normal" style:text-underline-style="solid" style:text-underline-width="auto" style:text-underline-color="#069a2e" fo:font-weight="normal" officeooo:rsid="005315b4" style:font-style-asian="normal" style:font-weight-asian="normal" style:font-style-complex="normal" style:font-weight-complex="normal" loext:padding="0.0201in" loext:border="none"/>
    </style:style>
    <style:style style:name="T545" style:family="text">
      <style:text-properties fo:font-style="normal" style:text-underline-style="solid" style:text-underline-width="auto" style:text-underline-color="#069a2e" fo:font-weight="normal" officeooo:rsid="008ada8e" style:font-style-asian="normal" style:font-weight-asian="normal" style:font-style-complex="normal" style:font-weight-complex="normal"/>
    </style:style>
    <style:style style:name="T546" style:family="text">
      <style:text-properties fo:font-style="normal" style:text-underline-style="wave" style:text-underline-width="auto" style:text-underline-color="font-color" officeooo:rsid="002b5426" style:font-style-asian="normal" style:font-style-complex="normal"/>
    </style:style>
    <style:style style:name="T547" style:family="text">
      <style:text-properties fo:font-style="normal" style:text-underline-style="solid" style:text-underline-width="auto" style:text-underline-color="#c9211e" officeooo:rsid="002b5426" style:font-style-asian="normal" style:font-style-complex="normal"/>
    </style:style>
    <style:style style:name="T548" style:family="text">
      <style:text-properties fo:font-style="normal" style:text-underline-style="solid" style:text-underline-width="auto" style:text-underline-color="#3465a4" officeooo:rsid="002b5426" style:font-style-asian="normal" style:font-style-complex="normal"/>
    </style:style>
    <style:style style:name="T549" style:family="text">
      <style:text-properties fo:font-style="normal" style:text-underline-style="solid" style:text-underline-width="bold" style:text-underline-color="#069a2e" style:font-style-asian="normal" style:font-style-complex="normal"/>
    </style:style>
    <style:style style:name="T550" style:family="text">
      <style:text-properties fo:font-style="normal" style:text-underline-style="solid" style:text-underline-width="bold" style:text-underline-color="#069a2e" officeooo:rsid="00482687" style:font-style-asian="normal" style:font-style-complex="normal"/>
    </style:style>
    <style:style style:name="T5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2" style:family="text">
      <style:text-properties fo:font-style="normal" style:text-underline-style="none" fo:font-weight="normal" officeooo:rsid="00849f89" style:font-style-asian="normal" style:font-weight-asian="normal" style:font-style-complex="normal" style:font-weight-complex="normal" loext:padding="0.0201in" loext:border="0.06pt solid #069a2e"/>
    </style:style>
    <style:style style:name="T553" style:family="text">
      <style:text-properties fo:font-style="normal" style:text-underline-style="none" fo:font-weight="normal" officeooo:rsid="0089ab27" style:font-style-asian="normal" style:font-weight-asian="normal" style:font-style-complex="normal" style:font-weight-complex="normal" loext:padding="0.0201in" loext:border="0.06pt solid #069a2e"/>
    </style:style>
    <style:style style:name="T554" style:family="text">
      <style:text-properties fo:font-style="normal" style:text-underline-style="none" fo:font-weight="normal" officeooo:rsid="008fe9b2" style:font-style-asian="normal" style:font-weight-asian="normal" style:font-style-complex="normal" style:font-weight-complex="normal" loext:padding="0.0201in" loext:border="0.06pt solid #069a2e"/>
    </style:style>
    <style:style style:name="T555" style:family="text">
      <style:text-properties fo:font-style="normal" style:text-underline-style="none" fo:font-weight="normal" officeooo:rsid="00a1eeb9" style:font-style-asian="normal" style:font-weight-asian="normal" style:font-style-complex="normal" style:font-weight-complex="normal" loext:padding="0.0201in" loext:border="0.06pt solid #069a2e"/>
    </style:style>
    <style:style style:name="T556" style:family="text">
      <style:text-properties fo:font-style="normal" style:text-underline-style="none" fo:font-weight="normal" officeooo:rsid="005315b4" style:font-style-asian="normal" style:font-weight-asian="normal" style:font-style-complex="normal" style:font-weight-complex="normal" loext:padding="0.0201in" loext:border="0.06pt solid #069a2e"/>
    </style:style>
    <style:style style:name="T557" style:family="text">
      <style:text-properties fo:font-style="normal" style:text-underline-style="none" fo:font-weight="normal" officeooo:rsid="008ada8e" style:font-style-asian="normal" style:font-weight-asian="normal" style:font-style-complex="normal" style:font-weight-complex="normal"/>
    </style:style>
    <style:style style:name="T558" style:family="text">
      <style:text-properties fo:font-style="normal" style:text-underline-style="none" fo:font-weight="normal" officeooo:rsid="01de4e18" style:font-style-asian="normal" style:font-weight-asian="normal" style:font-style-complex="normal" style:font-weight-complex="normal" loext:padding="0.0201in" loext:border="0.06pt solid #069a2e"/>
    </style:style>
    <style:style style:name="T559" style:family="text">
      <style:text-properties fo:font-style="normal" style:text-underline-style="none" fo:font-weight="normal" officeooo:rsid="0207dc42" style:font-style-asian="normal" style:font-weight-asian="normal" style:font-style-complex="normal" style:font-weight-complex="normal" loext:padding="0.0201in" loext:border="0.06pt solid #ff860d"/>
    </style:style>
    <style:style style:name="T560" style:family="text">
      <style:text-properties fo:font-style="normal" style:text-underline-style="none" style:font-style-asian="normal" style:font-style-complex="normal"/>
    </style:style>
    <style:style style:name="T561" style:family="text">
      <style:text-properties fo:font-style="normal" style:text-underline-style="none" officeooo:rsid="002b5426" style:font-style-asian="normal" style:font-style-complex="normal"/>
    </style:style>
    <style:style style:name="T562" style:family="text">
      <style:text-properties fo:font-style="normal" style:text-underline-style="none" officeooo:rsid="00ea8927" style:font-style-asian="normal" style:font-style-complex="normal"/>
    </style:style>
    <style:style style:name="T563" style:family="text">
      <style:text-properties fo:font-style="normal" style:text-underline-style="none" officeooo:rsid="00eac2ac" style:font-style-asian="normal" style:font-style-complex="normal"/>
    </style:style>
    <style:style style:name="T564" style:family="text">
      <style:text-properties fo:font-style="normal" style:text-underline-style="none" officeooo:rsid="010afd71" style:font-style-asian="normal" style:font-style-complex="normal"/>
    </style:style>
    <style:style style:name="T565" style:family="text">
      <style:text-properties fo:font-style="normal" style:text-underline-style="none" officeooo:rsid="010cd2fa" style:font-style-asian="normal" style:font-style-complex="normal"/>
    </style:style>
    <style:style style:name="T566" style:family="text">
      <style:text-properties fo:font-style="normal" style:text-underline-style="dash" style:text-underline-width="auto" style:text-underline-color="font-color" officeooo:rsid="002b5426" fo:background-color="#ffffa6" loext:char-shading-value="0" style:font-style-asian="normal" style:font-style-complex="normal"/>
    </style:style>
    <style:style style:name="T567" style:family="text">
      <style:text-properties fo:font-style="normal" style:text-underline-style="dash" style:text-underline-width="auto" style:text-underline-color="font-color" officeooo:rsid="002b5426" style:font-style-asian="normal" style:font-style-complex="normal"/>
    </style:style>
    <style:style style:name="T568" style:family="text">
      <style:text-properties fo:font-style="normal" style:text-underline-style="dash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69" style:family="text">
      <style:text-properties fo:font-style="normal" style:text-underline-style="solid" style:text-underline-width="bold" style:text-underline-color="#f10d0c" officeooo:rsid="00105dca" style:font-style-asian="normal" style:font-style-complex="normal"/>
    </style:style>
    <style:style style:name="T570" style:family="text">
      <style:text-properties fo:font-style="normal" style:text-underline-style="wave" style:text-underline-width="bold" style:text-underline-color="font-color" style:font-style-asian="normal" style:font-style-complex="normal"/>
    </style:style>
    <style:style style:name="T571" style:family="text">
      <style:text-properties fo:font-style="normal" style:text-underline-style="wave" style:text-underline-width="bold" style:text-underline-color="font-color" fo:font-weight="normal" style:font-style-asian="normal" style:font-weight-asian="normal" style:font-style-complex="normal" style:font-weight-complex="normal"/>
    </style:style>
    <style:style style:name="T572" style:family="text">
      <style:text-properties fo:font-style="normal" style:text-underline-style="solid" style:text-underline-width="bold" style:text-underline-color="#c9211e" officeooo:rsid="0207dadc" style:font-style-asian="normal" style:font-style-complex="normal"/>
    </style:style>
    <style:style style:name="T573" style:family="text">
      <style:text-properties fo:font-style="normal" style:text-underline-style="solid" style:text-underline-width="bold" style:text-underline-color="#c9211e" fo:font-weight="normal" officeooo:rsid="0207dc42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wave" style:text-underline-width="bold" style:text-underline-color="#c9211e" fo:font-weight="normal" officeooo:rsid="0207dc42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solid" style:text-underline-width="bold" style:text-underline-color="#3465a4" fo:font-weight="normal" style:font-style-asian="normal" style:font-weight-asian="normal" style:font-style-complex="normal" style:font-weight-complex="normal"/>
    </style:style>
    <style:style style:name="T576" style:family="text">
      <style:text-properties fo:font-size="15pt" style:font-size-asian="15pt" style:font-size-complex="15pt"/>
    </style:style>
    <style:style style:name="T577" style:family="text">
      <style:text-properties fo:font-size="15pt" officeooo:rsid="001fc65b" style:font-size-asian="15pt" style:font-size-complex="15pt"/>
    </style:style>
    <style:style style:name="T578" style:family="text">
      <style:text-properties fo:font-size="15pt" officeooo:rsid="002b5426" style:font-size-asian="15pt" style:font-size-complex="15pt"/>
    </style:style>
    <style:style style:name="T579" style:family="text">
      <style:text-properties fo:font-size="15pt" officeooo:rsid="002f6983" style:font-size-asian="15pt" style:font-size-complex="15pt"/>
    </style:style>
    <style:style style:name="T580" style:family="text">
      <style:text-properties fo:font-size="15pt" officeooo:rsid="00345ef9" style:font-size-asian="15pt" style:font-size-complex="15pt"/>
    </style:style>
    <style:style style:name="T581" style:family="text">
      <style:text-properties fo:font-size="15pt" officeooo:rsid="003846f4" style:font-size-asian="15pt" style:font-size-complex="15pt"/>
    </style:style>
    <style:style style:name="T582" style:family="text">
      <style:text-properties fo:font-size="15pt" officeooo:rsid="00437656" style:font-size-asian="15pt" style:font-size-complex="15pt"/>
    </style:style>
    <style:style style:name="T583" style:family="text">
      <style:text-properties fo:font-size="15pt" officeooo:rsid="004f7f32" style:font-size-asian="15pt" style:font-size-complex="15pt"/>
    </style:style>
    <style:style style:name="T584" style:family="text">
      <style:text-properties fo:font-size="15pt" officeooo:rsid="0056ac60" style:font-size-asian="15pt" style:font-size-complex="15pt"/>
    </style:style>
    <style:style style:name="T585" style:family="text">
      <style:text-properties fo:font-size="15pt" officeooo:rsid="005c839c" style:font-size-asian="15pt" style:font-size-complex="15pt"/>
    </style:style>
    <style:style style:name="T586" style:family="text">
      <style:text-properties fo:font-size="15pt" officeooo:rsid="00626828" style:font-size-asian="15pt" style:font-size-complex="15pt"/>
    </style:style>
    <style:style style:name="T587" style:family="text">
      <style:text-properties fo:font-size="15pt" officeooo:rsid="00696082" style:font-size-asian="15pt" style:font-size-complex="15pt"/>
    </style:style>
    <style:style style:name="T588" style:family="text">
      <style:text-properties fo:font-size="15pt" officeooo:rsid="0069e650" style:font-size-asian="15pt" style:font-size-complex="15pt"/>
    </style:style>
    <style:style style:name="T589" style:family="text">
      <style:text-properties fo:font-size="15pt" officeooo:rsid="00749b8b" style:font-size-asian="15pt" style:font-size-complex="15pt"/>
    </style:style>
    <style:style style:name="T590" style:family="text">
      <style:text-properties fo:font-size="15pt" officeooo:rsid="0087cfee" style:font-size-asian="15pt" style:font-size-complex="15pt"/>
    </style:style>
    <style:style style:name="T591" style:family="text">
      <style:text-properties fo:font-size="15pt" officeooo:rsid="00823773" style:font-size-asian="15pt" style:font-size-complex="15pt"/>
    </style:style>
    <style:style style:name="T592" style:family="text">
      <style:text-properties fo:font-size="15pt" officeooo:rsid="0080f03b" style:font-size-asian="15pt" style:font-size-complex="15pt"/>
    </style:style>
    <style:style style:name="T593" style:family="text">
      <style:text-properties fo:font-size="15pt" officeooo:rsid="009c6713" style:font-size-asian="15pt" style:font-size-complex="15pt"/>
    </style:style>
    <style:style style:name="T594" style:family="text">
      <style:text-properties fo:font-size="15pt" officeooo:rsid="00a51c8a" style:font-size-asian="15pt" style:font-size-complex="15pt"/>
    </style:style>
    <style:style style:name="T595" style:family="text">
      <style:text-properties fo:font-size="15pt" officeooo:rsid="00a7db3d" style:font-size-asian="15pt" style:font-size-complex="15pt"/>
    </style:style>
    <style:style style:name="T596" style:family="text">
      <style:text-properties fo:font-size="15pt" officeooo:rsid="00b91f0c" style:font-size-asian="15pt" style:font-size-complex="15pt"/>
    </style:style>
    <style:style style:name="T597" style:family="text">
      <style:text-properties fo:font-size="15pt" officeooo:rsid="00c4c3de" style:font-size-asian="15pt" style:font-size-complex="15pt"/>
    </style:style>
    <style:style style:name="T598" style:family="text">
      <style:text-properties fo:font-size="15pt" officeooo:rsid="00ccc738" style:font-size-asian="15pt" style:font-size-complex="15pt"/>
    </style:style>
    <style:style style:name="T599" style:family="text">
      <style:text-properties fo:font-size="15pt" officeooo:rsid="00ed83e2" style:font-size-asian="15pt" style:font-size-complex="15pt"/>
    </style:style>
    <style:style style:name="T600" style:family="text">
      <style:text-properties fo:font-size="15pt" officeooo:rsid="00ee359a" style:font-size-asian="15pt" style:font-size-complex="15pt"/>
    </style:style>
    <style:style style:name="T601" style:family="text">
      <style:text-properties fo:font-size="15pt" officeooo:rsid="010a8d9d" style:font-size-asian="15pt" style:font-size-complex="15pt"/>
    </style:style>
    <style:style style:name="T602" style:family="text">
      <style:text-properties fo:font-size="15pt" officeooo:rsid="010820d2" style:font-size-asian="15pt" style:font-size-complex="15pt"/>
    </style:style>
    <style:style style:name="T603" style:family="text">
      <style:text-properties fo:font-size="15pt" officeooo:rsid="0108ee4c" style:font-size-asian="15pt" style:font-size-complex="15pt"/>
    </style:style>
    <style:style style:name="T604" style:family="text">
      <style:text-properties fo:font-size="15pt" officeooo:rsid="012072a4" style:font-size-asian="15pt" style:font-size-complex="15pt"/>
    </style:style>
    <style:style style:name="T605" style:family="text">
      <style:text-properties fo:font-size="15pt" officeooo:rsid="012bb59b" style:font-size-asian="15pt" style:font-size-complex="15pt"/>
    </style:style>
    <style:style style:name="T606" style:family="text">
      <style:text-properties fo:font-size="15pt" officeooo:rsid="01384650" style:font-size-asian="15pt" style:font-size-complex="15pt"/>
    </style:style>
    <style:style style:name="T607" style:family="text">
      <style:text-properties fo:font-size="15pt" officeooo:rsid="01386785" style:font-size-asian="15pt" style:font-size-complex="15pt"/>
    </style:style>
    <style:style style:name="T608" style:family="text">
      <style:text-properties fo:font-size="15pt" officeooo:rsid="0137713d" style:font-size-asian="15pt" style:font-size-complex="15pt"/>
    </style:style>
    <style:style style:name="T609" style:family="text">
      <style:text-properties fo:font-size="15pt" officeooo:rsid="0147abb5" style:font-size-asian="15pt" style:font-size-complex="15pt"/>
    </style:style>
    <style:style style:name="T610" style:family="text">
      <style:text-properties fo:font-size="15pt" officeooo:rsid="014d5a90" style:font-size-asian="15pt" style:font-size-complex="15pt"/>
    </style:style>
    <style:style style:name="T611" style:family="text">
      <style:text-properties fo:font-size="15pt" officeooo:rsid="015626e2" style:font-size-asian="15pt" style:font-size-complex="15pt"/>
    </style:style>
    <style:style style:name="T612" style:family="text">
      <style:text-properties fo:font-size="15pt" officeooo:rsid="01554b80" style:font-size-asian="15pt" style:font-size-complex="15pt"/>
    </style:style>
    <style:style style:name="T613" style:family="text">
      <style:text-properties fo:font-size="15pt" officeooo:rsid="015d79ab" style:font-size-asian="15pt" style:font-size-complex="15pt"/>
    </style:style>
    <style:style style:name="T614" style:family="text">
      <style:text-properties fo:font-size="15pt" officeooo:rsid="019bbb4f" style:font-size-asian="15pt" style:font-size-complex="15pt"/>
    </style:style>
    <style:style style:name="T615" style:family="text">
      <style:text-properties fo:font-size="15pt" fo:font-weight="bold" style:font-size-asian="15pt" style:font-weight-asian="bold" style:font-size-complex="15pt" style:font-weight-complex="bold"/>
    </style:style>
    <style:style style:name="T616" style:family="text">
      <style:text-properties fo:font-size="15pt" style:text-underline-style="none" fo:font-weight="normal" officeooo:rsid="001fa1fd" style:font-size-asian="15pt" style:font-weight-asian="normal" style:font-size-complex="15pt" style:font-weight-complex="normal"/>
    </style:style>
    <style:style style:name="T617" style:family="text">
      <style:text-properties fo:font-size="15pt" style:text-underline-style="none" officeooo:rsid="00b39dd4" style:font-name-asian="Times New Roman" style:font-size-asian="15pt" style:font-size-complex="15pt" loext:padding="0.0201in" loext:border="0.06pt solid #ff8000"/>
    </style:style>
    <style:style style:name="T618" style:family="text">
      <style:text-properties fo:font-size="15pt" style:text-underline-style="none" officeooo:rsid="00b1fa11" style:font-name-asian="Times New Roman" style:font-size-asian="15pt" style:font-size-complex="15pt" loext:padding="0.0201in" loext:border="0.06pt solid #ff8000"/>
    </style:style>
    <style:style style:name="T619" style:family="text">
      <style:text-properties fo:font-size="15pt" fo:font-style="normal" style:text-underline-style="none" fo:font-weight="normal" officeooo:rsid="002b5426" style:font-size-asian="15pt" style:font-style-asian="normal" style:font-weight-asian="normal" style:font-size-complex="15pt" style:font-style-complex="normal" style:font-weight-complex="normal"/>
    </style:style>
    <style:style style:name="T620" style:family="text">
      <style:text-properties fo:font-size="15pt" fo:font-style="normal" style:text-underline-style="none" fo:font-weight="normal" officeooo:rsid="00d648f4" style:font-size-asian="15pt" style:font-style-asian="normal" style:font-weight-asian="normal" style:font-size-complex="15pt" style:font-style-complex="normal" style:font-weight-complex="normal"/>
    </style:style>
    <style:style style:name="T621" style:family="text">
      <style:text-properties fo:font-size="15pt" fo:font-style="normal" style:text-underline-style="none" fo:font-weight="normal" officeooo:rsid="0082dd8e" style:font-size-asian="15pt" style:font-style-asian="normal" style:font-weight-asian="normal" style:font-size-complex="15pt" style:font-style-complex="normal" style:font-weight-complex="normal"/>
    </style:style>
    <style:style style:name="T622" style:family="text">
      <style:text-properties fo:font-size="15pt" fo:font-style="normal" style:text-underline-style="none" fo:font-weight="normal" officeooo:rsid="0090906b" style:font-size-asian="15pt" style:font-style-asian="normal" style:font-weight-asian="normal" style:font-size-complex="15pt" style:font-style-complex="normal" style:font-weight-complex="normal"/>
    </style:style>
    <style:style style:name="T623" style:family="text">
      <style:text-properties fo:font-size="15pt" fo:font-style="normal" style:text-underline-style="none" fo:font-weight="normal" officeooo:rsid="009fb53d" style:font-size-asian="15pt" style:font-style-asian="normal" style:font-weight-asian="normal" style:font-size-complex="15pt" style:font-style-complex="normal" style:font-weight-complex="normal"/>
    </style:style>
    <style:style style:name="T624" style:family="text">
      <style:text-properties fo:font-size="15pt" fo:font-style="normal" style:text-underline-style="none" fo:font-weight="normal" officeooo:rsid="0137713d" style:font-size-asian="15pt" style:font-style-asian="normal" style:font-weight-asian="normal" style:font-size-complex="15pt" style:font-style-complex="normal" style:font-weight-complex="normal"/>
    </style:style>
    <style:style style:name="T625" style:family="text">
      <style:text-properties fo:font-size="15pt" fo:font-style="normal" style:text-underline-style="none" fo:font-weight="normal" officeooo:rsid="01787ea4" style:font-size-asian="15pt" style:font-style-asian="normal" style:font-weight-asian="normal" style:font-size-complex="15pt" style:font-style-complex="normal" style:font-weight-complex="normal"/>
    </style:style>
    <style:style style:name="T626" style:family="text">
      <style:text-properties fo:font-size="15pt" fo:font-style="normal" style:text-underline-style="none" fo:font-weight="normal" officeooo:rsid="01b3a07d" style:font-size-asian="15pt" style:font-style-asian="normal" style:font-weight-asian="normal" style:font-size-complex="15pt" style:font-style-complex="normal" style:font-weight-complex="normal"/>
    </style:style>
    <style:style style:name="T627" style:family="text">
      <style:text-properties fo:font-size="15pt" fo:font-style="normal" style:text-underline-style="none" fo:font-weight="normal" officeooo:rsid="019941cb" style:font-size-asian="15pt" style:font-style-asian="normal" style:font-weight-asian="normal" style:font-size-complex="15pt" style:font-style-complex="normal" style:font-weight-complex="normal"/>
    </style:style>
    <style:style style:name="T628" style:family="text">
      <style:text-properties fo:font-size="15pt" fo:font-style="normal" style:text-underline-style="none" fo:font-weight="normal" officeooo:rsid="01ca83de" style:font-size-asian="15pt" style:font-style-asian="normal" style:font-weight-asian="normal" style:font-size-complex="15pt" style:font-style-complex="normal" style:font-weight-complex="normal"/>
    </style:style>
    <style:style style:name="T629" style:family="text">
      <style:text-properties fo:font-size="15pt" fo:font-style="normal" style:text-underline-style="none" fo:font-weight="normal" officeooo:rsid="01da8f6b" style:font-size-asian="15pt" style:font-style-asian="normal" style:font-weight-asian="normal" style:font-size-complex="15pt" style:font-style-complex="normal" style:font-weight-complex="normal"/>
    </style:style>
    <style:style style:name="T630" style:family="text">
      <style:text-properties fo:font-size="15pt" fo:font-style="normal" style:text-underline-style="none" fo:font-weight="normal" officeooo:rsid="01e28222" style:font-size-asian="15pt" style:font-style-asian="normal" style:font-weight-asian="normal" style:font-size-complex="15pt" style:font-style-complex="normal" style:font-weight-complex="normal"/>
    </style:style>
    <style:style style:name="T631" style:family="text">
      <style:text-properties fo:font-size="15pt" fo:font-style="normal" style:text-underline-style="none" fo:font-weight="normal" officeooo:rsid="01f2017e" style:font-size-asian="15pt" style:font-style-asian="normal" style:font-weight-asian="normal" style:font-size-complex="15pt" style:font-style-complex="normal" style:font-weight-complex="normal"/>
    </style:style>
    <style:style style:name="T632" style:family="text">
      <style:text-properties fo:font-size="15pt" fo:font-style="normal" style:text-underline-style="non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633" style:family="text">
      <style:text-properties fo:font-size="15pt" fo:font-style="normal" style:text-underline-style="none" fo:font-weight="normal" officeooo:rsid="02096e6f" style:font-size-asian="15pt" style:font-style-asian="normal" style:font-weight-asian="normal" style:font-size-complex="15pt" style:font-style-complex="normal" style:font-weight-complex="normal"/>
    </style:style>
    <style:style style:name="T634" style:family="text">
      <style:text-properties fo:font-size="15pt" fo:font-style="normal" style:text-underline-style="none" fo:font-weight="normal" officeooo:rsid="020b22bd" style:font-size-asian="15pt" style:font-style-asian="normal" style:font-weight-asian="normal" style:font-size-complex="15pt" style:font-style-complex="normal" style:font-weight-complex="normal"/>
    </style:style>
    <style:style style:name="T635" style:family="text">
      <style:text-properties fo:font-size="15pt" fo:font-style="normal" style:text-underline-style="solid" style:text-underline-width="bold" style:text-underline-color="#3465a4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636" style:family="text">
      <style:text-properties fo:font-size="15pt" fo:font-weight="normal" style:font-name-asian="Times New Roman" style:font-size-asian="15pt" style:font-weight-asian="normal" style:font-size-complex="15pt" style:font-weight-complex="normal"/>
    </style:style>
    <style:style style:name="T637" style:family="text">
      <style:text-properties fo:font-size="15pt" fo:font-weight="normal" style:font-name-asian="Times New Roman" style:font-size-asian="15pt" style:language-asian="ja" style:country-asian="JP" style:font-weight-asian="normal" style:font-size-complex="15pt" style:font-weight-complex="normal"/>
    </style:style>
    <style:style style:name="T638" style:family="text">
      <style:text-properties fo:font-size="15pt" fo:font-weight="normal" style:font-size-asian="15pt" style:font-weight-asian="normal" style:font-size-complex="15pt" style:font-weight-complex="normal"/>
    </style:style>
    <style:style style:name="T639" style:family="text">
      <style:text-properties fo:font-size="15pt" fo:font-weight="normal" officeooo:rsid="00cebfe4" style:font-size-asian="15pt" style:font-weight-asian="normal" style:font-size-complex="15pt" style:font-weight-complex="normal"/>
    </style:style>
    <style:style style:name="T640" style:family="text">
      <style:text-properties fo:font-size="15pt" fo:font-weight="normal" officeooo:rsid="0013b858" style:font-size-asian="15pt" style:font-weight-asian="normal" style:font-size-complex="15pt" style:font-weight-complex="normal"/>
    </style:style>
    <style:style style:name="T641" style:family="text">
      <style:text-properties fo:font-size="15pt" fo:font-weight="normal" officeooo:rsid="002b5426" style:font-size-asian="15pt" style:font-weight-asian="normal" style:font-size-complex="15pt" style:font-weight-complex="normal"/>
    </style:style>
    <style:style style:name="T642" style:family="text">
      <style:text-properties fo:font-size="15pt" fo:font-weight="normal" officeooo:rsid="0137713d" style:font-size-asian="15pt" style:font-weight-asian="normal" style:font-size-complex="15pt" style:font-weight-complex="normal"/>
    </style:style>
    <style:style style:name="T643" style:family="text">
      <style:text-properties fo:font-size="15pt" fo:font-weight="normal" officeooo:rsid="019236d7" style:font-size-asian="15pt" style:font-weight-asian="normal" style:font-size-complex="15pt" style:font-weight-complex="normal"/>
    </style:style>
    <style:style style:name="T644" style:family="text">
      <style:text-properties fo:font-size="15pt" fo:font-weight="normal" officeooo:rsid="01787ea4" style:font-size-asian="15pt" style:font-weight-asian="normal" style:font-size-complex="15pt" style:font-weight-complex="normal"/>
    </style:style>
    <style:style style:name="T645" style:family="text">
      <style:text-properties fo:font-size="15pt" fo:font-weight="normal" officeooo:rsid="019941cb" style:font-size-asian="15pt" style:font-weight-asian="normal" style:font-size-complex="15pt" style:font-weight-complex="normal"/>
    </style:style>
    <style:style style:name="T646" style:family="text">
      <style:text-properties fo:font-size="15pt" fo:font-weight="normal" officeooo:rsid="00d02833" style:font-size-asian="15pt" style:font-weight-asian="normal" style:font-size-complex="15pt" style:font-weight-complex="normal"/>
    </style:style>
    <style:style style:name="T647" style:family="text">
      <style:text-properties fo:font-size="15pt" fo:font-weight="normal" officeooo:rsid="01e28222" style:font-size-asian="15pt" style:font-weight-asian="normal" style:font-size-complex="15pt" style:font-weight-complex="normal"/>
    </style:style>
    <style:style style:name="T648" style:family="text">
      <style:text-properties fo:font-size="15pt" fo:font-weight="normal" officeooo:rsid="020b22bd" style:font-size-asian="15pt" style:font-weight-asian="normal" style:font-size-complex="15pt" style:font-weight-complex="normal"/>
    </style:style>
    <style:style style:name="T649" style:family="text">
      <style:text-properties fo:font-size="15pt" fo:font-weight="normal" officeooo:rsid="0215ef83" style:font-size-asian="15pt" style:font-weight-asian="normal" style:font-size-complex="15pt" style:font-weight-complex="normal"/>
    </style:style>
    <style:style style:name="T650" style:family="text">
      <style:text-properties fo:font-size="15pt" style:font-name-asian="Times New Roman" style:font-size-asian="15pt" style:font-size-complex="15pt"/>
    </style:style>
    <style:style style:name="T651" style:family="text">
      <style:text-properties fo:font-size="15pt" style:font-name-asian="Liberation Mono" style:font-size-asian="15pt" style:font-size-complex="15pt"/>
    </style:style>
    <style:style style:name="T652" style:family="text">
      <style:text-properties officeooo:rsid="00124aff"/>
    </style:style>
    <style:style style:name="T653" style:family="text">
      <style:text-properties officeooo:rsid="001520fe"/>
    </style:style>
    <style:style style:name="T654" style:family="text">
      <style:text-properties officeooo:rsid="001b0e6c"/>
    </style:style>
    <style:style style:name="T655" style:family="text">
      <style:text-properties officeooo:rsid="0016e736"/>
    </style:style>
    <style:style style:name="T656" style:family="text">
      <style:text-properties officeooo:rsid="00172850"/>
    </style:style>
    <style:style style:name="T657" style:family="text">
      <style:text-properties officeooo:rsid="001c49da"/>
    </style:style>
    <style:style style:name="T658" style:family="text">
      <style:text-properties officeooo:rsid="0017d895"/>
    </style:style>
    <style:style style:name="T659" style:family="text">
      <style:text-properties officeooo:rsid="00197574"/>
    </style:style>
    <style:style style:name="T660" style:family="text">
      <style:text-properties style:text-underline-style="none"/>
    </style:style>
    <style:style style:name="T661" style:family="text">
      <style:text-properties style:text-underline-style="none" fo:font-weight="normal" style:font-weight-asian="normal" style:font-weight-complex="normal"/>
    </style:style>
    <style:style style:name="T662" style:family="text">
      <style:text-properties style:text-underline-style="none" fo:font-weight="normal" officeooo:rsid="000e4b0c" style:font-weight-asian="normal" style:font-weight-complex="normal"/>
    </style:style>
    <style:style style:name="T663" style:family="text">
      <style:text-properties style:text-underline-style="none" fo:font-weight="normal" officeooo:rsid="001c49da" style:font-weight-asian="normal" style:font-weight-complex="normal"/>
    </style:style>
    <style:style style:name="T664" style:family="text">
      <style:text-properties style:text-underline-style="none" fo:font-weight="normal" officeooo:rsid="00124aff" style:font-weight-asian="normal" style:font-weight-complex="normal"/>
    </style:style>
    <style:style style:name="T665" style:family="text">
      <style:text-properties style:text-underline-style="none" fo:font-weight="normal" officeooo:rsid="005315b4" style:font-weight-asian="normal" style:font-weight-complex="normal"/>
    </style:style>
    <style:style style:name="T666" style:family="text">
      <style:text-properties style:text-underline-style="none" fo:font-weight="normal" officeooo:rsid="006f2d5c" style:font-weight-asian="normal" style:font-weight-complex="normal"/>
    </style:style>
    <style:style style:name="T667" style:family="text">
      <style:text-properties style:text-underline-style="none" fo:font-weight="normal" officeooo:rsid="009a1994" style:font-weight-asian="normal" style:font-weight-complex="normal"/>
    </style:style>
    <style:style style:name="T668" style:family="text">
      <style:text-properties style:text-underline-style="none" fo:font-weight="normal" officeooo:rsid="00e7d63d" style:font-weight-asian="normal" style:font-weight-complex="normal"/>
    </style:style>
    <style:style style:name="T669" style:family="text">
      <style:text-properties style:text-underline-style="none" fo:background-color="#ffffa6" loext:char-shading-value="0"/>
    </style:style>
    <style:style style:name="T670" style:family="text">
      <style:text-properties style:text-underline-style="none" fo:font-weight="bold" style:font-weight-asian="bold" style:font-weight-complex="bold"/>
    </style:style>
    <style:style style:name="T671" style:family="text">
      <style:text-properties style:text-underline-style="none" fo:font-weight="bold" style:font-weight-asian="bold" style:font-weight-complex="bold" loext:padding="0.0201in" loext:border="0.06pt solid #069a2e"/>
    </style:style>
    <style:style style:name="T672" style:family="text">
      <style:text-properties style:text-underline-style="none" fo:font-weight="bold" officeooo:rsid="00b1fa11" style:font-weight-asian="bold" style:font-weight-complex="bold" loext:padding="0.0201in" loext:border="0.06pt solid #069a2e"/>
    </style:style>
    <style:style style:name="T673" style:family="text">
      <style:text-properties style:text-underline-style="none" fo:font-weight="bold" officeooo:rsid="00de955f" style:font-weight-asian="bold" style:font-weight-complex="bold" loext:padding="0.0201in" loext:border="0.06pt solid #069a2e"/>
    </style:style>
    <style:style style:name="T674" style:family="text">
      <style:text-properties style:text-underline-style="none" fo:font-weight="bold" officeooo:rsid="00b1fa11" style:font-name-asian="Times New Roman" style:language-asian="ja" style:country-asian="JP" style:font-weight-asian="bold" style:font-weight-complex="bold" loext:padding="0.0201in" loext:border="0.06pt solid #ff8000"/>
    </style:style>
    <style:style style:name="T675" style:family="text">
      <style:text-properties style:text-underline-style="none" fo:font-weight="bold" officeooo:rsid="00b1fa11" style:language-asian="ja" style:country-asian="JP" style:font-weight-asian="bold" style:font-weight-complex="bold" loext:padding="0.0201in" loext:border="0.06pt solid #ff8000"/>
    </style:style>
    <style:style style:name="T676" style:family="text">
      <style:text-properties style:text-underline-style="none" loext:padding="0.0201in" loext:border="0.06pt solid #069a2e"/>
    </style:style>
    <style:style style:name="T677" style:family="text">
      <style:text-properties style:text-underline-style="none" officeooo:rsid="00105dca" loext:padding="0.0201in" loext:border="0.06pt solid #069a2e"/>
    </style:style>
    <style:style style:name="T678" style:family="text">
      <style:text-properties style:text-underline-style="none" officeooo:rsid="0005fb20"/>
    </style:style>
    <style:style style:name="T679" style:family="text">
      <style:text-properties style:text-underline-style="none" officeooo:rsid="00043f74"/>
    </style:style>
    <style:style style:name="T680" style:family="text">
      <style:text-properties officeooo:rsid="0026f2c6" loext:padding="0.0201in" loext:border="0.06pt solid #069a2e"/>
    </style:style>
    <style:style style:name="T681" style:family="text">
      <style:text-properties officeooo:rsid="002b5426"/>
    </style:style>
    <style:style style:name="T682" style:family="text">
      <style:text-properties officeooo:rsid="002b5426" loext:padding="0.0201in" loext:border="0.06pt solid #069a2e"/>
    </style:style>
    <style:style style:name="T683" style:family="text">
      <style:text-properties officeooo:rsid="002f13c8"/>
    </style:style>
    <style:style style:name="T684" style:family="text">
      <style:text-properties officeooo:rsid="00302409"/>
    </style:style>
    <style:style style:name="T685" style:family="text">
      <style:text-properties officeooo:rsid="0031a859" loext:padding="0.0201in" loext:border="0.06pt solid #069a2e"/>
    </style:style>
    <style:style style:name="T686" style:family="text">
      <style:text-properties style:text-underline-style="wave" style:text-underline-width="auto" style:text-underline-color="font-color"/>
    </style:style>
    <style:style style:name="T687" style:family="text">
      <style:text-properties style:text-underline-style="wave" style:text-underline-width="auto" style:text-underline-color="font-color" officeooo:rsid="01024b27"/>
    </style:style>
    <style:style style:name="T688" style:family="text">
      <style:text-properties style:text-underline-style="solid" style:text-underline-width="auto" style:text-underline-color="#c9211e"/>
    </style:style>
    <style:style style:name="T689" style:family="text">
      <style:text-properties officeooo:rsid="003c4336"/>
    </style:style>
    <style:style style:name="T690" style:family="text">
      <style:text-properties officeooo:rsid="003c4336" loext:padding="0.0201in" loext:border="0.06pt solid #069a2e"/>
    </style:style>
    <style:style style:name="T691" style:family="text">
      <style:text-properties officeooo:rsid="00345cb7"/>
    </style:style>
    <style:style style:name="T692" style:family="text">
      <style:text-properties style:text-underline-style="solid" style:text-underline-width="auto" style:text-underline-color="#069a2e"/>
    </style:style>
    <style:style style:name="T693" style:family="text">
      <style:text-properties style:text-underline-style="solid" style:text-underline-width="auto" style:text-underline-color="#069a2e" officeooo:rsid="00345cb7"/>
    </style:style>
    <style:style style:name="T694" style:family="text">
      <style:text-properties style:text-underline-style="solid" style:text-underline-width="auto" style:text-underline-color="#069a2e" officeooo:rsid="002b5426"/>
    </style:style>
    <style:style style:name="T695" style:family="text">
      <style:text-properties style:text-underline-style="solid" style:text-underline-width="auto" style:text-underline-color="#069a2e" officeooo:rsid="007a93b4"/>
    </style:style>
    <style:style style:name="T696" style:family="text">
      <style:text-properties style:text-underline-style="solid" style:text-underline-width="auto" style:text-underline-color="#069a2e" fo:font-weight="normal" style:font-weight-asian="normal" style:font-weight-complex="normal"/>
    </style:style>
    <style:style style:name="T697" style:family="text">
      <style:text-properties style:text-underline-style="solid" style:text-underline-width="auto" style:text-underline-color="#069a2e" fo:font-weight="normal" officeooo:rsid="009a1994" style:font-weight-asian="normal" style:font-weight-complex="normal"/>
    </style:style>
    <style:style style:name="T698" style:family="text">
      <style:text-properties style:text-underline-style="solid" style:text-underline-width="auto" style:text-underline-color="#069a2e" officeooo:rsid="00c87ae2"/>
    </style:style>
    <style:style style:name="T699" style:family="text">
      <style:text-properties style:text-underline-style="solid" style:text-underline-width="auto" style:text-underline-color="#069a2e" officeooo:rsid="001520fe"/>
    </style:style>
    <style:style style:name="T700" style:family="text">
      <style:text-properties style:text-underline-style="solid" style:text-underline-width="auto" style:text-underline-color="#069a2e" officeooo:rsid="008ada8e"/>
    </style:style>
    <style:style style:name="T701" style:family="text">
      <style:text-properties style:text-underline-style="solid" style:text-underline-width="auto" style:text-underline-color="#069a2e" officeooo:rsid="014c7aac"/>
    </style:style>
    <style:style style:name="T702" style:family="text">
      <style:text-properties officeooo:rsid="00345ef9"/>
    </style:style>
    <style:style style:name="T703" style:family="text">
      <style:text-properties officeooo:rsid="00399954"/>
    </style:style>
    <style:style style:name="T704" style:family="text">
      <style:text-properties officeooo:rsid="0049e921"/>
    </style:style>
    <style:style style:name="T705" style:family="text">
      <style:text-properties officeooo:rsid="0046ca42" loext:padding="0.0201in" loext:border="0.06pt solid #069a2e"/>
    </style:style>
    <style:style style:name="T706" style:family="text">
      <style:text-properties officeooo:rsid="004b4301"/>
    </style:style>
    <style:style style:name="T707" style:family="text">
      <style:text-properties style:text-underline-style="solid" style:text-underline-width="bold" style:text-underline-color="#3465a4"/>
    </style:style>
    <style:style style:name="T708" style:family="text">
      <style:text-properties style:text-underline-style="solid" style:text-underline-width="bold" style:text-underline-color="#3465a4" officeooo:rsid="003c4336"/>
    </style:style>
    <style:style style:name="T709" style:family="text">
      <style:text-properties style:text-underline-style="solid" style:text-underline-width="bold" style:text-underline-color="#3465a4" officeooo:rsid="003f97d8"/>
    </style:style>
    <style:style style:name="T710" style:family="text">
      <style:text-properties style:text-underline-style="solid" style:text-underline-width="bold" style:text-underline-color="#3465a4" officeooo:rsid="00472fef"/>
    </style:style>
    <style:style style:name="T711" style:family="text">
      <style:text-properties style:text-underline-style="solid" style:text-underline-width="bold" style:text-underline-color="#3465a4" officeooo:rsid="0089ab27"/>
    </style:style>
    <style:style style:name="T712" style:family="text">
      <style:text-properties style:text-underline-style="solid" style:text-underline-width="bold" style:text-underline-color="#3465a4" officeooo:rsid="00a8e366"/>
    </style:style>
    <style:style style:name="T713" style:family="text">
      <style:text-properties style:text-underline-style="solid" style:text-underline-width="bold" style:text-underline-color="#3465a4" officeooo:rsid="002b5426"/>
    </style:style>
    <style:style style:name="T714" style:family="text">
      <style:text-properties style:text-underline-style="solid" style:text-underline-width="bold" style:text-underline-color="#3465a4" fo:font-weight="normal" style:font-weight-asian="normal" style:font-weight-complex="normal"/>
    </style:style>
    <style:style style:name="T715" style:family="text">
      <style:text-properties style:text-underline-style="solid" style:text-underline-width="bold" style:text-underline-color="#3465a4" loext:padding="0.0201in" loext:border="0.06pt solid #ea7500"/>
    </style:style>
    <style:style style:name="T716" style:family="text">
      <style:text-properties style:text-underline-style="solid" style:text-underline-width="bold" style:text-underline-color="#3465a4" officeooo:rsid="0126f2e9"/>
    </style:style>
    <style:style style:name="T717" style:family="text">
      <style:text-properties style:text-underline-style="solid" style:text-underline-width="bold" style:text-underline-color="#3465a4" officeooo:rsid="013117a7"/>
    </style:style>
    <style:style style:name="T718" style:family="text">
      <style:text-properties style:text-underline-style="solid" style:text-underline-width="bold" style:text-underline-color="#3465a4" officeooo:rsid="008ada8e"/>
    </style:style>
    <style:style style:name="T719" style:family="text">
      <style:text-properties style:text-underline-style="solid" style:text-underline-width="bold" style:text-underline-color="#3465a4" officeooo:rsid="01345f2e"/>
    </style:style>
    <style:style style:name="T720" style:family="text">
      <style:text-properties style:text-underline-style="solid" style:text-underline-width="bold" style:text-underline-color="#3465a4" officeooo:rsid="0168c5e1" loext:padding="0.0201in" loext:border="0.06pt solid #069a2e"/>
    </style:style>
    <style:style style:name="T721" style:family="text">
      <style:text-properties style:text-underline-style="solid" style:text-underline-width="bold" style:text-underline-color="#3465a4" officeooo:rsid="0184134d"/>
    </style:style>
    <style:style style:name="T722" style:family="text">
      <style:text-properties style:text-underline-style="solid" style:text-underline-width="bold" style:text-underline-color="#3465a4" officeooo:rsid="01e6f3c8"/>
    </style:style>
    <style:style style:name="T723" style:family="text">
      <style:text-properties style:text-underline-style="solid" style:text-underline-width="bold" style:text-underline-color="#3465a4" officeooo:rsid="0207dadc"/>
    </style:style>
    <style:style style:name="T724" style:family="text">
      <style:text-properties style:text-underline-style="wave" style:text-underline-width="bold" style:text-underline-color="#3465a4"/>
    </style:style>
    <style:style style:name="T725" style:family="text">
      <style:text-properties style:text-underline-style="wave" style:text-underline-width="bold" style:text-underline-color="#3465a4" officeooo:rsid="003c4336"/>
    </style:style>
    <style:style style:name="T726" style:family="text">
      <style:text-properties style:text-underline-style="solid" style:text-underline-width="bold" style:text-underline-color="#069a2e"/>
    </style:style>
    <style:style style:name="T727" style:family="text">
      <style:text-properties style:text-underline-style="solid" style:text-underline-width="bold" style:text-underline-color="#069a2e" officeooo:rsid="0041fefe"/>
    </style:style>
    <style:style style:name="T728" style:family="text">
      <style:text-properties style:text-underline-style="solid" style:text-underline-width="bold" style:text-underline-color="#069a2e" officeooo:rsid="003f97d8"/>
    </style:style>
    <style:style style:name="T729" style:family="text">
      <style:text-properties officeooo:rsid="00482687"/>
    </style:style>
    <style:style style:name="T730" style:family="text">
      <style:text-properties officeooo:rsid="00482687" loext:padding="0.0201in" loext:border="0.06pt solid #069a2e"/>
    </style:style>
    <style:style style:name="T731" style:family="text">
      <style:text-properties officeooo:rsid="003e34f6"/>
    </style:style>
    <style:style style:name="T732" style:family="text">
      <style:text-properties officeooo:rsid="003f97d8"/>
    </style:style>
    <style:style style:name="T733" style:family="text">
      <style:text-properties officeooo:rsid="0041fefe"/>
    </style:style>
    <style:style style:name="T734" style:family="text">
      <style:text-properties style:text-underline-style="solid" style:text-underline-width="bold" style:text-underline-color="#c9211e"/>
    </style:style>
    <style:style style:name="T735" style:family="text">
      <style:text-properties style:text-underline-style="solid" style:text-underline-width="bold" style:text-underline-color="#c9211e" officeooo:rsid="0041fefe"/>
    </style:style>
    <style:style style:name="T736" style:family="text">
      <style:text-properties style:text-underline-style="solid" style:text-underline-width="bold" style:text-underline-color="#c9211e" officeooo:rsid="003f97d8"/>
    </style:style>
    <style:style style:name="T737" style:family="text">
      <style:text-properties style:text-underline-style="solid" style:text-underline-width="bold" style:text-underline-color="#c9211e" officeooo:rsid="00696082"/>
    </style:style>
    <style:style style:name="T738" style:family="text">
      <style:text-properties style:text-underline-style="solid" style:text-underline-width="bold" style:text-underline-color="#c9211e" officeooo:rsid="0089ab27"/>
    </style:style>
    <style:style style:name="T739" style:family="text">
      <style:text-properties style:text-underline-style="solid" style:text-underline-width="bold" style:text-underline-color="#c9211e" officeooo:rsid="0089d8a2"/>
    </style:style>
    <style:style style:name="T740" style:family="text">
      <style:text-properties style:text-underline-style="solid" style:text-underline-width="bold" style:text-underline-color="#c9211e" officeooo:rsid="008fe9b2"/>
    </style:style>
    <style:style style:name="T741" style:family="text">
      <style:text-properties style:text-underline-style="solid" style:text-underline-width="bold" style:text-underline-color="#c9211e" officeooo:rsid="007c3ef2"/>
    </style:style>
    <style:style style:name="T742" style:family="text">
      <style:text-properties style:text-underline-style="solid" style:text-underline-width="bold" style:text-underline-color="#c9211e" officeooo:rsid="007cffec"/>
    </style:style>
    <style:style style:name="T743" style:family="text">
      <style:text-properties style:text-underline-style="solid" style:text-underline-width="bold" style:text-underline-color="#c9211e" officeooo:rsid="002b5426"/>
    </style:style>
    <style:style style:name="T744" style:family="text">
      <style:text-properties style:text-underline-style="solid" style:text-underline-width="bold" style:text-underline-color="#c9211e" officeooo:rsid="00a7db3d"/>
    </style:style>
    <style:style style:name="T745" style:family="text">
      <style:text-properties style:text-underline-style="solid" style:text-underline-width="bold" style:text-underline-color="#c9211e" officeooo:rsid="00a8e366"/>
    </style:style>
    <style:style style:name="T746" style:family="text">
      <style:text-properties style:text-underline-style="solid" style:text-underline-width="bold" style:text-underline-color="#c9211e" officeooo:rsid="00ba2868"/>
    </style:style>
    <style:style style:name="T747" style:family="text">
      <style:text-properties style:text-underline-style="solid" style:text-underline-width="bold" style:text-underline-color="#c9211e" officeooo:rsid="00c7f316"/>
    </style:style>
    <style:style style:name="T748" style:family="text">
      <style:text-properties style:text-underline-style="solid" style:text-underline-width="bold" style:text-underline-color="#c9211e" fo:font-weight="normal" style:font-weight-asian="normal" style:font-weight-complex="normal"/>
    </style:style>
    <style:style style:name="T749" style:family="text">
      <style:text-properties style:text-underline-style="solid" style:text-underline-width="bold" style:text-underline-color="#c9211e" officeooo:rsid="01345f2e"/>
    </style:style>
    <style:style style:name="T750" style:family="text">
      <style:text-properties style:text-underline-style="solid" style:text-underline-width="bold" style:text-underline-color="#c9211e" officeooo:rsid="018262a8"/>
    </style:style>
    <style:style style:name="T751" style:family="text">
      <style:text-properties style:text-underline-style="solid" style:text-underline-width="bold" style:text-underline-color="#c9211e" officeooo:rsid="0184134d"/>
    </style:style>
    <style:style style:name="T752" style:family="text">
      <style:text-properties style:text-underline-style="solid" style:text-underline-width="bold" style:text-underline-color="#c9211e" officeooo:rsid="018786ef"/>
    </style:style>
    <style:style style:name="T753" style:family="text">
      <style:text-properties style:text-underline-style="solid" style:text-underline-width="bold" style:text-underline-color="#c9211e" officeooo:rsid="019590b8"/>
    </style:style>
    <style:style style:name="T754" style:family="text">
      <style:text-properties style:text-underline-style="solid" style:text-underline-width="bold" style:text-underline-color="#c9211e" officeooo:rsid="01978ca0"/>
    </style:style>
    <style:style style:name="T755" style:family="text">
      <style:text-properties style:text-underline-style="solid" style:text-underline-width="bold" style:text-underline-color="#c9211e" officeooo:rsid="01bd4a76"/>
    </style:style>
    <style:style style:name="T756" style:family="text">
      <style:text-properties style:text-underline-style="solid" style:text-underline-width="bold" style:text-underline-color="#c9211e" officeooo:rsid="01c12bc4"/>
    </style:style>
    <style:style style:name="T757" style:family="text">
      <style:text-properties style:text-underline-style="solid" style:text-underline-width="bold" style:text-underline-color="#c9211e" officeooo:rsid="01df9a16"/>
    </style:style>
    <style:style style:name="T758" style:family="text">
      <style:text-properties style:text-underline-style="solid" style:text-underline-width="bold" style:text-underline-color="#c9211e" officeooo:rsid="01e6f3c8"/>
    </style:style>
    <style:style style:name="T759" style:family="text">
      <style:text-properties style:text-underline-style="wave" style:text-underline-width="bold" style:text-underline-color="font-color"/>
    </style:style>
    <style:style style:name="T760" style:family="text">
      <style:text-properties style:text-underline-style="wave" style:text-underline-width="bold" style:text-underline-color="font-color" officeooo:rsid="0041fefe"/>
    </style:style>
    <style:style style:name="T761" style:family="text">
      <style:text-properties style:text-underline-style="wave" style:text-underline-width="bold" style:text-underline-color="font-color" officeooo:rsid="003f97d8"/>
    </style:style>
    <style:style style:name="T762" style:family="text">
      <style:text-properties style:text-underline-style="wave" style:text-underline-width="bold" style:text-underline-color="font-color" officeooo:rsid="00696082"/>
    </style:style>
    <style:style style:name="T763" style:family="text">
      <style:text-properties style:text-underline-style="wave" style:text-underline-width="bold" style:text-underline-color="font-color" officeooo:rsid="0089ab27"/>
    </style:style>
    <style:style style:name="T764" style:family="text">
      <style:text-properties style:text-underline-style="wave" style:text-underline-width="bold" style:text-underline-color="font-color" officeooo:rsid="007cffec"/>
    </style:style>
    <style:style style:name="T765" style:family="text">
      <style:text-properties style:text-underline-style="wave" style:text-underline-width="bold" style:text-underline-color="font-color" officeooo:rsid="002b5426"/>
    </style:style>
    <style:style style:name="T766" style:family="text">
      <style:text-properties style:text-underline-style="wave" style:text-underline-width="bold" style:text-underline-color="font-color" officeooo:rsid="00a7db3d"/>
    </style:style>
    <style:style style:name="T767" style:family="text">
      <style:text-properties style:text-underline-style="wave" style:text-underline-width="bold" style:text-underline-color="font-color" fo:font-weight="normal" style:font-weight-asian="normal" style:font-weight-complex="normal"/>
    </style:style>
    <style:style style:name="T768" style:family="text">
      <style:text-properties style:text-underline-style="wave" style:text-underline-width="bold" style:text-underline-color="font-color" officeooo:rsid="018262a8"/>
    </style:style>
    <style:style style:name="T769" style:family="text">
      <style:text-properties style:text-underline-style="wave" style:text-underline-width="bold" style:text-underline-color="font-color" officeooo:rsid="008ada8e"/>
    </style:style>
    <style:style style:name="T770" style:family="text">
      <style:text-properties officeooo:rsid="005121b9"/>
    </style:style>
    <style:style style:name="T771" style:family="text">
      <style:text-properties officeooo:rsid="0056ac60"/>
    </style:style>
    <style:style style:name="T772" style:family="text">
      <style:text-properties officeooo:rsid="00589702"/>
    </style:style>
    <style:style style:name="T773" style:family="text">
      <style:text-properties officeooo:rsid="006070b9"/>
    </style:style>
    <style:style style:name="T774" style:family="text">
      <style:text-properties officeooo:rsid="005a8f5d"/>
    </style:style>
    <style:style style:name="T775" style:family="text">
      <style:text-properties officeooo:rsid="0062ebda"/>
    </style:style>
    <style:style style:name="T776" style:family="text">
      <style:text-properties style:text-underline-style="solid" style:text-underline-width="auto" style:text-underline-color="#3465a4"/>
    </style:style>
    <style:style style:name="T777" style:family="text">
      <style:text-properties officeooo:rsid="0065e4e4"/>
    </style:style>
    <style:style style:name="T778" style:family="text">
      <style:text-properties officeooo:rsid="006d632f"/>
    </style:style>
    <style:style style:name="T779" style:family="text">
      <style:text-properties officeooo:rsid="0069e650"/>
    </style:style>
    <style:style style:name="T780" style:family="text">
      <style:text-properties officeooo:rsid="00696082"/>
    </style:style>
    <style:style style:name="T781" style:family="text">
      <style:text-properties officeooo:rsid="00616351"/>
    </style:style>
    <style:style style:name="T782" style:family="text">
      <style:text-properties officeooo:rsid="006e6513"/>
    </style:style>
    <style:style style:name="T783" style:family="text">
      <style:text-properties officeooo:rsid="006f2d5c"/>
    </style:style>
    <style:style style:name="T784" style:family="text">
      <style:text-properties officeooo:rsid="00777c4d"/>
    </style:style>
    <style:style style:name="T785" style:family="text">
      <style:text-properties fo:background-color="#ffffa6" loext:char-shading-value="0"/>
    </style:style>
    <style:style style:name="T786" style:family="text">
      <style:text-properties fo:background-color="#ffffa6" loext:char-shading-value="0" loext:padding="0.0201in" loext:border="0.06pt solid #069a2e"/>
    </style:style>
    <style:style style:name="T787" style:family="text">
      <style:text-properties officeooo:rsid="007a3dd9" fo:background-color="#ffffa6" loext:char-shading-value="0"/>
    </style:style>
    <style:style style:name="T788" style:family="text">
      <style:text-properties officeooo:rsid="002b5426" fo:background-color="#ffffa6" loext:char-shading-value="0"/>
    </style:style>
    <style:style style:name="T789" style:family="text">
      <style:text-properties officeooo:rsid="002b5426" fo:background-color="#ffffa6" loext:char-shading-value="0" loext:padding="0.0201in" loext:border="0.06pt solid #ff8000"/>
    </style:style>
    <style:style style:name="T790" style:family="text">
      <style:text-properties officeooo:rsid="00aa0051" fo:background-color="#ffffa6" loext:char-shading-value="0"/>
    </style:style>
    <style:style style:name="T791" style:family="text">
      <style:text-properties style:text-underline-style="solid" style:text-underline-width="bold" style:text-underline-color="#f10d0c"/>
    </style:style>
    <style:style style:name="T792" style:family="text">
      <style:text-properties style:text-underline-style="solid" style:text-underline-width="bold" style:text-underline-color="#f10d0c" officeooo:rsid="01de4e18"/>
    </style:style>
    <style:style style:name="T793" style:family="text">
      <style:text-properties style:text-underline-style="solid" style:text-underline-width="bold" style:text-underline-color="#f10d0c" officeooo:rsid="01df9a16"/>
    </style:style>
    <style:style style:name="T794" style:family="text">
      <style:text-properties style:text-underline-style="solid" style:text-underline-width="bold" style:text-underline-color="#f10d0c" officeooo:rsid="01f9d021"/>
    </style:style>
    <style:style style:name="T795" style:family="text">
      <style:text-properties style:text-underline-style="solid" style:text-underline-width="bold" style:text-underline-color="#f10d0c" officeooo:rsid="01fc6d68"/>
    </style:style>
    <style:style style:name="T796" style:family="text">
      <style:text-properties loext:padding="0.0201in" loext:border="0.06pt solid #069a2e"/>
    </style:style>
    <style:style style:name="T797" style:family="text">
      <style:text-properties fo:color="#f10d0c" loext:opacity="100%"/>
    </style:style>
    <style:style style:name="T798" style:family="text">
      <style:text-properties fo:color="#f10d0c" loext:opacity="100%" style:font-name="Liberation Serif" fo:font-size="15pt" fo:font-weight="normal" style:font-name-asian="Liberation Serif" style:font-size-asian="15pt" style:font-weight-asian="normal" style:font-size-complex="15pt" style:font-weight-complex="normal"/>
    </style:style>
    <style:style style:name="T799" style:family="text">
      <style:text-properties fo:color="#f10d0c" loext:opacity="100%" officeooo:rsid="0212d608"/>
    </style:style>
    <style:style style:name="T800" style:family="text">
      <style:text-properties fo:color="#f10d0c" loext:opacity="100%" style:text-underline-style="solid" style:text-underline-width="auto" style:text-underline-color="font-color"/>
    </style:style>
    <style:style style:name="T801" style:family="text">
      <style:text-properties fo:color="#f10d0c" loext:opacity="100%" style:text-underline-style="solid" style:text-underline-width="auto" style:text-underline-color="font-color" officeooo:rsid="0212d608"/>
    </style:style>
    <style:style style:name="T802" style:family="text">
      <style:text-properties officeooo:rsid="00823773"/>
    </style:style>
    <style:style style:name="T803" style:family="text">
      <style:text-properties style:text-underline-style="dash" style:text-underline-width="auto" style:text-underline-color="font-color"/>
    </style:style>
    <style:style style:name="T804" style:family="text">
      <style:text-properties style:text-underline-style="dash" style:text-underline-width="auto" style:text-underline-color="font-color" officeooo:rsid="0094e9b3"/>
    </style:style>
    <style:style style:name="T805" style:family="text">
      <style:text-properties style:text-underline-style="dash" style:text-underline-width="auto" style:text-underline-color="font-color" fo:background-color="#ffffa6" loext:char-shading-value="0"/>
    </style:style>
    <style:style style:name="T806" style:family="text">
      <style:text-properties style:text-underline-style="dash" style:text-underline-width="auto" style:text-underline-color="font-color" officeooo:rsid="002b5426"/>
    </style:style>
    <style:style style:name="T807" style:family="text">
      <style:text-properties style:text-underline-style="dash" style:text-underline-width="auto" style:text-underline-color="font-color" fo:font-weight="normal" fo:background-color="#ffffa6" loext:char-shading-value="0" style:font-weight-asian="normal" style:font-weight-complex="normal"/>
    </style:style>
    <style:style style:name="T808" style:family="text">
      <style:text-properties style:text-underline-style="dash" style:text-underline-width="auto" style:text-underline-color="font-color" fo:font-weight="normal" officeooo:rsid="00e7d63d" fo:background-color="#ffffa6" loext:char-shading-value="0" style:font-weight-asian="normal" style:font-weight-complex="normal"/>
    </style:style>
    <style:style style:name="T809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810" style:family="text">
      <style:text-properties style:text-underline-style="dash" style:text-underline-width="auto" style:text-underline-color="font-color" fo:font-weight="normal" officeooo:rsid="00e7d63d" style:font-weight-asian="normal" style:font-weight-complex="normal"/>
    </style:style>
    <style:style style:name="T811" style:family="text">
      <style:text-properties style:text-underline-style="dash" style:text-underline-width="auto" style:text-underline-color="font-color" style:text-overline-style="none" style:text-overline-color="font-color"/>
    </style:style>
    <style:style style:name="T812" style:family="text">
      <style:text-properties style:text-underline-style="dash" style:text-underline-width="auto" style:text-underline-color="font-color" officeooo:rsid="01b667b9"/>
    </style:style>
    <style:style style:name="T813" style:family="text">
      <style:text-properties style:text-underline-style="dash" style:text-underline-width="auto" style:text-underline-color="font-color" officeooo:rsid="01b83b36"/>
    </style:style>
    <style:style style:name="T814" style:family="text">
      <style:text-properties style:text-underline-style="dash" style:text-underline-width="auto" style:text-underline-color="font-color" loext:padding="0.0201in" loext:border="0.06pt solid #069a2e"/>
    </style:style>
    <style:style style:name="T815" style:family="text">
      <style:text-properties style:text-underline-style="dash" style:text-underline-width="auto" style:text-underline-color="font-color" officeooo:rsid="01fc6d68"/>
    </style:style>
    <style:style style:name="T816" style:family="text">
      <style:text-properties style:text-underline-style="dash" style:text-underline-width="auto" style:text-underline-color="font-color" loext:padding="0.0201in" loext:border="0.06pt solid #ff860d"/>
    </style:style>
    <style:style style:name="T817" style:family="text">
      <style:text-properties style:text-underline-style="dash" style:text-underline-width="auto" style:text-underline-color="font-color" officeooo:rsid="02066f19"/>
    </style:style>
    <style:style style:name="T818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819" style:family="text">
      <style:text-properties style:text-underline-style="dash" style:text-underline-width="auto" style:text-underline-color="font-color" fo:font-weight="bold" officeooo:rsid="0094e9b3" style:font-weight-asian="bold" style:font-weight-complex="bold"/>
    </style:style>
    <style:style style:name="T820" style:family="text">
      <style:text-properties style:text-underline-style="dash" style:text-underline-width="auto" style:text-underline-color="font-color" officeooo:rsid="008ada8e"/>
    </style:style>
    <style:style style:name="T821" style:family="text">
      <style:text-properties style:text-underline-style="solid" style:text-underline-width="auto" style:text-underline-color="#3faf46"/>
    </style:style>
    <style:style style:name="T822" style:family="text">
      <style:text-properties officeooo:rsid="008e8631"/>
    </style:style>
    <style:style style:name="T823" style:family="text">
      <style:text-properties officeooo:rsid="008ec550"/>
    </style:style>
    <style:style style:name="T824" style:family="text">
      <style:text-properties officeooo:rsid="008fe9b2"/>
    </style:style>
    <style:style style:name="T825" style:family="text">
      <style:text-properties officeooo:rsid="00d2ed77"/>
    </style:style>
    <style:style style:name="T826" style:family="text">
      <style:text-properties officeooo:rsid="00d648f4" loext:padding="0.0201in" loext:border="0.06pt solid #069a2e"/>
    </style:style>
    <style:style style:name="T827" style:family="text">
      <style:text-properties officeooo:rsid="0082dd8e"/>
    </style:style>
    <style:style style:name="T828" style:family="text">
      <style:text-properties style:text-underline-style="dotted" style:text-underline-width="bold" style:text-underline-color="font-color"/>
    </style:style>
    <style:style style:name="T829" style:family="text">
      <style:text-properties officeooo:rsid="007ea2f3"/>
    </style:style>
    <style:style style:name="T830" style:family="text">
      <style:text-properties officeooo:rsid="008063af"/>
    </style:style>
    <style:style style:name="T831" style:family="text">
      <style:text-properties officeooo:rsid="009c6713"/>
    </style:style>
    <style:style style:name="T832" style:family="text">
      <style:text-properties officeooo:rsid="0091c62d"/>
    </style:style>
    <style:style style:name="T833" style:family="text">
      <style:text-properties officeooo:rsid="00a51c8a" loext:padding="0.0201in" loext:border="0.06pt solid #069a2e"/>
    </style:style>
    <style:style style:name="T834" style:family="text">
      <style:text-properties officeooo:rsid="00aa0051"/>
    </style:style>
    <style:style style:name="T835" style:family="text">
      <style:text-properties officeooo:rsid="00a7db3d"/>
    </style:style>
    <style:style style:name="T836" style:family="text">
      <style:text-properties officeooo:rsid="00a7db3d" loext:padding="0.0201in" loext:border="0.06pt solid #069a2e"/>
    </style:style>
    <style:style style:name="T837" style:family="text">
      <style:text-properties style:text-underline-style="solid" style:text-underline-width="auto" style:text-underline-color="#ea7500"/>
    </style:style>
    <style:style style:name="T838" style:family="text">
      <style:text-properties style:text-underline-style="solid" style:text-underline-width="auto" style:text-underline-color="#ea7500" officeooo:rsid="002b5426"/>
    </style:style>
    <style:style style:name="T839" style:family="text">
      <style:text-properties style:text-underline-style="solid" style:text-underline-width="auto" style:text-underline-color="#ea7500" officeooo:rsid="008ada8e"/>
    </style:style>
    <style:style style:name="T840" style:family="text">
      <style:text-properties style:text-underline-style="solid" style:text-underline-width="auto" style:text-underline-color="#ea7500" style:text-overline-style="none" style:text-overline-color="#ea7500"/>
    </style:style>
    <style:style style:name="T841" style:family="text">
      <style:text-properties style:text-underline-style="solid" style:text-underline-width="auto" style:text-underline-color="#ea7500" officeooo:rsid="011ca858"/>
    </style:style>
    <style:style style:name="T842" style:family="text">
      <style:text-properties fo:font-size="11pt" fo:font-weight="bold" style:font-size-asian="11pt" style:font-weight-asian="bold" style:font-size-complex="11pt" style:font-weight-complex="bold"/>
    </style:style>
    <style:style style:name="T843" style:family="text">
      <style:text-properties fo:font-size="11pt" fo:font-weight="bold" style:font-name-asian="Times New Roman" style:font-size-asian="11pt" style:language-asian="ja" style:country-asian="JP" style:font-weight-asian="bold" style:font-size-complex="11pt" style:font-weight-complex="bold"/>
    </style:style>
    <style:style style:name="T844" style:family="text">
      <style:text-properties fo:font-size="11pt" style:font-size-asian="11pt" style:font-size-complex="11pt"/>
    </style:style>
    <style:style style:name="T845" style:family="text">
      <style:text-properties fo:font-size="11pt" fo:font-style="normal" style:text-underline-style="none" officeooo:rsid="002b5426" style:font-size-asian="11pt" style:font-style-asian="normal" style:font-size-complex="11pt" style:font-style-complex="normal"/>
    </style:style>
    <style:style style:name="T846" style:family="text">
      <style:text-properties style:text-underline-style="solid" style:text-underline-width="auto" style:text-underline-color="#ff8000"/>
    </style:style>
    <style:style style:name="T847" style:family="text">
      <style:text-properties officeooo:rsid="00dc1707"/>
    </style:style>
    <style:style style:name="T848" style:family="text">
      <style:text-properties officeooo:rsid="00b4e378"/>
    </style:style>
    <style:style style:name="T849" style:family="text">
      <style:text-properties style:language-asian="ja" style:country-asian="JP"/>
    </style:style>
    <style:style style:name="T850" style:family="text">
      <style:text-properties style:font-name-asian="Times New Roman" style:language-asian="ja" style:country-asian="JP"/>
    </style:style>
    <style:style style:name="T851" style:family="text">
      <style:text-properties officeooo:rsid="00c18446" loext:padding="0.0201in" loext:border="0.06pt solid #069a2e"/>
    </style:style>
    <style:style style:name="T852" style:family="text">
      <style:text-properties officeooo:rsid="00ba2868" loext:padding="0.0201in" loext:border="0.06pt solid #069a2e"/>
    </style:style>
    <style:style style:name="T853" style:family="text">
      <style:text-properties loext:padding="0.0201in" loext:border="0.06pt solid #ff8000"/>
    </style:style>
    <style:style style:name="T854" style:family="text">
      <style:text-properties officeooo:rsid="00bb9a19" loext:padding="0.0201in" loext:border="0.06pt solid #069a2e"/>
    </style:style>
    <style:style style:name="T855" style:family="text">
      <style:text-properties officeooo:rsid="00c49205" loext:padding="0.0201in" loext:border="0.06pt solid #069a2e"/>
    </style:style>
    <style:style style:name="T856" style:family="text">
      <style:text-properties officeooo:rsid="00d7abfa"/>
    </style:style>
    <style:style style:name="T857" style:family="text">
      <style:text-properties loext:padding="0.0201in" loext:border="0.06pt solid #ea7500"/>
    </style:style>
    <style:style style:name="T858" style:family="text">
      <style:text-properties officeooo:rsid="00f0ed6b" loext:padding="0.0201in" loext:border="0.06pt solid #ea7500"/>
    </style:style>
    <style:style style:name="T859" style:family="text">
      <style:text-properties officeooo:rsid="00f0ed6b" loext:padding="0.0201in" loext:border="0.06pt solid #069a2e"/>
    </style:style>
    <style:style style:name="T860" style:family="text">
      <style:text-properties officeooo:rsid="00f27e9c" loext:padding="0.0201in" loext:border="0.06pt solid #069a2e"/>
    </style:style>
    <style:style style:name="T861" style:family="text">
      <style:text-properties officeooo:rsid="00ed83e2"/>
    </style:style>
    <style:style style:name="T862" style:family="text">
      <style:text-properties officeooo:rsid="00f32b25" loext:padding="0.0201in" loext:border="0.06pt solid #ea7500"/>
    </style:style>
    <style:style style:name="T863" style:family="text">
      <style:text-properties officeooo:rsid="00f4e481" loext:padding="0.0201in" loext:border="0.06pt solid #069a2e"/>
    </style:style>
    <style:style style:name="T864" style:family="text">
      <style:text-properties officeooo:rsid="00f5eefa" loext:padding="0.0201in" loext:border="0.06pt solid #069a2e"/>
    </style:style>
    <style:style style:name="T865" style:family="text">
      <style:text-properties fo:background-color="transparent" loext:char-shading-value="0"/>
    </style:style>
    <style:style style:name="T866" style:family="text">
      <style:text-properties officeooo:rsid="00fbd638" loext:padding="0.0201in" loext:border="0.06pt solid #ea7500"/>
    </style:style>
    <style:style style:name="T867" style:family="text">
      <style:text-properties officeooo:rsid="00fa8f57" loext:padding="0.0201in" loext:border="0.06pt solid #ea7500"/>
    </style:style>
    <style:style style:name="T868" style:family="text">
      <style:text-properties officeooo:rsid="00fdcfff"/>
    </style:style>
    <style:style style:name="T869" style:family="text">
      <style:text-properties officeooo:rsid="00fdcfff" loext:padding="0.0201in" loext:border="0.06pt solid #ea7500"/>
    </style:style>
    <style:style style:name="T870" style:family="text">
      <style:text-properties officeooo:rsid="01024b27"/>
    </style:style>
    <style:style style:name="T871" style:family="text">
      <style:text-properties officeooo:rsid="00ee359a"/>
    </style:style>
    <style:style style:name="T872" style:family="text">
      <style:text-properties officeooo:rsid="00ff1733"/>
    </style:style>
    <style:style style:name="T873" style:family="text">
      <style:text-properties officeooo:rsid="00ffa336"/>
    </style:style>
    <style:style style:name="T874" style:family="text">
      <style:text-properties officeooo:rsid="00e2d881"/>
    </style:style>
    <style:style style:name="T875" style:family="text">
      <style:text-properties officeooo:rsid="00ec6d9f"/>
    </style:style>
    <style:style style:name="T876" style:family="text">
      <style:text-properties officeooo:rsid="010f3261" loext:padding="0.0201in" loext:border="0.06pt solid #069a2e"/>
    </style:style>
    <style:style style:name="T877" style:family="text">
      <style:text-properties officeooo:rsid="0117c6ab" loext:padding="0.0201in" loext:border="0.06pt solid #ea7500"/>
    </style:style>
    <style:style style:name="T878" style:family="text">
      <style:text-properties officeooo:rsid="0117c6ab" loext:padding="0.0201in" loext:border="0.06pt solid #069a2e"/>
    </style:style>
    <style:style style:name="T879" style:family="text">
      <style:text-properties officeooo:rsid="010cd2fa"/>
    </style:style>
    <style:style style:name="T880" style:family="text">
      <style:text-properties officeooo:rsid="010afd71"/>
    </style:style>
    <style:style style:name="T881" style:family="text">
      <style:text-properties officeooo:rsid="01193cf3" loext:padding="0.0201in" loext:border="0.06pt solid #069a2e"/>
    </style:style>
    <style:style style:name="T882" style:family="text">
      <style:text-properties officeooo:rsid="012072a4"/>
    </style:style>
    <style:style style:name="T883" style:family="text">
      <style:text-properties style:text-underline-style="wave" style:text-underline-width="bold" style:text-underline-color="#ffff6d"/>
    </style:style>
    <style:style style:name="T884" style:family="text">
      <style:text-properties style:text-underline-style="wave" style:text-underline-width="bold" style:text-underline-color="#ffff6d" officeooo:rsid="01212be1"/>
    </style:style>
    <style:style style:name="T885" style:family="text">
      <style:text-properties officeooo:rsid="0126f2e9" loext:padding="0.0201in" loext:border="0.06pt solid #069a2e"/>
    </style:style>
    <style:style style:name="T886" style:family="text">
      <style:text-properties officeooo:rsid="0105f49b"/>
    </style:style>
    <style:style style:name="T887" style:family="text">
      <style:text-properties officeooo:rsid="012bb59b"/>
    </style:style>
    <style:style style:name="T888" style:family="text">
      <style:text-properties officeooo:rsid="008ada8e"/>
    </style:style>
    <style:style style:name="T889" style:family="text">
      <style:text-properties officeooo:rsid="012d3a37"/>
    </style:style>
    <style:style style:name="T890" style:family="text">
      <style:text-properties officeooo:rsid="012f8791"/>
    </style:style>
    <style:style style:name="T891" style:family="text">
      <style:text-properties officeooo:rsid="0137713d"/>
    </style:style>
    <style:style style:name="T892" style:family="text">
      <style:text-properties officeooo:rsid="013a07c2" loext:padding="0.0201in" loext:border="0.06pt solid #069a2e"/>
    </style:style>
    <style:style style:name="T893" style:family="text">
      <style:text-properties officeooo:rsid="01384650"/>
    </style:style>
    <style:style style:name="T894" style:family="text">
      <style:text-properties officeooo:rsid="01422fe9" loext:padding="0.0201in" loext:border="0.06pt solid #069a2e"/>
    </style:style>
    <style:style style:name="T895" style:family="text">
      <style:text-properties officeooo:rsid="01386785"/>
    </style:style>
    <style:style style:name="T896" style:family="text">
      <style:text-properties officeooo:rsid="01440cb9" loext:padding="0.0201in" loext:border="0.06pt solid #069a2e"/>
    </style:style>
    <style:style style:name="T897" style:family="text">
      <style:text-properties officeooo:rsid="014845f0"/>
    </style:style>
    <style:style style:name="T898" style:family="text">
      <style:text-properties officeooo:rsid="01496ad7"/>
    </style:style>
    <style:style style:name="T899" style:family="text">
      <style:text-properties officeooo:rsid="015060af"/>
    </style:style>
    <style:style style:name="T900" style:family="text">
      <style:text-properties officeooo:rsid="014d059d"/>
    </style:style>
    <style:style style:name="T901" style:family="text">
      <style:text-properties officeooo:rsid="01666a40" loext:padding="0.0201in" loext:border="0.06pt solid #069a2e"/>
    </style:style>
    <style:style style:name="T902" style:family="text">
      <style:text-properties fo:font-size="9pt" fo:font-weight="bold" officeooo:rsid="016d5352" style:font-size-asian="9pt" style:font-weight-asian="bold" style:font-size-complex="9pt" style:font-weight-complex="bold"/>
    </style:style>
    <style:style style:name="T903" style:family="text">
      <style:text-properties officeooo:rsid="016d5352"/>
    </style:style>
    <style:style style:name="T904" style:family="text">
      <style:text-properties officeooo:rsid="016fd201"/>
    </style:style>
    <style:style style:name="T905" style:family="text">
      <style:text-properties officeooo:rsid="015d79ab"/>
    </style:style>
    <style:style style:name="T906" style:family="text">
      <style:text-properties officeooo:rsid="0168c5e1" loext:padding="0.0201in" loext:border="0.06pt solid #069a2e"/>
    </style:style>
    <style:style style:name="T907" style:family="text">
      <style:text-properties fo:font-size="14pt" fo:font-style="normal" style:text-underline-style="none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908" style:family="text">
      <style:text-properties fo:font-size="14pt" fo:font-style="normal" style:text-underline-style="none" fo:font-weight="normal" officeooo:rsid="008ada8e" style:font-size-asian="14pt" style:font-style-asian="normal" style:font-weight-asian="normal" style:font-size-complex="14pt" style:font-style-complex="normal" style:font-weight-complex="normal" loext:padding="0.0201in" loext:border="0.06pt solid #069a2e"/>
    </style:style>
    <style:style style:name="T909" style:family="text">
      <style:text-properties fo:font-size="14pt" fo:font-style="normal" style:text-underline-style="none" fo:font-weight="normal" officeooo:rsid="015b42e9" style:font-size-asian="14pt" style:font-style-asian="normal" style:font-weight-asian="normal" style:font-size-complex="14pt" style:font-style-complex="normal" style:font-weight-complex="normal" loext:padding="0.0201in" loext:border="0.06pt solid #069a2e"/>
    </style:style>
    <style:style style:name="T910" style:family="text">
      <style:text-properties fo:font-size="14pt" fo:font-style="normal" style:text-underline-style="wave" style:text-underline-width="bold" style:text-underline-color="font-color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911" style:family="text">
      <style:text-properties fo:font-size="14pt" fo:font-style="normal" style:text-underline-style="solid" style:text-underline-width="bold" style:text-underline-color="#c9211e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912" style:family="text">
      <style:text-properties fo:font-size="14pt" fo:font-style="normal" style:text-underline-style="solid" style:text-underline-width="bold" style:text-underline-color="#3465a4" fo:font-weight="normal" officeooo:rsid="008ada8e" style:font-size-asian="14pt" style:font-style-asian="normal" style:font-weight-asian="normal" style:font-size-complex="14pt" style:font-style-complex="normal" style:font-weight-complex="normal"/>
    </style:style>
    <style:style style:name="T913" style:family="text">
      <style:text-properties fo:font-size="14pt" fo:font-style="italic" style:text-underline-style="none" fo:font-weight="normal" officeooo:rsid="008ada8e" style:font-size-asian="14pt" style:font-style-asian="italic" style:font-weight-asian="normal" style:font-size-complex="14pt" style:font-style-complex="italic" style:font-weight-complex="normal"/>
    </style:style>
    <style:style style:name="T914" style:family="text">
      <style:text-properties fo:font-size="14pt" fo:font-style="italic" style:text-underline-style="none" fo:font-weight="normal" officeooo:rsid="017de1b5" style:font-size-asian="14pt" style:font-style-asian="italic" style:font-weight-asian="normal" style:font-size-complex="14pt" style:font-style-complex="italic" style:font-weight-complex="normal"/>
    </style:style>
    <style:style style:name="T915" style:family="text">
      <style:text-properties fo:font-size="14pt" fo:font-style="italic" style:text-underline-style="none" fo:font-weight="normal" officeooo:rsid="015b42e9" style:font-size-asian="14pt" style:font-style-asian="italic" style:font-weight-asian="normal" style:font-size-complex="14pt" style:font-style-complex="italic" style:font-weight-complex="normal" loext:padding="0.0201in" loext:border="0.06pt solid #069a2e"/>
    </style:style>
    <style:style style:name="T916" style:family="text">
      <style:text-properties officeooo:rsid="0180da5f" loext:padding="0.0201in" loext:border="0.06pt solid #069a2e"/>
    </style:style>
    <style:style style:name="T917" style:family="text">
      <style:text-properties officeooo:rsid="01751c8b"/>
    </style:style>
    <style:style style:name="T918" style:family="text">
      <style:text-properties officeooo:rsid="0176dfc5"/>
    </style:style>
    <style:style style:name="T919" style:family="text">
      <style:text-properties officeooo:rsid="018d7557"/>
    </style:style>
    <style:style style:name="T920" style:family="text">
      <style:text-properties officeooo:rsid="01907405"/>
    </style:style>
    <style:style style:name="T921" style:family="text">
      <style:text-properties officeooo:rsid="019390ba" loext:padding="0.0201in" loext:border="0.06pt solid #069a2e"/>
    </style:style>
    <style:style style:name="T922" style:family="text">
      <style:text-properties officeooo:rsid="019590b8" loext:padding="0.0201in" loext:border="0.06pt solid #069a2e"/>
    </style:style>
    <style:style style:name="T923" style:family="text">
      <style:text-properties officeooo:rsid="019941cb" loext:padding="0.0201in" loext:border="0.06pt solid #069a2e"/>
    </style:style>
    <style:style style:name="T924" style:family="text">
      <style:text-properties officeooo:rsid="0199b8e3" loext:padding="0.0201in" loext:border="0.06pt solid #069a2e"/>
    </style:style>
    <style:style style:name="T925" style:family="text">
      <style:text-properties officeooo:rsid="01a1879a"/>
    </style:style>
    <style:style style:name="T926" style:family="text">
      <style:text-properties officeooo:rsid="01b83b36" loext:padding="0.0201in" loext:border="0.06pt solid #069a2e"/>
    </style:style>
    <style:style style:name="T927" style:family="text">
      <style:text-properties officeooo:rsid="01b84ced" loext:padding="0.0201in" loext:border="0.06pt solid #069a2e"/>
    </style:style>
    <style:style style:name="T928" style:family="text">
      <style:text-properties officeooo:rsid="01b93b0e" loext:padding="0.0201in" loext:border="0.06pt solid #069a2e"/>
    </style:style>
    <style:style style:name="T929" style:family="text">
      <style:text-properties officeooo:rsid="01bc46b2" loext:padding="0.0201in" loext:border="0.06pt solid #069a2e"/>
    </style:style>
    <style:style style:name="T930" style:family="text">
      <style:text-properties officeooo:rsid="01bd4a76" loext:padding="0.0201in" loext:border="0.06pt solid #069a2e"/>
    </style:style>
    <style:style style:name="T931" style:family="text">
      <style:text-properties officeooo:rsid="01c02cfe" loext:padding="0.0201in" loext:border="0.06pt solid #069a2e"/>
    </style:style>
    <style:style style:name="T932" style:family="text">
      <style:text-properties officeooo:rsid="01c12bc4" loext:padding="0.0201in" loext:border="0.06pt solid #069a2e"/>
    </style:style>
    <style:style style:name="T933" style:family="text">
      <style:text-properties officeooo:rsid="01c2c740" loext:padding="0.0201in" loext:border="0.06pt solid #069a2e"/>
    </style:style>
    <style:style style:name="T934" style:family="text">
      <style:text-properties officeooo:rsid="01b2500a"/>
    </style:style>
    <style:style style:name="T935" style:family="text">
      <style:text-properties officeooo:rsid="01d3f378" loext:padding="0.0201in" loext:border="0.06pt solid #069a2e"/>
    </style:style>
    <style:style style:name="T936" style:family="text">
      <style:text-properties officeooo:rsid="01cb0011"/>
    </style:style>
    <style:style style:name="T937" style:family="text">
      <style:text-properties fo:font-size="54pt" style:font-size-asian="54pt" style:font-size-complex="54pt"/>
    </style:style>
    <style:style style:name="T938" style:family="text">
      <style:text-properties officeooo:rsid="01ec393d"/>
    </style:style>
    <style:style style:name="T939" style:family="text">
      <style:text-properties style:font-name="Liberation Serif" fo:font-size="15pt" fo:font-weight="normal" style:font-name-asian="Liberation Serif" style:font-size-asian="15pt" style:font-weight-asian="normal" style:font-size-complex="15pt" style:font-weight-complex="normal"/>
    </style:style>
    <style:style style:name="T940" style:family="text">
      <style:text-properties style:font-name="Liberation Serif" fo:font-size="15pt" fo:font-weight="normal" officeooo:rsid="01efae06" style:font-name-asian="Liberation Serif" style:font-size-asian="15pt" style:font-weight-asian="normal" style:font-size-complex="15pt" style:font-weight-complex="normal"/>
    </style:style>
    <style:style style:name="T941" style:family="text">
      <style:text-properties style:font-name="Liberation Serif" fo:font-size="15pt" style:text-underline-style="solid" style:text-underline-width="auto" style:text-underline-color="font-color" fo:font-weight="normal" style:font-name-asian="Liberation Serif" style:font-size-asian="15pt" style:font-weight-asian="normal" style:font-size-complex="15pt" style:font-weight-complex="normal"/>
    </style:style>
    <style:style style:name="T942" style:family="text">
      <style:text-properties style:font-name="Liberation Serif" fo:font-size="15pt" fo:font-style="italic" fo:font-weight="normal" style:font-name-asian="Liberation Serif" style:font-size-asian="15pt" style:font-style-asian="italic" style:font-weight-asian="normal" style:font-size-complex="15pt" style:font-style-complex="italic" style:font-weight-complex="normal"/>
    </style:style>
    <style:style style:name="T943" style:family="text">
      <style:text-properties style:font-name="Liberation Serif" fo:font-size="12pt" fo:font-weight="normal" style:font-name-asian="Liberation Serif" style:font-size-asian="12pt" style:font-weight-asian="normal" style:font-size-complex="12pt" style:font-weight-complex="normal"/>
    </style:style>
    <style:style style:name="T944" style:family="text">
      <style:text-properties style:font-name="Liberation Serif" fo:font-size="12pt" style:text-underline-style="solid" style:text-underline-width="auto" style:text-underline-color="font-color" fo:font-weight="normal" style:font-name-asian="Liberation Serif" style:font-size-asian="12pt" style:font-weight-asian="normal" style:font-size-complex="12pt" style:font-weight-complex="normal"/>
    </style:style>
    <style:style style:name="T945" style:family="text">
      <style:text-properties officeooo:rsid="01e0eeb0"/>
    </style:style>
    <style:style style:name="T946" style:family="text">
      <style:text-properties officeooo:rsid="01e434c2" loext:padding="0.0201in" loext:border="0.06pt solid #069a2e"/>
    </style:style>
    <style:style style:name="T947" style:family="text">
      <style:text-properties officeooo:rsid="01e663a5" loext:padding="0.0201in" loext:border="0.06pt solid #069a2e"/>
    </style:style>
    <style:style style:name="T948" style:family="text">
      <style:text-properties officeooo:rsid="01e86cf0" loext:padding="0.0201in" loext:border="0.06pt solid #069a2e"/>
    </style:style>
    <style:style style:name="T949" style:family="text">
      <style:text-properties fo:background-color="#ffffd7" loext:char-shading-value="0"/>
    </style:style>
    <style:style style:name="T950" style:family="text">
      <style:text-properties officeooo:rsid="000e2385" fo:background-color="#ffffd7" loext:char-shading-value="0"/>
    </style:style>
    <style:style style:name="T951" style:family="text">
      <style:text-properties officeooo:rsid="000e2385" loext:padding="0.0201in" loext:border="0.06pt solid #069a2e"/>
    </style:style>
    <style:style style:name="T952" style:family="text">
      <style:text-properties officeooo:rsid="000c7d1d"/>
    </style:style>
    <style:style style:name="T953" style:family="text">
      <style:text-properties officeooo:rsid="00105dca" loext:padding="0.0201in" loext:border="0.06pt solid #069a2e"/>
    </style:style>
    <style:style style:name="T954" style:family="text">
      <style:text-properties officeooo:rsid="01ef18da"/>
    </style:style>
    <style:style style:name="T955" style:family="text">
      <style:text-properties officeooo:rsid="01f6d5c7" loext:padding="0.0201in" loext:border="0.06pt solid #069a2e"/>
    </style:style>
    <style:style style:name="T956" style:family="text">
      <style:text-properties officeooo:rsid="01f9d021" loext:padding="0.0201in" loext:border="0.06pt solid #069a2e"/>
    </style:style>
    <style:style style:name="T957" style:family="text">
      <style:text-properties officeooo:rsid="01f9e89d" loext:padding="0.0201in" loext:border="0.06pt solid #069a2e"/>
    </style:style>
    <style:style style:name="T958" style:family="text">
      <style:text-properties style:text-underline-style="solid" style:text-underline-width="bold" style:text-underline-color="#ea7500"/>
    </style:style>
    <style:style style:name="T959" style:family="text">
      <style:text-properties fo:color="#ea7500" loext:opacity="100%"/>
    </style:style>
    <style:style style:name="T960" style:family="text">
      <style:text-properties fo:color="#ea7500" loext:opacity="100%" fo:font-size="15pt" fo:font-style="normal" style:text-underline-style="solid" style:text-underline-width="bold" style:text-underline-color="#c9211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961" style:family="text">
      <style:text-properties fo:color="#ea7500" loext:opacity="100%" fo:font-size="15pt" fo:font-style="normal" style:text-underline-style="none" fo:font-weight="normal" officeooo:rsid="01fc6d68" style:font-size-asian="15pt" style:font-style-asian="normal" style:font-weight-asian="normal" style:font-size-complex="15pt" style:font-style-complex="normal" style:font-weight-complex="normal"/>
    </style:style>
    <style:style style:name="T962" style:family="text">
      <style:text-properties fo:color="#ea7500" loext:opacity="100%" fo:font-size="15pt" fo:font-style="normal" style:text-underline-style="none" fo:font-weight="normal" officeooo:rsid="01ff78dd" style:font-size-asian="15pt" style:font-style-asian="normal" style:font-weight-asian="normal" style:font-size-complex="15pt" style:font-style-complex="normal" style:font-weight-complex="normal"/>
    </style:style>
    <style:style style:name="T963" style:family="text">
      <style:text-properties officeooo:rsid="01fc6d68" loext:padding="0.0201in" loext:border="0.06pt solid #069a2e"/>
    </style:style>
    <style:style style:name="T964" style:family="text">
      <style:text-properties officeooo:rsid="02066f19" loext:padding="0.0201in" loext:border="0.06pt solid #ff860d"/>
    </style:style>
    <style:style style:name="T965" style:family="text">
      <style:text-properties style:text-underline-style="solid" style:text-underline-width="auto" style:text-underline-color="#ff860d"/>
    </style:style>
    <style:style style:name="T966" style:family="text">
      <style:text-properties officeooo:rsid="0207dadc" loext:padding="0.0201in" loext:border="0.06pt solid #ff860d"/>
    </style:style>
    <style:style style:name="T967" style:family="text">
      <style:text-properties officeooo:rsid="0207dc42" loext:padding="0.0201in" loext:border="0.06pt solid #ff860d"/>
    </style:style>
    <style:style style:name="T968" style:family="text">
      <style:text-properties officeooo:rsid="020bd5a3" loext:padding="0.0201in" loext:border="0.06pt solid #ff860d"/>
    </style:style>
    <style:style style:name="T969" style:family="text">
      <style:text-properties officeooo:rsid="020d4ccf" loext:padding="0.0201in" loext:border="0.06pt solid #ff860d"/>
    </style:style>
    <style:style style:name="T970" style:family="text">
      <style:text-properties fo:color="#ed4c05" loext:opacity="100%"/>
    </style:style>
    <style:style style:name="T971" style:family="text">
      <style:text-properties fo:color="#ed4c05" loext:opacity="100%" officeooo:rsid="00076418"/>
    </style:style>
    <style:style style:name="T972" style:family="text">
      <style:text-properties fo:color="#ed4c05" loext:opacity="100%" fo:font-size="16pt" style:font-size-asian="16pt" style:font-size-complex="16pt"/>
    </style:style>
    <style:style style:name="T973" style:family="text">
      <style:text-properties fo:color="#ed4c05" loext:opacity="100%" fo:font-size="16pt" officeooo:rsid="0008cae6" style:font-size-asian="16pt" style:font-size-complex="16pt"/>
    </style:style>
    <style:style style:name="T974" style:family="text">
      <style:text-properties fo:color="#ed4c05" loext:opacity="100%" officeooo:rsid="0006b75c"/>
    </style:style>
    <style:style style:name="T975" style:family="text">
      <style:text-properties fo:color="#ed4c05" loext:opacity="100%" officeooo:rsid="00043f74"/>
    </style:style>
    <style:style style:name="T976" style:family="text">
      <style:text-properties fo:color="#ed4c05" loext:opacity="100%" fo:font-weight="bold" style:font-weight-asian="bold" style:font-weight-complex="bold"/>
    </style:style>
    <style:style style:name="T977" style:family="text">
      <style:text-properties officeooo:rsid="00092539"/>
    </style:style>
    <style:style style:name="T978" style:family="text">
      <style:text-properties officeooo:rsid="00076418"/>
    </style:style>
    <style:style style:name="T979" style:family="text">
      <style:text-properties officeooo:rsid="00043f74"/>
    </style:style>
    <style:style style:name="T980" style:family="text">
      <style:text-properties officeooo:rsid="01c7d5af"/>
    </style:style>
    <style:style style:name="T981" style:family="text">
      <style:text-properties officeooo:rsid="0212d608"/>
    </style:style>
    <style:style style:name="T982" style:family="text">
      <style:text-properties officeooo:rsid="0210ad1e"/>
    </style:style>
    <style:style style:name="T983" style:family="text">
      <style:text-properties officeooo:rsid="02135eb3"/>
    </style:style>
    <style:style style:name="T984" style:family="text">
      <style:text-properties officeooo:rsid="02169cc3" loext:padding="0.0201in" loext:border="0.06pt solid #ea7500"/>
    </style:style>
    <style:style style:name="T985" style:family="text">
      <style:text-properties officeooo:rsid="0217d2da" loext:padding="0.0201in" loext:border="0.06pt solid #ea7500"/>
    </style:style>
    <style:style style:name="T986" style:family="text">
      <style:text-properties officeooo:rsid="021a00be" loext:padding="0.0201in" loext:border="0.06pt solid #ea7500"/>
    </style:style>
    <style:style style:name="T987" style:family="text">
      <style:text-properties officeooo:rsid="021a64e6" loext:padding="0.0201in" loext:border="0.06pt solid #ea7500"/>
    </style:style>
    <style:style style:name="T988" style:family="text">
      <style:text-properties officeooo:rsid="021e2d18"/>
    </style:style>
    <style:style style:name="T989" style:family="text">
      <style:text-properties officeooo:rsid="021f0b1c"/>
    </style:style>
    <style:style style:name="T990" style:family="text">
      <style:text-properties fo:color="#3465a4" loext:opacity="100%" fo:font-size="15pt" style:font-size-asian="15pt" style:font-size-complex="15pt"/>
    </style:style>
    <style:style style:name="T991" style:family="text">
      <style:text-properties fo:font-size="15pt" fo:font-style="italic" style:font-size-asian="15pt" style:font-style-asian="italic" style:font-size-complex="15pt" style:font-style-complex="italic"/>
    </style:style>
    <style:style style:name="T992" style:family="text">
      <style:text-properties fo:color="#c9211e" loext:opacity="100%" fo:font-size="15pt" style:font-size-asian="15pt" style:font-size-complex="15pt"/>
    </style:style>
    <style:style style:name="T993" style:family="text">
      <style:text-properties fo:color="#c9211e" loext:opacity="100%" fo:font-size="15pt" fo:font-style="italic" style:font-size-asian="15pt" style:font-style-asian="italic" style:font-size-complex="15pt" style:font-style-complex="italic"/>
    </style:style>
    <style:style style:name="T994" style:family="text">
      <style:text-properties fo:color="#3465a4" loext:opacity="100%" style:font-name="Liberation Serif" fo:font-size="15pt" fo:font-style="normal" style:font-name-asian="Liberation Serif" style:font-style-asian="normal" style:font-size-complex="15pt" style:font-style-complex="normal"/>
    </style:style>
    <style:style style:name="T995" style:family="text">
      <style:text-properties fo:color="#c9211e" loext:opacity="100%" style:font-name="Liberation Serif" fo:font-size="15pt" fo:font-style="normal" style:font-name-asian="Liberation Serif" style:font-style-asian="normal" style:font-size-complex="15pt" style:font-style-complex="normal"/>
    </style:style>
    <style:style style:name="T996" style:family="text">
      <style:text-properties style:use-window-font-color="true" loext:opacity="0%" style:font-name="Liberation Serif" fo:font-size="15pt" fo:font-style="normal" style:text-underline-style="solid" style:text-underline-width="bold" style:text-underline-color="#c9211e" style:font-name-asian="Liberation Serif" style:font-style-asian="normal" style:font-size-complex="15pt" style:font-style-complex="normal"/>
    </style:style>
    <style:style style:name="T997" style:family="text">
      <style:text-properties style:use-window-font-color="true" loext:opacity="0%" style:font-name="Liberation Serif" fo:font-size="15pt" fo:font-style="normal" style:text-underline-style="wave" style:text-underline-width="bold" style:text-underline-color="font-color" style:font-name-asian="Liberation Serif" style:font-style-asian="normal" style:font-size-complex="15pt" style:font-style-complex="normal"/>
    </style:style>
    <style:style style:name="T998" style:family="text">
      <style:text-properties style:use-window-font-color="true" loext:opacity="0%" style:font-name="Liberation Serif" fo:font-size="15pt" fo:font-style="normal" style:font-name-asian="Liberation Serif" style:font-style-asian="normal" style:font-size-complex="15pt" style:font-style-complex="normal"/>
    </style:style>
    <style:style style:name="T999" style:family="text">
      <style:text-properties style:use-window-font-color="true" loext:opacity="0%" style:font-name="Liberation Serif" fo:font-size="15pt" fo:font-style="normal" style:text-underline-style="solid" style:text-underline-width="bold" style:text-underline-color="#069a2e" style:font-name-asian="Liberation Serif" style:font-style-asian="normal" style:font-size-complex="15pt" style:font-style-complex="normal"/>
    </style:style>
    <style:style style:name="T1000" style:family="text">
      <style:text-properties style:use-window-font-color="true" loext:opacity="0%" style:font-name="Liberation Serif" fo:font-size="15pt" fo:font-style="normal" style:text-underline-style="none" style:font-name-asian="Liberation Serif" style:font-style-asian="normal" style:font-size-complex="15pt" style:font-style-complex="normal"/>
    </style:style>
    <style:style style:name="T1001" style:family="text">
      <style:text-properties style:use-window-font-color="true" loext:opacity="0%" style:font-name="Liberation Serif" fo:font-size="15pt" fo:font-style="italic" style:text-underline-style="none" style:font-name-asian="Liberation Serif" style:font-style-asian="italic" style:font-size-complex="15pt" style:font-style-complex="italic"/>
    </style:style>
    <style:style style:name="T1002" style:family="text">
      <style:text-properties fo:color="#3465a4" loext:opacity="100%" style:font-name="Liberation Serif" fo:font-size="15pt" fo:font-style="normal" style:text-underline-style="none" style:font-name-asian="Liberation Serif" style:font-style-asian="normal" style:font-size-complex="15pt" style:font-style-complex="normal"/>
    </style:style>
    <style:style style:name="T1003" style:family="text">
      <style:text-properties fo:color="#c9211e" loext:opacity="100%" style:font-name="Liberation Serif" fo:font-size="15pt" fo:font-style="normal" style:text-underline-style="none" style:font-name-asian="Liberation Serif" style:font-style-asian="normal" style:font-size-complex="15pt" style:font-style-complex="normal"/>
    </style:style>
    <style:style style:name="T1004" style:family="text">
      <style:text-properties fo:color="#3465a4" loext:opacity="100%" style:font-name="Liberation Serif" fo:font-size="15pt" fo:font-style="normal" style:text-underline-style="solid" style:text-underline-width="auto" style:text-underline-color="#069a2e" style:font-name-asian="Liberation Serif" style:font-style-asian="normal" style:font-size-complex="15pt" style:font-style-complex="normal" style:text-overline-style="solid" style:text-overline-width="auto" style:text-overline-color="#069a2e"/>
    </style:style>
    <style:style style:name="T1005" style:family="text">
      <style:text-properties style:use-window-font-color="true" loext:opacity="0%" style:font-name="Liberation Serif" fo:font-size="15pt" fo:font-style="italic" style:text-underline-style="solid" style:text-underline-width="auto" style:text-underline-color="#069a2e" style:font-name-asian="Liberation Serif" style:font-style-asian="italic" style:font-size-complex="15pt" style:font-style-complex="italic" style:text-overline-style="solid" style:text-overline-width="auto" style:text-overline-color="#069a2e"/>
    </style:style>
    <style:style style:name="T1006" style:family="text">
      <style:text-properties style:use-window-font-color="true" loext:opacity="0%" style:font-name="Liberation Serif" fo:font-size="12pt" fo:font-style="normal" style:font-name-asian="Liberation Serif" style:font-size-asian="12pt" style:font-style-asian="normal" style:font-size-complex="12pt" style:font-style-complex="normal"/>
    </style:style>
    <style:style style:name="T1007" style:family="text">
      <style:text-properties fo:color="#069a2e" loext:opacity="100%" style:font-name="Liberation Serif" fo:font-size="15pt" fo:font-style="normal" style:font-name-asian="Liberation Serif" style:font-style-asian="normal" style:font-size-complex="15pt" style:font-style-complex="normal"/>
    </style:style>
    <style:style style:name="T1008" style:family="text">
      <style:text-properties style:use-window-font-color="true" loext:opacity="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T1009" style:family="text">
      <style:text-properties style:use-window-font-color="true" loext:opacity="0%" style:font-name="Liberation Serif" fo:font-size="15pt" fo:font-style="italic" style:font-name-asian="Liberation Serif" style:font-style-asian="italic" style:font-size-complex="15pt" style:font-style-complex="italic"/>
    </style:style>
    <style:style style:name="T1010" style:family="text">
      <style:text-properties fo:color="#3465a4" loext:opacity="100%" style:font-name="Liberation Serif" fo:font-size="15pt" fo:font-style="italic" style:font-name-asian="Liberation Serif" style:font-size-complex="15pt" style:font-style-complex="italic"/>
    </style:style>
    <style:style style:name="T1011" style:family="text">
      <style:text-properties fo:color="#c9211e" loext:opacity="100%" style:font-name="Liberation Serif" fo:font-size="15pt" fo:font-style="italic" style:font-name-asian="Liberation Serif" style:font-size-complex="15pt" style:font-style-complex="italic"/>
    </style:style>
    <style:style style:name="T1012" style:family="text">
      <style:text-properties style:use-window-font-color="true" loext:opacity="0%" style:font-name="Liberation Serif" fo:font-size="15pt" fo:font-style="italic" style:text-underline-style="wave" style:text-underline-width="bold" style:text-underline-color="font-color" style:font-name-asian="Liberation Serif" style:font-size-complex="15pt" style:font-style-complex="italic"/>
    </style:style>
    <style:style style:name="T1013" style:family="text">
      <style:text-properties style:use-window-font-color="true" loext:opacity="0%" style:font-name="Liberation Serif" fo:font-size="15pt" fo:font-style="italic" style:font-name-asian="Liberation Serif" style:font-size-complex="15pt" style:font-style-complex="italic"/>
    </style:style>
    <style:style style:name="T1014" style:family="text">
      <style:text-properties style:use-window-font-color="true" loext:opacity="0%" style:font-name="Liberation Serif" fo:font-size="15pt" fo:font-style="italic" style:text-underline-style="wave" style:text-underline-width="bold" style:text-underline-color="font-color" style:font-name-asian="Liberation Serif" style:font-style-asian="normal" style:font-size-complex="15pt" style:font-style-complex="italic"/>
    </style:style>
    <style:style style:name="T1015" style:family="text">
      <style:text-properties fo:font-size="12pt" style:font-size-asian="11pt" style:font-weight-asian="bold" style:font-size-complex="11pt" style:font-weight-complex="bold"/>
    </style:style>
    <style:style style:name="T1016" style:family="text">
      <style:text-properties fo:font-size="16pt" style:font-size-asian="16pt" style:font-size-complex="16pt"/>
    </style:style>
    <style:style style:name="T1017" style:family="text">
      <style:text-properties fo:color="#3465a4" loext:opacity="100%" fo:font-size="16pt" style:font-size-asian="16pt" style:font-size-complex="16pt"/>
    </style:style>
    <style:style style:name="T1018" style:family="text">
      <style:text-properties fo:color="#c9211e" loext:opacity="100%" fo:font-size="16pt" style:font-size-asian="16pt" style:font-size-complex="16pt"/>
    </style:style>
    <style:style style:name="T1019" style:family="text">
      <style:text-properties fo:font-size="16pt" fo:font-style="italic" style:font-size-asian="16pt" style:font-style-asian="italic" style:font-size-complex="16pt" style:font-style-complex="italic"/>
    </style:style>
    <style:style style:name="T1020" style:family="text">
      <style:text-properties fo:font-size="16pt" fo:font-style="italic" style:text-underline-style="solid" style:text-underline-width="bold" style:text-underline-color="#069a2e" style:font-size-asian="16pt" style:font-style-asian="italic" style:font-size-complex="16pt" style:font-style-complex="italic"/>
    </style:style>
    <style:style style:name="T1021" style:family="text">
      <style:text-properties fo:font-size="18pt" fo:font-weight="bold" style:font-size-asian="18pt" style:font-weight-asian="bold" style:font-size-complex="18pt" style:font-weight-complex="bold"/>
    </style:style>
    <style:style style:name="T1022" style:family="text">
      <style:text-properties fo:font-size="18pt" fo:font-weight="normal" style:font-size-asian="18pt" style:font-weight-asian="normal" style:font-size-complex="18pt" style:font-weight-complex="normal"/>
    </style:style>
    <style:style style:name="T1023" style:family="text">
      <style:text-properties fo:color="#3465a4" loext:opacity="100%" fo:font-size="18pt" fo:font-weight="normal" style:font-size-asian="18pt" style:font-weight-asian="normal" style:font-size-complex="18pt" style:font-weight-complex="normal"/>
    </style:style>
    <style:style style:name="T1024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025" style:family="text">
      <style:text-properties fo:color="#c9211e" loext:opacity="100%" fo:font-size="18pt" fo:font-weight="normal" fo:background-color="#ffffa6" style:font-size-asian="18pt" style:font-weight-asian="normal" style:font-size-complex="18pt" style:font-weight-complex="normal"/>
    </style:style>
    <style:style style:name="T1026" style:family="text">
      <style:text-properties fo:color="#c9211e" loext:opacity="100%" fo:font-size="18pt" style:text-underline-style="none" fo:font-weight="normal" fo:background-color="#ffffa6" style:font-size-asian="18pt" style:font-weight-asian="normal" style:font-size-complex="18pt" style:font-weight-complex="normal"/>
    </style:style>
    <style:style style:name="T1027" style:family="text">
      <style:text-properties fo:font-size="18pt" style:text-underline-style="solid" style:text-underline-width="bold" style:text-underline-color="#000080" fo:font-weight="normal" style:font-size-asian="18pt" style:font-weight-asian="normal" style:font-size-complex="18pt" style:font-weight-complex="normal"/>
    </style:style>
    <style:style style:name="T1028" style:family="text">
      <style:text-properties fo:font-size="18pt" style:text-underline-style="solid" style:text-underline-width="bold" style:text-underline-color="#72bf44" fo:font-weight="normal" style:font-size-asian="18pt" style:font-weight-asian="normal" style:font-size-complex="18pt" style:font-weight-complex="normal"/>
    </style:style>
    <style:style style:name="T1029" style:family="text">
      <style:text-properties fo:font-size="18pt" style:text-underline-style="solid" style:text-underline-width="bold" style:text-underline-color="#fff200" fo:font-weight="normal" style:font-size-asian="18pt" style:font-weight-asian="normal" style:font-size-complex="18pt" style:font-weight-complex="normal"/>
    </style:style>
    <style:style style:name="T1030" style:family="text">
      <style:text-properties fo:font-size="18pt" style:text-underline-style="solid" style:text-underline-width="bold" style:text-underline-color="#ed1c24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="none" draw:textarea-vertical-align="middle" draw:auto-grow-height="false" fo:min-height="0.0646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vertical-align="middle" draw:auto-grow-height="false" fo:min-height="0.811in" fo:min-width="0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6126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6138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color="#000000" draw:fill="none" draw:fill-color="#ffffff" fo:min-height="3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none" draw:textarea-vertical-align="middle" draw:auto-grow-height="false" fo:min-height="0.572in" fo:min-width="0.0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2.4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2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fo:min-height="0.8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none" draw:textarea-vertical-align="middle" draw:auto-grow-height="false" fo:min-height="0.4173in" fo:min-width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color="#000000" draw:fill="none" draw:fill-color="#ffffff" fo:min-height="2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none" draw:fill-color="#ffffff" fo:min-height="3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none" draw:fill-color="#ffffff" fo:min-height="1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&amp; A</text:p>
      <text:p text:style-name="P3"/>
      <text:p text:style-name="P3"/>
      <text:p text:style-name="P114">Make an Opinion!</text:p>
      <text:p text:style-name="P115"><text:span text:style-name="T1">Should've said that back then!</text:span>!</text:p>
      <text:p text:style-name="P3"/>
      <text:p text:style-name="P3"/>
      <text:p text:style-name="P5"/>
      <text:p text:style-name="P358"><text:s/><text:span text:style-name="T2">（まず、質問を繰り返して...） </text:span></text:p>
      <text:p text:style-name="P358"><draw:custom-shape text:anchor-type="paragraph" draw:z-index="0" draw:name="シェイプ1" draw:style-name="gr2" draw:text-style-name="P532" svg:width="0.0449in" svg:height="0.8559in" svg:x="-0.0764in" svg:y="0.0181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left $1"/></draw:enhanced-geometry></draw:custom-shape><text:span text:style-name="T8">①</text:span><text:span text:style-name="T10"> (</text:span>I think that) <text:span text:style-name="T11"><text:s/><text:tab/><text:tab/><text:tab/><text:tab/>-</text:span><text:span text:style-name="T12">Opinion</text:span><text:span text:style-name="T11">- <text:s text:c="5"/></text:span><text:s/><text:tab/>← <text:span text:style-name="T23">Thesis Statement</text:span><text:span text:style-name="T3">（主張）</text:span></text:p>
      <text:p text:style-name="P358"><text:span text:style-name="T7">②</text:span> because <text:span text:style-name="T11"><text:s/><text:tab/><text:tab/><text:tab/><text:tab/><text:tab/>- </text:span><text:span text:style-name="T13">Reason</text:span><text:span text:style-name="T11">- <text:s text:c="5"/></text:span><text:s/><text:tab/>← <text:span text:style-name="T23">Body 1</text:span><text:span text:style-name="T3">（理由）</text:span></text:p>
      <text:p text:style-name="P358"><text:span text:style-name="T7">③</text:span> For example, <text:span text:style-name="T11"><text:s text:c="14"/>- </text:span><text:span text:style-name="T13">Example </text:span><text:span text:style-name="T14">or Explanation</text:span><text:span text:style-name="T11">-</text:span> <text:tab/>← <text:span text:style-name="T23">Body 2</text:span><text:span text:style-name="T3">（具体例 </text:span><text:span text:style-name="T4">or 説明</text:span><text:span text:style-name="T3">）</text:span></text:p>
      <text:p text:style-name="P358"><text:span text:style-name="T9">④</text:span><text:span text:style-name="T24"> (</text:span>So my opinion <text:span text:style-name="T25">is that)</text:span> <text:span text:style-name="T11"><text:s text:c="5"/><text:tab/> <text:s text:c="8"/>-</text:span><text:span text:style-name="T12">Opinion</text:span><text:span text:style-name="T11">- <text:s text:c="6"/></text:span><text:s/><text:tab/>← <text:span text:style-name="T23">Conclusion</text:span><text:span text:style-name="T3">（</text:span><text:span text:style-name="T4">結論/</text:span><text:span text:style-name="T3">主張）</text:span></text:p>
      <text:p text:style-name="P358"/>
      <text:p text:style-name="P358"/>
      <text:p text:style-name="P358"/>
      <text:p text:style-name="P361">①：<text:tab/>I think <text:span text:style-name="T26">(that)</text:span>…<text:tab/><text:tab/><text:tab/><text:span text:style-name="T27">④： <text:tab/>So, my opinion is that…</text:span></text:p>
      <text:p text:style-name="P361"><text:tab/>I feel <text:span text:style-name="T26">(</text:span>that<text:span text:style-name="T26">)</text:span>…<text:tab/><text:tab/><text:tab/><text:tab/><text:span text:style-name="T27">That’s why I feel /</text:span><text:span text:style-name="T28">think</text:span><text:span text:style-name="T27"> that…</text:span></text:p>
      <text:p text:style-name="P361"><text:tab/>In my opinion…<text:tab/><text:tab/><text:tab/><text:tab/><text:span text:style-name="T29">Therefore, I would say…</text:span><text:tab/><text:tab/><text:tab/></text:p>
      <text:p text:style-name="P370"><text:span text:style-name="T36"><text:tab/>In my view…<text:tab/><text:tab/><text:tab/><text:tab/></text:span><text:span text:style-name="T37">In conclusion, I think…</text:span></text:p>
      <text:p text:style-name="P361"><text:tab/></text:p>
      <text:p text:style-name="P361"/>
      <text:p text:style-name="P363">②③：</text:p>
      <text:p text:style-name="P361"><draw:custom-shape text:anchor-type="paragraph" draw:z-index="1" draw:name="シェイプ2" draw:style-name="gr1" draw:text-style-name="P532" svg:width="0.015in" svg:height="0.0677in" svg:x="-0.3071in" svg:y="0.2425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left $1"/></draw:enhanced-geometry></draw:custom-shape><text:span text:style-name="T27">○○</text:span><text:span text:style-name="T38"> is</text:span> important/ necessary/ useful/ <text:span text:style-name="T50">helpful/ </text:span>interesting/ entertaining/ exciting/ </text:p>
      <text:p text:style-name="P361"><text:tab/>　effective/ efficient / convenient / inexpensive / economical / fantastic</text:p>
      <text:p text:style-name="P361"/>
      <text:p text:style-name="P361"><text:span text:style-name="T38">○○ is</text:span> <text:span text:style-name="T51">getting</text:span> <text:span text:style-name="T38">more </text:span><text:span text:style-name="T30">(</text:span><text:span text:style-name="T38">and more</text:span><text:span text:style-name="T30">)</text:span> important</text:p>
      <text:p text:style-name="P361"/>
      <text:p text:style-name="P361"><text:span text:style-name="T38">It </text:span><text:span text:style-name="T53">is</text:span> <text:span text:style-name="T129">important</text:span> <text:span text:style-name="T38">for</text:span> us <text:span text:style-name="T38">to</text:span> develop / use ○○</text:p>
      <text:p text:style-name="P361"><text:span text:style-name="T38">It</text:span> is <text:span text:style-name="T263">definitely</text:span> <text:span text:style-name="T129">good</text:span> <text:span text:style-name="T38">for</text:span> the environment/ our health/ children/ people/ </text:p>
      <text:p text:style-name="P361"><text:s text:c="8"/><text:span text:style-name="T264">perfectly</text:span><text:span text:style-name="T23"> </text:span><text:span text:style-name="T130">OK</text:span> <text:s text:c="9"/>our lives / our daily life / a good society / good relationships</text:p>
      <text:p text:style-name="P361"/>
      <text:p text:style-name="P361"><text:span text:style-name="T131">social mobility</text:span><text:span text:style-name="T338">/ </text:span><text:span text:style-name="T129">human right(s)</text:span>/ communication/ information (society)</text:p>
      <text:p text:style-name="P361"/>
      <text:p text:style-name="P361">So we <text:span text:style-name="T11">need</text:span> <text:s/>○○ <text:tab/><text:tab/><text:tab/><text:span text:style-name="T38">to</text:span> <text:span text:style-name="T53">have</text:span>/<text:span text:style-name="T53">make</text:span> <text:span text:style-name="T129">a better society</text:span></text:p>
      <text:p text:style-name="P361"><text:s text:c="11"/><text:span text:style-name="T11">should develop</text:span> <text:s/>○○ <text:tab/><text:span text:style-name="T39">to</text:span> <text:span text:style-name="T54">make</text:span><text:span text:style-name="T339"> </text:span><text:span text:style-name="T132">our society</text:span><text:span text:style-name="T339"> </text:span><text:span text:style-name="T341">much better</text:span></text:p>
      <text:p text:style-name="P361"><text:tab/><text:tab/><text:tab/><text:tab/><text:tab/><text:span text:style-name="T40">to </text:span><text:span text:style-name="T55">address</text:span> <text:span text:style-name="T133">disparity</text:span><text:span text:style-name="T354">/ </text:span><text:span text:style-name="T129">disparities</text:span></text:p>
      <text:p text:style-name="P361"><text:tab/><text:tab/><text:tab/><text:tab/><text:tab/><text:span text:style-name="T38">to </text:span><text:span text:style-name="T53">promote</text:span> <text:span text:style-name="T129">diversity</text:span>, <text:span text:style-name="T129">equity</text:span>, and <text:span text:style-name="T129">inclusion</text:span> <text:span text:style-name="T355">(DEI)</text:span></text:p>
      <text:p text:style-name="P359"/>
      <text:p text:style-name="P8"><text:soft-page-break/><text:span text:style-name="T356">Q </text:span><text:span text:style-name="T357">1 </text:span><text:span text:style-name="T356">:</text:span></text:p>
      <text:p text:style-name="P20"/>
      <text:p text:style-name="P20">"<text:span text:style-name="T358">If</text:span> <text:span text:style-name="T129">you</text:span> <text:span text:style-name="T52">could change</text:span> <text:span text:style-name="T129">the colors</text:span> <text:span text:style-name="T297">of traffic lights or signals</text:span>, <text:span text:style-name="T129">which color</text:span> <text:span text:style-name="T52">would</text:span> <text:span text:style-name="T129">you</text:span> <text:span text:style-name="T52">prefer</text:span>?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A: </text:p>
      <text:p text:style-name="P22"/>
      <text:p text:style-name="P371"><text:span text:style-name="T360">If</text:span><text:span text:style-name="T134"> I</text:span><text:span text:style-name="T359"> </text:span><text:span text:style-name="T56">could change</text:span><text:span text:style-name="T359"> </text:span><text:span text:style-name="T134">the color</text:span><text:span text:style-name="T359"> </text:span><text:span text:style-name="T370">of </text:span><text:span text:style-name="T371">the s</text:span><text:span text:style-name="T372">i</text:span><text:span text:style-name="T371">gnals</text:span><text:span text:style-name="T359">? </text:span></text:p>
      <text:p text:style-name="P20"/>
      <text:p text:style-name="P24"><text:span text:style-name="T412">① </text:span><text:span text:style-name="T129">I</text:span> <text:span text:style-name="T52">would prefer</text:span> <text:span text:style-name="T129">purple</text:span>—deep purple. </text:p>
      <text:p text:style-name="P24"/>
      <text:p text:style-name="P24"><text:span text:style-name="T415">②-</text:span><text:span text:style-name="T416">1</text:span><text:span text:style-name="T415"> </text:span><text:span text:style-name="T263">Not</text:span> <text:span text:style-name="T531">because</text:span> <text:span text:style-name="T129">it</text:span> <text:span text:style-name="T52">looks</text:span> <text:span text:style-name="T129">cool</text:span>, <text:span text:style-name="T265">but</text:span> <text:span text:style-name="T531">because</text:span> <text:span text:style-name="T129">it</text:span> <text:span text:style-name="T52">sounds</text:span> <text:span text:style-name="T129">cool</text:span>. <text:span text:style-name="T129">I</text:span> just <text:span text:style-name="T52">like</text:span> <text:span text:style-name="T129">the sound</text:span> <text:span text:style-name="T297">of ‘</text:span><text:span text:style-name="T298">deep purple</text:span>.' </text:p>
      <text:p text:style-name="P24"/>
      <text:p text:style-name="P24"><text:span text:style-name="T415">③ </text:span><text:tab/><text:span text:style-name="T434">For example</text:span><text:span text:style-name="T444">, </text:span><text:span text:style-name="T153">t</text:span><text:span text:style-name="T129">he light</text:span> <text:span text:style-name="T52">would </text:span><text:span text:style-name="T70">show</text:span> '<text:span text:style-name="T129">go</text:span>,' <text:span text:style-name="T129">blinking</text:span> <text:span text:style-name="T52">would <text:tab/>mean </text:span>'<text:span text:style-name="T129">caution</text:span>,' <text:span text:style-name="T531">and</text:span> <text:span text:style-name="T129">no light</text:span> <text:span text:style-name="T52">would mean</text:span> '<text:span text:style-name="T129">stop</text:span>.' </text:p>
      <text:p text:style-name="P24"/>
      <text:p text:style-name="P24"><text:span text:style-name="T415">②-</text:span><text:span text:style-name="T416">2</text:span><text:span text:style-name="T415"> </text:span><text:span text:style-name="T532">A</text:span><text:span text:style-name="T531">nd</text:span><text:span text:style-name="T263"> </text:span><text:span text:style-name="T155">using just one light</text:span><text:span text:style-name="T534"> </text:span><text:span text:style-name="T72">would save</text:span><text:span text:style-name="T534"> </text:span><text:span text:style-name="T155">energy</text:span><text:span text:style-name="T534">. </text:span><text:span text:style-name="T300">Moreover</text:span><text:span text:style-name="T535">,</text:span></text:p>
      <text:p text:style-name="P25"><text:span text:style-name="T156">It</text:span><text:span text:style-name="T535"> </text:span><text:span text:style-name="T73">would be</text:span><text:span text:style-name="T535"> </text:span><text:span text:style-name="T156">efficient</text:span><text:span text:style-name="T535"> and </text:span><text:span text:style-name="T156">effective</text:span><text:span text:style-name="T535">.</text:span></text:p>
      <text:p text:style-name="P118"/>
      <text:p text:style-name="P24"><text:span text:style-name="T415">④ </text:span><text:span text:style-name="T263">Yes</text:span>, <text:span text:style-name="T358">If</text:span> <text:span text:style-name="T129">I</text:span> <text:span text:style-name="T52">could change</text:span> <text:span text:style-name="T129">the color</text:span> <text:span text:style-name="T297">of </text:span><text:span text:style-name="T298">traffic lights</text:span>, <text:span text:style-name="T129">I</text:span><text:span text:style-name="T52">’d go</text:span> <text:span text:style-name="T263">with just one color,</text:span> 'deep purple.' <text:s/><text:span text:style-name="T576"><text:s/></text:span><text:span text:style-name="T577">(83 words)</text:span></text:p>
      <text:p text:style-name="P26"/>
      <text:p text:style-name="P26"/>
      <text:p text:style-name="P26"/>
      <text:p text:style-name="P8"><text:soft-page-break/><text:span text:style-name="T356">Q </text:span><text:span text:style-name="T357">2 </text:span><text:span text:style-name="T356">:</text:span></text:p>
      <text:p text:style-name="P20"/>
      <text:p text:style-name="P7">Agree or Disagree:</text:p>
      <text:p text:style-name="P20"/>
      <text:p text:style-name="P20"><text:span text:style-name="T652">“Mihama is a cozy co</text:span><text:span text:style-name="T356">u</text:span><text:span text:style-name="T652">ntryside </text:span><text:span text:style-name="T653">town</text:span><text:span text:style-name="T652"> </text:span><text:span text:style-name="T653">in</text:span><text:span text:style-name="T652"> Japan.”</text:span></text:p>
      <text:p text:style-name="P20"/>
      <text:p text:style-name="P20"/>
      <text:p text:style-name="P20"/>
      <text:p text:style-name="P20"/>
      <text:p text:style-name="P20"/>
      <text:p text:style-name="P21">A:</text:p>
      <text:p text:style-name="P22"/>
      <text:p text:style-name="P22"><text:span text:style-name="T52">Is</text:span> <text:span text:style-name="T167">Mihama</text:span> <text:span text:style-name="T169">a </text:span><text:span text:style-name="T168">cozy countryside town</text:span>? </text:p>
      <text:p text:style-name="P22"/>
      <text:p text:style-name="P23"><text:span text:style-name="T615">① </text:span><text:span text:style-name="T263">Yes</text:span>, <text:span text:style-name="T129">I</text:span> <text:span text:style-name="T52">think</text:span> <text:span text:style-name="T129">so</text:span>, <text:span text:style-name="T531">and</text:span> <text:span text:style-name="T129">I </text:span><text:span text:style-name="T52">agree with</text:span> <text:span text:style-name="T129">th</text:span><text:span text:style-name="T172">at</text:span><text:span text:style-name="T129"> statement</text:span>. <text:span text:style-name="T266">In fact</text:span><text:span text:style-name="T654">, </text:span><text:span text:style-name="T15">I would say</text:span><text:span text:style-name="T655"> </text:span><text:span text:style-name="T173">the </text:span><text:span text:style-name="T172">entire</text:span><text:span text:style-name="T173"> Kinan </text:span><text:span text:style-name="T174">area</text:span><text:span text:style-name="T655"> </text:span><text:span text:style-name="T79">is</text:span><text:span text:style-name="T655"> </text:span><text:span text:style-name="T173">cozy countryside</text:span><text:span text:style-name="T655">.</text:span></text:p>
      <text:p text:style-name="P22"/>
      <text:p text:style-name="P27"><text:span text:style-name="T415">② </text:span><text:span text:style-name="T267">F</text:span><text:span text:style-name="T263">irst of all</text:span>, <text:span text:style-name="T174">the s</text:span><text:span text:style-name="T175">u</text:span><text:span text:style-name="T174">n</text:span><text:span text:style-name="T656"> </text:span><text:span text:style-name="T80">shin</text:span><text:span text:style-name="T81">es </text:span><text:span text:style-name="T267">brightly</text:span><text:span text:style-name="T657"> </text:span><text:span text:style-name="T302">in</text:span><text:span text:style-name="T303"> the </text:span><text:span text:style-name="T302">clear</text:span><text:span text:style-name="T303"> blue sky</text:span><text:span text:style-name="T658"> </text:span><text:span text:style-name="T304">over</text:span><text:span text:style-name="T305"> </text:span><text:span text:style-name="T303">the beautiful blue ocean</text:span><text:span text:style-name="T659">, the Pacific Ocean.</text:span></text:p>
      <text:p text:style-name="P27"/>
      <text:p text:style-name="P27"><text:span text:style-name="T415">③ </text:span><text:span text:style-name="T175">We</text:span><text:span text:style-name="T81">’re</text:span><text:span text:style-name="T657"> </text:span><text:span text:style-name="T267">also</text:span><text:span text:style-name="T657"> </text:span><text:span text:style-name="T81">excited</text:span><text:span text:style-name="T82"> </text:span><text:span text:style-name="T84">about</text:span><text:span text:style-name="T267"> </text:span><text:span text:style-name="T178">t</text:span><text:span text:style-name="T179">he new high school</text:span><text:span text:style-name="T659">, Seiran </text:span><text:span text:style-name="T657">H</text:span><text:span text:style-name="T659">igh, </text:span><text:span text:style-name="T185">wh</text:span><text:span text:style-name="T176">ose</text:span><text:span text:style-name="T175"> name</text:span><text:span text:style-name="T659"> </text:span><text:span text:style-name="T82">means</text:span><text:span text:style-name="T659"> “</text:span><text:span text:style-name="T184">blue and blue</text:span><text:span text:style-name="T659">”—</text:span><text:span text:style-name="T268">perfectly</text:span><text:span text:style-name="T659"> matching the natural beauty </text:span><text:span text:style-name="T657">around here.</text:span></text:p>
      <text:p text:style-name="P27"/>
      <text:p text:style-name="P28"><text:span text:style-name="T415">④ </text:span><text:span text:style-name="T263">Yes</text:span>, <text:span text:style-name="T11">t</text:span><text:span text:style-name="T16">hat’s why I</text:span><text:span text:style-name="T662"> </text:span><text:span text:style-name="T309">strongly</text:span><text:span text:style-name="T663"> </text:span><text:span text:style-name="T16">feel that</text:span><text:span text:style-name="T662"> </text:span><text:span text:style-name="T187">Mihama-</text:span><text:span text:style-name="T186">town</text:span><text:span text:style-name="T664"> </text:span><text:span text:style-name="T86">is</text:span><text:span text:style-name="T664"> </text:span><text:span text:style-name="T188">one</text:span><text:span text:style-name="T663"> </text:span><text:span text:style-name="T181">of the coziest</text:span><text:span text:style-name="T182"> co</text:span><text:span text:style-name="T183">u</text:span><text:span text:style-name="T182">ntryside </text:span><text:span text:style-name="T181">towns</text:span><text:span text:style-name="T664"> </text:span><text:span text:style-name="T306">in</text:span><text:span text:style-name="T307"> Japan</text:span><text:span text:style-name="T664">. <text:s/></text:span><text:span text:style-name="T616">(89 words)</text:span></text:p>
      <text:p text:style-name="P310"/>
      <text:p text:style-name="P310"/>
      <text:p text:style-name="P310"/>
      <text:p text:style-name="P310"/>
      <text:p text:style-name="P310"/>
      <text:p text:style-name="P9"><text:soft-page-break/><text:span text:style-name="T356">Q </text:span><text:span text:style-name="T357">3 </text:span><text:span text:style-name="T356">:</text:span></text:p>
      <text:p text:style-name="P29"/>
      <text:p text:style-name="P372"><text:span text:style-name="T379">“</text:span><text:span text:style-name="T445">Wh</text:span><text:span text:style-name="T446">y</text:span><text:span text:style-name="T379"> </text:span><text:span text:style-name="T383">do you think</text:span><text:span text:style-name="T380"> </text:span><text:span text:style-name="T139">Christmas </text:span><text:span text:style-name="T59">is</text:span><text:span text:style-name="T140"> </text:span><text:span text:style-name="T447">so</text:span><text:span text:style-name="T139"> popular </text:span><text:span text:style-name="T447">in Japan,</text:span><text:span text:style-name="T139"> </text:span><text:span text:style-name="T382">even though</text:span><text:span text:style-name="T381"> </text:span><text:span text:style-name="T139">most </text:span><text:span text:style-name="T141">people here</text:span><text:span text:style-name="T381"> </text:span><text:span text:style-name="T60">are not</text:span><text:span text:style-name="T381"> </text:span><text:span text:style-name="T139">Christians</text:span><text:span text:style-name="T381">?</text:span><text:span text:style-name="T379">”</text:span></text:p>
      <text:p text:style-name="P311"/>
      <text:p text:style-name="P311"><draw:frame text:anchor-type="paragraph" draw:z-index="2" draw:name="Text Frame 1" draw:style-name="gr15" draw:text-style-name="P538" svg:width="5.9898in" svg:height="1.3988in" svg:x="0.248in" svg:y="0.1043in"><draw:text-box><text:p><text:span text:style-name="T1016"><text:tab/></text:span><text:span text:style-name="T1016">①</text:span><text:span text:style-name="T1016">:</text:span><text:span text:style-name="T1016"><text:tab/></text:span><text:span text:style-name="T1016"><text:tab/></text:span><text:span text:style-name="T1016"><text:tab/></text:span><text:span text:style-name="T1016"><text:tab/></text:span><text:span text:style-name="T1016"><text:tab/></text:span><text:span text:style-name="T1016"><text:tab/></text:span><text:span text:style-name="T1016"> <text:s text:c="3"/>④:</text:span></text:p><text:p><text:span text:style-name="T1016"><text:s/></text:span><text:span text:style-name="T1016">I think (that)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So, my </text:span><text:span text:style-name="T1016">opinion is that...</text:span></text:p><text:p><text:span text:style-name="T1016"><text:s/></text:span><text:span text:style-name="T1016">I feel (that)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That’s why I </text:span><text:span text:style-name="T1016">feel /think that...</text:span></text:p><text:p><text:span text:style-name="T1016"><text:s/></text:span><text:span text:style-name="T1016">In my opinion, ...</text:span><text:span text:style-name="T1016"><text:tab/></text:span><text:span text:style-name="T1016"><text:tab/></text:span><text:span text:style-name="T1016"><text:tab/></text:span><text:span text:style-name="T1016">Therefore, I </text:span><text:span text:style-name="T1016">would say (that)...</text:span></text:p><text:p><text:span text:style-name="T1016"><text:s/></text:span><text:span text:style-name="T1016">In my view, 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In conclusion, </text:span><text:span text:style-name="T1016">I think (that)...</text:span></text:p></draw:text-box></draw:frame></text:p>
      <text:p text:style-name="P311"/>
      <text:p text:style-name="P311"/>
      <text:p text:style-name="P311"/>
      <text:p text:style-name="P311"/>
      <text:p text:style-name="P312">A: </text:p>
      <text:p text:style-name="P317"><text:span text:style-name="T263">Oh</text:span>, why <text:span text:style-name="T11">do I think</text:span> <text:span text:style-name="T129">Christmas</text:span> <text:span text:style-name="T52">is</text:span> <text:span text:style-name="T263">so</text:span> <text:span text:style-name="T129">popular</text:span> <text:span text:style-name="T263">here in Japan</text:span>, <text:span text:style-name="T680">even though</text:span> <text:span text:style-name="T129">almost all</text:span> of us <text:span text:style-name="T52">are</text:span> <text:span text:style-name="T129">Buddhists or Shintoists</text:span>?</text:p>
      <text:p text:style-name="P318"/>
      <text:p text:style-name="P317"><text:span text:style-name="T615">① </text:span><text:span text:style-name="T263">Mmm</text:span>…<text:span text:style-name="T681"> </text:span><text:span text:style-name="T17">that’s </text:span><text:span text:style-name="T18">because</text:span> <text:span text:style-name="T129">it</text:span> <text:span text:style-name="T52">fits</text:span> <text:span text:style-name="T129">well</text:span> with Japanese culture.</text:p>
      <text:p text:style-name="P318"/>
      <text:p text:style-name="P319"><text:span text:style-name="T414">②-</text:span><text:span text:style-name="T417">1</text:span><text:span text:style-name="T414"> </text:span><text:span text:style-name="T263">First of all</text:span>, <text:span text:style-name="T129">it</text:span><text:span text:style-name="T52">’s</text:span> <text:span text:style-name="T129">entertaining</text:span> and <text:span text:style-name="T263">even</text:span> <text:span text:style-name="T129">romantic</text:span>. <text:span text:style-name="T301">For example</text:span>, <text:span text:style-name="T129">we</text:span> <text:span text:style-name="T52">have</text:span> <text:span text:style-name="T129">a famous song</text:span> by Yamashita Tatsuro, <text:span text:style-name="T269">where</text:span> <text:span text:style-name="T129">he</text:span> <text:span text:style-name="T52">sings</text:span>, “I’m sure you’re not coming to see me, only to leave me alone t<text:span text:style-name="T683">o</text:span>night...”</text:p>
      <text:p text:style-name="P318"/>
      <text:p text:style-name="P374"><text:span text:style-name="T419">②-</text:span><text:span text:style-name="T420">2</text:span><text:span text:style-name="T419"> </text:span><text:span text:style-name="T374">Second</text:span><text:span text:style-name="T361">, </text:span><text:span text:style-name="T135">Christmas</text:span><text:span text:style-name="T361"> </text:span><text:span text:style-name="T374">in Japan</text:span><text:span text:style-name="T361"> </text:span><text:span text:style-name="T57">can even feel</text:span><text:span text:style-name="T361"> </text:span><text:span text:style-name="T135">spiritual</text:span><text:span text:style-name="T361"> </text:span><text:span text:style-name="T374">in its own way</text:span><text:span text:style-name="T361">. On December 24th or 25th, </text:span><text:span text:style-name="T453">it</text:span><text:span text:style-name="T361"> </text:span><text:span text:style-name="T57">might snow</text:span><text:span text:style-name="T361">, </text:span><text:span text:style-name="T57">creating</text:span><text:span text:style-name="T361"> </text:span><text:span text:style-name="T135">a calm and quiet atmosphere</text:span><text:span text:style-name="T361">. </text:span><text:span text:style-name="T374">During this time</text:span><text:span text:style-name="T361">, </text:span><text:span text:style-name="T135">people</text:span><text:span text:style-name="T361"> often </text:span><text:span text:style-name="T58">think</text:span><text:span text:style-name="T361"> deeply </text:span><text:span text:style-name="T375">about</text:span><text:span text:style-name="T374"> the coming new year</text:span><text:span text:style-name="T361">, </text:span><text:span text:style-name="T142">which</text:span><text:span text:style-name="T361"> </text:span><text:span text:style-name="T57">is</text:span><text:span text:style-name="T361"> </text:span><text:span text:style-name="T135">a much more </text:span><text:span text:style-name="T136">important</text:span><text:span text:style-name="T135"> event</text:span><text:span text:style-name="T361"> </text:span><text:span text:style-name="T374">in Japanese culture</text:span><text:span text:style-name="T361">.</text:span></text:p>
      <text:p text:style-name="P375"/>
      <text:p text:style-name="P319"><text:span text:style-name="T414">④ </text:span><text:span text:style-name="T263">So</text:span>, <text:span text:style-name="T263">in my opinion</text:span>, <text:span text:style-name="T129">Christmas</text:span> <text:span text:style-name="T52">has become</text:span> <text:span text:style-name="T129">popular</text:span> <text:span text:style-name="T682">because</text:span> <text:span text:style-name="T129">it</text:span> <text:span text:style-name="T52">fits</text:span> <text:span text:style-name="T129">well</text:span> <text:span text:style-name="T263">with Japanese </text:span><text:span text:style-name="T270">v</text:span><text:span text:style-name="T263">alues</text:span>, <text:span text:style-name="T263">even from the time</text:span> <text:span text:style-name="T269">when</text:span><text:span text:style-name="T681"> </text:span><text:span text:style-name="T129">it</text:span> <text:span text:style-name="T52">was</text:span> <text:span text:style-name="T263">first</text:span> <text:span text:style-name="T52">introduced</text:span> <text:span text:style-name="T263">here</text:span>. <text:span text:style-name="T576"><text:s/></text:span><text:span text:style-name="T578">(1</text:span><text:span text:style-name="T579">38</text:span><text:span text:style-name="T578"> words)</text:span></text:p>
      <text:p text:style-name="P10"><text:soft-page-break/><text:span text:style-name="T356">Q </text:span><text:span text:style-name="T684">4</text:span><text:span text:style-name="T357"> </text:span><text:span text:style-name="T356">:</text:span></text:p>
      <text:p text:style-name="P30"/>
      <text:p text:style-name="P329">"<text:span text:style-name="T129">What kind of year</text:span> <text:span text:style-name="T263">do you think</text:span> <text:span text:style-name="T129">this year</text:span> <text:span text:style-name="T52">will be</text:span>, <text:span text:style-name="T685">or</text:span> <text:span text:style-name="T473">what kind of year</text:span> do <text:span text:style-name="T129">you</text:span> <text:span text:style-name="T52">want</text:span> <text:span text:style-name="T194">this year</text:span> <text:span text:style-name="T686">to</text:span> <text:span text:style-name="T688">be</text:span>?"</text:p>
      <text:p text:style-name="P329"/>
      <text:p text:style-name="P329"><draw:frame text:anchor-type="paragraph" draw:z-index="3" draw:name="Text Frame 2" draw:style-name="gr15" draw:text-style-name="P538" svg:width="5.9898in" svg:height="1.3988in" svg:x="0.248in" svg:y="0.1043in"><draw:text-box><text:p><text:span text:style-name="T1016"><text:tab/></text:span><text:span text:style-name="T1016">①</text:span><text:span text:style-name="T1016">:</text:span><text:span text:style-name="T1016"><text:tab/></text:span><text:span text:style-name="T1016"><text:tab/></text:span><text:span text:style-name="T1016"><text:tab/></text:span><text:span text:style-name="T1016"><text:tab/></text:span><text:span text:style-name="T1016"><text:tab/></text:span><text:span text:style-name="T1016"><text:tab/></text:span><text:span text:style-name="T1016"> <text:s text:c="3"/>④:</text:span></text:p><text:p><text:span text:style-name="T1016"><text:s/></text:span><text:span text:style-name="T1016">I think (that)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So, my </text:span><text:span text:style-name="T1016">opinion is that...</text:span></text:p><text:p><text:span text:style-name="T1016"><text:s/></text:span><text:span text:style-name="T1016">I feel (that)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That’s why I </text:span><text:span text:style-name="T1016">feel /think that...</text:span></text:p><text:p><text:span text:style-name="T1016"><text:s/></text:span><text:span text:style-name="T1016">In my opinion, ...</text:span><text:span text:style-name="T1016"><text:tab/></text:span><text:span text:style-name="T1016"><text:tab/></text:span><text:span text:style-name="T1016"><text:tab/></text:span><text:span text:style-name="T1016">Therefore, I </text:span><text:span text:style-name="T1016">would say (that)...</text:span></text:p><text:p><text:span text:style-name="T1016"><text:s/></text:span><text:span text:style-name="T1016">In my view, ...</text:span><text:span text:style-name="T1016"><text:tab/></text:span><text:span text:style-name="T1016"><text:tab/></text:span><text:span text:style-name="T1016"><text:tab/></text:span><text:span text:style-name="T1016"><text:tab/></text:span><text:span text:style-name="T1016">In conclusion, </text:span><text:span text:style-name="T1016">I think (that)...</text:span></text:p></draw:text-box></draw:frame></text:p>
      <text:p text:style-name="P329"/>
      <text:p text:style-name="P329"/>
      <text:p text:style-name="P329"/>
      <text:p text:style-name="P329"/>
      <text:p text:style-name="P329"/>
      <text:p text:style-name="P329"/>
      <text:p text:style-name="P313">A-<text:span text:style-name="T689">1</text:span>: </text:p>
      <text:p text:style-name="P313"/>
      <text:p text:style-name="P320"><text:span text:style-name="T195">What kind of year</text:span><text:span text:style-name="T684"> </text:span><text:span text:style-name="T271">do </text:span><text:span text:style-name="T272">I</text:span><text:span text:style-name="T271"> think</text:span><text:span text:style-name="T684"> </text:span><text:span text:style-name="T195">this year</text:span><text:span text:style-name="T684"> </text:span><text:span text:style-name="T89">will be</text:span><text:span text:style-name="T684">?</text:span></text:p>
      <text:p text:style-name="P320"/>
      <text:p text:style-name="P321"><text:span text:style-name="T615">① </text:span><text:span text:style-name="T273">I think that</text:span><text:span text:style-name="T691"> </text:span><text:span text:style-name="T196">this year</text:span><text:span text:style-name="T691"> </text:span><text:span text:style-name="T90">will be</text:span><text:span text:style-name="T691"> much more </text:span><text:span text:style-name="T196">interesting</text:span><text:span text:style-name="T691"> </text:span><text:span text:style-name="T693">and</text:span><text:span text:style-name="T691"> </text:span><text:span text:style-name="T702">far</text:span><text:span text:style-name="T691"> more </text:span><text:span text:style-name="T196">exciting</text:span><text:span text:style-name="T691"> than ever before.</text:span></text:p>
      <text:p text:style-name="P321"/>
      <text:p text:style-name="P322"><text:span text:style-name="T414">②</text:span><text:span text:style-name="T418"> </text:span><text:span text:style-name="T475">Because</text:span><text:span text:style-name="T691"> </text:span><text:span text:style-name="T196">society</text:span><text:span text:style-name="T691"> </text:span><text:span text:style-name="T90">is changing</text:span><text:span text:style-name="T691"> rapidly, </text:span><text:span text:style-name="T476">and</text:span><text:span text:style-name="T536"> </text:span><text:span text:style-name="T157">we</text:span><text:span text:style-name="T536"> </text:span><text:span text:style-name="T74">must </text:span><text:span text:style-name="T75">change</text:span><text:span text:style-name="T537"> </text:span><text:span text:style-name="T540">and</text:span><text:span text:style-name="T537"> </text:span><text:span text:style-name="T74">adapt</text:span><text:span text:style-name="T536"> </text:span><text:span text:style-name="T546">to</text:span><text:span text:style-name="T536"> </text:span><text:span text:style-name="T547">keep up with</text:span><text:span text:style-name="T536"> </text:span><text:span text:style-name="T548">these changes</text:span><text:span text:style-name="T536">.</text:span></text:p>
      <text:p text:style-name="P321"/>
      <text:p text:style-name="P381"><text:span text:style-name="T419">③ </text:span><text:span text:style-name="T448">For example</text:span><text:span text:style-name="T454">, </text:span><text:span text:style-name="T143">we</text:span><text:span text:style-name="T454"> </text:span><text:span text:style-name="T61">will have to </text:span><text:span text:style-name="T62">promote</text:span><text:span text:style-name="T454"> </text:span><text:span text:style-name="T143">social mobility</text:span><text:span text:style-name="T454"> </text:span><text:span text:style-name="T463">to</text:span><text:span text:style-name="T454"> <text:s/></text:span><text:span text:style-name="T464">get along with</text:span><text:span text:style-name="T454"> </text:span><text:span text:style-name="T467">the change</text:span><text:span text:style-name="T468">s</text:span><text:span text:style-name="T454">, </text:span><text:span text:style-name="T455">and</text:span><text:span text:style-name="T456"> </text:span><text:span text:style-name="T144">we</text:span><text:span text:style-name="T456"> </text:span><text:span text:style-name="T63">have to</text:span><text:span text:style-name="T62"> challenge</text:span><text:span text:style-name="T456"> </text:span><text:span text:style-name="T144">ourselves</text:span><text:span text:style-name="T456"> </text:span><text:span text:style-name="T463">to</text:span><text:span text:style-name="T456"> </text:span><text:span text:style-name="T465">adopt</text:span><text:span text:style-name="T456"> </text:span><text:span text:style-name="T469">the </text:span><text:span text:style-name="T467">social mobility</text:span><text:span text:style-name="T456">.</text:span></text:p>
      <text:p text:style-name="P376"/>
      <text:p text:style-name="P119"><text:span text:style-name="T411">④ </text:span><text:span text:style-name="T263">So, </text:span><text:span text:style-name="T274">In my opinion</text:span><text:span text:style-name="T681">, </text:span><text:span text:style-name="T197">this year</text:span><text:span text:style-name="T681"> </text:span><text:span text:style-name="T91">will be</text:span><text:span text:style-name="T681"> not only more </text:span><text:span text:style-name="T197">dynamic</text:span><text:span text:style-name="T681"> </text:span><text:span text:style-name="T694">but</text:span><text:span text:style-name="T681"> also more </text:span><text:span text:style-name="T197">engaging</text:span><text:span text:style-name="T681">, </text:span><text:span text:style-name="T485">and</text:span><text:span text:style-name="T681"> </text:span><text:span text:style-name="T274">I hope</text:span><text:span text:style-name="T681"> </text:span><text:span text:style-name="T197">it</text:span><text:span text:style-name="T681"> </text:span><text:span text:style-name="T91">will be</text:span><text:span text:style-name="T681"> </text:span><text:span text:style-name="T703">way</text:span><text:span text:style-name="T681"> more </text:span><text:span text:style-name="T197">fulfilling</text:span><text:span text:style-name="T681"> for me personally</text:span><text:span text:style-name="T702">. </text:span><text:span text:style-name="T578">(1</text:span><text:span text:style-name="T580">0</text:span><text:span text:style-name="T581">3</text:span><text:span text:style-name="T578"> words)</text:span></text:p>
      <text:p text:style-name="P382"/>
      <text:p text:style-name="P382"/>
      <text:p text:style-name="P314"><text:soft-page-break/>A-<text:span text:style-name="T704">2</text:span>: </text:p>
      <text:p text:style-name="P314"/>
      <text:p text:style-name="P323"><text:span text:style-name="T195">What kind of year</text:span><text:span text:style-name="T684"> </text:span><text:span text:style-name="T271">do </text:span><text:span text:style-name="T272">I</text:span><text:span text:style-name="T271"> think</text:span><text:span text:style-name="T684"> </text:span><text:span text:style-name="T195">this year</text:span><text:span text:style-name="T684"> </text:span><text:span text:style-name="T89">will be</text:span><text:span text:style-name="T684">?</text:span></text:p>
      <text:p text:style-name="P323"/>
      <text:p text:style-name="P324"><text:span text:style-name="T615">① </text:span><text:span text:style-name="T273">I </text:span><text:span text:style-name="T275">think</text:span><text:span text:style-name="T273"> </text:span><text:span text:style-name="T276">(</text:span><text:span text:style-name="T273">that</text:span><text:span text:style-name="T276">)</text:span><text:span text:style-name="T691"> </text:span><text:span text:style-name="T196">this year</text:span><text:span text:style-name="T691"> </text:span><text:span text:style-name="T90">will be</text:span><text:span text:style-name="T691"> </text:span><text:span text:style-name="T198">a year </text:span><text:span text:style-name="T487">of big </text:span><text:span text:style-name="T488">chang</text:span><text:span text:style-name="T487">e</text:span><text:span text:style-name="T689">. </text:span><text:span text:style-name="T199">Things</text:span><text:span text:style-name="T689"> </text:span><text:span text:style-name="T92">are changing</text:span><text:span text:style-name="T689">, </text:span><text:span text:style-name="T199">societies</text:span><text:span text:style-name="T689"> </text:span><text:span text:style-name="T92">are changing</text:span><text:span text:style-name="T689">, </text:span><text:span text:style-name="T199">people</text:span><text:span text:style-name="T689"> </text:span><text:span text:style-name="T92">are changing</text:span><text:span text:style-name="T689">, </text:span><text:span text:style-name="T705">and</text:span><text:span text:style-name="T689"> </text:span><text:span text:style-name="T199">we </text:span><text:span text:style-name="T198">ourselves</text:span><text:span text:style-name="T689"> </text:span><text:span text:style-name="T92">are changing</text:span><text:span text:style-name="T691"> </text:span><text:span text:style-name="T706">too. </text:span><text:span text:style-name="T705">Or</text:span><text:span text:style-name="T489"> </text:span><text:span text:style-name="T436">I s</text:span><text:span text:style-name="T277">hould say</text:span><text:span text:style-name="T689">, “</text:span><text:span text:style-name="T200">W</text:span><text:span text:style-name="T199">e</text:span><text:span text:style-name="T689"> </text:span><text:span text:style-name="T92">must chang</text:span><text:span text:style-name="T93">e</text:span><text:span text:style-name="T689">.”</text:span></text:p>
      <text:p text:style-name="P324"/>
      <text:p text:style-name="P325"><text:span text:style-name="T414">②</text:span><text:span text:style-name="T418"> </text:span><text:span text:style-name="T199">One</text:span><text:span text:style-name="T689"> </text:span><text:span text:style-name="T708">of the reasons</text:span><text:span text:style-name="T689"> </text:span><text:span text:style-name="T706">(</text:span><text:span text:style-name="T690">why</text:span><text:span text:style-name="T706">)</text:span><text:span text:style-name="T725"> </text:span><text:span text:style-name="T312">I </text:span><text:span text:style-name="T313">believe</text:span><text:span text:style-name="T273"> </text:span><text:span text:style-name="T276">(</text:span><text:span text:style-name="T278">that</text:span><text:span text:style-name="T276">) </text:span><text:span text:style-name="T490">this </text:span><text:span text:style-name="T491">year</text:span><text:span text:style-name="T489"> </text:span><text:span text:style-name="T492">will b</text:span><text:span text:style-name="T493">ring</text:span><text:span text:style-name="T489"> </text:span><text:span text:style-name="T491">big changes</text:span><text:span text:style-name="T689"> </text:span><text:span text:style-name="T92">is</text:span><text:span text:style-name="T689"> </text:span><text:span text:style-name="T129">the return</text:span> <text:span text:style-name="T707">of Donald Trump</text:span> <text:span text:style-name="T726">as</text:span> president <text:span text:style-name="T707">of the United States</text:span>.<text:span text:style-name="T689"> </text:span><text:span text:style-name="T199">He</text:span><text:span text:style-name="T689"> </text:span><text:span text:style-name="T92">is</text:span><text:span text:style-name="T689"> </text:span><text:span text:style-name="T199">a changer</text:span><text:span text:style-name="T689">, </text:span><text:span text:style-name="T730">as</text:span><text:span text:style-name="T689"> </text:span><text:span text:style-name="T94">shown</text:span> <text:span text:style-name="T533">during his first term </text:span><text:span text:style-name="T549">a</text:span><text:span text:style-name="T550">nd</text:span><text:span text:style-name="T538"> </text:span><text:span text:style-name="T729">in </text:span><text:span text:style-name="T201">h</text:span><text:span text:style-name="T202">is s</text:span><text:span text:style-name="T203">tatements</text:span><text:span text:style-name="T731"> </text:span><text:span text:style-name="T539">since then</text:span><text:span text:style-name="T731">.</text:span></text:p>
      <text:p text:style-name="P326"/>
      <text:p text:style-name="P446"><text:span text:style-name="T419">③-</text:span><text:span text:style-name="T421">1</text:span><text:span text:style-name="T419"> </text:span><text:span text:style-name="T448">For example</text:span><text:span text:style-name="T454">, </text:span><text:span text:style-name="T145">the way</text:span><text:span text:style-name="T457"> </text:span><text:span text:style-name="T470">of the world trade</text:span><text:span text:style-name="T457"> </text:span><text:span text:style-name="T64">may</text:span><text:span text:style-name="T65"> </text:span><text:span text:style-name="T66">c</text:span><text:span text:style-name="T65">hang</text:span><text:span text:style-name="T66">e</text:span><text:span text:style-name="T458"> dramatically</text:span><text:span text:style-name="T457"> thanks to his “America First” </text:span><text:span text:style-name="T458">p</text:span><text:span text:style-name="T457">olic</text:span><text:span text:style-name="T458">ies</text:span><text:span text:style-name="T457">. </text:span></text:p>
      <text:p text:style-name="P447"><text:span text:style-name="T419">③-</text:span><text:span text:style-name="T421">2 </text:span><text:span text:style-name="T449">I </text:span><text:span text:style-name="T450">also </text:span><text:span text:style-name="T449">hope</text:span><text:span text:style-name="T457"> </text:span><text:span text:style-name="T145">the war</text:span><text:span text:style-name="T457"> in Ukraine </text:span><text:span text:style-name="T65">will come</text:span><text:span text:style-name="T457"> to an end, </text:span><text:span text:style-name="T459">as</text:span><text:span text:style-name="T457"> </text:span><text:span text:style-name="T449">he has </text:span><text:span text:style-name="T451">said</text:span><text:span text:style-name="T457">, “</text:span><text:span text:style-name="T145">I</text:span><text:span text:style-name="T457"> </text:span><text:span text:style-name="T65">will stop</text:span><text:span text:style-name="T457"> </text:span><text:span text:style-name="T145">the war</text:span><text:span text:style-name="T457"> on my first day in office.”</text:span></text:p>
      <text:p text:style-name="P378"/>
      <text:p text:style-name="P120"><text:span text:style-name="T413">④ </text:span><text:span text:style-name="T274">So, In my opinion</text:span><text:span text:style-name="T681">, </text:span><text:span text:style-name="T197">this year</text:span><text:span text:style-name="T681"> </text:span><text:span text:style-name="T91">will be</text:span><text:span text:style-name="T681"> </text:span><text:span text:style-name="T204">a</text:span><text:span text:style-name="T129"> year </text:span><text:span text:style-name="T487">of </text:span><text:span text:style-name="T488">chang</text:span><text:span text:style-name="T487">e</text:span><text:span text:style-name="T732">. </text:span><text:span text:style-name="T205">The world</text:span><text:span text:style-name="T732"> </text:span><text:span text:style-name="T95">is changing</text:span><text:span text:style-name="T732"> </text:span>quickly and in big ways<text:span text:style-name="T732">. </text:span><text:span text:style-name="T263">My hope is that</text:span> <text:span text:style-name="T732"><text:s/></text:span><text:span text:style-name="T204">these </text:span><text:span text:style-name="T205">changes</text:span><text:span text:style-name="T732"> </text:span><text:span text:style-name="T95">w</text:span><text:span text:style-name="T96">ill</text:span><text:span text:style-name="T95"> be</text:span><text:span text:style-name="T732"> </text:span><text:span text:style-name="T204">positive</text:span><text:span text:style-name="T733">, </text:span><text:span text:style-name="T735">mak</text:span><text:span text:style-name="T760">ing</text:span><text:span text:style-name="T733"> </text:span><text:span text:style-name="T709">the worl</text:span><text:span text:style-name="T710">d</text:span><text:span text:style-name="T732"> </text:span><text:span text:style-name="T727">a</text:span><text:span text:style-name="T728"> better place</text:span><text:span text:style-name="T732"> </text:span><text:span text:style-name="T761">to</text:span><text:span text:style-name="T736"> live</text:span><text:span text:style-name="T732">. </text:span><text:span text:style-name="T578">(1</text:span><text:span text:style-name="T582">7</text:span><text:span text:style-name="T583">6</text:span><text:span text:style-name="T578"> words)</text:span></text:p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11"><text:soft-page-break/><text:span text:style-name="T356">Q </text:span><text:span text:style-name="T770">5</text:span><text:span text:style-name="T357"> </text:span><text:span text:style-name="T356">:</text:span></text:p>
      <text:p text:style-name="P31"/>
      <text:p text:style-name="P31"><text:span text:style-name="T770">What is your</text:span> impression after watching the video, “Hiking the Kumano Kodo Trail.”</text:p>
      <text:p text:style-name="P31"/>
      <text:p text:style-name="P32">OR</text:p>
      <text:p text:style-name="P32"/>
      <text:p text:style-name="P38">You can discuss whatever topic you would like.</text:p>
      <text:p text:style-name="P38"/>
      <text:p text:style-name="P38">“<text:span text:style-name="T771">Today, I’d like to talk about </text:span><text:span text:style-name="T584">〜</text:span><text:span text:style-name="T771"> ”</text:span></text:p>
      <text:p text:style-name="P57">“When it comes to <text:span text:style-name="T576">〜</text:span> ”</text:p>
      <text:p text:style-name="P448"/>
      <text:p text:style-name="P448"/>
      <text:p text:style-name="P448"/>
      <text:p text:style-name="P448"/>
      <text:p text:style-name="P448"/>
      <text:p text:style-name="P448"/>
      <text:p text:style-name="P448"/>
      <text:p text:style-name="P160">A: </text:p>
      <text:p text:style-name="P121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2"><text:soft-page-break/><text:span text:style-name="T356">Q </text:span><text:span text:style-name="T772">6</text:span><text:span text:style-name="T357"> </text:span><text:span text:style-name="T356">:</text:span></text:p>
      <text:p text:style-name="P58"/>
      <text:p text:style-name="P330">“What do you think or how do you feel about AI (artificial intelligence)?”</text:p>
      <text:p text:style-name="P33">OR</text:p>
      <text:p text:style-name="P33"/>
      <text:p text:style-name="P37">“What do you use as a planner, and how do you use it?<text:span text:style-name="T772">”</text:span></text:p>
      <text:p text:style-name="P37"/>
      <text:p text:style-name="P34">OR</text:p>
      <text:p text:style-name="P59"/>
      <text:p text:style-name="P39">“You can discuss whatever topic you would like.”</text:p>
      <text:p text:style-name="P59"/>
      <text:p text:style-name="P59"/>
      <text:p text:style-name="P315">A-<text:span text:style-name="T773">1</text:span>: </text:p>
      <text:p text:style-name="P331"><text:span text:style-name="T774">H</text:span>ow do <text:span text:style-name="T774">I</text:span> feel about AI?</text:p>
      <text:p text:style-name="P315"/>
      <text:p text:style-name="P327"><text:span text:style-name="T615">① </text:span><text:span text:style-name="T263">First of all</text:span><text:span text:style-name="T533">, </text:span><text:span text:style-name="T154">it</text:span><text:span text:style-name="T71">’s</text:span><text:span text:style-name="T533"> </text:span><text:span text:style-name="T154">scary</text:span><text:span text:style-name="T533">. </text:span><text:span text:style-name="T154">I</text:span><text:span text:style-name="T533"> </text:span><text:span text:style-name="T71">don’t know much about</text:span><text:span text:style-name="T533"> </text:span><text:span text:style-name="T154">AI technology</text:span><text:span text:style-name="T533">, </text:span><text:span text:style-name="T476">and</text:span><text:span text:style-name="T533"> </text:span><text:span text:style-name="T154">we</text:span><text:span text:style-name="T533"> </text:span><text:span text:style-name="T71">tend to fear</text:span><text:span text:style-name="T533"> </text:span><text:span text:style-name="T160">what</text:span><text:span text:style-name="T159"> we </text:span><text:span text:style-name="T76">don’t understand</text:span><text:span text:style-name="T533">.</text:span></text:p>
      <text:p text:style-name="P328"/>
      <text:p text:style-name="P327"><text:span text:style-name="T414">②</text:span><text:span text:style-name="T418"> </text:span><text:span text:style-name="T154">Technology</text:span><text:span text:style-name="T533"> </text:span><text:span text:style-name="T71">is changing</text:span><text:span text:style-name="T533"> rapidly </text:span><text:span text:style-name="T477">while</text:span><text:span text:style-name="T533"> </text:span><text:span text:style-name="T154">I</text:span><text:span text:style-name="T71">’m </text:span><text:span text:style-name="T474">gradually</text:span><text:span text:style-name="T71"> getting</text:span><text:span text:style-name="T533"> </text:span><text:span text:style-name="T154">older</text:span><text:span text:style-name="T533">—hopefully! </text:span><text:span text:style-name="T154">That</text:span><text:span text:style-name="T71">'s</text:span><text:span text:style-name="T533"> also </text:span><text:span text:style-name="T154">frightening</text:span><text:span text:style-name="T533"> </text:span><text:span text:style-name="T477">because</text:span><text:span text:style-name="T533"> </text:span><text:span text:style-name="T263">I know</text:span><text:span text:style-name="T533"> </text:span><text:span text:style-name="T158">we</text:span><text:span text:style-name="T533"> </text:span><text:span text:style-name="T71">must adapt </text:span><text:span text:style-name="T478">to</text:span><text:span text:style-name="T474"> </text:span><text:span text:style-name="T479">keep up with</text:span><text:span text:style-name="T474"> </text:span><text:span text:style-name="T480">those changes</text:span><text:span text:style-name="T533">.</text:span></text:p>
      <text:p text:style-name="P328"/>
      <text:p text:style-name="P449"><text:span text:style-name="T419">③ </text:span><text:span text:style-name="T448">For example</text:span><text:span text:style-name="T454">, </text:span><text:span text:style-name="T67">imagine</text:span><text:span text:style-name="T460"> </text:span><text:span text:style-name="T461">if</text:span><text:span text:style-name="T460"> </text:span><text:span text:style-name="T146">someone</text:span><text:span text:style-name="T460"> among us right now </text:span><text:span text:style-name="T67">were</text:span><text:span text:style-name="T460"> </text:span><text:span text:style-name="T146">an AI</text:span><text:span text:style-name="T460">. How </text:span><text:span text:style-name="T67">would</text:span><text:span text:style-name="T460"> </text:span><text:span text:style-name="T146">you</text:span><text:span text:style-name="T460"> </text:span><text:span text:style-name="T67">feel </text:span><text:span text:style-name="T460">or</text:span><text:span text:style-name="T67"> react</text:span><text:span text:style-name="T460">? </text:span><text:span text:style-name="T461">A</text:span><text:span text:style-name="T455">nd</text:span><text:span text:style-name="T460"> what </text:span><text:span text:style-name="T461">if</text:span><text:span text:style-name="T460"> </text:span><text:span text:style-name="T146">you</text:span><text:span text:style-name="T460"> were </text:span><text:span text:style-name="T146">the only human</text:span><text:span text:style-name="T460"> here, </text:span><text:span text:style-name="T466">surround</text:span><text:span text:style-name="T471">ed</text:span><text:span text:style-name="T460"> by AI</text:span><text:span text:style-name="T462">s</text:span><text:span text:style-name="T460">? </text:span><text:span text:style-name="T146">No one</text:span><text:span text:style-name="T460"> </text:span><text:span text:style-name="T67">would know</text:span><text:span text:style-name="T460"> or </text:span><text:span text:style-name="T67">be able to tell</text:span><text:span text:style-name="T460"> </text:span><text:span text:style-name="T147">who</text:span><text:span text:style-name="T68">'s</text:span><text:span text:style-name="T147"> who</text:span><text:span text:style-name="T460">.</text:span></text:p>
      <text:p text:style-name="P377"/>
      <text:p text:style-name="P136"><text:span text:style-name="T411">④ </text:span><text:span text:style-name="T263">So </text:span>yes, <text:span text:style-name="T129">I</text:span><text:span text:style-name="T52">’m</text:span> a little bit <text:span text:style-name="T129">scared</text:span> about the rapid development of AI technology.<text:span text:style-name="T732"> </text:span><text:span text:style-name="T578">(1</text:span><text:span text:style-name="T585">11</text:span><text:span text:style-name="T578"> words)</text:span></text:p>
      <text:p text:style-name="P135"/>
      <text:p text:style-name="P122"><text:soft-page-break/>A-<text:span text:style-name="T704">2</text:span>: </text:p>
      <text:p text:style-name="P135"/>
      <text:p text:style-name="P164">About the planner <text:span text:style-name="T775">(</text:span><text:span text:style-name="T437">which</text:span><text:span text:style-name="T775">) </text:span><text:span text:style-name="T129">you</text:span><text:span text:style-name="T52">'re asking</text:span> <text:span text:style-name="T129">me</text:span> <text:span text:style-name="T263">about</text:span>, <text:span text:style-name="T129">I</text:span> <text:span text:style-name="T52">use</text:span> <text:span text:style-name="T129">Google Calendar</text:span> <text:span text:style-name="T494">because</text:span> <text:span text:style-name="T129">it</text:span><text:span text:style-name="T52">'s</text:span> <text:span text:style-name="T129">useful</text:span>, <text:span text:style-name="T129">convenient</text:span>, <text:span text:style-name="T692">and</text:span> <text:span text:style-name="T129">easy</text:span> <text:span text:style-name="T496">to</text:span><text:span text:style-name="T498"> </text:span><text:span text:style-name="T499">use</text:span>.</text:p>
      <text:p text:style-name="P165"/>
      <text:p text:style-name="P164"><text:span text:style-name="T494">But</text:span> <text:span text:style-name="T129">I</text:span> <text:span text:style-name="T52">have</text:span> <text:span text:style-name="T129">one problem</text:span>: <text:span text:style-name="T129">I</text:span> hardly <text:span text:style-name="T52">have</text:span> <text:span text:style-name="T129">any plans</text:span> <text:span text:style-name="T494">since</text:span> <text:span text:style-name="T129">most days</text:span> <text:span text:style-name="T52">feel like</text:span> <text:span text:style-name="T129">Sundays</text:span>, <text:span text:style-name="T494">and</text:span> <text:span text:style-name="T129">the rest</text:span> <text:span text:style-name="T52">are like</text:span> <text:span text:style-name="T129">holidays</text:span> <text:span text:style-name="T494">since</text:span> <text:span text:style-name="T129">I</text:span><text:span text:style-name="T52">'m</text:span> <text:span text:style-name="T129">retired</text:span>.</text:p>
      <text:p text:style-name="P165"/>
      <text:p text:style-name="P164">Still,<text:span text:style-name="T129"> it</text:span> <text:span text:style-name="T52">makes</text:span> <text:span text:style-name="T129">me</text:span> <text:span text:style-name="T340">happy</text:span> <text:span text:style-name="T496">to</text:span><text:span text:style-name="T498"> </text:span><text:span text:style-name="T499">add</text:span> even <text:span text:style-name="T776">a few events</text:span> <text:span text:style-name="T496">to</text:span><text:span text:style-name="T498"> </text:span>my calendar! <text:span text:style-name="T578">(</text:span><text:span text:style-name="T586">58</text:span><text:span text:style-name="T578"> words)</text:span></text:p>
      <text:p text:style-name="P166"/>
      <text:p text:style-name="P166"/>
      <text:p text:style-name="P166"/>
      <text:p text:style-name="P166"><draw:frame text:anchor-type="paragraph" draw:z-index="4" draw:name="Text Frame 3" draw:style-name="gr13" draw:text-style-name="P538" svg:width="5.1488in" svg:height="2.0425in" svg:x="0.7244in" svg:y="0.1043in"><draw:text-box><text:p><text:span text:style-name="T1016"/></text:p><text:p><text:span text:style-name="T1016"><text:s/></text:span><text:span text:style-name="T1017">This</text:span><text:span text:style-name="T1016"> </text:span><text:span text:style-name="T1018">is</text:span><text:span text:style-name="T1016"> </text:span><text:span text:style-name="T1017">the planner</text:span><text:span text:style-name="T1016">. + </text:span><text:span text:style-name="T1017">You</text:span><text:span text:style-name="T1016"> </text:span><text:span text:style-name="T1018">asked</text:span><text:span text:style-name="T1016"> </text:span><text:span text:style-name="T1017">me</text:span><text:span text:style-name="T1016"> </text:span><text:span text:style-name="T1019">about </text:span><text:span text:style-name="T1020">the </text:span><text:span text:style-name="T1020">planner</text:span><text:span text:style-name="T1016">.</text:span></text:p><text:p><text:span text:style-name="T1016"/></text:p><text:p><text:span text:style-name="T1016"><text:s/></text:span><text:span text:style-name="T1016">This is </text:span><text:span text:style-name="T1017">the planner</text:span><text:span text:style-name="T1016"> </text:span><text:span text:style-name="T1019">about </text:span><text:span text:style-name="T1020">which</text:span><text:span text:style-name="T1016"> you asked me.</text:span></text:p><text:p><text:span text:style-name="T1016"><text:s/></text:span><text:span text:style-name="T1016">This is </text:span><text:span text:style-name="T1017">the planner</text:span><text:span text:style-name="T1016"> </text:span><text:span text:style-name="T1020">which</text:span><text:span text:style-name="T1016"> you asked me </text:span><text:span text:style-name="T1019">about</text:span><text:span text:style-name="T1016">.</text:span></text:p><text:p><text:span text:style-name="T1016"><text:s/></text:span><text:span text:style-name="T1016">This is </text:span><text:span text:style-name="T1017">the planner</text:span><text:span text:style-name="T1016"> </text:span><text:span text:style-name="T1020">that</text:span><text:span text:style-name="T1016"> you asked me </text:span><text:span text:style-name="T1019">about</text:span><text:span text:style-name="T1016">.</text:span></text:p><text:p><text:span text:style-name="T1016"><text:s/></text:span><text:span text:style-name="T1016">This is </text:span><text:span text:style-name="T1017">the planner</text:span><text:span text:style-name="T1016"> you asked me </text:span><text:span text:style-name="T1019">about</text:span><text:span text:style-name="T1016">. </text:span></text:p></draw:text-box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3"><text:soft-page-break/><text:span text:style-name="T356">Q </text:span><text:span text:style-name="T777">7</text:span><text:span text:style-name="T357"> </text:span><text:span text:style-name="T356">:</text:span></text:p>
      <text:p text:style-name="P65"/>
      <text:p text:style-name="P332">“<text:span text:style-name="T1">Do you have a favorite movie? If so, which one and why?</text:span>”</text:p>
      <text:p text:style-name="P35">OR</text:p>
      <text:p text:style-name="P35"/>
      <text:p text:style-name="P40">“You can talk about any topic you like.”</text:p>
      <text:p text:style-name="P41"/>
      <text:p text:style-name="P60"/>
      <text:p text:style-name="P60"/>
      <text:p text:style-name="P316">A-<text:span text:style-name="T778">1</text:span>: </text:p>
      <text:p text:style-name="P169"/>
      <text:p text:style-name="P169"/>
      <text:p text:style-name="P170"><text:span text:style-name="T263">Today</text:span>, <text:span text:style-name="T129">I</text:span><text:span text:style-name="T52">’d like to talk</text:span> about fire drills, or rather, earthquake drills <text:span text:style-name="T500">since</text:span> <text:span text:style-name="T129">we</text:span><text:span text:style-name="T52">’re warned</text:span> <text:span text:style-name="T500">that</text:span> <text:span text:style-name="T129">a major earthquake</text:span> <text:span text:style-name="T52">is expected</text:span> <text:span text:style-name="T279">around here</text:span><text:span text:style-name="T779"> </text:span><text:span text:style-name="T263">within the next 30 to 50 years</text:span>!</text:p>
      <text:p text:style-name="P169"/>
      <text:p text:style-name="P171"><text:span text:style-name="T129">It</text:span><text:span text:style-name="T52">’s not</text:span> <text:span text:style-name="T129">a question</text:span> of if but when, <text:span text:style-name="T500">so</text:span> <text:span text:style-name="T129">we</text:span> <text:span text:style-name="T52">need to take</text:span> <text:span text:style-name="T129">it</text:span> seriously. Even when it comes to toilets, <text:span text:style-name="T129">we</text:span> <text:span text:style-name="T52">need</text:span> <text:span text:style-name="T129">realistic-looking poop models</text:span> <text:span text:style-name="T759">to </text:span><text:span text:style-name="T734">help</text:span> <text:span text:style-name="T707">people</text:span> <text:span text:style-name="T780">(</text:span><text:span text:style-name="T759">to</text:span><text:span text:style-name="T762">)</text:span><text:span text:style-name="T759"> </text:span><text:span text:style-name="T737">think</text:span> about the situation <text:span text:style-name="T500">when</text:span> <text:span text:style-name="T129">flushing</text:span> <text:span text:style-name="T52">becomes</text:span> <text:span text:style-name="T129">impossible</text:span>, <text:span text:style-name="T129">a serious issue</text:span> <text:span text:style-name="T129">we</text:span><text:span text:style-name="T52">’ll</text:span> likely <text:span text:style-name="T52">face</text:span>.</text:p>
      <text:p text:style-name="P169"/>
      <text:p text:style-name="P171">As for 30 to 50 years from now, <text:span text:style-name="T129">I</text:span><text:span text:style-name="T52">’m not sure</text:span> <text:span text:style-name="T500">whe</text:span><text:span text:style-name="T501">ther</text:span> <text:span text:style-name="T129">I</text:span><text:span text:style-name="T52">’ll</text:span> still <text:span text:style-name="T52">be</text:span> around, fortunately or unfortunately, <text:span text:style-name="T500">when</text:span> <text:span text:style-name="T129">the disaster</text:span> <text:span text:style-name="T52">strikes</text:span>. <text:span text:style-name="T501">But</text:span> <text:span text:style-name="T129">they</text:span> <text:span text:style-name="T52">say</text:span> 'within that time frame,' <text:span text:style-name="T501">so</text:span> <text:span text:style-name="T52">stay</text:span> <text:span text:style-name="T129">prepared</text:span> <text:span text:style-name="T692">and</text:span> <text:span text:style-name="T129">vigilant</text:span>!<text:span text:style-name="T781"> </text:span><text:span text:style-name="T578">(</text:span><text:span text:style-name="T587">10</text:span><text:span text:style-name="T588">9</text:span><text:span text:style-name="T578"> words)</text:span></text:p>
      <text:p text:style-name="P169"/>
      <text:p text:style-name="P169"/>
      <text:p text:style-name="P169"/>
      <text:p text:style-name="P169"/>
      <text:p text:style-name="P123"><text:soft-page-break/>A-<text:span text:style-name="T778">2</text:span>:</text:p>
      <text:p text:style-name="P169"/>
      <text:p text:style-name="P167">Yes, <text:span text:style-name="T129">I </text:span>also <text:span text:style-name="T52">like</text:span> <text:span text:style-name="T129">the movie </text:span><text:span text:style-name="T177">Witness</text:span>. <text:span text:style-name="T129">It</text:span><text:span text:style-name="T52">'s</text:span> <text:span text:style-name="T129">a crime thriller</text:span> about a murder, <text:span text:style-name="T485">and</text:span> obviously, <text:span text:style-name="T129">someone</text:span> <text:span text:style-name="T52">witnessed</text:span> <text:span text:style-name="T129">it</text:span>, right? <text:span text:style-name="T129">The witness</text:span> <text:span text:style-name="T52">is</text:span> <text:span text:style-name="T129">an Amish boy</text:span> <text:span text:style-name="T129">who</text:span> <text:span text:style-name="T52">was visiting</text:span> <text:span text:style-name="T129">Philadelphia</text:span>, the capital of Pennsylvania, with his mother.</text:p>
      <text:p text:style-name="P166"/>
      <text:p text:style-name="P167">I <text:span text:style-name="T52">like</text:span> <text:span text:style-name="T129">it</text:span> <text:span text:style-name="T11">not only for</text:span> its suspense <text:span text:style-name="T692">and</text:span> thrilling storyline <text:span text:style-name="T11">but also for</text:span> its beautiful portrayal of rural Pennsylvania, <text:span text:style-name="T502">where</text:span> <text:span text:style-name="T129">the Amish</text:span> <text:span text:style-name="T52">live</text:span> <text:span text:style-name="T129">a simple, traditional life</text:span>. <text:span text:style-name="T129">Their calm, peaceful way</text:span> of living amid beautiful fields <text:span text:style-name="T52">is</text:span> truly <text:span text:style-name="T129">impressive</text:span>.</text:p>
      <text:p text:style-name="P166"/>
      <text:p text:style-name="P167">Then, suddenly, <text:span text:style-name="T129">this serene life</text:span> <text:span text:style-name="T52">is disrupted</text:span> <text:span text:style-name="T502">when</text:span> <text:span text:style-name="T129">a dangerous murderer</text:span> <text:span text:style-name="T52">shows</text:span> up, <text:span text:style-name="T734">hunt</text:span><text:span text:style-name="T759">ing</text:span> for the witness boy...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8"/>
      <text:p text:style-name="P168"/>
      <text:p text:style-name="P14"><text:soft-page-break/><text:span text:style-name="T356">Q </text:span><text:span text:style-name="T782">8</text:span><text:span text:style-name="T357"> </text:span><text:span text:style-name="T356">:</text:span></text:p>
      <text:p text:style-name="P66"/>
      <text:p text:style-name="P333"><text:span text:style-name="T1">Do you </text:span><text:span text:style-name="T783">agree or disagree: Val</text:span><text:span text:style-name="T784">l</text:span><text:span text:style-name="T783">ery-sensei is one of the best teachers.</text:span></text:p>
      <text:p text:style-name="P36">OR</text:p>
      <text:p text:style-name="P36"/>
      <text:p text:style-name="P42">You can talk about any topic you like.</text:p>
      <text:p text:style-name="P62"/>
      <text:p text:style-name="P61"/>
      <text:p text:style-name="P124">A-<text:span text:style-name="T778">1</text:span>: </text:p>
      <text:p text:style-name="P124"/>
      <text:p text:style-name="P174"><text:span text:style-name="T785">Yes, </text:span><text:span text:style-name="T19">I agree</text:span>. <text:span text:style-name="T11">I strongly believe</text:span> that <text:span text:style-name="T129">Val</text:span><text:span text:style-name="T206">l</text:span><text:span text:style-name="T129">ery-sensei</text:span> <text:span text:style-name="T52">is</text:span> <text:span text:style-name="T129">one</text:span> of the best ALT teachers <text:span text:style-name="T263">in Japan</text:span>.</text:p>
      <text:p text:style-name="P174"/>
      <text:p text:style-name="P174"><text:span text:style-name="T785">First of all</text:span>, <text:span text:style-name="T129">she</text:span> <text:span text:style-name="T52">is</text:span> <text:span text:style-name="T263">always</text:span> <text:span text:style-name="T129">positive</text:span> <text:span text:style-name="T692">about</text:span> <text:span text:style-name="T791">teach</text:span><text:span text:style-name="T759">ing</text:span> <text:span text:style-name="T707">English</text:span> to Japanese students, <text:span text:style-name="T692">with</text:span> a smile on her face. <text:span text:style-name="T11">I’m sure</text:span> <text:span text:style-name="T129">she</text:span> <text:span text:style-name="T52">is</text:span> not only <text:span text:style-name="T129">kind</text:span> but also <text:span text:style-name="T129">a little strict</text:span>, <text:span text:style-name="T129">which</text:span> <text:span text:style-name="T52">is</text:span> <text:span text:style-name="T129">essential</text:span> <text:span text:style-name="T796">when</text:span> <text:span text:style-name="T797">teaching</text:span>, especially <text:span text:style-name="T263">to children</text:span>.</text:p>
      <text:p text:style-name="P174"/>
      <text:p text:style-name="P174"><text:span text:style-name="T785">For example</text:span>, <text:span text:style-name="T11">I remember</text:span> <text:span text:style-name="T11">she once said</text:span> that <text:span text:style-name="T129">we</text:span> <text:span text:style-name="T52">need to teach</text:span> <text:span text:style-name="T129">phonics</text:span> <text:span text:style-name="T796">if</text:span> <text:span text:style-name="T129">we</text:span> <text:span text:style-name="T52">are teaching</text:span> <text:span text:style-name="T129">the rules</text:span> of English pronunciation. <text:span text:style-name="T263">In Japan</text:span>, <text:span text:style-name="T129">phonics</text:span> <text:span text:style-name="T52">is not included</text:span> <text:span text:style-name="T263">in the curriculum</text:span> for some reason.</text:p>
      <text:p text:style-name="P174"/>
      <text:p text:style-name="P174"><text:span text:style-name="T785">Of course</text:span>, <text:span text:style-name="T129">it</text:span> <text:span text:style-name="T52">is not</text:span> <text:span text:style-name="T129">the only method</text:span> for teaching English pronunciation, <text:span text:style-name="T786">but</text:span> <text:span text:style-name="T129">it</text:span> <text:span text:style-name="T52">is</text:span> certainly <text:span text:style-name="T129">one</text:span> of the best.</text:p>
      <text:p text:style-name="P174"/>
      <text:p text:style-name="P175"><text:span text:style-name="T11">As you may know</text:span>, <text:span text:style-name="T263">in the US</text:span>, <text:span text:style-name="T129">they</text:span> <text:span text:style-name="T52">have</text:span> <text:span text:style-name="T129">the National Teacher of the Year award</text:span> for the best teacher. <text:span text:style-name="T796">if</text:span> <text:span text:style-name="T129">we</text:span> <text:span text:style-name="T52">had</text:span> that kind of <text:span text:style-name="T129">award</text:span> <text:span text:style-name="T263">in Japan</text:span>, <text:span text:style-name="T129">she</text:span> <text:span text:style-name="T52">would</text:span> surely <text:span text:style-name="T52">receive</text:span> <text:span text:style-name="T129">it</text:span>.</text:p>
      <text:p text:style-name="P172"><text:span text:style-name="T578">(</text:span><text:span text:style-name="T587">1</text:span><text:span text:style-name="T589">44</text:span><text:span text:style-name="T578"> words)</text:span></text:p>
      <text:p text:style-name="P125"><text:soft-page-break/>A-<text:span text:style-name="T802">2</text:span>: </text:p>
      <text:p text:style-name="P125"/>
      <text:p text:style-name="P67"><text:span text:style-name="T785">Yes, I agree</text:span>. <text:span text:style-name="T803">I truly think</text:span> <text:span text:style-name="T552">that</text:span> <text:span text:style-name="T129">Vallery-sensei</text:span> <text:span text:style-name="T52">is</text:span> <text:span text:style-name="T207">one</text:span><text:span text:style-name="T803"> of the best ALTs</text:span> <text:span text:style-name="T263">in Japan</text:span>.</text:p>
      <text:p text:style-name="P68"/>
      <text:p text:style-name="P67"><text:span text:style-name="T129">She</text:span> <text:span text:style-name="T52">is</text:span> such <text:span text:style-name="T129">a friendly and cheerful person</text:span>, <text:span text:style-name="T552">and</text:span> <text:span text:style-name="T129">she</text:span> always <text:s/><text:span text:style-name="T52">tries</text:span> <text:span text:style-name="T759">to </text:span><text:span text:style-name="T734">get</text:span> along with people <text:span text:style-name="T263">in Japan</text:span>.</text:p>
      <text:p text:style-name="P68"/>
      <text:p text:style-name="P69"><text:span text:style-name="T785">For example</text:span>, <text:span text:style-name="T129">she</text:span> always <text:span text:style-name="T52">makes</text:span> <text:span text:style-name="T129">us</text:span> <text:span text:style-name="T340">laugh</text:span> with jokes <text:span text:style-name="T692">and</text:span> gestures. <text:span text:style-name="T553">While</text:span> <text:span text:style-name="T738">do</text:span><text:span text:style-name="T763">ing</text:span> <text:span text:style-name="T711">so</text:span>, <text:span text:style-name="T129">she</text:span> <text:span text:style-name="T52">encourages</text:span> <text:span text:style-name="T129">us</text:span> <text:span text:style-name="T759">to </text:span><text:span text:style-name="T738">speak</text:span> <text:span text:style-name="T711">English</text:span> instead of Japanese. <text:span text:style-name="T803">I'm sure</text:span> <text:span text:style-name="T129">children</text:span> <text:span text:style-name="T52">can learn</text:span> <text:span text:style-name="T129">English</text:span> <text:span text:style-name="T553">While</text:span> <text:span text:style-name="T739">hav</text:span><text:span text:style-name="T763">ing</text:span> <text:span text:style-name="T129">fun</text:span>. Also, <text:span text:style-name="T129">she</text:span> <text:span text:style-name="T52">is</text:span> very <text:span text:style-name="T129">good</text:span> <text:span text:style-name="T263">at Japanese</text:span>—<text:span text:style-name="T129">Her Japanese skills</text:span> <text:span text:style-name="T52">are</text:span> so <text:span text:style-name="T129">advanced</text:span> <text:span text:style-name="T552">that</text:span> <text:span text:style-name="T129">she</text:span> <text:span text:style-name="T52">can</text:span> even <text:span text:style-name="T52">teach</text:span> <text:span text:style-name="T129">me</text:span> <text:span text:style-name="T821">how </text:span><text:span text:style-name="T759">to </text:span><text:span text:style-name="T738">speak</text:span> <text:span text:style-name="T707">Japanese</text:span><text:span text:style-name="T692"> </text:span><text:span text:style-name="T315">in English</text:span>.</text:p>
      <text:p text:style-name="P68"/>
      <text:p text:style-name="P68"><text:span text:style-name="T785">So</text:span>, <text:span text:style-name="T803">in my opinion</text:span>, <text:span text:style-name="T129">Vallery-sensei</text:span> <text:span text:style-name="T52">is</text:span> <text:span text:style-name="T129">the most beautiful, smartest, and funniest ALT</text:span> <text:span text:style-name="T263">in Japan</text:span>. <text:span text:style-name="T803">I love Vallery-sensei</text:span>!</text:p>
      <text:p text:style-name="P173"><text:span text:style-name="T578">(</text:span><text:span text:style-name="T587">1</text:span><text:span text:style-name="T590">1</text:span><text:span text:style-name="T591">0</text:span><text:span text:style-name="T578"> words)</text:span></text:p>
      <text:p text:style-name="P384"/>
      <text:p text:style-name="P450">------------------------------------------------</text:p>
      <text:p text:style-name="P452"><text:span text:style-name="T822">You don’t have to </text:span><text:span text:style-name="T41">g</text:span><text:span text:style-name="T38">et along with</text:span> <text:span text:style-name="T822">them.</text:span></text:p>
      <text:p text:style-name="P452"><text:span text:style-name="T823">Y</text:span><text:span text:style-name="T822">ou </text:span><text:span text:style-name="T823">just </text:span><text:span text:style-name="T822">have to </text:span><text:span text:style-name="T38">deal with</text:span> <text:span text:style-name="T822">them. </text:span></text:p>
      <text:p text:style-name="P453">How to <text:span text:style-name="T38">deal with</text:span> someone <text:span text:style-name="T824">(whom) </text:span>you don't <text:span text:style-name="T38">get along with</text:span>?</text:p>
      <text:p text:style-name="P451">------------------------------------------------</text:p>
      <text:p text:style-name="P15"/>
      <text:p text:style-name="P126">A-<text:span text:style-name="T825">4</text:span>: </text:p>
      <text:p text:style-name="P68"/>
      <text:p text:style-name="P68"><text:span text:style-name="T129">Miss Vallery</text:span> <text:span text:style-name="T52">is</text:span> <text:span text:style-name="T129">an excellent teacher</text:span>. I <text:span text:style-name="T52">heard</text:span> <text:span text:style-name="T129">that</text:span> <text:span text:style-name="T263">from other members</text:span> of our group.</text:p>
      <text:p text:style-name="P68"/>
      <text:p text:style-name="P68">I<text:span text:style-name="T52">’ve only met</text:span> <text:span text:style-name="T129">her</text:span> twice, <text:span text:style-name="T796">so</text:span> I <text:span text:style-name="T52">don’t know</text:span> <text:span text:style-name="T129">her</text:span> very well,</text:p>
      <text:p text:style-name="P70"><text:soft-page-break/><text:span text:style-name="T826">but</text:span> <text:span text:style-name="T129">she</text:span> <text:span text:style-name="T52">was</text:span> <text:span text:style-name="T129">kind</text:span> <text:span text:style-name="T263">to us</text:span> — <text:span text:style-name="T129">she</text:span> <text:span text:style-name="T52">gave</text:span> <text:span text:style-name="T129">us</text:span> <text:span text:style-name="T340">a chance</text:span> <text:span text:style-name="T759">to </text:span><text:span text:style-name="T707">speak</text:span> <text:span text:style-name="T263">in English</text:span> <text:span text:style-name="T826">when</text:span> I <text:span text:style-name="T52">joined</text:span> <text:span text:style-name="T129">the Thanksgiving party</text:span> <text:span text:style-name="T129">she</text:span> <text:span text:style-name="T52">hosted</text:span>.</text:p>
      <text:p text:style-name="P68"/>
      <text:p text:style-name="P70"><text:span text:style-name="T129">She</text:span> <text:span text:style-name="T52">was</text:span> definitely <text:span text:style-name="T129">active</text:span> <text:span text:style-name="T692">and</text:span> <text:span text:style-name="T129">considerate</text:span> <text:span text:style-name="T263">toward the people</text:span> <text:span text:style-name="T263">around her</text:span>. <text:span text:style-name="T803">I agree that</text:span> <text:span text:style-name="T129">she</text:span> <text:span text:style-name="T52">is</text:span> <text:span text:style-name="T129">one</text:span> of the best teachers.<text:span text:style-name="T619">(</text:span><text:span text:style-name="T620">71</text:span><text:span text:style-name="T619">w.)</text:span></text:p>
      <text:p text:style-name="P68"/>
      <text:p text:style-name="P127">A-<text:span text:style-name="T827">3</text:span>: </text:p>
      <text:p text:style-name="P127"/>
      <text:p text:style-name="P68"><text:span text:style-name="T669">Yes, I agree</text:span>. <text:span text:style-name="T129">She</text:span> <text:span text:style-name="T52">is</text:span> <text:span text:style-name="T129">the most competent teacher</text:span> <text:span text:style-name="T803">I’ve ever met</text:span> among all the ALTs I’ve known.</text:p>
      <text:p text:style-name="P68"/>
      <text:p text:style-name="P71"><text:span text:style-name="T129">She</text:span> <text:span text:style-name="T52">is</text:span> <text:span text:style-name="T129">curious</text:span> about everything. <text:s/><text:span text:style-name="T554">After</text:span> <text:span text:style-name="T740">com</text:span><text:span text:style-name="T763">ing</text:span> to Japan, <text:span text:style-name="T129">she</text:span> <text:span text:style-name="T52">experienced</text:span> <text:span text:style-name="T129">many aspects</text:span> of Japanese culture. Now, <text:span text:style-name="T129">she</text:span> <text:span text:style-name="T52">introduces</text:span> <text:span text:style-name="T129">Japanese culture</text:span> <text:span text:style-name="T828">to </text:span>her students <text:span text:style-name="T542">and</text:span> the people <text:span text:style-name="T263">around her</text:span>.</text:p>
      <text:p text:style-name="P68"/>
      <text:p text:style-name="P72"><text:span text:style-name="T785">For example</text:span>, <text:span text:style-name="T129">she</text:span> <text:span text:style-name="T52">practices</text:span> <text:span text:style-name="T129">Japanese taiko drums</text:span> <text:span text:style-name="T542">and</text:span> <text:span text:style-name="T52">plays</text:span> <text:span text:style-name="T209">them</text:span> regularly. At the same time, <text:span text:style-name="T129">she</text:span> <text:span text:style-name="T52">introduces</text:span> <text:span text:style-name="T129">American culture</text:span> <text:span text:style-name="T542">and</text:span> <text:span text:style-name="T129">cooking</text:span> <text:span text:style-name="T828">to </text:span>her students <text:span text:style-name="T542">and</text:span> Japanese people.</text:p>
      <text:p text:style-name="P68"/>
      <text:p text:style-name="P72"><text:span text:style-name="T785">Therefore</text:span>, <text:span text:style-name="T803">I </text:span><text:span text:style-name="T504">would</text:span><text:span text:style-name="T803"> say</text:span> <text:span text:style-name="T552">that</text:span> <text:span text:style-name="T129">Vallery-sensei</text:span> <text:span text:style-name="T52">is</text:span> <text:span text:style-name="T129">one</text:span> <text:span text:style-name="T803">of the best teachers</text:span>. <text:s text:c="2"/><text:span text:style-name="T619">(</text:span><text:span text:style-name="T621">8</text:span><text:span text:style-name="T622">6</text:span><text:span text:style-name="T619"> words)</text:span></text:p>
      <text:p text:style-name="P16"/>
      <text:p text:style-name="P454">------------------------------------------------</text:p>
      <text:p text:style-name="P462">That was the most beautiful sunset <text:span text:style-name="T803">I’ve ever seen</text:span>.</text:p>
      <text:p text:style-name="P463">That was the best performance <text:span text:style-name="T803">I’ve ever seen</text:span>.</text:p>
      <text:p text:style-name="P462"/>
      <text:p text:style-name="P463">She has the most beautiful voice <text:span text:style-name="T803">I’ve ever </text:span><text:span text:style-name="T804">heard</text:span>.</text:p>
      <text:p text:style-name="P463">That was the most ridiculous excuse <text:span text:style-name="T803">I’ve ever </text:span><text:span text:style-name="T804">heard</text:span>.</text:p>
      <text:p text:style-name="P462"/>
      <text:p text:style-name="P463">That was the most exciting trip <text:span text:style-name="T803">I’ve ever </text:span><text:span text:style-name="T804">experienced</text:span>.</text:p>
      <text:p text:style-name="P463">The earthquake was the scariest thing <text:span text:style-name="T803">I’ve ever </text:span><text:span text:style-name="T804">experienced</text:span>.</text:p>
      <text:p text:style-name="P16"><text:soft-page-break/><text:span text:style-name="T356">Q </text:span><text:span text:style-name="T829">9</text:span><text:span text:style-name="T357"> </text:span><text:span text:style-name="T356">:</text:span></text:p>
      <text:p text:style-name="P47"/>
      <text:p text:style-name="P43"><text:span text:style-name="T803">Why don’t we talk about</text:span> <text:span text:style-name="T803">whether or not</text:span> <text:span text:style-name="T803">you believe </text:span><text:span text:style-name="T805">in</text:span> <text:span text:style-name="T707">another world, a parallel world, or an afterlife</text:span> <text:span text:style-name="T734">exist</text:span><text:span text:style-name="T759">ing</text:span> <text:span text:style-name="T263">somewhere</text:span> <text:span text:style-name="T263">in the universe</text:span>? </text:p>
      <text:p text:style-name="P43"/>
      <text:p text:style-name="P43"><text:span text:style-name="T796">Or</text:span>, <text:span text:style-name="T803">if you prefer</text:span>, <text:span text:style-name="T803">you can talk about</text:span> any topic you like, such as kimono and the beauty of traditional Japanese culture.</text:p>
      <text:p text:style-name="P63"/>
      <text:p text:style-name="P128"><text:span text:style-name="T681">A-</text:span><text:span text:style-name="T778">1</text:span><text:span text:style-name="T681">: </text:span></text:p>
      <text:p text:style-name="P128"/>
      <text:p text:style-name="P176"><text:span text:style-name="T785">Yes, </text:span><text:span text:style-name="T805">when it comes to</text:span> the afterlife, <text:span text:style-name="T263">there</text:span> <text:span text:style-name="T52">is</text:span> <text:span text:style-name="T129">a famous argument</text:span> <text:span text:style-name="T210">that</text:span> almost <text:span text:style-name="T211">on one</text:span><text:span text:style-name="T830"> </text:span><text:span text:style-name="T97">can disagree</text:span><text:span text:style-name="T830"> with</text:span>.</text:p>
      <text:p text:style-name="P177"/>
      <text:p text:style-name="P176"><text:span text:style-name="T129">The argument</text:span> <text:span text:style-name="T52">is</text:span> <text:span text:style-name="T505">that</text:span> you <text:span text:style-name="T52">should believe</text:span> in another world <text:span text:style-name="T505">since</text:span> <text:span text:style-name="T129">no one</text:span> <text:span text:style-name="T52">has experienced</text:span> <text:span text:style-name="T692">or</text:span> truly <text:span text:style-name="T52">knows</text:span> <text:span text:style-name="T505">whether</text:span> <text:span text:style-name="T129">it</text:span> <text:span text:style-name="T52">exists</text:span> <text:span text:style-name="T692">or</text:span> <text:span text:style-name="T52">not</text:span>. In that case, <text:span text:style-name="T129">believing</text:span> in such a world <text:span text:style-name="T52">is</text:span> <text:span text:style-name="T129">the</text:span> safest <text:span text:style-name="T129">choice</text:span>.</text:p>
      <text:p text:style-name="P177"/>
      <text:p text:style-name="P178"><text:span text:style-name="T805">For example</text:span>, <text:span text:style-name="T505">if</text:span> <text:span text:style-name="T129">another world</text:span> <text:span text:style-name="T52">does exist</text:span>, <text:span text:style-name="T168">those</text:span> <text:span text:style-name="T210">who</text:span> <text:span text:style-name="T52">have</text:span> <text:span text:style-name="T52">believed</text:span> in it <text:span text:style-name="T695">and</text:span> <text:span text:style-name="T52">prepared</text:span> for it <text:span text:style-name="T98">won’t be troubled</text:span>. <text:span text:style-name="T803">On the other hand</text:span>, <text:span text:style-name="T505">if</text:span> <text:span text:style-name="T129">such a world</text:span> <text:span text:style-name="T52">doesn’t exist</text:span>, <text:span text:style-name="T129">no one</text:span> <text:span text:style-name="T52">will</text:span> ever <text:span text:style-name="T52">realize</text:span> <text:span text:style-name="T129">it</text:span> <text:span text:style-name="T506">because</text:span> <text:span text:style-name="T263">there</text:span> <text:span text:style-name="T52">would be</text:span> <text:span text:style-name="T129">nothing</text:span> <text:span text:style-name="T759">to </text:span><text:span text:style-name="T741">observe</text:span>.</text:p>
      <text:p text:style-name="P177"/>
      <text:p text:style-name="P179"><text:span text:style-name="T785">Therefore</text:span>, <text:span text:style-name="T129">it</text:span> is <text:span text:style-name="T129">better</text:span> <text:span text:style-name="T764">for</text:span> your soul <text:span text:style-name="T759">to </text:span><text:span text:style-name="T741">b</text:span><text:span text:style-name="T742">elieve</text:span> in another world, a parallel world, <text:span text:style-name="T692">or</text:span> an afterlife—<text:span text:style-name="T803">whatever form it may take</text:span>. <text:span text:style-name="T578">(</text:span><text:span text:style-name="T587">1</text:span><text:span text:style-name="T592">20</text:span><text:span text:style-name="T578"> words)</text:span></text:p>
      <text:p text:style-name="P385"/>
      <text:p text:style-name="P385"/>
      <text:p text:style-name="P385"/>
      <text:p text:style-name="P129"><text:soft-page-break/>A-<text:span text:style-name="T802">2</text:span>:</text:p>
      <text:p text:style-name="P137"/>
      <text:p text:style-name="P138"><text:span text:style-name="T787">Yes</text:span>, <text:span text:style-name="T803">I believe in</text:span> another world, a parallel world, or an afterlife existing somewhere in the universe.</text:p>
      <text:p text:style-name="P137"/>
      <text:p text:style-name="P138"><text:span text:style-name="T129">The world</text:span> we live in <text:span text:style-name="T52">is</text:span> <text:span text:style-name="T129">unfair</text:span>, <text:span text:style-name="T796">and</text:span> <text:span text:style-name="T129">those</text:span> with money <text:span text:style-name="T692">and</text:span> power <text:span text:style-name="T52">rule</text:span> <text:span text:style-name="T129">it</text:span>. There <text:span text:style-name="T52">are</text:span> <text:span text:style-name="T129">wars</text:span> <text:span text:style-name="T688">happen</text:span><text:span text:style-name="T759">ing</text:span>, <text:span text:style-name="T796">and</text:span> <text:span text:style-name="T129">they</text:span> <text:span text:style-name="T52">hurt</text:span> <text:span text:style-name="T129">the</text:span> <text:span text:style-name="T129">weak</text:span>.</text:p>
      <text:p text:style-name="P137"/>
      <text:p text:style-name="P138"><text:span text:style-name="T787">Therefore</text:span>, <text:span text:style-name="T803">I believe that</text:span> <text:span text:style-name="T129">another world</text:span> <text:span text:style-name="T52">should be</text:span> <text:span text:style-name="T129">fair</text:span>.</text:p>
      <text:p text:style-name="P159"><text:span text:style-name="T578">(</text:span><text:span text:style-name="T593">5</text:span><text:span text:style-name="T592">0</text:span><text:span text:style-name="T578"> words)</text:span></text:p>
      <text:p text:style-name="P137"/>
      <text:p text:style-name="P137"><text:s/></text:p>
      <text:p text:style-name="P129">A-<text:span text:style-name="T831">3</text:span>: </text:p>
      <text:p text:style-name="P161"/>
      <text:p text:style-name="P386"><text:span text:style-name="T362">When</text:span><text:span text:style-name="T359"> </text:span><text:span text:style-name="T134">I</text:span><text:span text:style-name="T359"> </text:span><text:span text:style-name="T56">was</text:span><text:span text:style-name="T359"> </text:span><text:span text:style-name="T134">younger</text:span><text:span text:style-name="T359">, </text:span><text:span text:style-name="T134">I</text:span><text:span text:style-name="T359"> </text:span><text:span text:style-name="T56">didn’t believe</text:span><text:span text:style-name="T359"> in the afterlife at all. </text:span><text:span text:style-name="T362">But</text:span><text:span text:style-name="T359"> </text:span><text:span text:style-name="T362">as</text:span><text:span text:style-name="T359"> </text:span><text:span text:style-name="T134">I</text:span><text:span text:style-name="T359"> </text:span><text:span text:style-name="T56">get</text:span><text:span text:style-name="T359"> </text:span><text:span text:style-name="T134">older</text:span><text:span text:style-name="T359">, </text:span><text:span text:style-name="T134">my thoughts</text:span><text:span text:style-name="T359"> </text:span><text:span text:style-name="T56">have changed</text:span><text:span text:style-name="T359">. </text:span></text:p>
      <text:p text:style-name="P386"><text:span text:style-name="T384">Many people believe that</text:span><text:span text:style-name="T359"> </text:span><text:span text:style-name="T134">science</text:span><text:span text:style-name="T359"> </text:span><text:span text:style-name="T56">can explain</text:span><text:span text:style-name="T359"> </text:span><text:span text:style-name="T134">everything</text:span><text:span text:style-name="T359"> in this world, </text:span><text:span text:style-name="T362">but</text:span><text:span text:style-name="T359"> </text:span><text:span text:style-name="T384">I think</text:span><text:span text:style-name="T359"> there </text:span><text:span text:style-name="T56">are</text:span><text:span text:style-name="T359"> still </text:span><text:span text:style-name="T134">many mysteries</text:span><text:span text:style-name="T359"> </text:span><text:span text:style-name="T137">that</text:span><text:span text:style-name="T359"> </text:span><text:span text:style-name="T56">remain</text:span><text:span text:style-name="T359"> </text:span><text:span text:style-name="T134">unsolved</text:span><text:span text:style-name="T359">.<text:line-break/></text:span><text:span text:style-name="T134">I</text:span><text:span text:style-name="T359"> </text:span><text:span text:style-name="T56">read</text:span><text:span text:style-name="T359"> </text:span><text:span text:style-name="T134">some books</text:span><text:span text:style-name="T359"> about people </text:span><text:span text:style-name="T137">who</text:span><text:span text:style-name="T359"> </text:span><text:span text:style-name="T56">had</text:span><text:span text:style-name="T359"> </text:span><text:span text:style-name="T134">near-death experiences</text:span><text:span text:style-name="T359">, particularly a book </text:span><text:span text:style-name="T385">titl</text:span><text:span text:style-name="T387">ed</text:span><text:span text:style-name="T359"> </text:span><text:span text:style-name="Emphasis"><text:span text:style-name="T359">Proof of Heaven</text:span></text:span><text:span text:style-name="T359">, </text:span><text:span text:style-name="T385">writ</text:span><text:span text:style-name="T387">ten</text:span><text:span text:style-name="T359"> by neurosurgeon Eben Alexander. </text:span><text:span text:style-name="T137">After</text:span><text:span text:style-name="T359"> </text:span><text:span text:style-name="T385">read</text:span><text:span text:style-name="T388">in</text:span><text:span text:style-name="T387">g</text:span><text:span text:style-name="T359"> it, </text:span><text:span text:style-name="T134">I</text:span><text:span text:style-name="T359"> </text:span><text:span text:style-name="T56">began to believe</text:span><text:span text:style-name="T359"> in the afterlife.</text:span></text:p>
      <text:p text:style-name="P73"><text:span text:style-name="T555">So</text:span>, <text:span text:style-name="T803">my opinion is that</text:span> <text:span text:style-name="T129">nobody</text:span> truly <text:span text:style-name="T52">knows</text:span> <text:span text:style-name="T481">whether</text:span> <text:span text:style-name="T129">it</text:span> <text:span text:style-name="T52">exists</text:span> or not. <text:span text:style-name="T555">When</text:span> <text:span text:style-name="T129">we</text:span> <text:span text:style-name="T52">die</text:span>, <text:span text:style-name="T129">we</text:span> <text:span text:style-name="T52">will</text:span> finally <text:span text:style-name="T52">know</text:span> <text:span text:style-name="T129">the truth</text:span>.</text:p>
      <text:p text:style-name="P74"><text:span text:style-name="T619">(</text:span><text:span text:style-name="T623">97</text:span><text:span text:style-name="T619"> words)</text:span></text:p>
      <text:p text:style-name="P385"/>
      <text:p text:style-name="P17"><text:soft-page-break/><text:span text:style-name="T356">Q </text:span><text:span text:style-name="T832">10</text:span><text:span text:style-name="T357"> </text:span><text:span text:style-name="T356">:</text:span></text:p>
      <text:p text:style-name="P48"/>
      <text:p text:style-name="P75"><text:span text:style-name="T665">Do you </text:span><text:span text:style-name="T666">agree or disagree: </text:span><text:span text:style-name="T189">High school students</text:span><text:span text:style-name="T666"> </text:span><text:span text:style-name="T87">should not do</text:span><text:span text:style-name="T666"> </text:span><text:span text:style-name="T189">their nails</text:span><text:span text:style-name="T666">, </text:span><text:span text:style-name="T87">pierce</text:span><text:span text:style-name="T666"> </text:span><text:span text:style-name="T189">their ears</text:span><text:span text:style-name="T666">, </text:span><text:span text:style-name="T697">or</text:span><text:span text:style-name="T667"> </text:span><text:span text:style-name="T88">dye</text:span><text:span text:style-name="T667"> </text:span><text:span text:style-name="T190">their hair</text:span><text:span text:style-name="T667">.</text:span></text:p>
      <text:p text:style-name="P64"/>
      <text:p text:style-name="P64"/>
      <text:p text:style-name="P130"><text:span text:style-name="T681">A-</text:span><text:span text:style-name="T778">1</text:span><text:span text:style-name="T681">: </text:span></text:p>
      <text:p text:style-name="P139"/>
      <text:p text:style-name="P139"><text:span text:style-name="T803">I neither agree nor disagree with</text:span> the statement.</text:p>
      <text:p text:style-name="P139"/>
      <text:p text:style-name="P140"><text:span text:style-name="T785">To be honest</text:span>, <text:span text:style-name="T129">I </text:span><text:span text:style-name="T52">like</text:span> <text:span text:style-name="T129">a neat </text:span><text:span text:style-name="T212">and</text:span><text:span text:style-name="T129"> clean appearance</text:span>. <text:span text:style-name="T803">I think</text:span> <text:span text:style-name="T129">Japanese women</text:span> <text:span text:style-name="T52">look</text:span> <text:span text:style-name="T129">good</text:span> with black hair, <text:span text:style-name="T796">a</text:span><text:span text:style-name="T833">nd</text:span> <text:span text:style-name="T129">very bright hair colors</text:span> <text:span text:style-name="T52">don’t always</text:span><text:span text:style-name="T410">*</text:span><text:span text:style-name="T52"> suit</text:span> <text:span text:style-name="T129">them</text:span>. <text:span text:style-name="T785">Also</text:span>, <text:span text:style-name="T129">doing nails or dyeing hair</text:span> <text:span text:style-name="T52">costs</text:span> <text:span text:style-name="T129">money</text:span>.</text:p>
      <text:p text:style-name="P139"/>
      <text:p text:style-name="P139"><text:span text:style-name="T785">On the other hand</text:span>, <text:span text:style-name="T129">many young girls</text:span> <text:span text:style-name="T263">in Japan</text:span> <text:span text:style-name="T52">care about</text:span> <text:span text:style-name="T129">their appearance</text:span>. <text:span text:style-name="T692">By</text:span> <text:span text:style-name="T734">do</text:span><text:span text:style-name="T759">ing</text:span> so, <text:span text:style-name="T129">it</text:span> <text:span text:style-name="T52">might help</text:span> <text:span text:style-name="T129">them</text:span> <text:span text:style-name="T342">feel</text:span> <text:span text:style-name="T707">more confident</text:span>.</text:p>
      <text:p text:style-name="P139"/>
      <text:p text:style-name="P141"><text:span text:style-name="T785">So in my opinion</text:span>, <text:span text:style-name="T129">it</text:span> <text:span text:style-name="T52">should be</text:span> <text:span text:style-name="T129">fine</text:span> <text:span text:style-name="T796">as long as</text:span> <text:span text:style-name="T129">they</text:span> <text:span text:style-name="T52">don’t</text:span> <text:span text:style-name="T52">overdo</text:span> <text:span text:style-name="T129">it</text:span>. <text:span text:style-name="T578">(</text:span><text:span text:style-name="T594">82</text:span><text:span text:style-name="T578"> words)</text:span></text:p>
      <text:p text:style-name="P387"/>
      <text:p text:style-name="P388">------------------------------------------------</text:p>
      <text:p text:style-name="P464">[部分否定]: -というわけじゃない</text:p>
      <text:p text:style-name="P456"/>
      <text:p text:style-name="P404"><text:span text:style-name="T319">Not</text:span><text:span text:style-name="T681"> </text:span><text:span text:style-name="T788">all</text:span><text:span text:style-name="T681"> (of) the books he recommended </text:span><text:span text:style-name="T91">were</text:span><text:span text:style-name="T681"> interesting.</text:span></text:p>
      <text:p text:style-name="P404"><text:span text:style-name="T319">Not</text:span><text:span text:style-name="T681"> </text:span><text:span text:style-name="T788">all</text:span><text:span text:style-name="T681">/</text:span><text:span text:style-name="T788">both</text:span><text:span text:style-name="T681"> of them </text:span><text:span text:style-name="T91">could be</text:span><text:span text:style-name="T681"> wrong.</text:span></text:p>
      <text:p text:style-name="P404"><text:span text:style-name="T319">Not</text:span><text:span text:style-name="T681"> </text:span><text:span text:style-name="T788">everything</text:span><text:span text:style-name="T681"> </text:span><text:span text:style-name="T103">is going to go</text:span><text:span text:style-name="T834"> </text:span><text:span text:style-name="T681">wrong.</text:span></text:p>
      <text:p text:style-name="P404"/>
      <text:p text:style-name="P404"><text:span text:style-name="T681">I </text:span><text:span text:style-name="T91">do</text:span><text:span text:style-name="T319">n't</text:span><text:span text:style-name="T681"> </text:span><text:span text:style-name="T788">always</text:span><text:span text:style-name="T681"> </text:span><text:span text:style-name="T91">agree</text:span><text:span text:style-name="T681"> with you, but- / <text:s/></text:span><text:span text:style-name="T280">always = necessarily</text:span></text:p>
      <text:p text:style-name="P405"><text:span text:style-name="T834">A</text:span><text:span text:style-name="T681">rt </text:span><text:span text:style-name="T103">ca</text:span><text:span text:style-name="T320">n’t</text:span><text:span text:style-name="T681"> </text:span><text:span text:style-name="T788">always</text:span><text:span text:style-name="T681"> </text:span><text:span text:style-name="T103">be</text:span><text:span text:style-name="T834"> </text:span><text:span text:style-name="T681">beautiful </text:span><text:span text:style-name="T790">j</text:span><text:span text:style-name="T788">ust because</text:span><text:span text:style-name="T681"> it is expensive. <text:s/></text:span></text:p>
      <text:p text:style-name="P405"><text:span text:style-name="T834">I</text:span><text:span text:style-name="T681">t </text:span><text:span text:style-name="T91">does</text:span><text:span text:style-name="T319">n’t</text:span><text:span text:style-name="T681"> </text:span><text:span text:style-name="T834">(</text:span><text:span text:style-name="T790">always</text:span><text:span text:style-name="T834">) </text:span><text:span text:style-name="T91">mean</text:span><text:span text:style-name="T681"> that he </text:span><text:span text:style-name="T834">is good </text:span><text:span text:style-name="T790">j</text:span><text:span text:style-name="T788">ust because</text:span><text:span text:style-name="T681"> he is rich.</text:span></text:p>
      <text:p text:style-name="P405"/>
      <text:p text:style-name="P389">------------------------------------------------</text:p>
      <text:p text:style-name="P131"><text:soft-page-break/><text:span text:style-name="T681">A-</text:span><text:span text:style-name="T835">2</text:span><text:span text:style-name="T681">: </text:span></text:p>
      <text:p text:style-name="P141"/>
      <text:p text:style-name="P141"><text:span text:style-name="T806">Yes, I agree</text:span><text:span text:style-name="T681">.</text:span></text:p>
      <text:p text:style-name="P141"/>
      <text:p text:style-name="P142"><text:span text:style-name="T197">Studying</text:span><text:span text:style-name="T681"> </text:span><text:span text:style-name="T91">is</text:span><text:span text:style-name="T681"> </text:span><text:span text:style-name="T197">the duty</text:span><text:span text:style-name="T681"> of a student. </text:span><text:span text:style-name="T836">Although</text:span><text:span text:style-name="T681"> </text:span><text:span text:style-name="T197">everyone</text:span><text:span text:style-name="T681"> </text:span><text:span text:style-name="T91">is</text:span><text:span text:style-name="T681"> </text:span><text:span text:style-name="T91">given</text:span><text:span text:style-name="T681"> </text:span><text:span text:style-name="T343">an equal opportunity</text:span><text:span text:style-name="T681"> </text:span><text:span text:style-name="T765">to </text:span><text:span text:style-name="T743">study</text:span><text:span text:style-name="T681">, once </text:span><text:span text:style-name="T197">you</text:span><text:span text:style-name="T681"> </text:span><text:span text:style-name="T91">become</text:span><text:span text:style-name="T681"> </text:span><text:span text:style-name="T197">a member</text:span><text:span text:style-name="T681"> of society, </text:span><text:span text:style-name="T197">it</text:span><text:span text:style-name="T681"> </text:span><text:span text:style-name="T91">becomes</text:span><text:span text:style-name="T681"> </text:span><text:span text:style-name="T197">harder</text:span><text:span text:style-name="T681"> </text:span><text:span text:style-name="T766">to</text:span><text:span text:style-name="T765"> </text:span><text:span text:style-name="T744">find</text:span><text:span text:style-name="T681"> </text:span><text:span text:style-name="T712">t</text:span><text:span text:style-name="T713">ime</text:span><text:span text:style-name="T681"> for it. </text:span><text:span text:style-name="T197">We</text:span><text:span text:style-name="T681"> </text:span><text:span text:style-name="T91">can’t study</text:span><text:span text:style-name="T681"> </text:span><text:span text:style-name="T274">all day</text:span><text:span text:style-name="T681">. I </text:span><text:span text:style-name="T91">want</text:span><text:span text:style-name="T681"> </text:span><text:span text:style-name="T765">to </text:span><text:span text:style-name="T743">s</text:span><text:span text:style-name="T745">ay</text:span><text:span text:style-name="T681"> </text:span><text:span text:style-name="T765">to </text:span><text:span text:style-name="T681">my high school self, “</text:span><text:span text:style-name="T197">You</text:span><text:span text:style-name="T681"> </text:span><text:span text:style-name="T91">should study</text:span><text:span text:style-name="T681"> </text:span><text:span text:style-name="T197">hard</text:span><text:span text:style-name="T681"> </text:span><text:span text:style-name="T274">now</text:span><text:span text:style-name="T681">.”</text:span></text:p>
      <text:p text:style-name="P141"/>
      <text:p text:style-name="P140"><text:span text:style-name="T789">Therefore</text:span><text:span text:style-name="T507">*</text:span><text:span text:style-name="T681">, </text:span><text:span text:style-name="T803">I think</text:span><text:span text:style-name="T681"> </text:span><text:span text:style-name="T197">high school students</text:span><text:span text:style-name="T681"> </text:span><text:span text:style-name="T91">should not do</text:span><text:span text:style-name="T681"> </text:span><text:span text:style-name="T197">their</text:span><text:span text:style-name="T681"> </text:span><text:span text:style-name="T197">nails, pierce their ears, or dye their hair</text:span><text:span text:style-name="T681">.</text:span></text:p>
      <text:p text:style-name="P141"/>
      <text:p text:style-name="P143"><text:span text:style-name="T788">In addition</text:span><text:span text:style-name="T681">, once </text:span><text:span text:style-name="T197">you</text:span><text:span text:style-name="T681"> </text:span><text:span text:style-name="T91">become</text:span><text:span text:style-name="T681"> </text:span><text:span text:style-name="T197">a member</text:span><text:span text:style-name="T681"> of society, </text:span><text:span text:style-name="T197">doing your nails, piercing your ears, or dyeing your hair</text:span><text:span text:style-name="T681"> </text:span><text:span text:style-name="T91">can help</text:span><text:span text:style-name="T681"> </text:span><text:span text:style-name="T197">you</text:span><text:span text:style-name="T681"> </text:span><text:span text:style-name="T343">shine</text:span><text:span text:style-name="T681"> </text:span><text:span text:style-name="T838">as</text:span><text:span text:style-name="T681"> an adult woman. </text:span><text:span text:style-name="T578">(</text:span><text:span text:style-name="T595">9</text:span><text:span text:style-name="T594">8</text:span><text:span text:style-name="T578"> words)</text:span></text:p>
      <text:p text:style-name="P141"/>
      <text:p text:style-name="P389">------------------------------------------------</text:p>
      <text:p text:style-name="P467"/>
      <text:p text:style-name="P423"><text:span text:style-name="T842">〈接続詞〉</text:span><text:span text:style-name="T846">Certainly</text:span> <text:span text:style-name="T129">he</text:span> <text:span text:style-name="T52">apologized</text:span><text:span text:style-name="T670">, </text:span><text:span text:style-name="T671">but</text:span> <text:span text:style-name="T129">I</text:span> <text:span text:style-name="T52">won't forgive</text:span> <text:span text:style-name="T129">him</text:span>. <text:tab/> <text:s/><text:span text:style-name="T847">[and / so / or]</text:span></text:p>
      <text:p text:style-name="P423"><text:tab/> <text:s text:c="4"/><text:span text:style-name="T672">Although</text:span> <text:span text:style-name="T848">certainly </text:span>he apologized, I <text:span text:style-name="T848">won’t</text:span> forgive him.</text:p>
      <text:p text:style-name="P423"><text:tab/> <text:s text:c="4"/>I <text:span text:style-name="T848">won’t</text:span> forgive him <text:span text:style-name="T673">a</text:span><text:span text:style-name="T672">lthough</text:span><text:span text:style-name="T848"> </text:span>he <text:span text:style-name="T848">certainly </text:span>apologized.</text:p>
      <text:p text:style-name="P424"><text:tab/><text:tab/><text:tab/>[because / when / if / as / while / after / before / whereas]</text:p>
      <text:p text:style-name="P471"/>
      <text:p text:style-name="P468">〈接続副詞〉</text:p>
      <text:p text:style-name="P469">1．文頭：<text:tab/><text:span text:style-name="T636">Certainly he apologized. </text:span><text:span text:style-name="T617">H</text:span><text:span text:style-name="T618">owever</text:span><text:span text:style-name="T650">, </text:span><text:span text:style-name="T636">I won't forgive him.</text:span></text:p>
      <text:p text:style-name="P468">2．文中：</text:p>
      <text:p text:style-name="P430"><text:span text:style-name="T849"><text:tab/><text:tab/>Certainly he apologized</text:span><text:span text:style-name="T46">;</text:span><text:span text:style-name="T45"> </text:span><text:span text:style-name="T674">however</text:span><text:span text:style-name="T45">,</text:span><text:span text:style-name="T849"> I won't forgive him.</text:span></text:p>
      <text:p text:style-name="P431"><text:span text:style-name="T850"><text:tab/><text:tab/>Certainly he apologized</text:span><text:span text:style-name="T48">;</text:span><text:span text:style-name="T850"> I won't</text:span><text:span text:style-name="T47">, </text:span><text:span text:style-name="T674">however</text:span><text:span text:style-name="T47">,</text:span><text:span text:style-name="T850"> forgive him. </text:span></text:p>
      <text:p text:style-name="P437"><text:span text:style-name="T849"><text:tab/><text:tab/>Certainly he apologized</text:span><text:span text:style-name="T46">;</text:span><text:span text:style-name="T849"> I won't forgive him</text:span><text:span text:style-name="T45">, </text:span><text:span text:style-name="T675">however</text:span><text:span text:style-name="T849">.</text:span></text:p>
      <text:p text:style-name="P474"/>
      <text:p text:style-name="P479"><text:span text:style-name="T844">逆説： </text:span><text:span text:style-name="T638">however / nevertheless / </text:span><text:span text:style-name="T639">though / </text:span><text:span text:style-name="T638">otherwise</text:span></text:p>
      <text:p text:style-name="P479"><text:span text:style-name="T844">順接： </text:span><text:span text:style-name="T638">besides / moreover / fu</text:span><text:span text:style-name="T640">r</text:span><text:span text:style-name="T638">ther(more) / therefore / namely / thus / then <text:s text:c="4"/></text:span></text:p>
      <text:p text:style-name="P482"><text:span text:style-name="T843">対比： </text:span><text:span text:style-name="T637">instead / meanwhile /</text:span><text:bookmark text:name="question"/><text:span text:style-name="T638">comparatively</text:span><text:span text:style-name="T27"> </text:span></text:p>
      <text:p text:style-name="P482"><text:span text:style-name="T843">補足：</text:span><text:bookmark text:name="question1"/><text:span text:style-name="T843"> </text:span><text:span text:style-name="T636">incidentally / </text:span><text:bookmark text:name="question2"/><text:span text:style-name="T636">indeed </text:span><text:span text:style-name="T35">　</text:span></text:p>
      <text:p text:style-name="P477"><text:soft-page-break/><text:span text:style-name="T850"><text:s text:c="73"/></text:span><text:span text:style-name="T390">A-</text:span><text:span text:style-name="T391">3</text:span><text:span text:style-name="T390">: </text:span></text:p>
      <text:p text:style-name="P144"/>
      <text:p text:style-name="P145"><text:span text:style-name="T803">I want to talk about</text:span> Japanese traditional culture, especially the tea ceremony <text:span text:style-name="T692">and</text:span> flower arrangement. <text:span text:style-name="T410">I </text:span><text:span text:style-name="T52">learned</text:span> <text:span text:style-name="T129">both</text:span> <text:span text:style-name="T263">a long time ago </text:span><text:span text:style-name="T796">when</text:span><text:span text:style-name="T129"> </text:span><text:span text:style-name="T410">I</text:span> <text:span text:style-name="T52">was</text:span> <text:span text:style-name="T129">younger</text:span>,<text:span text:style-name="T263"> </text:span><text:span text:style-name="T851">but</text:span><text:span text:style-name="T410"> I</text:span><text:span text:style-name="T52">’ve almost forgotten</text:span> <text:span text:style-name="T707">how </text:span><text:span text:style-name="T724">to </text:span><text:span text:style-name="T734">perform</text:span><text:span text:style-name="T707"> the tea ceremony</text:span> properly.</text:p>
      <text:p text:style-name="P146"/>
      <text:p text:style-name="P147"><text:span text:style-name="T803">That’s why</text:span> <text:span text:style-name="T410">I</text:span> <text:span text:style-name="T52">want to </text:span><text:span text:style-name="T104">re</text:span><text:span text:style-name="T52">learn</text:span> <text:span text:style-name="T129">these proud parts</text:span> of Japanese culture. <text:span text:style-name="T852">Although</text:span><text:span text:style-name="T508">*</text:span> <text:span text:style-name="T129">it</text:span><text:span text:style-name="T52">’s</text:span> <text:span text:style-name="T129">hard</text:span> for me <text:span text:style-name="T759">to </text:span><text:span text:style-name="T734">sit</text:span> <text:span text:style-name="T263">on tatami </text:span><text:span text:style-name="T281">mats</text:span><text:span text:style-name="T263">,</text:span> <text:span text:style-name="T698">and</text:span> <text:span text:style-name="T129">it</text:span><text:span text:style-name="T52">’s </text:span>also <text:span text:style-name="T129">difficult</text:span> for my aging brain <text:span text:style-name="T759">to </text:span><text:span text:style-name="T746">remember</text:span> <text:span text:style-name="T707">all the formal steps</text:span>, I still <text:span text:style-name="T52">enjoy</text:span> <text:span text:style-name="T215">wearing</text:span> <text:span text:style-name="T707">kimono</text:span>.</text:p>
      <text:p text:style-name="P147"/>
      <text:p text:style-name="P148"><text:span text:style-name="T796">when</text:span> <text:span text:style-name="T410">I </text:span><text:span text:style-name="T105">was l</text:span><text:span text:style-name="T52">earn</text:span><text:span text:style-name="T105">ing</text:span> <text:span text:style-name="T129">the tea ceremony</text:span>, I <text:span text:style-name="T52">could</text:span><text:span text:style-name="T410">*</text:span><text:span text:style-name="T52"> wear</text:span><text:span text:style-name="T129"> a kimono</text:span>. Frankly, I <text:span text:style-name="T52">feel</text:span> a little <text:span text:style-name="T129">embarrassed</text:span> to wear one<text:span text:style-name="T263"> </text:span><text:span text:style-name="T282">these days</text:span>, <text:span text:style-name="T853">though</text:span><text:span text:style-name="T509">*</text:span>, <text:span text:style-name="T854">because</text:span> <text:span text:style-name="T129">only a few people</text:span> <text:span text:style-name="T52">wear</text:span> <text:span text:style-name="T129">kimono</text:span> even <text:span text:style-name="T263">on special occasions</text:span>, <text:span text:style-name="T855">and</text:span> <text:span text:style-name="T129">they</text:span> <text:span text:style-name="T52">are not</text:span> very <text:span text:style-name="T129">convenient</text:span> for daily life. <text:span text:style-name="T854">But</text:span> <text:span text:style-name="T129">kimono</text:span> <text:span text:style-name="T52">have</text:span> <text:span text:style-name="T129">elegance, grace, </text:span><text:span text:style-name="T212">and</text:span><text:span text:style-name="T129"> beauty</text:span>.</text:p>
      <text:p text:style-name="P149"/>
      <text:p text:style-name="P150">It<text:span text:style-name="T52">’s</text:span> truly <text:span text:style-name="T129">regrettable</text:span> <text:span text:style-name="T759">to </text:span><text:span text:style-name="T747">forget</text:span> <text:span text:style-name="T707">our traditional culture</text:span>. <text:span text:style-name="T803">I hope</text:span> more Japanese <text:span text:style-name="T129">women</text:span> <text:span text:style-name="T52">will wear</text:span> <text:span text:style-name="T129">kimono</text:span> <text:span text:style-name="T692">and</text:span> <text:span text:style-name="T52">continue to cherish</text:span> <text:span text:style-name="T129">these traditions</text:span>. <text:span text:style-name="T578">(</text:span><text:span text:style-name="T596">1</text:span><text:span text:style-name="T597">5</text:span><text:span text:style-name="T598">1</text:span><text:span text:style-name="T578"> words)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8"><text:soft-page-break/><text:span text:style-name="T356">Q </text:span><text:span text:style-name="T856">11</text:span><text:span text:style-name="T356">:</text:span></text:p>
      <text:p text:style-name="P334"/>
      <text:p text:style-name="P44"><text:span text:style-name="T666">Are </text:span><text:span text:style-name="T189">you</text:span><text:span text:style-name="T666"> </text:span><text:span text:style-name="T87">planning to attend</text:span><text:span text:style-name="T666"> </text:span><text:span text:style-name="T189">Expo 2025</text:span><text:span text:style-name="T666"> in Osaka, Kansai, Japan? Why or why not?</text:span></text:p>
      <text:p text:style-name="P44"/>
      <text:p text:style-name="P180"><text:span text:style-name="T796">Or</text:span>, <text:span text:style-name="T803">if you prefer</text:span>, <text:span text:style-name="T803">you can talk about</text:span> any topic you like.</text:p>
      <text:p text:style-name="P180"/>
      <text:p text:style-name="P163"/>
      <text:p text:style-name="P478"><text:span text:style-name="T390">A-</text:span><text:span text:style-name="T392">1</text:span><text:span text:style-name="T390">: </text:span></text:p>
      <text:p text:style-name="P151"/>
      <text:p text:style-name="P151">I<text:span text:style-name="T106">'m not planning to</text:span><text:span text:style-name="T734"> attend</text:span> <text:span text:style-name="T707">EXPO 2025</text:span> <text:span text:style-name="T796">because</text:span> I <text:span text:style-name="T52">don't like</text:span> <text:span text:style-name="T129">crowded places</text:span>. <text:span text:style-name="T129">The EXPO venue</text:span> <text:span text:style-name="T52">is</text:span> <text:span text:style-name="T129">too big</text:span> <text:span text:style-name="T785">for</text:span> me <text:span text:style-name="T785">to</text:span> walk around easily. I can't walk very much <text:span text:style-name="T692">due to</text:span> my age.</text:p>
      <text:p text:style-name="P151"/>
      <text:p text:style-name="P152"><text:span text:style-name="T857">Besides</text:span>, to enter the EXPO, you <text:span text:style-name="T106">need to</text:span><text:span text:style-name="T734"> make</text:span> <text:span text:style-name="T707">a reservation</text:span> <text:span text:style-name="T263">online</text:span>. <text:span text:style-name="T858">Also</text:span>, <text:span text:style-name="T129">people</text:span> selected by lottery <text:span text:style-name="T52">can enter</text:span> <text:span text:style-name="T129">the popular pavilions</text:span> preferentially, <text:span text:style-name="T859">while</text:span> <text:span text:style-name="T129">the others</text:span> <text:span text:style-name="T106">have to</text:span><text:span text:style-name="T734"> wait</text:span> <text:span text:style-name="T263">in long lines</text:span>.</text:p>
      <text:p text:style-name="P151"/>
      <text:p text:style-name="P153">I<text:span text:style-name="T106">'m</text:span><text:span text:style-name="T734"> </text:span><text:span text:style-name="T215">curious</text:span><text:span text:style-name="T734"> to see</text:span> <text:span text:style-name="T707">it</text:span>, <text:span text:style-name="T860">but</text:span> <text:span text:style-name="T803">I don't think</text:span> I <text:span text:style-name="T52">would be able to operate</text:span> <text:span text:style-name="T129">a cellphone</text:span> well. <text:span text:style-name="T803">For these reasons</text:span>, I'm not going to EXPO 2025. <text:span text:style-name="T578">(</text:span><text:span text:style-name="T599">93</text:span><text:span text:style-name="T578"> words)</text:span></text:p>
      <text:p text:style-name="P151"/>
      <text:p text:style-name="P151"/>
      <text:p text:style-name="P390">------------------------------------------------</text:p>
      <text:p text:style-name="P406">“<text:span text:style-name="T803">Would you</text:span> also <text:span text:style-name="T803">like me to</text:span> <text:span text:style-name="T52">show</text:span> <text:span text:style-name="T129">you</text:span> an even more elegant, very high-level <text:span text:style-name="T340">version</text:span> like for an important formal letter? (It would use slightly more advanced English.)”</text:p>
      <text:p text:style-name="P406"/>
      <text:p text:style-name="P406">“Great! Here’s a very polished, high-level formal version — like something you might write for an official letter, a public comment, or a very respectful email.”</text:p>
      <text:p text:style-name="P390">------------------------------------------------</text:p>
      <text:p text:style-name="P132"><text:soft-page-break/><text:span text:style-name="T681">A-</text:span><text:span text:style-name="T861">2</text:span><text:span text:style-name="T681">: </text:span></text:p>
      <text:p text:style-name="P151"/>
      <text:p text:style-name="P151"><text:span text:style-name="T837">After</text:span> careful consideration, I <text:span text:style-name="T98">have decided not to</text:span><text:span text:style-name="T52"> attend</text:span> <text:span text:style-name="T129">EXPO 2025</text:span>.</text:p>
      <text:p text:style-name="P151"/>
      <text:p text:style-name="P154"><text:span text:style-name="T859">while</text:span> I <text:span text:style-name="T52">have</text:span> <text:span text:style-name="T129">a strong interest</text:span> in the event <text:span text:style-name="T692">and</text:span> <text:span text:style-name="T52">appreciate</text:span> <text:span text:style-name="T129">the significance</text:span> it holds, I <text:span text:style-name="T52">have</text:span> <text:span text:style-name="T129">concerns</text:span> <text:span text:style-name="T734">regard</text:span><text:span text:style-name="T759">ing</text:span> <text:span text:style-name="T707">the large crowds</text:span> <text:span text:style-name="T692">and</text:span> <text:span text:style-name="T707">the extensive size</text:span> of the venue, <text:span text:style-name="T217">which</text:span> <text:span text:style-name="T52">may present</text:span> <text:span text:style-name="T129">challenges</text:span> <text:span text:style-name="T785">for</text:span> me in light of my age and physical condition.</text:p>
      <text:p text:style-name="P151"/>
      <text:p text:style-name="P154"><text:span text:style-name="T862">Furthermore</text:span>, <text:span text:style-name="T129">the requirement</text:span> to make an online reservation, <text:span text:style-name="T837">as well as</text:span> the lottery system for accessing popular pavilions, <text:span text:style-name="T52">may complicate</text:span> <text:span text:style-name="T129">the experience</text:span>.</text:p>
      <text:p text:style-name="P151"/>
      <text:p text:style-name="P155"><text:span text:style-name="T734">Giv</text:span><text:span text:style-name="T759">en</text:span> <text:span text:style-name="T863">that</text:span> <text:span text:style-name="T129">efficient smartphone operation</text:span> <text:span text:style-name="T52">is</text:span> <text:span text:style-name="T129">essential</text:span> <text:span text:style-name="T785">for</text:span> a smooth visit, <text:span text:style-name="T863">and</text:span> r<text:span text:style-name="T734">ecogniz</text:span><text:span text:style-name="T759">ing</text:span> <text:span text:style-name="T863">that</text:span> <text:span text:style-name="T129">this</text:span> <text:span text:style-name="T52">may be</text:span> <text:span text:style-name="T129">difficult</text:span> <text:span text:style-name="T785">for</text:span> me, <text:span text:style-name="T803">I believe</text:span> <text:span text:style-name="T129">it</text:span> <text:span text:style-name="T52">would be</text:span> <text:span text:style-name="T129">prudent</text:span> <text:span text:style-name="T759">to </text:span><text:span text:style-name="T734">refrain</text:span> <text:span text:style-name="T263">from attending</text:span>.</text:p>
      <text:p text:style-name="P151"/>
      <text:p text:style-name="P156"><text:span text:style-name="T864">Although</text:span> <text:span text:style-name="T129">I</text:span> <text:span text:style-name="T106">remain</text:span><text:span text:style-name="T734"> genuinely </text:span><text:span text:style-name="T215">interested</text:span><text:span text:style-name="T734"> in</text:span> <text:span text:style-name="T707">the EXPO</text:span>, <text:span text:style-name="T803">I feel</text:span> <text:span text:style-name="T129">this</text:span> <text:span text:style-name="T52">is</text:span> <text:span text:style-name="T129">the most appropriate decision</text:span> <text:span text:style-name="T263">at this time</text:span>. <text:span text:style-name="T578">(</text:span><text:span text:style-name="T599">125</text:span><text:span text:style-name="T578"> words)</text:span></text:p>
      <text:p text:style-name="P407"/>
      <text:p text:style-name="P390">------------------------------------------------</text:p>
      <text:p text:style-name="P407">✨ Key points about this version:</text:p>
      <text:p text:style-name="P407"/>
      <text:p text:style-name="P407">It softens the refusal ("I have decided not to attend" instead of "I'm not going").</text:p>
      <text:p text:style-name="P407">It shows respect for the event ("strong interest," "appreciate the significance").</text:p>
      <text:p text:style-name="P407">It uses modest expressions ("may present challenges," "it would be prudent").</text:p>
      <text:p text:style-name="P407">It keeps the tone warm but dignified.</text:p>
      <text:p text:style-name="P390">------------------------------------------------</text:p>
      <text:p text:style-name="P410"/>
      <text:p text:style-name="P410">I am <text:span text:style-name="T785">going to</text:span> attend the EXPO. = I’m <text:span text:style-name="T785">gonna</text:span> attend the EXPO.</text:p>
      <text:p text:style-name="P410">I am <text:span text:style-name="T865">not </text:span><text:span text:style-name="T785">going to</text:span> attend the EXPO. = I’m not <text:span text:style-name="T785">gonna</text:span> attend the EXPO.</text:p>
      <text:p text:style-name="P132"><text:soft-page-break/><text:span text:style-name="T681">A-</text:span><text:span text:style-name="T861">3</text:span><text:span text:style-name="T681">: </text:span></text:p>
      <text:p text:style-name="P180"/>
      <text:p text:style-name="P181">Yes, <text:span text:style-name="T129">I</text:span> <text:span text:style-name="T52">am planning to attend</text:span> <text:span text:style-name="T129">EXPO 2025</text:span>. <text:span text:style-name="T129">The theme</text:span> of EXPO 2025 <text:span text:style-name="T52">is</text:span> "<text:span text:style-name="T129">Designing Future Society</text:span>," <text:span text:style-name="T863">and</text:span> <text:span text:style-name="T129">each country</text:span><text:span text:style-name="T52"> will exhibit</text:span> <text:span text:style-name="T129">new technologies</text:span> <text:span text:style-name="T699">and</text:span> <text:span text:style-name="T52">promote</text:span> <text:span text:style-name="T129">international exchange</text:span>.</text:p>
      <text:p text:style-name="P180"/>
      <text:p text:style-name="P181"><text:span text:style-name="T803">We hope</text:span> <text:span text:style-name="T129">these efforts</text:span> <text:span text:style-name="T52">will contribute to</text:span> <text:span text:style-name="T129">global progress</text:span> <text:span text:style-name="T699">and</text:span> <text:span text:style-name="T52">help resolve</text:span> <text:span text:style-name="T129">common global issues</text:span>. Ultimately, <text:span text:style-name="T129">it</text:span> <text:span text:style-name="T52">means</text:span> <text:span text:style-name="T215">creat</text:span><text:span text:style-name="T218">ing</text:span> <text:span text:style-name="T707">a happier future</text:span> <text:span text:style-name="T785">for</text:span> everyone. <text:span text:style-name="T129">I</text:span> <text:span text:style-name="T52">want to experience</text:span> <text:span text:style-name="T129">all</text:span> of it <text:span text:style-name="T699">and</text:span> <text:span text:style-name="T52">have</text:span> <text:span text:style-name="T129">conversations</text:span> with people <text:span text:style-name="T263">from many different countries</text:span>.</text:p>
      <text:p text:style-name="P180"/>
      <text:p text:style-name="P182"><text:span text:style-name="T862">F</text:span><text:span text:style-name="T866">or example</text:span>, <text:span text:style-name="T129">I</text:span> <text:span text:style-name="T52">would like to see</text:span> <text:span text:style-name="T129">green technology</text:span> <text:span text:style-name="T263">from the U.S.A.</text:span>, <text:span text:style-name="T863">and</text:span> afterward, <text:span text:style-name="T129">I </text:span><text:span text:style-name="T52">would like to eat</text:span> <text:span text:style-name="T129">a steak </text:span><text:span text:style-name="T510">or</text:span><text:span text:style-name="T129"> a hamburger</text:span>. In addition, <text:span text:style-name="T129">I</text:span> <text:span text:style-name="T52">want to experience</text:span> <text:span text:style-name="T129">a cashless lifestyle</text:span>.</text:p>
      <text:p text:style-name="P180"/>
      <text:p text:style-name="P182"><text:span text:style-name="T867">Therefore</text:span>, <text:span text:style-name="T129">I</text:span> <text:span text:style-name="T52">am</text:span> very <text:span text:style-name="T129">excited</text:span> <text:span text:style-name="T699">and</text:span> <text:span text:style-name="T52">planning to attend</text:span> <text:span text:style-name="T129">EXPO 2025</text:span> <text:span text:style-name="T263">in Osaka, Kansai, Japan</text:span>.<text:span text:style-name="T653"> </text:span><text:span text:style-name="T578">(</text:span><text:span text:style-name="T599">1</text:span><text:span text:style-name="T600">16</text:span><text:span text:style-name="T578"> words)</text:span></text:p>
      <text:p text:style-name="P180"/>
      <text:p text:style-name="P391"/>
      <text:p text:style-name="P391">------------------------------------------------</text:p>
      <text:p text:style-name="P411"><text:s/><text:span text:style-name="T129">I</text:span> <text:span text:style-name="T52">am</text:span> <text:span text:style-name="T52">looking forward </text:span><text:span text:style-name="T107">to</text:span><text:span text:style-name="T52"> embracing</text:span> <text:span text:style-name="T129">the opportunity</text:span> <text:span text:style-name="T759">to </text:span><text:span text:style-name="T734">witness</text:span> <text:span text:style-name="T707">the future</text:span><text:span text:style-name="T868"> </text:span><text:span text:style-name="T52">being shaped</text:span> <text:span text:style-name="T263">before our eyes</text:span>.</text:p>
      <text:p text:style-name="P411"><text:tab/><text:tab/><text:tab/><text:tab/><text:tab/>↑</text:p>
      <text:p text:style-name="P411"><text:span text:style-name="T759">to </text:span><text:span text:style-name="T734">witness</text:span> <text:span text:style-name="T707">the future</text:span><text:span text:style-name="T868"> </text:span><text:span text:style-name="T170">which</text:span><text:span text:style-name="T868"> </text:span><text:span text:style-name="T109">is</text:span><text:span text:style-name="T868"> </text:span><text:span text:style-name="T52">being shaped</text:span> <text:span text:style-name="T263">before our eyes</text:span></text:p>
      <text:p text:style-name="P411"><text:tab/><text:tab/><text:tab/><text:tab/><text:tab/>↑</text:p>
      <text:p text:style-name="P411"><text:span text:style-name="T759">to </text:span><text:span text:style-name="T734">witness</text:span> <text:span text:style-name="T707">the future</text:span>. <text:span text:style-name="T171">The future</text:span><text:span text:style-name="T219"> </text:span><text:span text:style-name="T110">is being shaped</text:span><text:span text:style-name="T870"> </text:span><text:span text:style-name="T687">by them</text:span><text:span text:style-name="T283"> b</text:span><text:span text:style-name="T263">efore our eyes</text:span></text:p>
      <text:p text:style-name="P411"><text:tab/><text:tab/><text:tab/><text:tab/><text:tab/>↑</text:p>
      <text:p text:style-name="P411"><text:span text:style-name="T759">to </text:span><text:span text:style-name="T734">witness</text:span> <text:span text:style-name="T707">the future</text:span>. <text:span text:style-name="T220">They</text:span><text:span text:style-name="T870"> </text:span><text:span text:style-name="T110">are shaping</text:span><text:span text:style-name="T870"> </text:span><text:span text:style-name="T171">the future</text:span><text:span text:style-name="T283"> b</text:span><text:span text:style-name="T263">efore our eyes</text:span></text:p>
      <text:p text:style-name="P411"><text:tab/><text:tab/><text:tab/><text:tab/><text:tab/>↑</text:p>
      <text:p text:style-name="P412"><text:span text:style-name="T759">to </text:span><text:span text:style-name="T734">witness</text:span> <text:span text:style-name="T707">the future</text:span>. <text:span text:style-name="T220">They</text:span><text:span text:style-name="T870"> </text:span><text:span text:style-name="T110">shape</text:span><text:span text:style-name="T870"> </text:span><text:span text:style-name="T171">the future</text:span><text:span text:style-name="T283"> b</text:span><text:span text:style-name="T263">efore our eyes</text:span></text:p>
      <text:p text:style-name="P391">------------------------------------------------</text:p>
      <text:p text:style-name="P133"><text:soft-page-break/><text:span text:style-name="T681">A-</text:span><text:span text:style-name="T871">4</text:span><text:span text:style-name="T681">: </text:span></text:p>
      <text:p text:style-name="P180"/>
      <text:p text:style-name="P183">Yes, <text:span text:style-name="T129">I</text:span> <text:span text:style-name="T52">am planning to attend</text:span> <text:span text:style-name="T129">EXPO 2025</text:span><text:span text:style-name="T177"> </text:span><text:span text:style-name="T263">in Osaka, Kansai, Japan</text:span>. <text:span text:style-name="T129">The theme</text:span> of EXPO 2025, "Designing Future Society for Our Lives," <text:span text:style-name="T52">will feature</text:span> <text:span text:style-name="T129">exhibitions</text:span> <text:span text:style-name="T263">from countries around the world</text:span>, <text:span text:style-name="T734">showcas</text:span><text:span text:style-name="T759">ing</text:span> <text:span text:style-name="T707">cutting-edge technologies</text:span> <text:span text:style-name="T699">and</text:span> <text:span text:style-name="T734">promot</text:span><text:span text:style-name="T759">ing</text:span> <text:span text:style-name="T707">global exchange</text:span>.</text:p>
      <text:p text:style-name="P184"><text:span text:style-name="T803">It is my hope that</text:span> <text:span text:style-name="T129">such efforts</text:span> <text:span text:style-name="T52">will contribute</text:span> meaningfully <text:span text:style-name="T52">to</text:span> <text:span text:style-name="T129">societal advancement</text:span> <text:span text:style-name="T699">and</text:span> <text:span text:style-name="T52">foster</text:span> <text:span text:style-name="T129">the resolution</text:span> of shared global challenges.</text:p>
      <text:p text:style-name="P180"/>
      <text:p text:style-name="P185"><text:span text:style-name="T129">This vision</text:span> — of innovation, collaboration, and mutual prosperity — deeply <text:span text:style-name="T52">resonates</text:span> with me. I <text:span text:style-name="T52">look forward </text:span><text:span text:style-name="T107">to</text:span><text:span text:style-name="T52"> experiencing</text:span> <text:span text:style-name="T129">the exhibitions</text:span> firsthand <text:span text:style-name="T699">and</text:span> <text:span text:style-name="T52">engaging </text:span><text:span text:style-name="T435">in</text:span><text:span text:style-name="T263"> meaningful conversations</text:span> with people <text:span text:style-name="T263">from diverse cultures</text:span>.</text:p>
      <text:p text:style-name="P180"/>
      <text:p text:style-name="P186">In particular,<text:span text:style-name="T129"> I </text:span><text:span text:style-name="T52">am eager to explore</text:span> <text:span text:style-name="T129">green technologies</text:span> <text:span text:style-name="T734">present</text:span><text:span text:style-name="T759">ed</text:span> by the United States, <text:span text:style-name="T699">and</text:span> afterwards, <text:span text:style-name="T52">to enjoy</text:span> <text:span text:style-name="T129">American cuisine</text:span> such as steak or hamburgers. <text:span text:style-name="T869">Moreover</text:span>,<text:span text:style-name="T129"> I</text:span> <text:span text:style-name="T52">am excited to experience</text:span> <text:span text:style-name="T129">aspects</text:span> of a fully cashless society, <text:span text:style-name="T221">which</text:span> <text:span text:style-name="T129">many participating countries</text:span> <text:span text:style-name="T52">will demonstrate</text:span>.</text:p>
      <text:p text:style-name="P180"/>
      <text:p text:style-name="P187">For all these reasons, <text:span text:style-name="T129">I</text:span> <text:span text:style-name="T52">am</text:span> very much <text:span text:style-name="T52">looking forward </text:span><text:span text:style-name="T107">to</text:span><text:span text:style-name="T52"> attending</text:span> <text:span text:style-name="T129">EXPO 2025</text:span> <text:span text:style-name="T699">and</text:span> <text:span text:style-name="T52">embracing</text:span> <text:span text:style-name="T129">the opportunity</text:span> <text:span text:style-name="T759">to </text:span><text:span text:style-name="T734">witness</text:span> <text:span text:style-name="T707">the future</text:span><text:span text:style-name="T868"> </text:span><text:span text:style-name="T52">being shaped</text:span><text:span text:style-name="T498">*</text:span> <text:span text:style-name="T263">before our eyes</text:span>.<text:span text:style-name="T653"> </text:span><text:span text:style-name="T578">(</text:span><text:span text:style-name="T599">1</text:span><text:span text:style-name="T600">59</text:span><text:span text:style-name="T578"> words)</text:span></text:p>
      <text:p text:style-name="P180"/>
      <text:p text:style-name="P180"/>
      <text:p text:style-name="P180"/>
      <text:p text:style-name="P392">------------------------------------------------</text:p>
      <text:p text:style-name="P408">✨ Key points:</text:p>
      <text:p text:style-name="P408"/>
      <text:p text:style-name="P413"><text:soft-page-break/><text:span text:style-name="T872">1. </text:span>Clear Structure and Logical Flow <text:span text:style-name="T873">(</text:span>mak<text:span text:style-name="T873">ing</text:span> it feel polished and easy to follow<text:span text:style-name="T873">)</text:span></text:p>
      <text:p text:style-name="P414"/>
      <text:p text:style-name="P414">The paragraph follows a smooth, logical order:</text:p>
      <text:p text:style-name="P414">(1) Plan to attend → (2) Theme explanation → (3) Personal hope → (4) Specific examples → (5) Conclusion.</text:p>
      <text:p text:style-name="P414"/>
      <text:p text:style-name="P415"><text:span text:style-name="T872">2. </text:span>Formal Vocabulary and Tone <text:span text:style-name="T873">(P</text:span>rofessional but still warm and personal<text:span text:style-name="T873">)</text:span></text:p>
      <text:p text:style-name="P414"/>
      <text:p text:style-name="P414">Used more sophisticated words like "showcasing," "foster," "mutual prosperity," "resonates with me," and "meaningful conversations."</text:p>
      <text:p text:style-name="P414"><text:span text:style-name="T872">3. </text:span>Precise and Graceful Expressions</text:p>
      <text:p text:style-name="P414"/>
      <text:p text:style-name="P414">Instead of simple verbs like "see" or "eat," more elegant phrases are used:</text:p>
      <text:p text:style-name="P414">➔ "explore green technologies"</text:p>
      <text:p text:style-name="P414">➔ "enjoy American cuisine"</text:p>
      <text:p text:style-name="P414">➔ "embracing the opportunity."</text:p>
      <text:p text:style-name="P414"/>
      <text:p text:style-name="P415"><text:span text:style-name="T872">4. </text:span>Respectful and Positive Feeling <text:span text:style-name="T873">(</text:span>Sound<text:span text:style-name="T873">ing</text:span> thoughtful and open-minded<text:span text:style-name="T873">)</text:span></text:p>
      <text:p text:style-name="P414"/>
      <text:p text:style-name="P414">Focuses not only on what the speaker wants to do, but also on shared goals like "societal advancement" and "global challenges."</text:p>
      <text:p text:style-name="P414"/>
      <text:p text:style-name="P414"><text:span text:style-name="T872">5. </text:span>Polished Details</text:p>
      <text:p text:style-name="P414"/>
      <text:p text:style-name="P414">Full country names: "United States" instead of casual "U.S.A."</text:p>
      <text:p text:style-name="P414">No contractions ("I'm" → "I am") because contractions are usually avoided in very formal writing.</text:p>
      <text:p text:style-name="P414">Smoothed out casual language ("want to expression" → "look forward to experiencing").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9"><text:soft-page-break/><text:span text:style-name="T356">Q </text:span><text:span text:style-name="T856">1</text:span><text:span text:style-name="T874">2</text:span><text:span text:style-name="T356">:</text:span></text:p>
      <text:p text:style-name="P335"/>
      <text:p text:style-name="P76"><text:span text:style-name="T807">What</text:span><text:span text:style-name="T809"> do you </text:span><text:span text:style-name="T111">think about</text:span><text:span text:style-name="T661"> </text:span><text:span text:style-name="T543">o</text:span><text:span text:style-name="T544">r</text:span><text:span text:style-name="T668"> </text:span><text:span text:style-name="T808">h</text:span><text:span text:style-name="T807">ow</text:span><text:span text:style-name="T809"> do you </text:span><text:span text:style-name="T111">feel about</text:span><text:span text:style-name="T661"> </text:span><text:span text:style-name="T186">English textbooks</text:span><text:span text:style-name="T661"> </text:span><text:span text:style-name="T308">in Japan</text:span><text:span text:style-name="T661">, especially for kids </text:span><text:span text:style-name="T308">in elementary </text:span><text:span text:style-name="T317">o</text:span><text:span text:style-name="T318">r</text:span><text:span text:style-name="T308"> junior high school</text:span><text:span text:style-name="T661">? </text:span><text:span text:style-name="T556">Or</text:span><text:span text:style-name="T668"> </text:span><text:span text:style-name="T810">d</text:span><text:span text:style-name="T809">o you </text:span><text:span text:style-name="T111">have</text:span><text:span text:style-name="T661"> </text:span><text:span text:style-name="T186">any memories</text:span><text:span text:style-name="T661"> of </text:span><text:span text:style-name="T748">study</text:span><text:span text:style-name="T767">ing</text:span><text:span text:style-name="T661"> </text:span><text:span text:style-name="T714">English</text:span><text:span text:style-name="T661"> </text:span><text:span text:style-name="T308">when </text:span><text:span text:style-name="T310">(</text:span><text:span text:style-name="T308">you were</text:span><text:span text:style-name="T310">)</text:span><text:span text:style-name="T308"> younger</text:span><text:span text:style-name="T661">?"</text:span></text:p>
      <text:p text:style-name="P336"/>
      <text:p text:style-name="P188"><text:span text:style-name="T796">Or</text:span>, <text:span text:style-name="T803">if you prefer</text:span>, <text:span text:style-name="T803">you can talk about</text:span> any topic you like.</text:p>
      <text:p text:style-name="P188"/>
      <text:p text:style-name="P188"/>
      <text:p text:style-name="P393">------------------------------------------------</text:p>
      <text:p text:style-name="P432"><text:span text:style-name="T566">What</text:span><text:span text:style-name="T567"> do you </text:span><text:span text:style-name="T77">think about</text:span><text:span text:style-name="T561"> </text:span><text:span text:style-name="T162">English education</text:span><text:span text:style-name="T561">? (</text:span><text:span text:style-name="T562">o</text:span><text:span text:style-name="T561">pinion)</text:span></text:p>
      <text:p text:style-name="P402"/>
      <text:p text:style-name="P402">A: What do you think about the ending of the book?</text:p>
      <text:p text:style-name="P402">B: I think it’s better than the old one. The design is nicer and easier to read.</text:p>
      <text:p text:style-name="P402"/>
      <text:p text:style-name="P432"><text:span text:style-name="T566">How</text:span><text:span text:style-name="T567"> do you </text:span><text:span text:style-name="T77">feel about</text:span><text:span text:style-name="T561"> </text:span><text:span text:style-name="T162">speaking English</text:span><text:span text:style-name="T561"> </text:span><text:span text:style-name="T311">in public</text:span><text:span text:style-name="T561">? (emotional opinion)</text:span></text:p>
      <text:p text:style-name="P402"/>
      <text:p text:style-name="P402">A: How do you feel about studying English every day?</text:p>
      <text:p text:style-name="P402">B: Honestly, it’s tough, but I know it’s good for me.</text:p>
      <text:p text:style-name="P402"/>
      <text:p text:style-name="P393">------------------------------------------------</text:p>
      <text:p text:style-name="P432"><text:span text:style-name="T561">"Think </text:span><text:span text:style-name="T541">about</text:span><text:span text:style-name="T561">" =</text:span><text:span text:style-name="T845"> 考える </text:span><text:span text:style-name="T561">(consider, analyze)</text:span><text:span text:style-name="T845">（じっくり・分析的）</text:span></text:p>
      <text:p text:style-name="P433"><text:span text:style-name="T561"><text:tab/>Last night I couldn't sleep because I was thinking </text:span><text:span text:style-name="T541">about</text:span><text:span text:style-name="T561"> his nasty attitude.</text:span></text:p>
      <text:p text:style-name="P402"/>
      <text:p text:style-name="P432"><text:span text:style-name="T561">"Think </text:span><text:span text:style-name="T541">of</text:span><text:span text:style-name="T561">" =</text:span><text:span text:style-name="T845"> 思う／想う </text:span><text:span text:style-name="T561">(recall, remember,imagine)</text:span><text:span text:style-name="T845">（心に浮かぶ・感情的）</text:span></text:p>
      <text:p text:style-name="P433"><text:span text:style-name="T561"><text:tab/>Last night I couldn't sleep because I was thinking </text:span><text:span text:style-name="T541">of</text:span><text:span text:style-name="T561"> him, who I love.</text:span></text:p>
      <text:p text:style-name="P402"/>
      <text:p text:style-name="P393">------------------------------------------------</text:p>
      <text:p text:style-name="P433"><text:span text:style-name="T561">What do you think </text:span><text:span text:style-name="T541">of</text:span><text:span text:style-name="T561"> the teacher? (casual </text:span><text:span text:style-name="T563">o</text:span><text:span text:style-name="T561">pinion)</text:span></text:p>
      <text:p text:style-name="P402"/>
      <text:p text:style-name="P433"><text:span text:style-name="T561">A: What do you think </text:span><text:span text:style-name="T541">of</text:span><text:span text:style-name="T561"> the movie?</text:span></text:p>
      <text:p text:style-name="P402">B: I loved it! The story was really touching.</text:p>
      <text:p text:style-name="P402"/>
      <text:p text:style-name="P394">------------------------------------------------</text:p>
      <text:p text:style-name="P402">How <text:span text:style-name="T875">can </text:span>we fix this problem?</text:p>
      <text:p text:style-name="P403">→ <text:span text:style-name="T803">How do you think</text:span> we can fix this problem?</text:p>
      <text:p text:style-name="P402"/>
      <text:p text:style-name="P340"><text:soft-page-break/><text:span text:style-name="T561">A-</text:span><text:span text:style-name="T564">1</text:span><text:span text:style-name="T561">: </text:span></text:p>
      <text:p text:style-name="P157"/>
      <text:p text:style-name="P242">Yes, I do. <text:span text:style-name="T129">I</text:span> <text:span text:style-name="T52">have</text:span> <text:span text:style-name="T129">two strong memories</text:span> <text:span text:style-name="T837">of</text:span> <text:span text:style-name="T734">study</text:span><text:span text:style-name="T759">ing</text:span> <text:span text:style-name="T707">English</text:span> <text:span text:style-name="T322">when</text:span><text:span text:style-name="T321"> I was younger</text:span>.</text:p>
      <text:p text:style-name="P243"/>
      <text:p text:style-name="P242"><text:span text:style-name="T785">First</text:span>,<text:span text:style-name="T129"> I</text:span> <text:span text:style-name="T52">remember</text:span> <text:span text:style-name="T215">be</text:span><text:span text:style-name="T218">ing</text:span> <text:span text:style-name="T734">forced</text:span> <text:span text:style-name="T759">to </text:span><text:span text:style-name="T734">memorize</text:span> <text:span text:style-name="T707">English</text:span> <text:span text:style-name="T707">passages</text:span> by rote <text:span text:style-name="T263">in high school</text:span> <text:span text:style-name="T692">and</text:span> <text:span text:style-name="T734">recite</text:span> <text:span text:style-name="T707">them</text:span> aloud. <text:span text:style-name="T876">If</text:span> <text:span text:style-name="T129">the passage</text:span> <text:span text:style-name="T52">was</text:span> <text:span text:style-name="T129">one</text:span> I liked, <text:span text:style-name="T129">it</text:span> <text:span text:style-name="T52">was</text:span> <text:span text:style-name="T129">easy</text:span> <text:span text:style-name="T692">and</text:span> even <text:span text:style-name="T129">fun</text:span>. <text:span text:style-name="T876">But</text:span> <text:span text:style-name="T284">when</text:span><text:span text:style-name="T263"> </text:span><text:span text:style-name="T177">I</text:span><text:span text:style-name="T263"> </text:span><text:span text:style-name="T83">wasn’t interested in</text:span><text:span text:style-name="T263"> </text:span><text:span text:style-name="T177">the content</text:span>, <text:span text:style-name="T129">it</text:span> <text:span text:style-name="T52">felt</text:span> really <text:span text:style-name="T129">difficult</text:span>.</text:p>
      <text:p text:style-name="P243"/>
      <text:p text:style-name="P244"><text:span text:style-name="T785">Second</text:span>, <text:span text:style-name="T129">I</text:span> <text:span text:style-name="T52">went to</text:span> <text:span text:style-name="T129">an English cram school</text:span> <text:span text:style-name="T323">during</text:span><text:span text:style-name="T263"> junior high school</text:span>, <text:span text:style-name="T285">where</text:span> <text:span text:style-name="T129">the teachers</text:span> <text:span text:style-name="T52">were</text:span> <text:span text:style-name="T129">strict</text:span> about pronunciation. <text:span text:style-name="T129">I</text:span> <text:span text:style-name="T52">was</text:span> <text:span text:style-name="T129">a shy student,</text:span> <text:span text:style-name="T692">and</text:span> <text:span text:style-name="T129">their intense reactions</text:span> <text:span text:style-name="T52">made</text:span> <text:span text:style-name="T129">me</text:span> <text:span text:style-name="T342">feel</text:span> <text:span text:style-name="T707">uncomfortable</text:span>. <text:span text:style-name="T837">Because of</text:span> that, <text:span text:style-name="T129">I</text:span> <text:span text:style-name="T52">struggled</text:span> <text:span text:style-name="T218">to </text:span><text:span text:style-name="T215">pronounce</text:span> <text:span text:style-name="T707">English words</text:span> correctly.</text:p>
      <text:p text:style-name="P243"/>
      <text:p text:style-name="P243"><text:span text:style-name="T803">That’s one of the reasons</text:span> <text:span text:style-name="T129">I</text:span><text:span text:style-name="T52">’m studying</text:span> <text:span text:style-name="T129">English</text:span> again <text:span text:style-name="T263">now</text:span>.</text:p>
      <text:p text:style-name="P223"><text:span text:style-name="T653"><text:s/></text:span><text:span text:style-name="T578">(</text:span><text:span text:style-name="T599">1</text:span><text:span text:style-name="T601">10</text:span><text:span text:style-name="T578"> words)</text:span></text:p>
      <text:p text:style-name="P395">------------------------------------------------</text:p>
      <text:p text:style-name="P434"><text:span text:style-name="T565">tada- asked: </text:span><text:span text:style-name="T561">Why did you omit this part completely, "I liked a reciting a Japanese poem when younger."?</text:span></text:p>
      <text:p text:style-name="P396"/>
      <text:p text:style-name="P396">ChatGPT said: It seemed unrelated to studying English. The original question was: "Do you have any memories of studying English when you were younger?" — and this part was about Japanese poetry, not English.</text:p>
      <text:p text:style-name="P396"/>
      <text:p text:style-name="P396">It wasn’t clearly connected to the rest of the paragraph. There was no explanation of why Japanese poetry was mentioned. If you'd like to include it, I can help rewrite it so it fits naturally. For example:</text:p>
      <text:p text:style-name="P396"/>
      <text:p text:style-name="P396">"When I was younger, I enjoyed reciting Japanese poems. Maybe that’s why I didn’t mind memorizing English passages—at least when I liked them."</text:p>
      <text:p text:style-name="P395">------------------------------------------------</text:p>
      <text:p text:style-name="P478"><text:soft-page-break/><text:span text:style-name="T390">A-</text:span><text:span text:style-name="T393">2</text:span><text:span text:style-name="T390">: </text:span></text:p>
      <text:p text:style-name="P134"/>
      <text:p text:style-name="P189"><text:span text:style-name="T129">I</text:span> <text:span text:style-name="T52">started studying</text:span> <text:span text:style-name="T129">English</text:span> <text:span text:style-name="T284">when</text:span> <text:span text:style-name="T129">I</text:span> <text:span text:style-name="T52">was</text:span> <text:span text:style-name="T263">in junior high school</text:span>. <text:span text:style-name="T263">At that time</text:span>, <text:span text:style-name="T129">English teachers</text:span> <text:span text:style-name="T52">were</text:span> <text:span text:style-name="T129">Japanese</text:span>, <text:span text:style-name="T700">and</text:span> <text:span text:style-name="T129">most of them</text:span> <text:span text:style-name="T52">couldn’t</text:span> actually <text:span text:style-name="T52">speak</text:span> <text:span text:style-name="T129">English</text:span>. Still, <text:span text:style-name="T129">I</text:span> <text:span text:style-name="T263">always</text:span> <text:span text:style-name="T52">got</text:span> <text:span text:style-name="T129">good grades</text:span> <text:span text:style-name="T263">on tests</text:span>.</text:p>
      <text:p text:style-name="P180"/>
      <text:p text:style-name="P190"><text:span text:style-name="T877">However</text:span>, <text:span text:style-name="T263">after graduating</text:span> <text:span text:style-name="T263">from high school</text:span>, <text:span text:style-name="T129">I </text:span><text:span text:style-name="T52">happened to see</text:span> <text:span text:style-name="T129">Sesame Street</text:span> <text:span text:style-name="T263">on TV</text:span> <text:span text:style-name="T263">one day</text:span>, <text:span text:style-name="T863">and</text:span> <text:span text:style-name="T129">I</text:span> was truly shocked. Even <text:span text:style-name="T877">though</text:span> <text:span text:style-name="T129">I</text:span> <text:span text:style-name="T107">had studied</text:span> so hard, <text:span text:style-name="T129">I</text:span> <text:span text:style-name="T52">couldn’t understand</text:span> <text:span text:style-name="T223">what</text:span><text:span text:style-name="T707"> </text:span><text:span text:style-name="T222">they</text:span><text:span text:style-name="T707"> </text:span><text:span text:style-name="T112">were saying</text:span> at all.</text:p>
      <text:p text:style-name="P180"/>
      <text:p text:style-name="P190"><text:span text:style-name="T839">Because of</text:span> that experience,<text:span text:style-name="T129"> I</text:span> <text:span text:style-name="T52">wanted</text:span> <text:span text:style-name="T129">my child</text:span> <text:span text:style-name="T344">to </text:span><text:span text:style-name="T342">learn</text:span> <text:span text:style-name="T707">English</text:span> with a strong focus <text:span text:style-name="T263">on listening </text:span><text:span text:style-name="T316">and</text:span><text:span text:style-name="T263"> speaking</text:span>, <text:span text:style-name="T878">so</text:span> <text:span text:style-name="T129">I</text:span> <text:span text:style-name="T52">enrolled</text:span> <text:span text:style-name="T129">her</text:span> <text:span text:style-name="T263">in ECC</text:span>. <text:span text:style-name="T129">She</text:span> <text:span text:style-name="T52">studied</text:span> <text:span text:style-name="T263">there</text:span> <text:span text:style-name="T263">for 14 years</text:span> <text:span text:style-name="T700">and</text:span> <text:span text:style-name="T52">became able to speak</text:span> <text:span text:style-name="T129">English</text:span> well.</text:p>
      <text:p text:style-name="P180"/>
      <text:p text:style-name="P190"><text:span text:style-name="T803">I believe</text:span> <text:span text:style-name="T129">the biggest problem</text:span> with English education <text:span text:style-name="T263">in Japan</text:span> <text:span text:style-name="T52">is</text:span> <text:span text:style-name="T878">that</text:span> <text:span text:style-name="T129">it</text:span> <text:span text:style-name="T52">puts</text:span> too much <text:span text:style-name="T129">emphasis</text:span> <text:span text:style-name="T263">on test-taking skills</text:span>. <text:s text:c="2"/><text:span text:style-name="T653"><text:s/></text:span><text:span text:style-name="T578">(</text:span><text:span text:style-name="T599">1</text:span><text:span text:style-name="T602">2</text:span><text:span text:style-name="T600">9</text:span><text:span text:style-name="T578"> words)</text:span></text:p>
      <text:p text:style-name="P162"/>
      <text:p text:style-name="P397">------------------------------------------------</text:p>
      <text:p text:style-name="P416"><text:span text:style-name="T879">tada- asked: </text:span>Would you mind rewriting it in the structure of opinion, reasons, example, and conclusion?</text:p>
      <text:p text:style-name="P397">------------------------------------------------</text:p>
      <text:p text:style-name="P397"/>
      <text:p text:style-name="P227"><text:span text:style-name="T681">A-</text:span><text:span text:style-name="T880">3</text:span><text:span text:style-name="T681">: </text:span></text:p>
      <text:p text:style-name="P227"/>
      <text:p text:style-name="P180"><text:span text:style-name="T803">I believe that</text:span> <text:span text:style-name="T129">one of the biggest problems</text:span> with English education <text:span text:style-name="T263">in Japan</text:span> <text:span text:style-name="T52">is</text:span> <text:span text:style-name="T129">its strong focus</text:span> <text:span text:style-name="T263">on test-taking</text:span> rather <text:span text:style-name="T840">than</text:span> real communication skills.</text:p>
      <text:p text:style-name="P180"/>
      <text:p text:style-name="P191"><text:soft-page-break/><text:span text:style-name="T284">when</text:span> <text:span text:style-name="T129">I</text:span> <text:span text:style-name="T52">was</text:span> <text:span text:style-name="T263">in junior high school</text:span>, <text:span text:style-name="T129">English classes</text:span> <text:span text:style-name="T52">were</text:span> mostly <text:span text:style-name="T52">taught</text:span> by Japanese teachers <text:span text:style-name="T226">wh</text:span><text:span text:style-name="T227">o</text:span> <text:span text:style-name="T52">couldn’t</text:span> actually <text:span text:style-name="T52">speak</text:span> <text:span text:style-name="T129">English</text:span> fluently. As a result, <text:span text:style-name="T129">the lessons</text:span> <text:span text:style-name="T52">centered</text:span> <text:span text:style-name="T263">around grammar </text:span><text:span text:style-name="T316">and</text:span><text:span text:style-name="T263"> vocabulary</text:span> for written exams. <text:span text:style-name="T129">I</text:span> always <text:span text:style-name="T52">did</text:span> well <text:span text:style-name="T263">on tests</text:span>, <text:span text:style-name="T881">but</text:span> <text:span text:style-name="T129">I</text:span> <text:span text:style-name="T52">wasn’t learning</text:span> <text:span text:style-name="T707">how to truly use the language</text:span>.</text:p>
      <text:p text:style-name="P180"/>
      <text:p text:style-name="P191"><text:span text:style-name="T857">After</text:span> <text:span text:style-name="T734">graduat</text:span><text:span text:style-name="T759">ing</text:span> <text:span text:style-name="T263">from high school</text:span>, <text:span text:style-name="T129">I </text:span><text:span text:style-name="T52">watched</text:span> <text:span text:style-name="T129">Sesame Street</text:span> <text:span text:style-name="T263">on TV</text:span> <text:span text:style-name="T263">one day</text:span> <text:span text:style-name="T700">and</text:span> <text:span text:style-name="T52">was shocked</text:span> <text:span text:style-name="T759">to </text:span><text:span text:style-name="T734">realize</text:span><text:span text:style-name="T129"> I</text:span> <text:span text:style-name="T52">couldn’t</text:span> <text:span text:style-name="T52">understand</text:span> <text:span text:style-name="T129">anything</text:span> <text:span text:style-name="T129">they</text:span> <text:span text:style-name="T52">were saying</text:span>, <text:span text:style-name="T837">despite</text:span> all my years of studying. <text:span text:style-name="T129">That moment</text:span> <text:span text:style-name="T52">made</text:span> <text:span text:style-name="T129">me</text:span> <text:span text:style-name="T342">realize</text:span> <text:span text:style-name="T715">how</text:span><text:span text:style-name="T707"> little practical </text:span><text:span text:style-name="T222">English</text:span><text:span text:style-name="T707"> I </text:span><text:span text:style-name="T113">had learned</text:span>.</text:p>
      <text:p text:style-name="P180"/>
      <text:p text:style-name="P192"><text:span text:style-name="T839">Because of</text:span> this, <text:span text:style-name="T129">I </text:span><text:span text:style-name="T52">decided to have</text:span> <text:span text:style-name="T129">my daughter</text:span> <text:span text:style-name="T342">study</text:span> <text:span text:style-name="T707">English</text:span> <text:span text:style-name="T263">in a way</text:span> <text:span text:style-name="T228">that</text:span> <text:span text:style-name="T52">focused on</text:span> <text:span text:style-name="T129">listening </text:span><text:span text:style-name="T212">and</text:span><text:span text:style-name="T129"> speaking</text:span>.<text:span text:style-name="T129"> I</text:span> <text:span text:style-name="T52">enrolled</text:span> <text:span text:style-name="T129">her</text:span> <text:span text:style-name="T263">in ECC</text:span>, <text:span text:style-name="T287">where</text:span> <text:span text:style-name="T129">she</text:span> <text:span text:style-name="T52">studied</text:span> <text:span text:style-name="T263">for 14 years</text:span>. <text:span text:style-name="T841">Thanks to</text:span> that method, <text:span text:style-name="T129">she</text:span> <text:span text:style-name="T52">is</text:span> now <text:span text:style-name="T52">able to speak</text:span> <text:span text:style-name="T129">English</text:span> well.</text:p>
      <text:p text:style-name="P180"/>
      <text:p text:style-name="P180"><text:span text:style-name="T803">In conclusion</text:span>, <text:span text:style-name="T803">I feel that</text:span> <text:span text:style-name="T129">Japan’s English education system</text:span> <text:span text:style-name="T52">needs to shift</text:span> <text:span text:style-name="T129">its focus</text:span> <text:span text:style-name="T263">from test scores</text:span> <text:span text:style-name="T263">to real-world language use</text:span> in order <text:span text:style-name="T759">to </text:span>truly<text:span text:style-name="T734"> help</text:span> <text:span text:style-name="T707">students</text:span> <text:span text:style-name="T726">communicate</text:span>.</text:p>
      <text:p text:style-name="P224"><text:span text:style-name="T653"><text:s/></text:span><text:span text:style-name="T578">(</text:span><text:span text:style-name="T599">1</text:span><text:span text:style-name="T603">88</text:span><text:span text:style-name="T578"> words)</text:span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398"/>
      <text:p text:style-name="P228"><text:soft-page-break/><text:span text:style-name="T681">A-</text:span><text:span text:style-name="T882">4</text:span><text:span text:style-name="T681">: </text:span></text:p>
      <text:p text:style-name="P228"/>
      <text:p text:style-name="P193"><text:span text:style-name="T785">Although</text:span> <text:span text:style-name="T129">Japan’s education system</text:span> <text:span text:style-name="T52">is often regarded</text:span> as one of the most efficient and effective <text:span text:style-name="T263">in the world</text:span>—evidenced by top rankings <text:span text:style-name="T263">in the 2022 PISA assessments</text:span>, <text:span text:style-name="T287">where</text:span> <text:span text:style-name="T129">Japan</text:span> <text:span text:style-name="T52">placed</text:span> <text:span text:style-name="T129">first</text:span> <text:span text:style-name="T263">in both mathematics </text:span><text:span text:style-name="T286">and</text:span><text:span text:style-name="T263"> science</text:span>, <text:span text:style-name="T700">and</text:span> <text:span text:style-name="T129">second</text:span> <text:span text:style-name="T263">in reading comprehension</text:span> <text:span text:style-name="T263">among OECD nations</text:span>—<text:span text:style-name="T229">its foreign language education system</text:span><text:span text:style-name="T883">, particularly </text:span><text:span text:style-name="T324">in English</text:span><text:span text:style-name="T883">, </text:span><text:span text:style-name="T114">has </text:span><text:span text:style-name="T512">long</text:span><text:span text:style-name="T114"> been</text:span><text:span text:style-name="T883"> among </text:span><text:span text:style-name="T229">the weakest</text:span>.</text:p>
      <text:p text:style-name="P194"/>
      <text:p text:style-name="P193"><text:span text:style-name="T785">First of all</text:span>, <text:span text:style-name="T229">the quality</text:span><text:span text:style-name="T883"> of English instruction </text:span><text:span text:style-name="T114">has</text:span><text:span text:style-name="T883"> historically </text:span><text:span text:style-name="T114">been</text:span><text:span text:style-name="T883"> </text:span><text:span text:style-name="T229">poor</text:span>. <text:span text:style-name="T263">When I was a student</text:span>, <text:span text:style-name="T129">English classes</text:span> <text:span text:style-name="T52">were</text:span> mostly <text:span text:style-name="T52">taught</text:span> by Japanese teachers <text:span text:style-name="T217">who</text:span> <text:span text:style-name="T52">could</text:span> <text:span text:style-name="T52">not speak </text:span><text:span text:style-name="T129">the language</text:span> fluently. As a result, <text:span text:style-name="T129">lessons</text:span> <text:span text:style-name="T52">focused</text:span> almost entirely <text:span text:style-name="T263">on grammar and vocabulary</text:span> for written exams. Even <text:span text:style-name="T796">if</text:span> <text:span text:style-name="T129">students</text:span> <text:span text:style-name="T52">performed</text:span> well <text:span text:style-name="T263">on tests</text:span>, <text:span text:style-name="T129">they</text:span> often <text:span text:style-name="T52">failed</text:span> <text:span text:style-name="T326">to </text:span><text:span text:style-name="T329">acquire</text:span> <text:span text:style-name="T707">real-world communication skills</text:span>. <text:span text:style-name="T803">I don’t believe</text:span> <text:span text:style-name="T129">this situation</text:span> <text:span text:style-name="T52">has changed</text:span> significantly.</text:p>
      <text:p text:style-name="P194"/>
      <text:p text:style-name="P195"><text:span text:style-name="T785">Second</text:span>, <text:span text:style-name="T229">class sizes</text:span><text:span text:style-name="T883"> </text:span><text:span text:style-name="T114">remain</text:span><text:span text:style-name="T883"> too </text:span><text:span text:style-name="T229">large</text:span><text:span text:style-name="T883"> to </text:span><text:span text:style-name="T734">support</text:span><text:span text:style-name="T883"> </text:span><text:span text:style-name="T707">meaningful language learning</text:span>.<text:span text:style-name="T129"> I</text:span> was shocked <text:span text:style-name="T326">to </text:span><text:span text:style-name="T330">discover</text:span> <text:span text:style-name="T885">that</text:span> even <text:span text:style-name="T263">two years ago</text:span>, <text:span text:style-name="T263">there</text:span> <text:span text:style-name="T52">were</text:span> still <text:span text:style-name="T129">40 students</text:span> <text:span text:style-name="T263">in one "Communication Engli</text:span>sh" class <text:span text:style-name="T885">when</text:span> <text:span text:style-name="T129">I </text:span>briefly <text:span text:style-name="T52">worked</text:span> as a temporary instructor.<text:span text:style-name="T129"> It</text:span> <text:span text:style-name="T52">was</text:span> <text:span text:style-name="T129">a travesty</text:span>—an educational tragedy. <text:span text:style-name="T263">Under such circumstances</text:span>, <text:span text:style-name="T129">it</text:span> <text:span text:style-name="T52">is</text:span> virtually <text:span text:style-name="T129">impossible</text:span> <text:span text:style-name="T326">to </text:span><text:span text:style-name="T330">teach</text:span> <text:span text:style-name="T716">actual communication</text:span>, despite <text:span text:style-name="T230">what</text:span> <text:span text:style-name="T129">the</text:span> <text:span text:style-name="T129">subject title</text:span> <text:span text:style-name="T52">promises</text:span>.</text:p>
      <text:p text:style-name="P194"/>
      <text:p text:style-name="P196"><text:span text:style-name="T785">Of course</text:span>, <text:span text:style-name="T803">I recognize that</text:span> <text:span text:style-name="T129">many English teachers</text:span> <text:span text:style-name="T52">are</text:span> <text:span text:style-name="T52">striving</text:span> <text:span text:style-name="T326">to </text:span><text:span text:style-name="T331">improve</text:span> <text:span text:style-name="T707">the system</text:span>, <text:span text:style-name="T700">and</text:span> <text:span text:style-name="T803">that</text:span> <text:span text:style-name="T129">education reforms</text:span> <text:soft-page-break/><text:span text:style-name="T52">were implemented</text:span> i<text:span text:style-name="T263">n the 2020 academic year</text:span>. <text:span text:style-name="T785">However</text:span>, <text:span text:style-name="T803">I would argue that</text:span> <text:span text:style-name="T229">these efforts</text:span><text:span text:style-name="T883"> </text:span><text:span text:style-name="T114">are</text:span><text:span text:style-name="T883"> too </text:span><text:span text:style-name="T229">little</text:span><text:span text:style-name="T883">, too </text:span><text:span text:style-name="T229">late</text:span>. <text:span text:style-name="T129">Japan</text:span> consistently <text:span text:style-name="T52">scores</text:span> <text:span text:style-name="T263">at the bottom</text:span> <text:span text:style-name="T263">in the Speaking section</text:span> of the TOEFL test <text:span text:style-name="T263">among Asian countries</text:span>, <text:span text:style-name="T734">highlight</text:span><text:span text:style-name="T759">ing</text:span> <text:span text:style-name="T707">the continued failure</text:span> <text:span text:style-name="T326">to </text:span><text:span text:style-name="T331">develop</text:span> <text:span text:style-name="T707">practical language skills</text:span>.</text:p>
      <text:p text:style-name="P194"/>
      <text:p text:style-name="P196"><text:span text:style-name="T229">True reform</text:span><text:span text:style-name="T883"> of English education </text:span><text:span text:style-name="T324">in Japan</text:span><text:span text:style-name="T883"> </text:span><text:span text:style-name="T115">will lead</text:span><text:span text:style-name="T884"> </text:span><text:span text:style-name="T325">to </text:span><text:span text:style-name="T324">broader changes</text:span><text:span text:style-name="T883"> </text:span><text:span text:style-name="T324">to the entire education system</text:span><text:span text:style-name="T883">—</text:span><text:span text:style-name="T700">and</text:span><text:span text:style-name="T883">, arguably, </text:span><text:span text:style-name="T324">to traditional societal norms</text:span>. <text:span text:style-name="T129">Japan</text:span> must shift <text:span text:style-name="T129">its</text:span> <text:span text:style-name="T129">approach</text:span> <text:span text:style-name="T263">from </text:span><text:span text:style-name="T289">the traditional </text:span><text:span text:style-name="T263">system to one</text:span> <text:span text:style-name="T217">that</text:span> <text:span text:style-name="T52">fosters</text:span> <text:span text:style-name="T129">real-world language use</text:span>. Only <text:span text:style-name="T263">then</text:span> <text:span text:style-name="T52">can</text:span> <text:span text:style-name="T129">we</text:span> truly <text:span text:style-name="T52">equip</text:span> <text:span text:style-name="T129">students</text:span> <text:span text:style-name="T345">to </text:span><text:span text:style-name="T346">communicate</text:span> globally—<text:span text:style-name="T700">and</text:span>, in doing so, <text:span text:style-name="T52">help</text:span> <text:span text:style-name="T129">Japan</text:span> <text:span text:style-name="T340">reestablish</text:span> itself as a forward-thinking, globally engaged nation. <text:span text:style-name="T578">(</text:span><text:span text:style-name="T604">314</text:span><text:span text:style-name="T578"> words)</text:span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281"><text:soft-page-break/><text:span text:style-name="T356">Q </text:span><text:span text:style-name="T856">1</text:span><text:span text:style-name="T886">3</text:span><text:span text:style-name="T356">:</text:span></text:p>
      <text:p text:style-name="P245"/>
      <text:p text:style-name="P245">Should Japan do more to protect its historic sites?</text:p>
      <text:p text:style-name="P337"/>
      <text:p text:style-name="P197"><text:span text:style-name="T796">Or</text:span>, <text:span text:style-name="T803">if you prefer</text:span>, <text:span text:style-name="T803">you can talk about</text:span> any topic you like.</text:p>
      <text:p text:style-name="P197"/>
      <text:p text:style-name="P197"/>
      <text:p text:style-name="P229"><text:span text:style-name="T681">A-</text:span><text:span text:style-name="T874">1</text:span><text:span text:style-name="T681">: </text:span></text:p>
      <text:p text:style-name="P245"/>
      <text:p text:style-name="P248"><text:span text:style-name="T803">I think</text:span> <text:span text:style-name="T129">Japan</text:span> <text:span text:style-name="T52">should do</text:span> <text:span text:style-name="T129">more</text:span> <text:span text:style-name="T327">to </text:span><text:span text:style-name="T332">protect</text:span> <text:span text:style-name="T707">its historic sites</text:span>. <text:span text:style-name="T129">It</text:span>’s <text:span text:style-name="T129">essential</text:span> <text:span text:style-name="T328">to</text:span><text:span text:style-name="T327"> </text:span><text:span text:style-name="T332">understand</text:span> <text:span text:style-name="T707">Japanese history </text:span><text:span text:style-name="T692">and</text:span><text:span text:style-name="T707"> culture</text:span> <text:span text:style-name="T692">and</text:span> <text:span text:style-name="T332">pass</text:span> <text:span text:style-name="T717">them</text:span> on <text:span text:style-name="T328">to</text:span><text:span text:style-name="T263"> future generations</text:span>. </text:p>
      <text:p text:style-name="P249"/>
      <text:p text:style-name="P250"><text:span text:style-name="T129">These sites</text:span> <text:span text:style-name="T52">are</text:span> <text:span text:style-name="T129">evidence</text:span> of events <text:span text:style-name="T217">that</text:span> <text:span text:style-name="T52">happened</text:span> <text:span text:style-name="T263">long ago</text:span> <text:span text:style-name="T692">and</text:span> <text:span text:style-name="T52">show</text:span> <text:span text:style-name="T129">us</text:span> <text:span text:style-name="T513">how</text:span><text:span text:style-name="T726"> </text:span><text:span text:style-name="T231">people</text:span><text:span text:style-name="T726"> </text:span><text:span text:style-name="T116">lived</text:span><text:span text:style-name="T726"> </text:span><text:span text:style-name="T299">in the past</text:span>. <text:span text:style-name="T438">when</text:span><text:span text:style-name="T263"> </text:span><text:span text:style-name="T177">I</text:span><text:span text:style-name="T263"> </text:span><text:span text:style-name="T83">look</text:span><text:span text:style-name="T263"> at historical buildings</text:span>, <text:span text:style-name="T129">I</text:span><text:span text:style-name="T52">’m</text:span> always <text:span text:style-name="T52">impressed</text:span> by the technology of the time. <text:span text:style-name="T129">We</text:span> <text:span text:style-name="T52">can learn</text:span> <text:span text:style-name="T129">so much</text:span> <text:span text:style-name="T263">from the past</text:span>.</text:p>
      <text:p text:style-name="P245"/>
      <text:p text:style-name="P249"><text:span text:style-name="T129">They</text:span> <text:span text:style-name="T52">are</text:span> also <text:span text:style-name="T129">valuable tourist resources</text:span>. <text:span text:style-name="T785">Of course</text:span>, <text:span text:style-name="T129">preserving them</text:span> <text:span text:style-name="T52">costs</text:span> <text:span text:style-name="T129">a lot of money</text:span>, <text:span text:style-name="T785">but</text:span> <text:span text:style-name="T129">their value</text:span> <text:span text:style-name="T52">is</text:span> truly <text:span text:style-name="T129">priceless</text:span>. <text:span text:style-name="T578">(</text:span><text:span text:style-name="T605">89</text:span><text:span text:style-name="T578"> words)</text:span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30"><text:soft-page-break/><text:span text:style-name="T681">A-</text:span><text:span text:style-name="T887">2</text:span><text:span text:style-name="T681">:</text:span></text:p>
      <text:p text:style-name="P230"/>
      <text:p text:style-name="P198"><text:span text:style-name="T681">Yes, </text:span><text:span text:style-name="T197">Japan</text:span><text:span text:style-name="T681"> </text:span><text:span text:style-name="T91">should do</text:span><text:span text:style-name="T681"> </text:span><text:span text:style-name="T197">more</text:span><text:span text:style-name="T681"> </text:span><text:span text:style-name="T326">to </text:span><text:span text:style-name="T332">protect</text:span><text:span text:style-name="T888"> </text:span><text:span text:style-name="T718">its historic sites</text:span><text:span text:style-name="T681">. </text:span><text:span text:style-name="T197">I</text:span><text:span text:style-name="T681"> </text:span><text:span text:style-name="T91">have</text:span><text:span text:style-name="T681"> </text:span><text:span text:style-name="T197">two main reasons</text:span><text:span text:style-name="T681">.</text:span></text:p>
      <text:p text:style-name="P199"/>
      <text:p text:style-name="P198"><text:span text:style-name="T208">The first</text:span><text:span text:style-name="T197"> reason</text:span><text:span text:style-name="T681"> </text:span><text:span text:style-name="T91">is related</text:span><text:span text:style-name="T681"> </text:span><text:span text:style-name="T326">to</text:span><text:span text:style-name="T681"> Japan’s cultural development. </text:span><text:span text:style-name="T197">Japan</text:span><text:span text:style-name="T681"> </text:span><text:span text:style-name="T91">has</text:span><text:span text:style-name="T681"> </text:span><text:span text:style-name="T197">a long history</text:span><text:span text:style-name="T681">, </text:span><text:span text:style-name="T682">and</text:span><text:span text:style-name="T681"> </text:span><text:span text:style-name="T197">we</text:span><text:span text:style-name="T681"> </text:span><text:span text:style-name="T91">can learn</text:span><text:span text:style-name="T681"> </text:span><text:span text:style-name="T197">the wisdom</text:span><text:span text:style-name="T681"> of our ancestors </text:span><text:span text:style-name="T274">from historical ruins</text:span><text:span text:style-name="T681">. </text:span><text:span text:style-name="T274">There</text:span><text:span text:style-name="T681"> </text:span><text:span text:style-name="T91">is</text:span><text:span text:style-name="T681"> </text:span><text:span text:style-name="T197">a saying</text:span><text:span text:style-name="T681">: “</text:span><text:span text:style-name="T91">Learn</text:span><text:span text:style-name="T681"> </text:span><text:span text:style-name="T274">from the past</text:span><text:span text:style-name="T681"> </text:span><text:span text:style-name="T326">to </text:span><text:span text:style-name="T333">create</text:span><text:span text:style-name="T681"> </text:span><text:span text:style-name="T719">the new</text:span><text:span text:style-name="T681">.”</text:span></text:p>
      <text:p text:style-name="P199"/>
      <text:p text:style-name="P198"><text:span text:style-name="T208">The second</text:span><text:span text:style-name="T197"> reason</text:span><text:span text:style-name="T681"> </text:span><text:span text:style-name="T91">is</text:span><text:span text:style-name="T681"> </text:span><text:span text:style-name="T197">environmental preservation</text:span><text:span text:style-name="T681">. </text:span><text:span text:style-name="T788">By</text:span><text:span text:style-name="T681"> </text:span><text:span text:style-name="T749">protect</text:span><text:span text:style-name="T765">ing</text:span><text:span text:style-name="T681"> </text:span><text:span text:style-name="T713">historic sites</text:span><text:span text:style-name="T681">, </text:span><text:span text:style-name="T197">we</text:span><text:span text:style-name="T681"> </text:span><text:span text:style-name="T91">can </text:span><text:span text:style-name="T108">prevent</text:span><text:span text:style-name="T681"> </text:span><text:span text:style-name="T197">new buildings</text:span><text:span text:style-name="T681"> </text:span><text:span text:style-name="T788">from</text:span><text:span text:style-name="T681"> </text:span><text:span text:style-name="T743">be</text:span><text:span text:style-name="T765">ing</text:span><text:span text:style-name="T681"> </text:span><text:span text:style-name="T743">constructed</text:span><text:span text:style-name="T681"> </text:span><text:span text:style-name="T274">in those areas</text:span><text:span text:style-name="T681">, </text:span><text:span text:style-name="T232">which</text:span><text:span text:style-name="T681"> </text:span><text:span text:style-name="T91">helps preserve</text:span><text:span text:style-name="T681"> </text:span><text:span text:style-name="T197">traditional scenery</text:span><text:span text:style-name="T681">.</text:span></text:p>
      <text:p text:style-name="P199"/>
      <text:p text:style-name="P200"><text:span text:style-name="T806">For these reasons</text:span><text:span text:style-name="T681">, </text:span><text:span text:style-name="T806">I believe</text:span><text:span text:style-name="T681"> </text:span><text:span text:style-name="T197">Japan</text:span><text:span text:style-name="T681"> </text:span><text:span text:style-name="T91">should make</text:span><text:span text:style-name="T681"> </text:span><text:span text:style-name="T197">greater efforts</text:span><text:span text:style-name="T681"> </text:span><text:span text:style-name="T326">to </text:span><text:span text:style-name="T332">protect</text:span><text:span text:style-name="T888"> </text:span><text:span text:style-name="T718">its historic sites</text:span><text:span text:style-name="T681">. </text:span><text:span text:style-name="T578">(</text:span><text:span text:style-name="T605">94</text:span><text:span text:style-name="T578"> words)</text:span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2"><text:soft-page-break/><text:span text:style-name="T356">Q </text:span><text:span text:style-name="T856">1</text:span><text:span text:style-name="T889">4</text:span><text:span text:style-name="T356">:</text:span></text:p>
      <text:p text:style-name="P251"/>
      <text:p text:style-name="P252">What <text:span text:style-name="T890">is</text:span> your favorite? Write a<text:span text:style-name="T891">n essay</text:span> “My Favorite 〜”</text:p>
      <text:p text:style-name="P251"/>
      <text:p text:style-name="P251">(place/person/object/experience/day/subject/thing/food/music/sport/job/app)</text:p>
      <text:p text:style-name="P338"/>
      <text:p text:style-name="P338"/>
      <text:p text:style-name="P231"><text:span text:style-name="T681">A-</text:span><text:span text:style-name="T874">1</text:span><text:span text:style-name="T681">:</text:span></text:p>
      <text:p text:style-name="P231"/>
      <text:p text:style-name="P201"><text:span text:style-name="T129">I</text:span><text:span text:style-name="T52">'m going to talk about</text:span> <text:span text:style-name="T129">one</text:span> of my favorite artists—a 7-member girl group <text:span text:style-name="T734">call</text:span><text:span text:style-name="T759">ed</text:span> <text:span text:style-name="T726">HANA</text:span>. <text:span text:style-name="T129">They</text:span> <text:span text:style-name="T52">were formed</text:span> <text:span text:style-name="T263">through an audition program</text:span> <text:span text:style-name="T734">call</text:span><text:span text:style-name="T759">ed </text:span><text:s/><text:span text:style-name="T726">No-No-Girls</text:span>.</text:p>
      <text:p text:style-name="P202"/>
      <text:p text:style-name="P202"><text:span text:style-name="T129">Their singing and dancing</text:span> <text:span text:style-name="T52">are</text:span> absolutely <text:span text:style-name="T129">amazing</text:span>. <text:span text:style-name="T263">Among all the members</text:span>, <text:span text:style-name="T129">I</text:span> especially <text:span text:style-name="T52">like</text:span> <text:span text:style-name="T129">Chika</text:span>. <text:span text:style-name="T129">She</text:span> <text:span text:style-name="T117">had</text:span><text:span text:style-name="T52"> been rejected</text:span> <text:span text:style-name="T263">at every audition</text:span> <text:span text:style-name="T263">before</text:span> because of her appearance.</text:p>
      <text:p text:style-name="P202"/>
      <text:p text:style-name="P202"><text:span text:style-name="T263">The first time</text:span> <text:span text:style-name="T129">I</text:span> <text:span text:style-name="T52">heard</text:span> <text:span text:style-name="T129">her voice</text:span>, <text:span text:style-name="T129">I</text:span> <text:span text:style-name="T52">had</text:span> <text:span text:style-name="T129">tears</text:span> <text:span text:style-name="T263">in my eyes</text:span> <text:span text:style-name="T692">and</text:span> <text:span text:style-name="T52">got</text:span> <text:span text:style-name="T129">goosebumps</text:span>. <text:span text:style-name="T129">I</text:span> <text:span text:style-name="T52">was</text:span> so deeply <text:span text:style-name="T52">moved</text:span>.</text:p>
      <text:p text:style-name="P202"/>
      <text:p text:style-name="P202"><text:span text:style-name="T263">At first</text:span>, <text:span text:style-name="T129">she</text:span> <text:span text:style-name="T52">lacked</text:span> <text:span text:style-name="T129">confidence</text:span>, <text:span text:style-name="T796">but</text:span> <text:span text:style-name="T796">as</text:span> <text:span text:style-name="T129">the audition</text:span> <text:span text:style-name="T52">progressed</text:span>, <text:span text:style-name="T129">she</text:span> <text:span text:style-name="T52">began to believe</text:span> <text:span text:style-name="T263">in herself</text:span>. <text:span text:style-name="T129">I</text:span><text:span text:style-name="T52">'m</text:span> really <text:span text:style-name="T129">happy</text:span> <text:span text:style-name="T759">to </text:span><text:span text:style-name="T734">see</text:span> <text:span text:style-name="T707">how much </text:span><text:span text:style-name="T222">she</text:span><text:span text:style-name="T707"> </text:span><text:span text:style-name="T112">has grown</text:span>.</text:p>
      <text:p text:style-name="P202"/>
      <text:p text:style-name="P203">To be honest, <text:span text:style-name="T129">I</text:span> <text:span text:style-name="T52">wasn’t interested</text:span> <text:span text:style-name="T263">in boy or girl groups</text:span> at all <text:span text:style-name="T263">until a few years ago</text:span>. <text:span text:style-name="T892">B</text:span><text:span text:style-name="T796">ut</text:span> <text:span text:style-name="T892">since</text:span> <text:span text:style-name="T129">I</text:span> <text:span text:style-name="T52">discovered</text:span> <text:span text:style-name="T129">HANA</text:span>, <text:span text:style-name="T129">my</text:span> <text:span text:style-name="T129">life</text:span> <text:span text:style-name="T52">has become</text:span> more <text:span text:style-name="T129">fun and meaningful</text:span>.<text:span text:style-name="T681"> </text:span><text:span text:style-name="T578">(</text:span><text:span text:style-name="T606">130</text:span><text:span text:style-name="T578"> words)</text:span></text:p>
      <text:p text:style-name="P231"/>
      <text:p text:style-name="P231"/>
      <text:p text:style-name="P231"/>
      <text:p text:style-name="P231"><text:soft-page-break/><text:span text:style-name="T681">A-</text:span><text:span text:style-name="T893">2</text:span><text:span text:style-name="T681">:</text:span></text:p>
      <text:p text:style-name="P202"><text:span text:style-name="T129">My favorite thing</text:span> <text:span text:style-name="T52">is</text:span> <text:span text:style-name="T129">my cat</text:span>, Alan. <text:span text:style-name="T129">He</text:span> <text:span text:style-name="T52">is</text:span> <text:span text:style-name="T129">a very special and precious cat</text:span> <text:span text:style-name="T263">to me</text:span>.</text:p>
      <text:p text:style-name="P202"/>
      <text:p text:style-name="P204"><text:span text:style-name="T129">He</text:span> <text:span text:style-name="T52">came</text:span> <text:span text:style-name="T263">from Nagoya</text:span> <text:span text:style-name="T290">when</text:span><text:span text:style-name="T263"> </text:span><text:span text:style-name="T177">he</text:span><text:span text:style-name="T263"> </text:span><text:span text:style-name="T83">was</text:span><text:span text:style-name="T263"> just</text:span><text:span text:style-name="T177"> two months old</text:span>, <text:span text:style-name="T796">and</text:span> <text:span text:style-name="T263">now</text:span> <text:span text:style-name="T129">six years</text:span> <text:span text:style-name="T52">have</text:span> already <text:span text:style-name="T52">passed</text:span>. <text:span text:style-name="T129">He</text:span><text:span text:style-name="T52">’s</text:span> <text:span text:style-name="T129">a beautiful cat</text:span> with silver fur <text:span text:style-name="T263">on his back</text:span> <text:span text:style-name="T692">and</text:span> a white belly—a stunning two-tone coat. <text:span text:style-name="T129">He</text:span>’s <text:span text:style-name="T129">handsome </text:span><text:span text:style-name="T212">and</text:span><text:span text:style-name="T129"> talkative</text:span>, sometimes a little <text:span text:style-name="T129">rough</text:span>, <text:span text:style-name="T796">but</text:span> <text:span text:style-name="T129">he</text:span> often <text:span text:style-name="T52">comes</text:span> to sit <text:span text:style-name="T263">on my lap</text:span> <text:span text:style-name="T290">when</text:span><text:span text:style-name="T263"> </text:span><text:span text:style-name="T177">he</text:span><text:span text:style-name="T83">’s</text:span><text:span text:style-name="T263"> in a good mood</text:span>. <text:span text:style-name="T290">when</text:span><text:span text:style-name="T263"> </text:span><text:span text:style-name="T177">I</text:span><text:span text:style-name="T263"> </text:span><text:span text:style-name="T83">talk</text:span><text:span text:style-name="T263"> to him</text:span>, <text:span text:style-name="T129">he</text:span> always <text:span text:style-name="T52">responds</text:span> with a “meow,” as <text:span text:style-name="T796">if</text:span> <text:span text:style-name="T129">he</text:span> <text:span text:style-name="T52">understands</text:span> <text:span text:style-name="T217">what</text:span> <text:span text:style-name="T129">I</text:span><text:span text:style-name="T52">’m saying</text:span>.</text:p>
      <text:p text:style-name="P202"/>
      <text:p text:style-name="P204"><text:span text:style-name="T129">We</text:span><text:span text:style-name="T52">’re</text:span> very <text:span text:style-name="T129">close</text:span>. <text:span text:style-name="T290">when</text:span><text:span text:style-name="T263"> </text:span><text:span text:style-name="T177">I</text:span><text:span text:style-name="T263"> </text:span><text:span text:style-name="T83">move</text:span><text:span text:style-name="T263"> around the house</text:span>, <text:span text:style-name="T129">he</text:span> <text:span text:style-name="T52">follows</text:span> <text:span text:style-name="T129">me</text:span> <text:span text:style-name="T692">and</text:span> <text:span text:style-name="T52">stays</text:span> <text:span text:style-name="T263">by my side</text:span>—even <text:span text:style-name="T290">when</text:span><text:span text:style-name="T263"> </text:span><text:span text:style-name="T177">he</text:span><text:span text:style-name="T83">’s</text:span><text:span text:style-name="T263"> </text:span><text:span text:style-name="T177">sleepy</text:span>. <text:span text:style-name="T129">He</text:span> also <text:span text:style-name="T52">loves</text:span> <text:span text:style-name="T129">playing</text:span> with balls. <text:span text:style-name="T290">when</text:span><text:span text:style-name="T263"> </text:span><text:span text:style-name="T177">I</text:span><text:span text:style-name="T263"> </text:span><text:span text:style-name="T83">kick</text:span><text:span text:style-name="T263"> </text:span><text:span text:style-name="T177">a small ball</text:span>, <text:span text:style-name="T129">he</text:span> <text:span text:style-name="T52">chases</text:span> <text:span text:style-name="T129">it</text:span> <text:span text:style-name="T692">and</text:span> <text:span text:style-name="T52">kicks</text:span> <text:span text:style-name="T129">it</text:span> back <text:span text:style-name="T263">to me</text:span> <text:span text:style-name="T796">like</text:span> <text:span text:style-name="T129">he</text:span><text:span text:style-name="T52">’s playing</text:span> <text:span text:style-name="T129">soccer</text:span>.</text:p>
      <text:p text:style-name="P202"/>
      <text:p text:style-name="P205"><text:span text:style-name="T129">He</text:span> <text:span text:style-name="T52">has</text:span> <text:span text:style-name="T129">a favorite stuffed toy</text:span> that <text:span text:style-name="T52">looks like</text:span> <text:span text:style-name="T129">a silver cat</text:span>. <text:span text:style-name="T129">He</text:span> <text:span text:style-name="T52">carries</text:span> <text:span text:style-name="T129">it</text:span> <text:span text:style-name="T263">in his mouth</text:span> as <text:span text:style-name="T129">he</text:span> <text:span text:style-name="T52">goes</text:span> <text:span text:style-name="T263">from the first floor to the second floor</text:span>, <text:span text:style-name="T692">and</text:span> <text:span text:style-name="T263">then</text:span> back down—<text:span text:style-name="T734">meow</text:span><text:span text:style-name="T759">ing</text:span> loudly <text:span text:style-name="T263">the whole time</text:span>. <text:span text:style-name="T129">He</text:span> <text:span text:style-name="T52">does</text:span> <text:span text:style-name="T129">this</text:span> almost <text:span text:style-name="T263">every day</text:span>. <text:span text:style-name="T129">I</text:span> <text:span text:style-name="T52">think of </text:span><text:span text:style-name="T129">it</text:span> as his daily “job.”</text:p>
      <text:p text:style-name="P202"/>
      <text:p text:style-name="P205"><text:span text:style-name="T796">But</text:span> <text:span text:style-name="T129">I</text:span> <text:span text:style-name="T52">do have</text:span> <text:span text:style-name="T129">one small problem</text:span> with him: <text:span text:style-name="T796">whenever</text:span> <text:span text:style-name="T129">the doorbell</text:span> <text:span text:style-name="T52">rings</text:span>, <text:span text:style-name="T129">he</text:span> <text:span text:style-name="T52">runs</text:span> <text:span text:style-name="T263">to the second floor</text:span> <text:span text:style-name="T692">and</text:span> <text:span text:style-name="T52">hides</text:span> <text:span text:style-name="T263">under the bed</text:span>. <text:span text:style-name="T129">He</text:span> never <text:span text:style-name="T52">wants to meet</text:span> guests. <text:span text:style-name="T803">I wish</text:span> <text:span text:style-name="T129">I</text:span> <text:span text:style-name="T52">could</text:span> <text:span text:style-name="T52">introduce</text:span> <text:span text:style-name="T129">him</text:span> <text:span text:style-name="T263">to people</text:span>, <text:span text:style-name="T894">b</text:span><text:span text:style-name="T796">ut</text:span> <text:span text:style-name="T129">he</text:span><text:span text:style-name="T52">’s</text:span> just very <text:span text:style-name="T129">shy</text:span>, isn’t he?</text:p>
      <text:p text:style-name="P202"/>
      <text:p text:style-name="P206"><text:span text:style-name="T129">I</text:span><text:span text:style-name="T52">’ll</text:span> always <text:span text:style-name="T52">cherish</text:span> <text:span text:style-name="T129">him</text:span> <text:span text:style-name="T263">forever</text:span>.<text:span text:style-name="T681"> </text:span><text:span text:style-name="T578">(</text:span><text:span text:style-name="T607">242</text:span><text:span text:style-name="T578"> words)</text:span></text:p>
      <text:p text:style-name="P232"><text:soft-page-break/><text:span text:style-name="T681">A-</text:span><text:span text:style-name="T895">3</text:span><text:span text:style-name="T681">:</text:span></text:p>
      <text:p text:style-name="P232"/>
      <text:p text:style-name="P207"><text:span text:style-name="T129">My favorite English word</text:span> <text:span text:style-name="T52">is</text:span> “<text:span text:style-name="T129">tears</text:span>”—<text:span text:style-name="T785">not</text:span> just the singular tear, <text:span text:style-name="T785">but</text:span> the plural tears—<text:span text:style-name="T785">because</text:span> <text:span text:style-name="T129">it</text:span> <text:span text:style-name="T52">carries</text:span> <text:span text:style-name="T129">such deep emotion </text:span><text:span text:style-name="T233">and</text:span><text:span text:style-name="T129"> feeling</text:span>.</text:p>
      <text:p text:style-name="P207"/>
      <text:p text:style-name="P208"><text:span text:style-name="T803">It’s interesting that</text:span> <text:span text:style-name="T796">although</text:span> <text:span text:style-name="T129">tear</text:span> <text:span text:style-name="T52">is</text:span> <text:span text:style-name="T129">liquid</text:span>, <text:span text:style-name="T129">the word</text:span> <text:span text:style-name="T52">has</text:span> <text:span text:style-name="T129">a plural form</text:span>, as in “<text:span text:style-name="T129">Tears</text:span> <text:span text:style-name="T52">are falling</text:span> <text:span text:style-name="T263">down my cheeks</text:span>.” <text:span text:style-name="T52">Shouldn’t</text:span> <text:span text:style-name="T129">it</text:span> <text:span text:style-name="T52">be</text:span> <text:span text:style-name="T129">uncountable</text:span>, like water or milk? <text:span text:style-name="T896">But</text:span> <text:span text:style-name="T263">to me</text:span>, <text:span text:style-name="T129">tears</text:span> <text:span text:style-name="T52">are</text:span> more than just <text:span text:style-name="T129">drops</text:span> of liquid. <text:span text:style-name="T129">Each tear</text:span> <text:span text:style-name="T52">feels</text:span> <text:span text:style-name="T52">like</text:span> <text:span text:style-name="T129">a single, tangible expression</text:span> of emotion—<text:span text:style-name="T785">so</text:span> personal and complete <text:span text:style-name="T786">that</text:span> <text:span text:style-name="T129">it</text:span> <text:span text:style-name="T52">makes sense to count</text:span> <text:span text:style-name="T129">them</text:span>, one by one.</text:p>
      <text:p text:style-name="P207"/>
      <text:p text:style-name="P209"><text:span text:style-name="T803">That’s why</text:span> <text:span text:style-name="T129">we</text:span> <text:span text:style-name="T52">say</text:span> <text:span text:style-name="T129">things</text:span> like “tears <text:span text:style-name="T263">in your eyes</text:span>.” <text:span text:style-name="T263">In that phrase</text:span>, <text:span text:style-name="T129">you</text:span> <text:span text:style-name="T52">don’t</text:span> just <text:span text:style-name="T52">see</text:span> <text:span text:style-name="T129">water</text:span>—<text:span text:style-name="T129">you</text:span> <text:span text:style-name="T52">see</text:span> <text:span text:style-name="T129">memories, pain, love, </text:span><text:span text:style-name="T233">or</text:span><text:span text:style-name="T129"> even joy</text:span>. <text:span text:style-name="T129">You</text:span> <text:span text:style-name="T52">can</text:span> almost <text:span text:style-name="T52">look</text:span> <text:span text:style-name="T263">into someone’s soul</text:span> <text:span text:style-name="T263">through their tears</text:span>. <text:span text:style-name="T263">In a way</text:span>, <text:span text:style-name="T129">tears</text:span> <text:span text:style-name="T52">are</text:span> <text:span text:style-name="T129">countable</text:span> <text:span text:style-name="T263">in the same way</text:span> <text:span text:style-name="T129">emotions</text:span> <text:span text:style-name="T52">can be</text:span>—<text:span text:style-name="T129">individual, unique, </text:span><text:span text:style-name="T234">and</text:span><text:span text:style-name="T129"> meaningful</text:span>.</text:p>
      <text:p text:style-name="P207"/>
      <text:p text:style-name="P207"><text:span text:style-name="T263">To me</text:span>, “<text:span text:style-name="T129">tears</text:span>” <text:span text:style-name="T52">is</text:span> <text:span text:style-name="T129">one</text:span> of the most beautiful words<text:span text:style-name="T263"> in the world</text:span>—and perhaps the most beautiful <text:span text:style-name="T263">in English</text:span>—especially <text:span text:style-name="T290">when</text:span><text:span text:style-name="T263"> </text:span><text:span text:style-name="T177">you</text:span><text:span text:style-name="T263"> </text:span><text:span text:style-name="T83">hear</text:span><text:span text:style-name="T263"> </text:span><text:span text:style-name="T177">the phrase</text:span><text:span text:style-name="T263">, “tears in your eyes.”</text:span></text:p>
      <text:p text:style-name="P225"><text:span text:style-name="T578">(</text:span><text:span text:style-name="T608">17</text:span><text:span text:style-name="T609">0</text:span><text:span text:style-name="T578"> words)</text:span></text:p>
      <text:p text:style-name="P245"/>
      <text:p text:style-name="P281"/>
      <text:p text:style-name="P245"/>
      <text:p text:style-name="P245"/>
      <text:p text:style-name="P245"/>
      <text:p text:style-name="P245"/>
      <text:p text:style-name="P245"/>
      <text:p text:style-name="P283"><text:soft-page-break/><text:span text:style-name="T356">Q </text:span><text:span text:style-name="T856">1</text:span><text:span text:style-name="T897">5</text:span><text:span text:style-name="T356">:</text:span></text:p>
      <text:p text:style-name="P253"/>
      <text:p text:style-name="P253">Write an essay about <text:span text:style-name="T898">(four) </text:span>season<text:span text:style-name="T898">s!</text:span> </text:p>
      <text:p text:style-name="P253"/>
      <text:p text:style-name="P339"/>
      <text:p text:style-name="P339"/>
      <text:p text:style-name="P233"><text:span text:style-name="T681">A-</text:span><text:span text:style-name="T874">1</text:span><text:span text:style-name="T681">:</text:span></text:p>
      <text:p text:style-name="P245"/>
      <text:p text:style-name="P293"><text:span text:style-name="T129">My favorite season</text:span> <text:span text:style-name="T52">is</text:span> <text:span text:style-name="T129">summer</text:span>.<text:span text:style-name="T129"> I</text:span> <text:span text:style-name="T52">have</text:span> <text:span text:style-name="T129">two reasons</text:span>.</text:p>
      <text:p text:style-name="P293"/>
      <text:p text:style-name="P293"><text:span text:style-name="T803">First, I feel that</text:span> <text:span text:style-name="T129">all living creatures</text:span> <text:span text:style-name="T52">shine</text:span> <text:span text:style-name="T263">in the summer</text:span>. For example, <text:span text:style-name="T129">we</text:span> <text:span text:style-name="T52">can see</text:span> <text:span text:style-name="T129">short-lived insects</text:span> like fireflies and cicadas, <text:span text:style-name="T217">which</text:span> <text:span text:style-name="T52">are</text:span> <text:span text:style-name="T129">symbols</text:span> of the season.</text:p>
      <text:p text:style-name="P293"/>
      <text:p text:style-name="P294"><text:span text:style-name="T803">Second</text:span>, <text:span text:style-name="T129">I</text:span> <text:span text:style-name="T52">have</text:span> <text:span text:style-name="T129">many wonderful memories</text:span> of summer. <text:span text:style-name="T796">When</text:span> <text:span text:style-name="T129">I </text:span><text:span text:style-name="T52">was</text:span> <text:span text:style-name="T263">in elementary school</text:span>, <text:span text:style-name="T129">my brother and I</text:span> <text:span text:style-name="T52">visited</text:span> <text:span text:style-name="T129">our grandmother</text:span> <text:span text:style-name="T263">in the countryside every year</text:span> by bus. <text:span text:style-name="T734">Liv</text:span><text:span text:style-name="T759">ing</text:span> away <text:span text:style-name="T263">from our parents</text:span>, <text:span text:style-name="T129">we</text:span> <text:span text:style-name="T52">were free to swim</text:span> <text:span text:style-name="T263">in rivers </text:span><text:span text:style-name="T315">and</text:span><text:span text:style-name="T263"> pools all day</text:span>, <text:span text:style-name="T52">eat</text:span> <text:span text:style-name="T129">lots of corn </text:span><text:span text:style-name="T212">and</text:span><text:span text:style-name="T129"> watermelon</text:span>, <text:span text:style-name="T692">and</text:span> <text:span text:style-name="T52">play</text:span> with local friends. <text:span text:style-name="T803">It felt like</text:span> <text:span text:style-name="T129">I</text:span> <text:span text:style-name="T52">could forget</text:span> <text:span text:style-name="T129">my</text:span> <text:span text:style-name="T129">everyday life</text:span>.</text:p>
      <text:p text:style-name="P293"/>
      <text:p text:style-name="P293"><text:span text:style-name="T837">Therefore</text:span>, <text:span text:style-name="T290">whenever</text:span><text:span text:style-name="T129"> I </text:span><text:span text:style-name="T52">see</text:span> <text:span text:style-name="T129">a big summer cloud</text:span>—a cumulonimbus—<text:span text:style-name="T129">I</text:span> <text:span text:style-name="T52">feel like</text:span> <text:span text:style-name="T129">shouting</text:span>, “<text:span text:style-name="T129">Summer</text:span> <text:span text:style-name="T52">is coming</text:span>!”</text:p>
      <text:p text:style-name="P226"><text:span text:style-name="T578">(</text:span><text:span text:style-name="T608">1</text:span><text:span text:style-name="T610">18</text:span><text:span text:style-name="T578"> words)</text:span></text:p>
      <text:p text:style-name="P245">-------------------------------------</text:p>
      <text:p text:style-name="P309"><text:span text:style-name="T899">P</text:span>oetic and <text:span text:style-name="T899">E</text:span>xpressive <text:span text:style-name="T899">V</text:span>ersion:</text:p>
      <text:p text:style-name="P281"/>
      <text:p text:style-name="P245"><text:span text:style-name="T129">My favorite season</text:span> <text:span text:style-name="T52">is</text:span> <text:span text:style-name="T129">summer</text:span>.</text:p>
      <text:p text:style-name="P245"/>
      <text:p text:style-name="P245"><text:span text:style-name="T263">In summer</text:span>, <text:span text:style-name="T803">I feel as if</text:span> <text:span text:style-name="T129">all living things</text:span> <text:span text:style-name="T52">are shining</text:span> with life.</text:p>
      <text:p text:style-name="P245"><text:soft-page-break/>The brief, flickering glow of fireflies, the endless song of cicadas—<text:span text:style-name="T803">they remind me that</text:span> <text:span text:style-name="T129">beauty</text:span> <text:span text:style-name="T263">often</text:span> <text:span text:style-name="T52">lives</text:span> <text:span text:style-name="T263">in fleeting moments</text:span>.</text:p>
      <text:p text:style-name="P245"/>
      <text:p text:style-name="P254"><text:span text:style-name="T129">Summer</text:span> also <text:span text:style-name="T52">carries</text:span> <text:span text:style-name="T129">the weight of memory</text:span>. <text:span text:style-name="T290">When</text:span><text:span text:style-name="T263"> </text:span><text:span text:style-name="T177">I </text:span><text:span text:style-name="T83">was</text:span><text:span text:style-name="T263"> </text:span><text:span text:style-name="T177">a</text:span><text:span text:style-name="T263"> </text:span><text:span text:style-name="T177">child</text:span>, <text:span text:style-name="T129">my brother </text:span><text:span text:style-name="T213">and</text:span><text:span text:style-name="T129"> I</text:span> <text:span text:style-name="T52">would ride</text:span> <text:span text:style-name="T129">the bus</text:span> <text:span text:style-name="T263">to our grandmother’s home in the quiet countryside</text:span>. Away <text:span text:style-name="T263">from our parents</text:span>, <text:span text:style-name="T129">we</text:span> <text:span text:style-name="T52">swam</text:span> <text:span text:style-name="T263">in rivers under the sun</text:span>, <text:span text:style-name="T52">ate</text:span> <text:span text:style-name="T129">sweet corn </text:span><text:span text:style-name="T213">and</text:span><text:span text:style-name="T129"> juicy watermelon</text:span>, <text:span text:style-name="T701">and</text:span> <text:span text:style-name="T52">played</text:span> with barefoot friends <text:span text:style-name="T263">until dusk</text:span>.</text:p>
      <text:p text:style-name="P245"/>
      <text:p text:style-name="P245"><text:span text:style-name="T129">Those days</text:span> <text:span text:style-name="T52">felt like</text:span> <text:span text:style-name="T129">magic</text:span>, a gentle escape <text:span text:style-name="T263">from the ordinary</text:span>.</text:p>
      <text:p text:style-name="P245"/>
      <text:p text:style-name="P255"><text:span text:style-name="T263">Even now</text:span>, <text:span text:style-name="T291">wh</text:span><text:span text:style-name="T290">en</text:span> <text:span text:style-name="T129">I</text:span> <text:span text:style-name="T52">see</text:span> <text:span text:style-name="T129">a towering summer cloud</text:span>—a great white cumulonimbus <text:span text:style-name="T734">stretch</text:span><text:span text:style-name="T759">ing</text:span> <text:span text:style-name="T263">into the sky</text:span>—<text:span text:style-name="T129">my heart</text:span> <text:span text:style-name="T52">stirs</text:span>, <text:span text:style-name="T796">and</text:span><text:span text:style-name="T129"> I</text:span> <text:span text:style-name="T52">want to cry</text:span> <text:span text:style-name="T263">out</text:span>, “<text:span text:style-name="T129">Summer</text:span> <text:span text:style-name="T52">has come</text:span>!” <text:span text:style-name="T578">(</text:span><text:span text:style-name="T608">1</text:span><text:span text:style-name="T611">31</text:span><text:span text:style-name="T578"> words)</text:span></text:p>
      <text:p text:style-name="P245"/>
      <text:p text:style-name="P245"/>
      <text:p text:style-name="P256">-------------------------------------</text:p>
      <text:p text:style-name="P455">🌿 <text:span text:style-name="T38">“Summer is coming!”</text:span></text:p>
      <text:p text:style-name="P455">Implies <text:span text:style-name="T785">anticipation</text:span> and excitement.</text:p>
      <text:p text:style-name="P455">You're <text:span text:style-name="T785">looking forward</text:span> to summer and the feelings it brings.</text:p>
      <text:p text:style-name="P455">Example tone: <text:span text:style-name="T785">childlike</text:span> joy, waiting for the fun to begin.</text:p>
      <text:p text:style-name="P455">You see the clouds and your heart leaps—<text:span text:style-name="T785">it's almost here</text:span>!</text:p>
      <text:p text:style-name="P455"/>
      <text:p text:style-name="P455">☀️ <text:span text:style-name="T38">“Summer has come!”</text:span></text:p>
      <text:p text:style-name="P455">Implies arrival and a sense of wonder or <text:span text:style-name="T785">recognition</text:span>.</text:p>
      <text:p text:style-name="P455">You're <text:span text:style-name="T785">already feeling</text:span> summer's presence and warmth.</text:p>
      <text:p text:style-name="P455">Example tone: <text:span text:style-name="T785">nostalgic</text:span>, reverent, or deeply appreciative.</text:p>
      <text:p text:style-name="P455"><text:span text:style-name="T785">The moment has arrived</text:span>—you feel summer all around you.</text:p>
      <text:p text:style-name="P455"/>
      <text:p text:style-name="P234"><text:soft-page-break/><text:span text:style-name="T681">A-</text:span><text:span text:style-name="T900">2</text:span><text:span text:style-name="T681">:</text:span></text:p>
      <text:p text:style-name="P234"/>
      <text:p text:style-name="P295">Essay about Seasons</text:p>
      <text:p text:style-name="P297"/>
      <text:p text:style-name="P298"><text:span text:style-name="T129">The rainy season</text:span> <text:span text:style-name="T52">has begun</text:span>. <text:span text:style-name="T796">Though</text:span> <text:span text:style-name="T129">today</text:span> <text:span text:style-name="T52">is</text:span> <text:span text:style-name="T129">sunny</text:span>— <text:span text:style-name="T901">and</text:span> <text:span text:style-name="T129">the weather</text:span> <text:span text:style-name="T52">will stay</text:span> <text:span text:style-name="T129">clear</text:span> <text:span text:style-name="T263">for a little while</text:span>, according to the forecast—<text:span text:style-name="T129">the temperature</text:span> <text:span text:style-name="T52">is</text:span> already <text:span text:style-name="T129">over 30°C</text:span>, <text:span text:style-name="T129">close to 35°C</text:span>, <text:span text:style-name="T701">and</text:span> <text:span text:style-name="T129">very humid</text:span>. <text:span text:style-name="T129">I</text:span> <text:span text:style-name="T52">don’t like</text:span> <text:span text:style-name="T129">this season</text:span>.</text:p>
      <text:p text:style-name="P297"/>
      <text:p text:style-name="P298"><text:span text:style-name="T129">My favorite season</text:span> <text:span text:style-name="T52">is</text:span> <text:span text:style-name="T129">spring</text:span>. I think <text:span text:style-name="T129">it</text:span><text:span text:style-name="T52">’s</text:span> <text:span text:style-name="T129">the best one</text:span> <text:span text:style-name="T901">because</text:span> <text:span text:style-name="T129">many beautiful flowers</text:span> <text:span text:style-name="T52">bloom</text:span><text:span text:style-name="T263"> in the garden</text:span>. <text:span text:style-name="T263">In Japan</text:span>, <text:span text:style-name="T129">cherry blossoms</text:span> <text:span text:style-name="T52">bloom</text:span> one after another, <text:span text:style-name="T263">from south to north</text:span>, <text:span text:style-name="T263">across the country</text:span>.</text:p>
      <text:p text:style-name="P297"/>
      <text:p text:style-name="P298"><text:span text:style-name="T129">Some people</text:span> <text:span text:style-name="T52">love</text:span> <text:span text:style-name="T129">the red </text:span><text:span text:style-name="T213">and</text:span><text:span text:style-name="T129"> yellow leaves</text:span> of autumn. <text:span text:style-name="T129">It</text:span><text:span text:style-name="T52">’s</text:span> <text:span text:style-name="T129">true</text:span>—<text:span text:style-name="T129">autumn scenery</text:span> <text:span text:style-name="T52">is</text:span> <text:span text:style-name="T129">stunning</text:span>.</text:p>
      <text:p text:style-name="P297"/>
      <text:p text:style-name="P298"><text:span text:style-name="T901">But</text:span> <text:span text:style-name="T291">wh</text:span><text:span text:style-name="T288">en</text:span><text:span text:style-name="T263"> I think that </text:span><text:span text:style-name="T177">winter</text:span><text:span text:style-name="T263"> </text:span><text:span text:style-name="T83">is coming</text:span><text:span text:style-name="T263"> soon</text:span>, <text:span text:style-name="T129">I</text:span> <text:span text:style-name="T52">feel</text:span> <text:span text:style-name="T129">a little</text:span> <text:span text:style-name="T129">lonely</text:span>. <text:span text:style-name="T263">To me</text:span>, <text:span text:style-name="T129">winter</text:span> just <text:span text:style-name="T52">means</text:span> <text:span text:style-name="T129">cold days</text:span>. <text:span text:style-name="T129">I</text:span> <text:span text:style-name="T52">don’t like</text:span> <text:span text:style-name="T129">the</text:span> <text:span text:style-name="T129">cold</text:span>, maybe <text:span text:style-name="T901">because</text:span> <text:span text:style-name="T129">I</text:span> <text:span text:style-name="T52">was born</text:span> <text:span text:style-name="T263">in a warm region</text:span>. </text:p>
      <text:p text:style-name="P301"><text:span text:style-name="T578">(</text:span><text:span text:style-name="T608">1</text:span><text:span text:style-name="T612">25</text:span><text:span text:style-name="T578"> words)</text:span></text:p>
      <text:p text:style-name="P257">-------------------------------------</text:p>
      <text:p text:style-name="P483"><text:span text:style-name="T42">grow up<text:tab/></text:span><text:span text:style-name="T5">（自分が）成長する<text:tab/></text:span><text:span text:style-name="T6">(</text:span><text:span text:style-name="T902">子供・動物</text:span><text:span text:style-name="T6">)</text:span><text:span text:style-name="T43"><text:tab/><text:tab/></text:span><text:span text:style-name="T44">grow – grew - grown</text:span></text:p>
      <text:p text:style-name="P484"><text:span text:style-name="T42">bring up<text:tab/></text:span><text:span text:style-name="T5">（他を）育てる<text:tab/><text:tab/></text:span><text:span text:style-name="T6">(</text:span><text:span text:style-name="T902">子供 </text:span><text:span text:style-name="T6">)<text:tab/><text:tab/><text:tab/></text:span><text:span text:style-name="T49">bring – brought - brought</text:span></text:p>
      <text:p text:style-name="P484"><text:span text:style-name="T42">raise<text:tab/><text:tab/></text:span><text:span text:style-name="T5">（他を）育てる/育む<text:tab/></text:span><text:span text:style-name="T6">(</text:span><text:span text:style-name="T902">子供 ・動植物</text:span><text:span text:style-name="T6">)<text:tab/><text:tab/></text:span><text:span text:style-name="T49">raise – raised - raised</text:span></text:p>
      <text:p text:style-name="P486"/>
      <text:p text:style-name="P488"><text:span text:style-name="T236">I </text:span><text:span text:style-name="T99">grew up</text:span><text:span text:style-name="T903"> </text:span><text:span text:style-name="T292">in a small town near the mountains</text:span><text:span text:style-name="T903">.</text:span></text:p>
      <text:p text:style-name="P489"><text:span text:style-name="T236">She</text:span><text:span text:style-name="T903"> </text:span><text:span text:style-name="T99">grew up</text:span><text:span text:style-name="T903"> surrounded by nature and animals.</text:span></text:p>
      <text:p text:style-name="P488"><text:span text:style-name="T236">We</text:span><text:span text:style-name="T903"> </text:span><text:span text:style-name="T118">watched</text:span><text:span text:style-name="T903"> </text:span><text:span text:style-name="T236">the puppy</text:span><text:span text:style-name="T903"> </text:span><text:span text:style-name="T348">grow up</text:span><text:span text:style-name="T903"> </text:span><text:span text:style-name="T292">into a beautiful dog</text:span><text:span text:style-name="T903">.</text:span></text:p>
      <text:p text:style-name="P488"/>
      <text:p text:style-name="P488"><text:span text:style-name="T236">He</text:span><text:span text:style-name="T903"> </text:span><text:span text:style-name="T99">brings up</text:span><text:span text:style-name="T903"> </text:span><text:span text:style-name="T236">his son</text:span><text:span text:style-name="T903"> with great care.</text:span></text:p>
      <text:p text:style-name="P488"><text:span text:style-name="T236">My parents</text:span><text:span text:style-name="T903"> </text:span><text:span text:style-name="T99">brought</text:span><text:span text:style-name="T903"> </text:span><text:span text:style-name="T236">me</text:span><text:span text:style-name="T903"> </text:span><text:span text:style-name="T99">up</text:span><text:span text:style-name="T903"> to be independent.</text:span></text:p>
      <text:p text:style-name="P488"><text:span text:style-name="T237">Ken</text:span><text:span text:style-name="T903"> </text:span><text:span text:style-name="T118">was </text:span><text:span text:style-name="T99">brought up</text:span><text:span text:style-name="T903"> to always respect others.←</text:span><text:span text:style-name="T237">His parents</text:span><text:span text:style-name="T904"> </text:span><text:span text:style-name="T100">brought</text:span><text:span text:style-name="T20"> </text:span><text:span text:style-name="T100">up</text:span><text:span text:style-name="T904"> </text:span><text:span text:style-name="T237">Ken</text:span><text:span text:style-name="T904"> to -.</text:span></text:p>
      <text:p text:style-name="P488"/>
      <text:p text:style-name="P488"><text:span text:style-name="T236">She</text:span><text:span text:style-name="T903"> </text:span><text:span text:style-name="T99">raised</text:span><text:span text:style-name="T903"> </text:span><text:span text:style-name="T236">the puppy</text:span><text:span text:style-name="T903"> </text:span><text:span text:style-name="T292">since it was a newborn</text:span><text:span text:style-name="T903">.</text:span></text:p>
      <text:p text:style-name="P488"><text:span text:style-name="T903">His parents </text:span><text:span text:style-name="T99">raised</text:span><text:span text:style-name="T903"> </text:span><text:span text:style-name="T236">him</text:span><text:span text:style-name="T903"> to be hardworking.</text:span></text:p>
      <text:p text:style-name="P489"><text:span text:style-name="T236">He</text:span><text:span text:style-name="T903"> </text:span><text:span text:style-name="T118">was </text:span><text:span text:style-name="T99">raised</text:span><text:span text:style-name="T903"> with a strong sense of responsibility.←</text:span><text:span text:style-name="T237">His parents</text:span><text:span text:style-name="T904"> </text:span><text:span text:style-name="T100">raised</text:span><text:span text:style-name="T904"> </text:span><text:span text:style-name="T237">him</text:span><text:span text:style-name="T904"> with -.</text:span></text:p>
      <text:p text:style-name="P235"><text:soft-page-break/><text:span text:style-name="T681">A-</text:span><text:span text:style-name="T905">3</text:span><text:span text:style-name="T681">:</text:span></text:p>
      <text:p text:style-name="P296"/>
      <text:p text:style-name="P299"><text:span text:style-name="T129">I</text:span> <text:span text:style-name="T52">don’t need</text:span> <text:span text:style-name="T129">four seasons</text:span> anymore—<text:span text:style-name="T129">spring and autumn</text:span> <text:span text:style-name="T52">are</text:span> <text:span text:style-name="T129">all</text:span> I want.</text:p>
      <text:p text:style-name="P299"/>
      <text:p text:style-name="P300"><text:span text:style-name="T129">Japan</text:span> traditionally <text:span text:style-name="T52">has</text:span> <text:span text:style-name="T129">four seasons</text:span>, <text:span text:style-name="T796">but</text:span> <text:span text:style-name="T129">spring and autumn</text:span> <text:span text:style-name="T52">are becoming</text:span> <text:span text:style-name="T129">too short</text:span>. <text:span text:style-name="T263">Meanwhile</text:span>, <text:span text:style-name="T129">summer</text:span> <text:span text:style-name="T52">has been getting</text:span> <text:span text:style-name="T129">hotter, longer, </text:span><text:span text:style-name="T213">and</text:span><text:span text:style-name="T129"> more unbearable</text:span> <text:span text:style-name="T263">in recent years</text:span>.</text:p>
      <text:p text:style-name="P300"/>
      <text:p text:style-name="P300"><text:span text:style-name="T129">I</text:span> <text:span text:style-name="T52">don't like</text:span> <text:span text:style-name="T129">hot weather</text:span>, <text:span text:style-name="T906">so</text:span> <text:span text:style-name="T129">I</text:span> <text:span text:style-name="T52">can </text:span><text:span text:style-name="T107">hardly</text:span><text:span text:style-name="T52"> stand</text:span> <text:span text:style-name="T129">the heat</text:span>. <text:span text:style-name="T263">On top of that</text:span>, <text:span text:style-name="T129">electricity bills</text:span> <text:span text:style-name="T52">keep rising</text:span>. <text:span text:style-name="T129">It</text:span><text:span text:style-name="T52">’s</text:span> <text:span text:style-name="T129">scary</text:span> <text:span text:style-name="T759">to </text:span><text:span text:style-name="T734">imagine</text:span> <text:span text:style-name="T224">what</text:span><text:span text:style-name="T707"> </text:span><text:span text:style-name="T112">would happen</text:span><text:span text:style-name="T707"> </text:span><text:span text:style-name="T720">if</text:span><text:span text:style-name="T707"> </text:span><text:span text:style-name="T222">the power</text:span><text:span text:style-name="T707"> </text:span><text:span text:style-name="T112">went</text:span><text:span text:style-name="T707"> </text:span><text:span text:style-name="T297">out</text:span><text:span text:style-name="T707"> </text:span><text:span text:style-name="T297">in the middle of summer</text:span>.</text:p>
      <text:p text:style-name="P299"/>
      <text:p text:style-name="P299"><text:span text:style-name="T803">I wish</text:span> <text:span text:style-name="T129">I</text:span> <text:span text:style-name="T52">could move</text:span> <text:span text:style-name="T263">somewhere</text:span> <text:span text:style-name="T285">where</text:span> <text:span text:style-name="T129">the temperature</text:span> <text:span text:style-name="T52">stays</text:span> <text:span text:style-name="T129">around 25°C</text:span> <text:span text:style-name="T263">all year round</text:span>. <text:span text:style-name="T129">I</text:span><text:span text:style-name="T52">’d love to spend</text:span> <text:span text:style-name="T129">the rest</text:span> of my life <text:span text:style-name="T263">in comfort</text:span>.<text:span text:style-name="T888"> </text:span><text:span text:style-name="T578">(</text:span><text:span text:style-name="T608">1</text:span><text:span text:style-name="T613">02</text:span><text:span text:style-name="T578"> words)</text:span></text:p>
      <text:p text:style-name="P284"/>
      <text:p text:style-name="P258">-------------------------------------</text:p>
      <text:p text:style-name="P284"><draw:frame text:anchor-type="paragraph" draw:z-index="5" draw:name="Shape1" draw:style-name="gr14" draw:text-style-name="P539" svg:width="5.1906in" svg:height="3.4067in" svg:x="0.0047in" svg:y="0.1681in"><draw:text-box><text:p><text:span text:style-name="T615">程度を表す副詞：</text:span><text:span text:style-name="T1021"> </text:span></text:p><text:p><text:span text:style-name="T1022"><text:s/></text:span><text:span text:style-name="T1022">(</text:span><text:span text:style-name="T1023">I</text:span><text:span text:style-name="T1022"> </text:span><text:span text:style-name="T1024">can </text:span><text:span text:style-name="T1025">not</text:span><text:span text:style-name="T1024"> stand</text:span><text:span text:style-name="T1022"> </text:span><text:span text:style-name="T1023">the heat</text:span><text:span text:style-name="T1022">.)</text:span></text:p><text:p><text:span text:style-name="T1022"><text:s/></text:span><text:span text:style-name="T1023">I</text:span><text:span text:style-name="T1022"> </text:span><text:span text:style-name="T1024">can </text:span><text:span text:style-name="T1025">hardly</text:span><text:span text:style-name="T1024"> stand</text:span><text:span text:style-name="T1022"> </text:span><text:span text:style-name="T1023">the heat</text:span><text:span text:style-name="T1022">.</text:span></text:p><text:p><text:span text:style-name="T1022"><text:s/></text:span><text:span text:style-name="T1023">He</text:span><text:span text:style-name="T1022"> </text:span><text:span text:style-name="T1024">is </text:span><text:span text:style-name="T1026">hardly</text:span><text:span text:style-name="T1022"> </text:span><text:span text:style-name="T1023">right</text:span><text:span text:style-name="T1022"> about it.</text:span></text:p><text:p><text:span text:style-name="T1022"/></text:p><text:p><text:span text:style-name="T1022"><text:s/></text:span><text:span text:style-name="T1027">absolutely</text:span><text:span text:style-name="T1022"> completely totally</text:span><text:span text:style-name="T1022"><text:tab/></text:span><text:span text:style-name="T1022"><text:tab/></text:span><text:span text:style-name="T638">絶</text:span><text:span text:style-name="T638">対に</text:span></text:p><text:p><text:span text:style-name="T1022"><text:s/></text:span><text:span text:style-name="T1028">quite</text:span><text:span text:style-name="T1028"><text:tab/></text:span><text:span text:style-name="T1028"><text:tab/></text:span><text:span text:style-name="T1028"><text:tab/></text:span><text:span text:style-name="T1028"><text:tab/></text:span><text:span text:style-name="T1028"><text:tab/></text:span><text:span text:style-name="T1028"><text:tab/></text:span><text:span text:style-name="T638">まった</text:span><text:span text:style-name="T638">く</text:span></text:p><text:p><text:span text:style-name="T1022"><text:s/></text:span><text:span text:style-name="T1022">almost <text:s/>nearly</text:span><text:span text:style-name="T1022"><text:tab/></text:span><text:span text:style-name="T1022"><text:tab/></text:span><text:span text:style-name="T1022"><text:tab/></text:span><text:span text:style-name="T1022"><text:tab/></text:span><text:span text:style-name="T1022"><text:tab/></text:span><text:span text:style-name="T638">ほ</text:span><text:span text:style-name="T638">とんど</text:span></text:p><text:p><text:span text:style-name="T1022"><text:s/></text:span><text:span text:style-name="T1029">rather</text:span><text:span text:style-name="T1022"> <text:s/>somewhat</text:span><text:span text:style-name="T1022"><text:tab/></text:span><text:span text:style-name="T1022"><text:tab/></text:span><text:span text:style-name="T1022"><text:tab/></text:span><text:span text:style-name="T1022"><text:tab/></text:span><text:span text:style-name="T638">いくぶ</text:span><text:span text:style-name="T638">ん</text:span></text:p><text:p><text:span text:style-name="T1022"><text:s/></text:span><text:span text:style-name="T1022">hardly <text:s/>scarcely</text:span><text:span text:style-name="T1022"><text:tab/></text:span><text:span text:style-name="T1022"><text:tab/></text:span><text:span text:style-name="T1022"><text:tab/></text:span><text:span text:style-name="T1022"><text:tab/></text:span><text:span text:style-name="T638">ほとん</text:span><text:span text:style-name="T638">ど～ない</text:span></text:p><text:p><text:span text:style-name="T1022"><text:s/></text:span><text:span text:style-name="T1030">never</text:span><text:span text:style-name="T1030"><text:tab/></text:span><text:span text:style-name="T1030"><text:tab/></text:span><text:span text:style-name="T1030"><text:tab/></text:span><text:span text:style-name="T1030"><text:tab/></text:span><text:span text:style-name="T1030"><text:tab/></text:span><text:span text:style-name="T1030"><text:tab/></text:span><text:span text:style-name="T638">全然～</text:span><text:span text:style-name="T638">ない</text:span></text:p></draw:text-box></draw:frame></text:p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><text:soft-page-break/><text:span text:style-name="T356">Q </text:span><text:span text:style-name="T856">1</text:span><text:span text:style-name="T897">5</text:span><text:span text:style-name="T356">:</text:span></text:p>
      <text:p text:style-name="P284"/>
      <text:p text:style-name="P259">Write an encouraging letter to an 18-year-old girl about her future.</text:p>
      <text:p text:style-name="P259"/>
      <text:p text:style-name="P492">“<text:span text:style-name="T129">Her name</text:span> <text:span text:style-name="T52">is</text:span> <text:span text:style-name="T129">Sam</text:span>, <text:span text:style-name="T796">and</text:span> <text:span text:style-name="T129">she</text:span> <text:span text:style-name="T52">is</text:span> originally <text:span text:style-name="T263">from the Philippines</text:span>. <text:span text:style-name="T129">She</text:span> <text:span text:style-name="T52">is</text:span> currently <text:span text:style-name="T52">studying</text:span> <text:span text:style-name="T263">at ○○ High School</text:span>. </text:p>
      <text:p text:style-name="P493"><text:span text:style-name="T129">Sam</text:span> <text:span text:style-name="T52">came</text:span> <text:span text:style-name="T263">to Japan </text:span><text:span text:style-name="T293">when</text:span><text:span text:style-name="T263"> </text:span><text:span text:style-name="T177">she</text:span><text:span text:style-name="T263"> </text:span><text:span text:style-name="T83">was</text:span><text:span text:style-name="T263"> in 6th grade</text:span>. <text:span text:style-name="T129">She</text:span> <text:span text:style-name="T52">speaks</text:span> <text:span text:style-name="T129">three languages</text:span>: Tagalog, English, and Japanese. </text:p>
      <text:p text:style-name="P494"><text:span text:style-name="T238">Her English</text:span><text:span text:style-name="T907"> </text:span><text:span text:style-name="T119">is</text:span><text:span text:style-name="T907"> nearly </text:span><text:span text:style-name="T238">native-level</text:span><text:span text:style-name="T907">, </text:span><text:span text:style-name="T908">and</text:span><text:span text:style-name="T907"> </text:span><text:span text:style-name="T908">a</text:span><text:span text:style-name="T909">lthough</text:span><text:span text:style-name="T907"> </text:span><text:span text:style-name="T238">her Japanese</text:span><text:span text:style-name="T907"> </text:span><text:span text:style-name="T119">is</text:span><text:span text:style-name="T907"> just </text:span><text:span text:style-name="T119">reaching</text:span><text:span text:style-name="T907"> </text:span><text:span text:style-name="T238">the</text:span><text:span text:style-name="T907"> </text:span><text:span text:style-name="T238">intermediate level</text:span><text:span text:style-name="T907">, </text:span><text:span text:style-name="T238">she</text:span><text:span text:style-name="T907"> </text:span><text:span text:style-name="T119">receives</text:span><text:span text:style-name="T907"> mostly </text:span><text:span text:style-name="T238">A’s</text:span><text:span text:style-name="T907"> </text:span><text:span text:style-name="T913">in her subjects</text:span><text:span text:style-name="T907">. </text:span><text:span text:style-name="T238">She</text:span><text:span text:style-name="T907"> also </text:span><text:span text:style-name="T119">works</text:span><text:span text:style-name="T907"> </text:span><text:span text:style-name="T238">part-time</text:span><text:span text:style-name="T907"> </text:span><text:span text:style-name="T913">at ○○-</text:span><text:span text:style-name="T914">Shop</text:span><text:span text:style-name="T907">, </text:span><text:span text:style-name="T915">where</text:span><text:span text:style-name="T907"> </text:span><text:span text:style-name="T238">she</text:span><text:span text:style-name="T907"> </text:span><text:span text:style-name="T119">uses</text:span><text:span text:style-name="T907"> </text:span><text:span text:style-name="T238">her English skills</text:span><text:span text:style-name="T907"> </text:span><text:span text:style-name="T910">to </text:span><text:span text:style-name="T911">help</text:span><text:span text:style-name="T907"> </text:span><text:span text:style-name="T912">foreign customers</text:span><text:span text:style-name="T907">.” <text:s/></text:span></text:p>
      <text:p text:style-name="P245"/>
      <text:p text:style-name="P236"><text:span text:style-name="T681">A-</text:span><text:span text:style-name="T874">1</text:span><text:span text:style-name="T681">:</text:span></text:p>
      <text:p text:style-name="P210"><text:span text:style-name="Strong_20_Emphasis"><text:span text:style-name="T27">Dear Sam,</text:span></text:span></text:p>
      <text:p text:style-name="P341">Hello, <text:span text:style-name="T129">my name</text:span> <text:span text:style-name="T52">is</text:span> <text:span text:style-name="T129">Sach</text:span><text:span text:style-name="T239">i</text:span><text:span text:style-name="T129">y </text:span><text:span text:style-name="T239">H</text:span>. <text:span text:style-name="T129">Thinking</text:span> <text:span text:style-name="T785">of you at 18 years old</text:span> <text:span text:style-name="T52">reminded</text:span> <text:span text:style-name="T129">me</text:span> <text:span text:style-name="T726">of myself</text:span> <text:span text:style-name="T263">at that age</text:span>. <text:span text:style-name="T803">I didn’t know</text:span> <text:span text:style-name="T129">what</text:span> <text:span text:style-name="T129">I</text:span> <text:span text:style-name="T52">wanted to do</text:span> <text:span text:style-name="T263">back then</text:span>, <text:span text:style-name="T796">so</text:span> <text:span text:style-name="T129">I</text:span> <text:span text:style-name="T52">focused</text:span> <text:span text:style-name="T263">on the tasks in front of me</text:span>. For example, <text:span text:style-name="T129">I </text:span><text:span text:style-name="T52">followed</text:span> <text:span text:style-name="T129">my parents' advice</text:span> <text:span text:style-name="T692">and</text:span> <text:span text:style-name="T52">worked</text:span> <text:span text:style-name="T263">at a company for two years</text:span>.</text:p>
      <text:p text:style-name="P342"><text:span text:style-name="T857">However</text:span>, <text:span text:style-name="T803">I eventually realized that</text:span> <text:span text:style-name="T129">it</text:span> <text:span text:style-name="T52">wasn’t</text:span> <text:span text:style-name="T129">the right path</text:span> <text:span text:style-name="T263">for me</text:span>. <text:span text:style-name="T129">I</text:span> <text:span text:style-name="T52">discovered</text:span> <text:span text:style-name="T129">my interest</text:span> <text:span text:style-name="T263">in traditional Japanese culture</text:span> <text:span text:style-name="T692">and</text:span> <text:span text:style-name="T52">decided to enroll</text:span> <text:span text:style-name="T263">in a kimono school in Osaka</text:span>.</text:p>
      <text:p text:style-name="P343"><text:span text:style-name="T803">I believe</text:span> <text:span text:style-name="T129">it</text:span><text:span text:style-name="T52">’s</text:span> <text:span text:style-name="T129">okay</text:span> <text:span text:style-name="T759">to </text:span><text:span text:style-name="T734">take</text:span> <text:span text:style-name="T707">your time</text:span>. <text:span text:style-name="T916">As</text:span> <text:span text:style-name="T129">you</text:span> <text:span text:style-name="T52">move</text:span> <text:span text:style-name="T263">forward</text:span>, even slowly, <text:span text:style-name="T129">you</text:span><text:span text:style-name="T52">’ll begin to discover</text:span> <text:span text:style-name="T225">what</text:span><text:span text:style-name="T707"> truly </text:span><text:span text:style-name="T112">matters</text:span><text:span text:style-name="T707"> </text:span><text:span text:style-name="T297">to you</text:span>.</text:p>
      <text:p text:style-name="P343"><text:span text:style-name="T52">Don’t rush</text:span> — <text:span text:style-name="T52">go</text:span> <text:span text:style-name="T263">at your own pace</text:span>. <text:span text:style-name="T803">I hope</text:span> <text:span text:style-name="T129">you</text:span> <text:span text:style-name="T52">live</text:span> <text:span text:style-name="T129">a life</text:span> <text:span text:style-name="T191">that</text:span> <text:span text:style-name="T52">feels</text:span> <text:span text:style-name="T129">true</text:span> <text:span text:style-name="T263">to yourself</text:span>.</text:p>
      <text:p text:style-name="P497"><text:soft-page-break/><text:span text:style-name="T401">Warm regards,<text:line-break/></text:span><text:span text:style-name="Strong_20_Emphasis"><text:span text:style-name="T401">Sachi</text:span></text:span><text:span text:style-name="Strong_20_Emphasis"><text:span text:style-name="T402">y H.</text:span></text:span><text:span text:style-name="Strong_20_Emphasis"><text:span text:style-name="T394"> </text:span></text:span><text:span text:style-name="Strong_20_Emphasis"><text:span text:style-name="T619">(</text:span></text:span><text:span text:style-name="Strong_20_Emphasis"><text:span text:style-name="T624">1</text:span></text:span><text:span text:style-name="Strong_20_Emphasis"><text:span text:style-name="T625">32</text:span></text:span><text:span text:style-name="Strong_20_Emphasis"><text:span text:style-name="T619"> words)</text:span></text:span></text:p>
      <text:p text:style-name="P497"><text:span text:style-name="Strong_20_Emphasis"><text:span text:style-name="T619"/></text:span></text:p>
      <text:p text:style-name="P236"><text:span text:style-name="T681">A-</text:span><text:span text:style-name="T917">2</text:span><text:span text:style-name="T681">:</text:span></text:p>
      <text:p text:style-name="P245"/>
      <text:p text:style-name="P246"><text:span text:style-name="Strong_20_Emphasis"><text:span text:style-name="T27">Dear Sam,</text:span></text:span></text:p>
      <text:p text:style-name="P344"><text:span text:style-name="T129">My name</text:span> <text:span text:style-name="T52">is</text:span> <text:span text:style-name="T129">Momo</text:span>. <text:span text:style-name="T129">I</text:span><text:span text:style-name="T52">’m</text:span> <text:span text:style-name="T129">a Japanese woman</text:span> <text:span text:style-name="T192">who</text:span> <text:span text:style-name="T52">has studied</text:span> <text:span text:style-name="T129">English</text:span> <text:span text:style-name="T263">for many years, and over time</text:span>, <text:span text:style-name="T129">I</text:span><text:span text:style-name="T52">’ve had</text:span> <text:span text:style-name="T129">a variety</text:span> of life experiences.</text:p>
      <text:p text:style-name="P344"><text:span text:style-name="T129">I</text:span><text:span text:style-name="T52">’m</text:span> very <text:span text:style-name="T129">happy</text:span> <text:span text:style-name="T768">to </text:span><text:span text:style-name="T750">be writng</text:span> <text:span text:style-name="T707">this letter</text:span> <text:span text:style-name="T263">to you</text:span>. <text:span text:style-name="T129">You</text:span> already <text:span text:style-name="T52">speak</text:span> <text:span text:style-name="T129">three languages</text:span> — Tagalog, English, and Japanese — <text:span text:style-name="T514">and</text:span> <text:span text:style-name="T129">that</text:span> <text:span text:style-name="T52">is</text:span> <text:span text:style-name="T129">a wonderful advantage</text:span> <text:span text:style-name="T263">for your future</text:span>.</text:p>
      <text:p text:style-name="P345">For example, <text:span text:style-name="T129">you</text:span> <text:span text:style-name="T52">could become</text:span> <text:span text:style-name="T129">an interpreter</text:span>. <text:span text:style-name="T515">If</text:span> <text:span text:style-name="T129">you</text:span> <text:span text:style-name="T52">wish to continue</text:span> <text:span text:style-name="T129">your studies</text:span> <text:span text:style-name="T263">at a university or college</text:span>, <text:span text:style-name="T129">you</text:span><text:span text:style-name="T52">’ll have</text:span> <text:span text:style-name="T129">the option</text:span> <text:span text:style-name="T768">to </text:span><text:span text:style-name="T751">study</text:span> <text:span text:style-name="T263">in either English or Japanese</text:span>. <text:span text:style-name="T129">It</text:span> <text:span text:style-name="T52">would</text:span> also <text:span text:style-name="T52">be</text:span> <text:span text:style-name="T129">helpful</text:span> <text:span text:style-name="T768">to </text:span><text:span text:style-name="T751">learn</text:span> <text:span text:style-name="T707">a skill</text:span> <text:span text:style-name="T692">or</text:span> <text:span text:style-name="T751">earn</text:span> <text:span text:style-name="T707">a </text:span><text:span text:style-name="T721">qualification</text:span> <text:span text:style-name="T191">that</text:span> <text:span text:style-name="T52">can support</text:span> <text:span text:style-name="T129">your career</text:span>.</text:p>
      <text:p text:style-name="P346"><text:span text:style-name="T785">With your language abilities and talents</text:span>, <text:span text:style-name="T129">you</text:span><text:span text:style-name="T52">’ll be able to live and work</text:span> <text:span text:style-name="T263">in Japan, the Philippines, or wherever you choose</text:span>. <text:span text:style-name="T129">The possibilities</text:span> <text:span text:style-name="T52">are</text:span> wide <text:span text:style-name="T129">open</text:span> <text:span text:style-name="T263">for you</text:span>.</text:p>
      <text:p text:style-name="P346"><text:span text:style-name="T129">I</text:span> <text:span text:style-name="T52">wish</text:span> <text:span text:style-name="T129">you</text:span> <text:span text:style-name="T340">a bright </text:span><text:span text:style-name="T347">and</text:span><text:span text:style-name="T340"> lucky future</text:span>.</text:p>
      <text:p text:style-name="P346"/>
      <text:p text:style-name="P497"><text:span text:style-name="T401">Sincerely,<text:line-break/></text:span><text:span text:style-name="Strong_20_Emphasis"><text:span text:style-name="T401">Momo</text:span></text:span><text:span text:style-name="Strong_20_Emphasis"><text:span text:style-name="T394"> </text:span></text:span><text:span text:style-name="Strong_20_Emphasis"><text:span text:style-name="T619">(</text:span></text:span><text:span text:style-name="Strong_20_Emphasis"><text:span text:style-name="T624">1</text:span></text:span><text:span text:style-name="Strong_20_Emphasis"><text:span text:style-name="T625">41</text:span></text:span><text:span text:style-name="Strong_20_Emphasis"><text:span text:style-name="T619"> words)</text:span></text:span></text:p>
      <text:p text:style-name="P497"><text:span text:style-name="Strong_20_Emphasis"><text:span text:style-name="T619"/></text:span></text:p>
      <text:p text:style-name="P237"><text:soft-page-break/><text:span text:style-name="T681">A-</text:span><text:span text:style-name="T918">3</text:span><text:span text:style-name="T681">:</text:span></text:p>
      <text:p text:style-name="P246"><text:span text:style-name="Strong_20_Emphasis"><text:span text:style-name="T27">Hi Sam,</text:span></text:span></text:p>
      <text:p text:style-name="P347"><text:span text:style-name="T129">My name</text:span> <text:span text:style-name="T52">is</text:span> <text:span text:style-name="T129">Kim</text:span><text:span text:style-name="T240">i</text:span><text:span text:style-name="T239">y</text:span><text:span text:style-name="T129"> Y</text:span>. <text:span text:style-name="T129">I</text:span><text:span text:style-name="T52">'m</text:span> probably <text:span text:style-name="T129">older</text:span> than your grandmother!<text:line-break/><text:span text:style-name="T803">I heard that</text:span> <text:span text:style-name="T129">you</text:span> <text:span text:style-name="T52">speak</text:span> <text:span text:style-name="T129">English, Tagalog, </text:span><text:span text:style-name="T212">and</text:span><text:span text:style-name="T129"> Japanese</text:span> — <text:span text:style-name="T129">that</text:span><text:span text:style-name="T52">’s</text:span> <text:span text:style-name="T129">amazing</text:span>! <text:span text:style-name="T129">I</text:span> truly <text:span text:style-name="T52">admire</text:span> <text:span text:style-name="T129">your ability</text:span> <text:span text:style-name="T768">to </text:span><text:span text:style-name="T752">speak</text:span> <text:span text:style-name="T707">three languages</text:span>. I<text:span text:style-name="T52">’ve been studying</text:span> <text:span text:style-name="T129">English</text:span> <text:span text:style-name="T263">for a long time</text:span>, <text:span text:style-name="T516">but</text:span> <text:span text:style-name="T129">I</text:span> still <text:span text:style-name="T52">struggle</text:span> <text:span text:style-name="T335">with it</text:span>.</text:p>
      <text:p text:style-name="P347"><text:span text:style-name="T515">If</text:span> <text:span text:style-name="T129">you</text:span> <text:span text:style-name="T52">decide to continue</text:span> living <text:span text:style-name="T263">in Japan</text:span>, <text:span text:style-name="T803">I hope</text:span> <text:span text:style-name="T129">you</text:span><text:span text:style-name="T52">’ll make</text:span> <text:span text:style-name="T129">the most</text:span> of your language skills. For example, <text:span text:style-name="T129">you</text:span> <text:span text:style-name="T52">could work</text:span> <text:span text:style-name="T263">at an English conversation school, a hotel, a tourist information center</text:span> — <text:span text:style-name="T263">there</text:span> <text:span text:style-name="T52">are</text:span> <text:span text:style-name="T129">many opportunities</text:span>.</text:p>
      <text:p text:style-name="P348"><text:span text:style-name="T803">I imagine that</text:span> <text:span text:style-name="T129">living</text:span> <text:span text:style-name="T263">in Japan</text:span> <text:span text:style-name="T52">might be</text:span> <text:span text:style-name="T129">difficult</text:span> <text:span text:style-name="T263">at times</text:span>. <text:span text:style-name="T129">Every country</text:span> <text:span text:style-name="T52">has</text:span> <text:span text:style-name="T129">its good </text:span><text:span text:style-name="T212">and</text:span><text:span text:style-name="T129"> bad sides</text:span>, <text:span text:style-name="T514">and</text:span> <text:span text:style-name="T129">Japan</text:span> <text:span text:style-name="T52">is</text:span> <text:span text:style-name="T129">no exception</text:span>. <text:span text:style-name="T517">But</text:span> <text:span text:style-name="T129">one</text:span> of the things <text:span text:style-name="T129">I</text:span> <text:span text:style-name="T52">appreciate</text:span> about Japan <text:span text:style-name="T52">is</text:span> <text:span text:style-name="T222">how safe it</text:span><text:span text:style-name="T707"> </text:span><text:span text:style-name="T112">is</text:span>. <text:span text:style-name="T129">You</text:span> <text:span text:style-name="T52">can</text:span> even <text:span text:style-name="T52">walk</text:span> alone <text:span text:style-name="T263">at night</text:span> <text:span text:style-name="T335">without worry</text:span>.</text:p>
      <text:p text:style-name="P346">Anyway, <text:span text:style-name="T129">I</text:span><text:span text:style-name="T52">’m wishing</text:span> <text:span text:style-name="T129">you</text:span> <text:span text:style-name="T340">all the best</text:span>. <text:span text:style-name="T129">You</text:span> <text:span text:style-name="T52">can do</text:span> <text:span text:style-name="T129">it</text:span> — <text:span text:style-name="T52">go</text:span> <text:span text:style-name="T263">for it</text:span>!</text:p>
      <text:p text:style-name="P497"><text:span text:style-name="T401">Warmly,<text:line-break/></text:span><text:span text:style-name="Strong_20_Emphasis"><text:span text:style-name="T401">Kimi</text:span></text:span><text:span text:style-name="Strong_20_Emphasis"><text:span text:style-name="T402">y</text:span></text:span><text:span text:style-name="Strong_20_Emphasis"><text:span text:style-name="T401"> Y.</text:span></text:span><text:span text:style-name="Strong_20_Emphasis"><text:span text:style-name="T394"> </text:span></text:span><text:span text:style-name="Strong_20_Emphasis"><text:span text:style-name="T619">(</text:span></text:span><text:span text:style-name="Strong_20_Emphasis"><text:span text:style-name="T624">1</text:span></text:span><text:span text:style-name="Strong_20_Emphasis"><text:span text:style-name="T625">49</text:span></text:span><text:span text:style-name="Strong_20_Emphasis"><text:span text:style-name="T619"> words)</text:span></text:span></text:p>
      <text:p text:style-name="P440"><text:span text:style-name="Strong_20_Emphasis"><text:span text:style-name="T518">-----------------------------------------------------------------------------</text:span></text:span></text:p>
      <text:p text:style-name="P495"><text:span text:style-name="Strong_20_Emphasis"><text:span text:style-name="T426">With</text:span></text:span><text:span text:style-name="Strong_20_Emphasis"><text:span text:style-name="T422"> </text:span></text:span><text:span text:style-name="Strong_20_Emphasis"><text:span text:style-name="T427">my Japanese ability</text:span></text:span><text:span text:style-name="Strong_20_Emphasis"><text:span text:style-name="T422"> </text:span></text:span><text:span text:style-name="Strong_20_Emphasis"><text:span text:style-name="T428">improv</text:span></text:span><text:span text:style-name="Strong_20_Emphasis"><text:span text:style-name="T429">ing</text:span></text:span><text:span text:style-name="Strong_20_Emphasis"><text:span text:style-name="T422">, </text:span></text:span><text:span text:style-name="Strong_20_Emphasis"><text:span text:style-name="T241">I</text:span></text:span><text:span text:style-name="Strong_20_Emphasis"><text:span text:style-name="T120">’m getting used</text:span></text:span><text:span text:style-name="Strong_20_Emphasis"><text:span text:style-name="T422"> </text:span></text:span><text:span text:style-name="Strong_20_Emphasis"><text:span text:style-name="T430">to daily life</text:span></text:span><text:span text:style-name="Strong_20_Emphasis"><text:span text:style-name="T422"> </text:span></text:span><text:span text:style-name="Strong_20_Emphasis"><text:span text:style-name="T430">here</text:span></text:span><text:span text:style-name="Strong_20_Emphasis"><text:span text:style-name="T422">.</text:span></text:span></text:p>
      <text:p text:style-name="P495"><text:span text:style-name="Strong_20_Emphasis"><text:span text:style-name="T423">As</text:span></text:span><text:span text:style-name="Strong_20_Emphasis"><text:span text:style-name="T422"> </text:span></text:span><text:span text:style-name="Strong_20_Emphasis"><text:span text:style-name="T241">my Japanese </text:span></text:span><text:span text:style-name="Strong_20_Emphasis"><text:span text:style-name="T244">ability</text:span></text:span><text:span text:style-name="Strong_20_Emphasis"><text:span text:style-name="T422"> </text:span></text:span><text:span text:style-name="Strong_20_Emphasis"><text:span text:style-name="T120">improves</text:span></text:span><text:span text:style-name="Strong_20_Emphasis"><text:span text:style-name="T422">, I’m getting used to daily life here.</text:span></text:span></text:p>
      <text:p text:style-name="P260"><text:span text:style-name="Strong_20_Emphasis"><text:span text:style-name="T245">My Japanese ability</text:span></text:span><text:span text:style-name="Strong_20_Emphasis"><text:span text:style-name="T431"> </text:span></text:span><text:span text:style-name="Strong_20_Emphasis"><text:span text:style-name="T123">is improving</text:span></text:span><text:span text:style-name="Strong_20_Emphasis"><text:span text:style-name="T431">, </text:span></text:span><text:span text:style-name="Strong_20_Emphasis"><text:span text:style-name="T432">and</text:span></text:span><text:span text:style-name="Strong_20_Emphasis"><text:span text:style-name="T431"> I’m getting used to life here.</text:span></text:span></text:p>
      <text:p text:style-name="P285"><text:soft-page-break/><text:span text:style-name="T356">Q </text:span><text:span text:style-name="T856">1</text:span><text:span text:style-name="T919">6</text:span><text:span text:style-name="T356">:</text:span></text:p>
      <text:p text:style-name="P285"/>
      <text:p text:style-name="P302"><text:span text:style-name="T129">You</text:span> <text:span text:style-name="T52">are planning</text:span> on going out <text:span text:style-name="T263">next weekend</text:span>. <text:span text:style-name="T52">Would</text:span> you <text:span text:style-name="T52">prefer</text:span> to go alone, with a friend, or with your family?</text:p>
      <text:p text:style-name="P302"/>
      <text:p text:style-name="P302"/>
      <text:p text:style-name="P238"><text:span text:style-name="T681">A-</text:span><text:span text:style-name="T920">1</text:span><text:span text:style-name="T681">:</text:span></text:p>
      <text:p text:style-name="P261"/>
      <text:p text:style-name="P245">No, <text:span text:style-name="T129">I</text:span> <text:span text:style-name="T52">don’t prefer to go</text:span> alone, with a friend, or with my family, because <text:span text:style-name="T129">it</text:span> <text:span text:style-name="T52">depends</text:span> <text:span text:style-name="T263">on the situation</text:span>. <text:span text:style-name="T803">For example</text:span>, <text:span text:style-name="T129">I</text:span> <text:span text:style-name="T52">have</text:span> <text:span text:style-name="T129">two plans</text:span>.</text:p>
      <text:p text:style-name="P245"/>
      <text:p text:style-name="P245"><text:span text:style-name="T129">One plan</text:span> <text:span text:style-name="T52">is</text:span> <text:span text:style-name="T218">to </text:span><text:span text:style-name="T215">read</text:span><text:span text:style-name="T129"> </text:span><text:span text:style-name="T222">books</text:span> <text:span text:style-name="T263">in Kiho library</text:span> <text:span text:style-name="T263">by myself</text:span>. <text:span text:style-name="T129">I</text:span> <text:span text:style-name="T52">borrowed</text:span> <text:span text:style-name="T129">three books</text:span> <text:span text:style-name="T263">there</text:span>, <text:span text:style-name="T796">and</text:span> <text:span text:style-name="T129">I</text:span> <text:span text:style-name="T52">have to return</text:span> <text:span text:style-name="T129">them</text:span> <text:span text:style-name="T263">by next week</text:span>. <text:span text:style-name="T129">My favorite place</text:span> <text:span text:style-name="T52">is</text:span> <text:span text:style-name="T129">the library</text:span> <text:span text:style-name="T263">in Kiho</text:span>. <text:span text:style-name="T129">It</text:span> <text:span text:style-name="T52">has</text:span> <text:span text:style-name="T129">my favorite books</text:span>, <text:span text:style-name="T129">a comfortable atmosphere</text:span>, <text:span text:style-name="T692">and</text:span> <text:span text:style-name="T129">kind library staff</text:span>.</text:p>
      <text:p text:style-name="P245"/>
      <text:p text:style-name="P262"><text:span text:style-name="T129">Another plan</text:span> <text:span text:style-name="T52">is</text:span> <text:span text:style-name="T218">to </text:span><text:span text:style-name="T216">go</text:span> <text:span text:style-name="T263">to the hot spring</text:span> <text:span text:style-name="T263">in Hongu</text:span> with my husband. <text:span text:style-name="T129">We</text:span> <text:span text:style-name="T263">sometimes</text:span> <text:span text:style-name="T52">go</text:span> <text:span text:style-name="T263">to the hot spring</text:span> <text:span text:style-name="T921">because</text:span> <text:span text:style-name="T129">it</text:span> <text:span text:style-name="T52">is</text:span> <text:span text:style-name="T129">good</text:span> <text:span text:style-name="T263">for our health</text:span>. <text:span text:style-name="T129">We</text:span> really <text:span text:style-name="T52">love</text:span> <text:span text:style-name="T129">it</text:span>.<text:span text:style-name="Strong_20_Emphasis"><text:span text:style-name="T27"> </text:span></text:span><text:span text:style-name="Strong_20_Emphasis"><text:span text:style-name="T641">(</text:span></text:span><text:span text:style-name="Strong_20_Emphasis"><text:span text:style-name="T642">1</text:span></text:span><text:span text:style-name="Strong_20_Emphasis"><text:span text:style-name="T643">03</text:span></text:span><text:span text:style-name="Strong_20_Emphasis"><text:span text:style-name="T641"> words)</text:span></text:span></text:p>
      <text:p text:style-name="P281"/>
      <text:p text:style-name="P281">Feedback for A1</text:p>
      <text:p text:style-name="P245"/>
      <text:p text:style-name="P263"><text:span text:style-name="T129">Your essay</text:span> <text:span text:style-name="T52">is</text:span> <text:span text:style-name="T129">very clear</text:span>, <text:span text:style-name="T796">and</text:span> <text:span text:style-name="T811">I like</text:span> how <text:span text:style-name="T129">you</text:span> <text:span text:style-name="T52">gave</text:span> <text:span text:style-name="T129">two</text:span> <text:span text:style-name="T129">concrete plans</text:span> (the library and the hot spring). <text:span text:style-name="T129">That</text:span> <text:span text:style-name="T52">makes</text:span> <text:span text:style-name="T129">your answer</text:span> <text:span text:style-name="T340">interesting</text:span> <text:span text:style-name="T759">to </text:span><text:span text:style-name="T734">read</text:span>. Just <text:span text:style-name="T52">be</text:span> <text:span text:style-name="T340">careful</text:span> <text:span text:style-name="T263">with small grammar points</text:span> <text:span text:style-name="T837">like</text:span> “a reading book” → “to read books.” <text:span text:style-name="T129">Great job</text:span> <text:span text:style-name="T734">show</text:span><text:span text:style-name="T759">ing</text:span> <text:span text:style-name="T707">details</text:span> <text:span text:style-name="T263">about Kiho library </text:span><text:span text:style-name="T315">and</text:span><text:span text:style-name="T263"> your husband</text:span>—<text:span text:style-name="T129">you</text:span> <text:span text:style-name="T52">made</text:span> <text:span text:style-name="T129">it</text:span> <text:span text:style-name="T340">very personal</text:span>!</text:p>
      <text:p text:style-name="P281"/>
      <text:p text:style-name="P238"><text:soft-page-break/><text:span text:style-name="T681">A-</text:span><text:span text:style-name="T920">2</text:span><text:span text:style-name="T681">:</text:span></text:p>
      <text:p text:style-name="P238"/>
      <text:p text:style-name="P264"><text:span text:style-name="T922">If</text:span> <text:span text:style-name="T129">I</text:span> <text:span text:style-name="T52">go</text:span> shopping, <text:span text:style-name="T129">I</text:span> <text:span text:style-name="T52">prefer to go</text:span> alone, <text:span text:style-name="T921">because</text:span> <text:span text:style-name="T129">I</text:span> <text:span text:style-name="T52">tend to take</text:span> <text:span text:style-name="T129">a long time</text:span> <text:span text:style-name="T759">to </text:span><text:span text:style-name="T753">buy</text:span> <text:span text:style-name="T707">something</text:span>. <text:span text:style-name="T129">I</text:span><text:span text:style-name="T52">’d like to shop</text:span> <text:span text:style-name="T263">at my own pace</text:span>.</text:p>
      <text:p text:style-name="P245"/>
      <text:p text:style-name="P264"><text:span text:style-name="T922">If</text:span> <text:span text:style-name="T129">I</text:span> <text:span text:style-name="T52">go</text:span> out <text:span text:style-name="T263">for lunch or dinner</text:span>,<text:span text:style-name="T129"> I</text:span> <text:span text:style-name="T52">prefer to go</text:span> with my friends. <text:span text:style-name="T263">Then</text:span> <text:span text:style-name="T129">we</text:span> <text:span text:style-name="T52">can have</text:span> <text:span text:style-name="T129">conversations</text:span> <text:span text:style-name="T263">on various topics</text:span>. <text:span text:style-name="T129">It</text:span> <text:span text:style-name="T52">feels</text:span> <text:span text:style-name="T129">good</text:span> <text:span text:style-name="T759">to </text:span><text:span text:style-name="T753">get</text:span> away <text:span text:style-name="T263">from everyday hustle and bustle</text:span>.</text:p>
      <text:p text:style-name="P245"/>
      <text:p text:style-name="P264"><text:span text:style-name="T922">If</text:span> <text:span text:style-name="T129">I</text:span> <text:span text:style-name="T52">go </text:span><text:span text:style-name="T435">for</text:span><text:span text:style-name="T263"> a drive</text:span>, <text:span text:style-name="T129">I</text:span> <text:span text:style-name="T52">prefer to go</text:span> with my husband. <text:span text:style-name="T129">We</text:span> <text:span text:style-name="T52">don’t</text:span> <text:span text:style-name="T52">need to talk</text:span> much—<text:span text:style-name="T129">just listening</text:span> <text:span text:style-name="T263">to songs</text:span> <text:span text:style-name="T263">from our younger days while driving</text:span> <text:span text:style-name="T52">is</text:span> <text:span text:style-name="T129">enough</text:span>.<text:span text:style-name="Strong_20_Emphasis"><text:span text:style-name="T27"> </text:span></text:span><text:span text:style-name="Strong_20_Emphasis"><text:span text:style-name="T641">(</text:span></text:span><text:span text:style-name="Strong_20_Emphasis"><text:span text:style-name="T644">9</text:span></text:span><text:span text:style-name="Strong_20_Emphasis"><text:span text:style-name="T643">3</text:span></text:span><text:span text:style-name="Strong_20_Emphasis"><text:span text:style-name="T641"> words)</text:span></text:span></text:p>
      <text:p text:style-name="P281"/>
      <text:p text:style-name="P281">Feedback for A2</text:p>
      <text:p text:style-name="P245"/>
      <text:p text:style-name="P265">Excellent organization! <text:span text:style-name="T129">You</text:span> <text:span text:style-name="T52">wrote</text:span> <text:span text:style-name="T263">about three different activities</text:span> (shopping, eating, driving), <text:span text:style-name="T692">and</text:span><text:span text:style-name="T52"> explained</text:span> who <text:span text:style-name="T129">you</text:span> <text:span text:style-name="T52">prefer to go</text:span> with <text:span text:style-name="T263">in each case</text:span>. <text:span text:style-name="T129">That</text:span> <text:span text:style-name="T52">is</text:span> <text:span text:style-name="T129">logical </text:span><text:span text:style-name="T212">and</text:span><text:span text:style-name="T129"> easy</text:span> <text:span text:style-name="T759">to </text:span><text:span text:style-name="T754">follow</text:span>.<text:span text:style-name="T129"> One area</text:span> <text:span text:style-name="T759">to </text:span><text:span text:style-name="T754">improve</text:span> <text:span text:style-name="T52">is</text:span> <text:span text:style-name="T129">verb tense</text:span>—“If I will go” <text:span text:style-name="T52">should be</text:span> “If I go.” <text:span text:style-name="T923">But</text:span> overall, <text:span text:style-name="T129">your answer</text:span> <text:span text:style-name="T52">is</text:span> <text:span text:style-name="T129">very natural </text:span><text:span text:style-name="T212">and</text:span><text:span text:style-name="T129"> enjoyable</text:span> <text:span text:style-name="T759">to </text:span><text:span text:style-name="T754">read</text:span>.</text:p>
      <text:p text:style-name="P245"/>
      <text:p text:style-name="P245"/>
      <text:p text:style-name="P245"/>
      <text:p text:style-name="P238"><text:span text:style-name="T681">A-</text:span><text:span text:style-name="T920">3</text:span><text:span text:style-name="T681">:</text:span></text:p>
      <text:p text:style-name="P238"/>
      <text:p text:style-name="P211"><text:span text:style-name="T263">This morning</text:span>, <text:span text:style-name="T803">I thought</text:span> <text:span text:style-name="T129">I</text:span> <text:span text:style-name="T52">was going to go</text:span> shopping <text:span text:style-name="T511">and</text:span> <text:span text:style-name="T52">come</text:span> back <text:span text:style-name="T263">before lunch</text:span>, <text:span text:style-name="T923">because</text:span> <text:span text:style-name="T129">it</text:span> <text:span text:style-name="T52">must be</text:span> <text:span text:style-name="T129">too hot</text:span> <text:span text:style-name="T263">in the afternoon</text:span>. <text:span text:style-name="T923">But</text:span> <text:span text:style-name="T263">in the end</text:span>, <text:span text:style-name="T129">I</text:span> <text:span text:style-name="T52">didn’t go</text:span>. <text:s text:c="86"/><text:soft-page-break/><text:span text:style-name="T129">I</text:span> <text:span text:style-name="T52">had</text:span> <text:span text:style-name="T129">things</text:span> <text:span text:style-name="T129">I</text:span> <text:span text:style-name="T52">needed to buy</text:span>, <text:span text:style-name="T923">but</text:span> <text:span text:style-name="T129">I </text:span><text:span text:style-name="T52">didn’t feel</text:span> like going <text:span text:style-name="T263">today</text:span>. <text:span text:style-name="T129">I</text:span><text:span text:style-name="T52">’m not</text:span> <text:span text:style-name="T129">good</text:span> <text:span text:style-name="T263">at parking</text:span> <text:span text:style-name="T924">when</text:span> <text:span text:style-name="T129">I</text:span> <text:span text:style-name="T52">drive</text:span>, <text:span text:style-name="T923">and</text:span> <text:span text:style-name="T803">I’m sure</text:span> <text:span text:style-name="T129">the place</text:span> <text:span text:style-name="T52">is</text:span> <text:span text:style-name="T129">full</text:span> of cars.</text:p>
      <text:p text:style-name="P305"/>
      <text:p text:style-name="P212">So<text:span text:style-name="T129"> I</text:span> <text:span text:style-name="T52">decided to go</text:span> <text:span text:style-name="T263">on Monday</text:span>, <text:span text:style-name="T263">the day after tomorrow</text:span>. Instead, <text:span text:style-name="T129">I</text:span> <text:span text:style-name="T52">read</text:span> <text:span text:style-name="T129">a book</text:span> <text:span text:style-name="T129">I </text:span><text:span text:style-name="T52">borrowed</text:span> <text:span text:style-name="T263">from Kiho library</text:span>, Sono Ayako’s <text:span text:style-name="T263">Kono Yo ni Koishite</text:span>.</text:p>
      <text:p text:style-name="P213"/>
      <text:p text:style-name="P214"><text:span text:style-name="T129">It</text:span> <text:span text:style-name="T52">was</text:span> <text:span text:style-name="T129">a very good essay</text:span>. <text:span text:style-name="T129">I </text:span><text:span text:style-name="T52">was</text:span> deeply <text:span text:style-name="T52">impressed</text:span> <text:span text:style-name="T263">by it</text:span>, <text:span text:style-name="T923">and</text:span> <text:span text:style-name="T129">I</text:span> <text:span text:style-name="T52">recommend</text:span> <text:span text:style-name="T129">all of you</text:span> <text:span text:style-name="T769">to </text:span><text:span text:style-name="T754">read</text:span> <text:span text:style-name="T707">it</text:span>. <text:span text:style-name="T923">Although</text:span> <text:span text:style-name="T129">it</text:span><text:span text:style-name="T52">’s not</text:span> really <text:span text:style-name="T52">connected</text:span> <text:span text:style-name="T263">to the homework</text:span> <text:span text:style-name="T263">about going out alone or with friends</text:span>.<text:span text:style-name="Strong_20_Emphasis"><text:span text:style-name="T31"> </text:span></text:span><text:span text:style-name="Strong_20_Emphasis"><text:span text:style-name="T641">(</text:span></text:span><text:span text:style-name="Strong_20_Emphasis"><text:span text:style-name="T645">125</text:span></text:span><text:span text:style-name="Strong_20_Emphasis"><text:span text:style-name="T641"> words)</text:span></text:span></text:p>
      <text:p text:style-name="P213"/>
      <text:p text:style-name="P238">Feedback for A3</text:p>
      <text:p text:style-name="P213"/>
      <text:p text:style-name="P214"><text:span text:style-name="T803">I like</text:span> how <text:span text:style-name="T129">you</text:span> <text:span text:style-name="T52">told</text:span> <text:span text:style-name="T129">a real story</text:span> <text:span text:style-name="T263">about your morning</text:span>. <text:span text:style-name="T129">It</text:span> <text:span text:style-name="T52">feels</text:span> <text:span text:style-name="T129">very honest </text:span><text:span text:style-name="T214">and</text:span><text:span text:style-name="T129"> personal</text:span>, <text:span text:style-name="T923">and</text:span> <text:span text:style-name="T129">the part</text:span> <text:span text:style-name="T263">about reading Sono Ayako’s book</text:span> <text:span text:style-name="T52">was</text:span> <text:span text:style-name="T129">especially nice</text:span>—<text:span text:style-name="T129">you</text:span> even <text:span text:style-name="T52">gave</text:span> <text:span text:style-name="T129">a recommendation</text:span>! Just <text:span text:style-name="T52">try to connect</text:span> <text:span text:style-name="T129">your story</text:span> more clearly <text:span text:style-name="T263">to the question</text:span> (about going alone, with friends, or with family). Still,<text:span text:style-name="T129"> it </text:span><text:span text:style-name="T52">was</text:span> <text:span text:style-name="T129">a strong essay</text:span> with lots of feeling.</text:p>
      <text:p text:style-name="P245"><draw:frame text:anchor-type="paragraph" draw:z-index="9" draw:name="Text Frame 6" draw:style-name="gr10" draw:text-style-name="P536" svg:width="2.8724in" svg:height="0.8185in" svg:x="3.9673in" svg:y="0.5193in"><draw:text-box><text:p><text:span text:style-name="T1006">〈前置詞〉</text:span><text:span text:style-name="T1008"> </text:span><text:span text:style-name="T1009">to</text:span><text:span text:style-name="T1008"> </text:span><text:span text:style-name="T1008">〜</text:span><text:span text:style-name="T1006"> </text:span><text:span text:style-name="T1006">: </text:span><text:span text:style-name="T1006">〜まで移動</text:span></text:p><text:p><text:span text:style-name="T1010">She </text:span><text:span text:style-name="T1011">goes</text:span><text:span text:style-name="T1012"> to </text:span><text:span text:style-name="T1013">school. ( to</text:span><text:span text:style-name="T1008">名詞</text:span><text:span text:style-name="T1013">)</text:span></text:p><text:p><text:span text:style-name="T1010">She </text:span><text:span text:style-name="T1011">goes</text:span><text:span text:style-name="T1013"> there</text:span><text:span text:style-name="T1014"> to </text:span><text:span text:style-name="T996">study</text:span><text:span text:style-name="T998">.</text:span><text:span text:style-name="T1013"> ( to</text:span><text:span text:style-name="T1008">動詞</text:span><text:span text:style-name="T1013">)</text:span></text:p></draw:text-box></draw:frame></text:p>
      <text:p text:style-name="P399">------------------------------------------------</text:p>
      <text:p text:style-name="P465">[不定詞<text:span text:style-name="T576"> </text:span><text:span text:style-name="T614">to</text:span>]: （動作感）〜へ移動</text:p>
      <text:p text:style-name="P419"><text:span text:style-name="T129">That</text:span> <text:span text:style-name="T52">is</text:span> <text:span text:style-name="T129">logical </text:span><text:span text:style-name="T212">and</text:span><text:span text:style-name="T129"> easy</text:span> <text:span text:style-name="T759">to </text:span><text:span text:style-name="T754">follow</text:span>.<text:span text:style-name="T129"> </text:span></text:p>
      <text:p text:style-name="P419"><text:span text:style-name="T246">Y</text:span><text:span text:style-name="T129">our answer </text:span><text:span text:style-name="T52">is</text:span><text:span text:style-name="T129"> very enjoyable</text:span><text:span text:style-name="T410"> </text:span><text:span text:style-name="T495">to </text:span><text:span text:style-name="T521">read</text:span><text:span text:style-name="T410">.</text:span></text:p>
      <text:p text:style-name="P419"><text:span text:style-name="T129">That</text:span><text:span text:style-name="T410"> </text:span><text:span text:style-name="T52">makes</text:span><text:span text:style-name="T410"> </text:span><text:span text:style-name="T129">your answer</text:span><text:span text:style-name="T410"> </text:span><text:span text:style-name="T340">interesting</text:span><text:span text:style-name="T410"> </text:span><text:span text:style-name="T495">to </text:span><text:span text:style-name="T520">read</text:span><text:span text:style-name="T410">. </text:span></text:p>
      <text:p text:style-name="P498"><text:s/></text:p>
      <text:p text:style-name="P419"><text:span text:style-name="T129">It</text:span> <text:span text:style-name="T52">feels</text:span> <text:span text:style-name="T129">good</text:span> <text:span text:style-name="T759">to </text:span><text:span text:style-name="T753">get</text:span> away <text:span text:style-name="T263">from everyday hustle and bustle</text:span>.</text:p>
      <text:p text:style-name="P419"><text:span text:style-name="T129">One plan</text:span> <text:span text:style-name="T52">is</text:span> <text:span text:style-name="T218">to </text:span><text:span text:style-name="T215">read</text:span><text:span text:style-name="T129"> </text:span><text:span text:style-name="T222">books</text:span> <text:span text:style-name="T263">in Kiho library</text:span> <text:span text:style-name="T263">by myself</text:span>.</text:p>
      <text:p text:style-name="P417"/>
      <text:p text:style-name="P419"><draw:frame text:anchor-type="paragraph" draw:z-index="8" draw:name="Text Frame 5" draw:style-name="gr11" draw:text-style-name="P537" svg:width="2.798in" svg:height="0.2752in" svg:x="3.5807in" svg:y="0.1701in"><draw:text-box><text:p><text:span text:style-name="T1015">前置詞</text:span><text:span text:style-name="T1015">:</text:span><text:span text:style-name="T1015">（場所感）へ移動、到達</text:span></text:p></draw:text-box></draw:frame><draw:custom-shape text:anchor-type="paragraph" draw:z-index="7" draw:name="Shape 1" draw:style-name="gr12" draw:text-style-name="P532" svg:width="0.0748in" svg:height="0.4398in" svg:x="3.5063in" svg:y="0.0508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right $1"/></draw:enhanced-geometry></draw:custom-shape><text:span text:style-name="T129">We sometimes </text:span><text:span text:style-name="T52">go</text:span><text:span text:style-name="T129"> </text:span><text:span text:style-name="T439">to</text:span><text:span text:style-name="T435"> the hot spring</text:span><text:span text:style-name="T410">.</text:span></text:p>
      <text:p text:style-name="P418"><text:span text:style-name="T246">I</text:span><text:span text:style-name="T129">t</text:span><text:span text:style-name="T52">’s not</text:span><text:span text:style-name="T129"> really </text:span><text:span text:style-name="T52">connected</text:span><text:span text:style-name="T410"> </text:span><text:span text:style-name="T440">to </text:span><text:span text:style-name="T435">the homework</text:span><text:span text:style-name="T410">.</text:span></text:p>
      <text:p text:style-name="P286"><text:soft-page-break/><text:span text:style-name="T356">Q </text:span><text:span text:style-name="T856">1</text:span><text:span text:style-name="T925">7</text:span><text:span text:style-name="T356">:</text:span></text:p>
      <text:p text:style-name="P286"/>
      <text:p text:style-name="P303"><text:span text:style-name="T925">A</text:span>gree or <text:span text:style-name="T925">D</text:span>isagree: </text:p>
      <text:p text:style-name="P303"/>
      <text:p text:style-name="P303">“<text:span text:style-name="T129">Technology</text:span> <text:span text:style-name="T52">has made</text:span> <text:span text:style-name="T129">life</text:span> <text:span text:style-name="T340">more complicated rather </text:span><text:span text:style-name="T349">than</text:span><text:span text:style-name="T340"> easier</text:span>.”</text:p>
      <text:p text:style-name="P303"/>
      <text:p text:style-name="P215"/>
      <text:h text:style-name="P216" text:outline-level="2">✏️ <text:span text:style-name="Strong_20_Emphasis">A1 (Corrected)</text:span></text:h>
      <text:p text:style-name="P217"><text:span text:style-name="Strong_20_Emphasis"/></text:p>
      <text:p text:style-name="P77"><text:span text:style-name="T803">I agree that</text:span> <text:span text:style-name="T129">technology</text:span> <text:span text:style-name="T52">has made</text:span> <text:span text:style-name="T129">life</text:span> <text:span text:style-name="T340">more complicated</text:span> <text:span text:style-name="T263">for us elderly people</text:span>.</text:p>
      <text:p text:style-name="P78"><text:line-break/><text:span text:style-name="T803">For example</text:span>, <text:span text:style-name="T796">when</text:span> <text:span text:style-name="T129">I </text:span><text:span text:style-name="T52">tried to buy</text:span> <text:span text:style-name="T129">something</text:span> <text:span text:style-name="T263">online</text:span>, <text:span text:style-name="T129">I</text:span> <text:span text:style-name="T52">entered</text:span> <text:span text:style-name="T129">the password</text:span> <text:span text:style-name="T803">I </text:span><text:span text:style-name="T812">thought</text:span> <text:span text:style-name="T52">was</text:span> <text:span text:style-name="T129">correct</text:span>, <text:span text:style-name="T926">but</text:span> <text:span text:style-name="T129">my</text:span> <text:span text:style-name="T129">smartphone</text:span> <text:span text:style-name="T52">said</text:span> <text:span text:style-name="T129">it</text:span> <text:span text:style-name="T52">wasn’t</text:span>. <text:span text:style-name="T129">I</text:span> <text:span text:style-name="T52">tried</text:span> <text:span text:style-name="T263">many times</text:span>, <text:span text:style-name="T926">but</text:span> <text:span text:style-name="T129">it</text:span> still <text:span text:style-name="T52">didn’t work</text:span>. <text:span text:style-name="T803">I </text:span><text:span text:style-name="T813">think</text:span> <text:span text:style-name="T129">it</text:span><text:span text:style-name="T52">’s</text:span> <text:span text:style-name="T129">easier</text:span> <text:span text:style-name="T759">to </text:span><text:span text:style-name="T734">order</text:span> <text:span text:style-name="T263">by phone</text:span> <text:span text:style-name="T927">than</text:span> <text:span text:style-name="T263">online</text:span>.</text:p>
      <text:p text:style-name="P79"><text:line-break/><text:span text:style-name="T803">Besides</text:span>, <text:span text:style-name="T129">some restaurants</text:span> <text:span text:style-name="T52">don’t have</text:span> <text:span text:style-name="T129">paper menus</text:span> anymore. <text:span text:style-name="T129">We</text:span> <text:span text:style-name="T52">have to scan</text:span> <text:span text:style-name="T129">a QR code</text:span> <text:span text:style-name="T692">and</text:span> <text:span text:style-name="T52">order</text:span> <text:span text:style-name="T263">from our smartphone</text:span>, <text:span text:style-name="T247">which</text:span> <text:span text:style-name="T129">I</text:span> <text:span text:style-name="T52">find</text:span> <text:span text:style-name="T340">difficult</text:span>.</text:p>
      <text:p text:style-name="P79"><text:line-break/><text:span text:style-name="T129">Technology</text:span> <text:span text:style-name="T52">is advancing</text:span> rapidly, <text:span text:style-name="T928">and</text:span> <text:span text:style-name="T129">society</text:span> <text:span text:style-name="T52">is changing</text:span> a lot. <text:span text:style-name="T803">I’m worried about</text:span> <text:span text:style-name="T928">whether</text:span> <text:span text:style-name="T129">I</text:span> <text:span text:style-name="T52">can keep</text:span> <text:span text:style-name="T263">up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6">97</text:span></text:span><text:span text:style-name="Strong_20_Emphasis"><text:span text:style-name="T619"> words)</text:span></text:span></text:p>
      <text:p text:style-name="P80"><text:soft-page-break/></text:p>
      <text:p text:style-name="P500"><text:span text:style-name="Strong_20_Emphasis"><text:span text:style-name="T359">🩵 Feedback:</text:span></text:span><text:span text:style-name="T359"><text:line-break/>Clear and relatable examples! </text:span><text:span text:style-name="T134">You</text:span><text:span text:style-name="T359"> </text:span><text:span text:style-name="T56">express</text:span><text:span text:style-name="T359"> </text:span><text:span text:style-name="T134">your frustration</text:span><text:span text:style-name="T359"> </text:span><text:span text:style-name="T403">and</text:span><text:span text:style-name="T359"> </text:span><text:span text:style-name="T134">concern</text:span><text:span text:style-name="T359"> naturally. </text:span><text:span text:style-name="T134">The essay</text:span><text:span text:style-name="T359"> </text:span><text:span text:style-name="T56">flows</text:span><text:span text:style-name="T359"> logically </text:span><text:span text:style-name="T373">from personal experience to general opinion</text:span><text:span text:style-name="T359">.</text:span></text:p>
      <text:p text:style-name="P500"><text:span text:style-name="Strong_20_Emphasis"><text:span text:style-name="T359">🌸 Encouragement:</text:span></text:span><text:span text:style-name="T359"><text:line-break/></text:span><text:span text:style-name="T134">You</text:span><text:span text:style-name="T56">’re doing</text:span><text:span text:style-name="T359"> wonderfully! Even </text:span><text:span text:style-name="T363">if</text:span><text:span text:style-name="T359"> </text:span><text:span text:style-name="T134">technology</text:span><text:span text:style-name="T359"> </text:span><text:span text:style-name="T56">feels</text:span><text:span text:style-name="T359"> </text:span><text:span text:style-name="T134">challenging</text:span><text:span text:style-name="T359">, </text:span><text:span text:style-name="T134">your ability</text:span><text:span text:style-name="T359"> </text:span><text:span text:style-name="T386">to </text:span><text:span text:style-name="T405">reflect</text:span><text:span text:style-name="T359"> </text:span><text:span text:style-name="T403">and</text:span><text:span text:style-name="T359"> </text:span><text:span text:style-name="T404">describe</text:span><text:span text:style-name="T359"> </text:span><text:span text:style-name="T407">your experience</text:span><text:span text:style-name="T359"> </text:span><text:span text:style-name="T373">in English</text:span><text:span text:style-name="T359"> </text:span><text:span text:style-name="T56">shows</text:span><text:span text:style-name="T359"> </text:span><text:span text:style-name="T134">great adaptability</text:span><text:span text:style-name="T359">. </text:span><text:span text:style-name="T56">Keep</text:span><text:span text:style-name="T359"> </text:span><text:span text:style-name="T134">writing</text:span><text:span text:style-name="T359">—</text:span><text:span text:style-name="T134">your clarity</text:span><text:span text:style-name="T359"> </text:span><text:span text:style-name="T56">shines</text:span><text:span text:style-name="T359"> </text:span><text:span text:style-name="T373">through</text:span><text:span text:style-name="T359">!</text:span></text:p>
      <text:p text:style-name="P81"/>
      <text:h text:style-name="Heading_20_2" text:outline-level="2"><text:span text:style-name="T359">✏️ </text:span><text:span text:style-name="Strong_20_Emphasis"><text:span text:style-name="T359">A2 (Corrected)</text:span></text:span></text:h>
      <text:p text:style-name="Text_20_body"><text:span text:style-name="Strong_20_Emphasis"><text:span text:style-name="T359"/></text:span></text:p>
      <text:p text:style-name="P77"><text:span text:style-name="T803">I disagree</text:span>. <text:span text:style-name="T129">I</text:span> have <text:span text:style-name="T129">two reasons</text:span>.</text:p>
      <text:p text:style-name="P82"><text:line-break/><text:span text:style-name="T803">First</text:span>, <text:span text:style-name="T129">technology</text:span> <text:span text:style-name="T52">has helped</text:span> <text:span text:style-name="T734">reduce</text:span> <text:span text:style-name="T707">housework</text:span>. <text:span text:style-name="T129">We women</text:span> <text:span text:style-name="T52">were freed</text:span> <text:span text:style-name="T263">from many chores</text:span> <text:span text:style-name="T803">thanks to</text:span> new technology. <text:span text:style-name="T803">Of course</text:span>, <text:span text:style-name="T129">I </text:span><text:span text:style-name="T52">love</text:span> <text:span text:style-name="T129">housework</text:span>, <text:span text:style-name="T929">but</text:span> <text:span text:style-name="T803">because of</text:span> these inventions, <text:span text:style-name="T129">women</text:span> <text:span text:style-name="T52">could join</text:span> <text:span text:style-name="T129">society</text:span> <text:span text:style-name="T692">and</text:span> <text:span text:style-name="T52">find</text:span> <text:span text:style-name="T129">rewarding work</text:span>.</text:p>
      <text:p text:style-name="P83"><text:line-break/><text:span text:style-name="T930">When</text:span> <text:span text:style-name="T129">my mother</text:span> <text:span text:style-name="T52">was</text:span> <text:span text:style-name="T129">a child</text:span>, <text:span text:style-name="T129">she</text:span> <text:span text:style-name="T52">had to go</text:span> <text:span text:style-name="T263">to the river</text:span> <text:span text:style-name="T759">to </text:span><text:span text:style-name="T755">fetch</text:span> <text:span text:style-name="T707">water</text:span> <text:span text:style-name="T692">and</text:span> <text:span text:style-name="T52">boil</text:span> <text:span text:style-name="T129">it</text:span> <text:span text:style-name="T263">with firewood</text:span>. <text:span text:style-name="T803">She always said</text:span>, “<text:span text:style-name="T129">The work</text:span> <text:span text:style-name="T52">was</text:span> <text:span text:style-name="T129">too hard</text:span> <text:span text:style-name="T263">for me</text:span>.”</text:p>
      <text:p text:style-name="P84"><text:soft-page-break/><text:line-break/><text:span text:style-name="T803">Second</text:span>, <text:span text:style-name="T129">technology</text:span> <text:span text:style-name="T52">helps</text:span> <text:span text:style-name="T129">people</text:span> <text:span text:style-name="T734">enjoy</text:span> <text:span text:style-name="T707">their lives</text:span>. <text:span text:style-name="T263">With more free time</text:span>, <text:span text:style-name="T129">families</text:span><text:span text:style-name="T52"> can talk</text:span> <text:span text:style-name="T692">and</text:span> <text:span text:style-name="T52">relax</text:span> together <text:span text:style-name="T263">after dinner</text:span>. <text:span text:style-name="T129">They</text:span> <text:span text:style-name="T52">can </text:span>also <text:span text:style-name="T52">travel</text:span> <text:span text:style-name="T263">with family or friends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6">99</text:span></text:span><text:span text:style-name="Strong_20_Emphasis"><text:span text:style-name="T619"> words)</text:span></text:span></text:p>
      <text:p text:style-name="P80"/>
      <text:p text:style-name="P501"><text:span text:style-name="Strong_20_Emphasis"><text:span text:style-name="T359">🩵 Feedback:</text:span></text:span><text:span text:style-name="T359"><text:line-break/>Excellent structure and clear reasoning! </text:span><text:span text:style-name="T134">You</text:span><text:span text:style-name="T359"> </text:span><text:span text:style-name="T56">used</text:span><text:span text:style-name="T359"> </text:span><text:span text:style-name="T134">personal</text:span><text:span text:style-name="T359"> </text:span><text:span text:style-name="T403">and</text:span><text:span text:style-name="T359"> </text:span><text:span text:style-name="T134">historical examples</text:span><text:span text:style-name="T359"> effectively. Just </text:span><text:span text:style-name="T56">watch</text:span><text:span text:style-name="T359"> </text:span><text:span text:style-name="T134">small grammar points</text:span><text:span text:style-name="T359"> like “frome” → “from” </text:span><text:span text:style-name="T403">and</text:span><text:span text:style-name="T359"> </text:span><text:span text:style-name="T134">tense consistency</text:span><text:span text:style-name="T359">.</text:span></text:p>
      <text:p text:style-name="P502"><text:span text:style-name="Strong_20_Emphasis"><text:span text:style-name="T359">🌸 Encouragement:</text:span></text:span><text:span text:style-name="T359"><text:line-break/>Wonderful effort! </text:span><text:span text:style-name="T134">You</text:span><text:span text:style-name="T359"> showed </text:span><text:span text:style-name="T134">both logic </text:span><text:span text:style-name="T149">and</text:span><text:span text:style-name="T134"> warmth</text:span><text:span text:style-name="T359">. </text:span><text:span text:style-name="T134">Your writing</text:span><text:span text:style-name="T359"> connects </text:span><text:span text:style-name="T134">family</text:span><text:span text:style-name="T359">, </text:span><text:span text:style-name="T134">work, </text:span><text:span text:style-name="T149">and</text:span><text:span text:style-name="T134"> happiness</text:span><text:span text:style-name="T359"> beautifully—</text:span><text:span text:style-name="T56">keep expressing</text:span><text:span text:style-name="T359"> </text:span><text:span text:style-name="T134">your thoughts</text:span><text:span text:style-name="T359"> like this!</text:span></text:p>
      <text:p text:style-name="P81"/>
      <text:h text:style-name="Heading_20_2" text:outline-level="2"><text:span text:style-name="T359">✏️ </text:span><text:span text:style-name="Strong_20_Emphasis"><text:span text:style-name="T359">A3 (Corrected)</text:span></text:span></text:h>
      <text:p text:style-name="Text_20_body"><text:span text:style-name="Strong_20_Emphasis"><text:span text:style-name="T359"/></text:span></text:p>
      <text:p text:style-name="P77"><text:span text:style-name="T803">I completely agree</text:span>. I <text:span text:style-name="T52">can’t keep</text:span> <text:span text:style-name="T263">up</text:span> <text:span text:style-name="T263">with recent technology</text:span>.</text:p>
      <text:p text:style-name="P85"><text:line-break/><text:span text:style-name="T803">For example</text:span>, <text:span text:style-name="T129">I</text:span> <text:span text:style-name="T52">got</text:span> <text:span text:style-name="T129">a smartphone</text:span> <text:span text:style-name="T263">on September 30th</text:span>, <text:span text:style-name="T931">and</text:span> <text:span text:style-name="T129">today</text:span> <text:span text:style-name="T52">is</text:span> <text:span text:style-name="T129">October 11th</text:span>, <text:span text:style-name="T929">but</text:span> <text:span text:style-name="T129">I</text:span> still <text:span text:style-name="T52">don’t know</text:span> how <text:span text:style-name="T759">to </text:span><text:span text:style-name="T734">use</text:span> <text:span text:style-name="T707">it</text:span>. <text:span text:style-name="T129">I</text:span> <text:span text:style-name="T52">tried to learn</text:span>, <text:span text:style-name="T929">but</text:span> <text:span text:style-name="T129">I</text:span> <text:span text:style-name="T52">got confused</text:span> <text:span text:style-name="T263">from the very beginning</text:span>. <text:span text:style-name="T129">It</text:span><text:span text:style-name="T52">’s</text:span> so difficult <text:span text:style-name="T263">for me</text:span> <text:span text:style-name="T759">to </text:span><text:span text:style-name="T734">use</text:span>.</text:p>
      <text:p text:style-name="P86"><text:soft-page-break/><text:line-break/><text:span text:style-name="T129">I</text:span> <text:span text:style-name="T52">was disappointed</text:span> <text:span text:style-name="T692">and</text:span> <text:span text:style-name="T52">thought</text:span> <text:span text:style-name="T129">it</text:span> <text:span text:style-name="T52">was</text:span> <text:span text:style-name="T129">a mistake</text:span> <text:span text:style-name="T759">to </text:span><text:span text:style-name="T756">buy</text:span> <text:span text:style-name="T707">it</text:span>. <text:span text:style-name="T129">Ten days</text:span> <text:span text:style-name="T52">have</text:span> already <text:span text:style-name="T52">passed</text:span>.<text:line-break/><text:span text:style-name="T263">Yesterday</text:span>, <text:span text:style-name="T129">my friends</text:span> kindly <text:span text:style-name="T52">taught</text:span> <text:span text:style-name="T129">me</text:span> how <text:span text:style-name="T759">to </text:span><text:span text:style-name="T734">use</text:span> <text:span text:style-name="T707">it</text:span>, <text:span text:style-name="T931">and</text:span> <text:span text:style-name="T129">I </text:span><text:span text:style-name="T52">appreciated</text:span> <text:span text:style-name="T129">their help</text:span>. <text:span text:style-name="T129">I</text:span> <text:span text:style-name="T52">learned</text:span> a little, <text:span text:style-name="T931">and</text:span> <text:span text:style-name="T129">I</text:span> <text:span text:style-name="T52">must get used</text:span> <text:span text:style-name="T263">to my new smartphone</text:span>— <text:span text:style-name="T932">though</text:span> <text:span text:style-name="T129">my brain</text:span> <text:span text:style-name="T52">isn’t</text:span> <text:span text:style-name="T129">so smart</text:span>!</text:p>
      <text:p text:style-name="P87"><text:line-break/><text:span text:style-name="T129">Technology</text:span> <text:span text:style-name="T52">should make</text:span> <text:span text:style-name="T129">life</text:span> <text:span text:style-name="T340">easier</text:span>, <text:span text:style-name="T933">but</text:span> <text:span text:style-name="T129">it</text:span> <text:span text:style-name="T52">isn’t</text:span> <text:span text:style-name="T129">kind</text:span> t<text:span text:style-name="T263">o our generation with aging brains</text:span> like mine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7">12</text:span></text:span><text:span text:style-name="Strong_20_Emphasis"><text:span text:style-name="T626">0</text:span></text:span><text:span text:style-name="Strong_20_Emphasis"><text:span text:style-name="T619"> words)</text:span></text:span></text:p>
      <text:p text:style-name="P80"/>
      <text:p text:style-name="P502"><text:span text:style-name="Strong_20_Emphasis"><text:span text:style-name="T359">🩵 Feedback:</text:span></text:span><text:span text:style-name="T359"><text:line-break/>Very heartfelt and humorous! </text:span><text:span text:style-name="T134">Your essay</text:span><text:span text:style-name="T359"> </text:span><text:span text:style-name="T56">feels</text:span><text:span text:style-name="T359"> </text:span><text:span text:style-name="T134">honest</text:span><text:span text:style-name="T359"> </text:span><text:span text:style-name="T149">and</text:span><text:span text:style-name="T359"> </text:span><text:span text:style-name="T134">real</text:span><text:span text:style-name="T359">, </text:span><text:span text:style-name="T364">and</text:span><text:span text:style-name="T359"> </text:span><text:span text:style-name="T134">your self-irony</text:span><text:span text:style-name="T359"> (“my brain isn’t so smart”) </text:span><text:span text:style-name="T56">makes</text:span><text:span text:style-name="T359"> </text:span><text:span text:style-name="T134">it</text:span><text:span text:style-name="T359"> </text:span><text:span text:style-name="T350">charming </text:span><text:span text:style-name="T351">and</text:span><text:span text:style-name="T350"> human</text:span><text:span text:style-name="T359">. Excellent storytelling!</text:span></text:p>
      <text:p text:style-name="P503"><text:span text:style-name="Strong_20_Emphasis"><text:span text:style-name="T359">🌸 Encouragement:</text:span></text:span><text:span text:style-name="T359"><text:line-break/></text:span><text:span text:style-name="T134">This</text:span><text:span text:style-name="T359"> </text:span><text:span text:style-name="T56">is</text:span><text:span text:style-name="T134"> such an expressive </text:span><text:span text:style-name="T149">and</text:span><text:span text:style-name="T134"> touching essay</text:span><text:span text:style-name="T359">! </text:span><text:span text:style-name="T134">You</text:span><text:span text:style-name="T359"> </text:span><text:span text:style-name="T56">turned</text:span><text:span text:style-name="T359"> </text:span><text:span text:style-name="T134">frustration</text:span><text:span text:style-name="T359"> </text:span><text:span text:style-name="T373">into humor </text:span><text:span text:style-name="T376">and</text:span><text:span text:style-name="T373"> reflection</text:span><text:span text:style-name="T359">—signs of both maturity </text:span><text:span text:style-name="T399">and</text:span><text:span text:style-name="T359"> creativity. </text:span><text:span text:style-name="T56">Keep</text:span><text:span text:style-name="T359"> </text:span><text:span text:style-name="T134">that gentle humor</text:span><text:span text:style-name="T359">—</text:span><text:span text:style-name="T134">it</text:span><text:span text:style-name="T56">’s</text:span><text:span text:style-name="T359"> </text:span><text:span text:style-name="T134">your strength!</text:span></text:p>
      <text:p text:style-name="P215"/>
      <text:p text:style-name="P239"/>
      <text:p text:style-name="P239"/>
      <text:p text:style-name="P239"/>
      <text:p text:style-name="P239"/>
      <text:p text:style-name="P239"/>
      <text:p text:style-name="P239"/>
      <text:p text:style-name="P287"><text:soft-page-break/><text:span text:style-name="T356">Q </text:span><text:span text:style-name="T856">1</text:span><text:span text:style-name="T934">8</text:span><text:span text:style-name="T356">:</text:span></text:p>
      <text:p text:style-name="P287"/>
      <text:p text:style-name="P215"><text:span text:style-name="T52">Write</text:span> <text:span text:style-name="T129">an essay</text:span> <text:span text:style-name="T734">titl</text:span><text:span text:style-name="T759">ed</text:span> “The Autumn of ~,” such as “The Autumn of Appetite” or “The Autumn of Reading.”</text:p>
      <text:p text:style-name="P245"/>
      <text:p text:style-name="P218"/>
      <text:h text:style-name="P504" text:outline-level="2"><text:span text:style-name="T359">✅ </text:span><text:span text:style-name="Strong_20_Emphasis"><text:span text:style-name="T359">A</text:span></text:span><text:span text:style-name="Strong_20_Emphasis"><text:span text:style-name="T365">1</text:span></text:span><text:span text:style-name="Strong_20_Emphasis"><text:span text:style-name="T359"> —</text:span></text:span></text:h>
      <text:h text:style-name="P366" text:outline-level="3"><text:span text:style-name="Emphasis"><text:span text:style-name="T359">The Autumn of Travel</text:span></text:span></text:h>
      <text:p text:style-name="P88"><text:span text:style-name="T129">I</text:span> <text:span text:style-name="T52">have</text:span> <text:span text:style-name="T129">a plan</text:span> to travel <text:span text:style-name="T263">next month</text:span>. <text:span text:style-name="T129">It</text:span><text:span text:style-name="T52">’s not </text:span><text:span text:style-name="T129">too hot</text:span> <text:span text:style-name="T692">and</text:span> <text:span text:style-name="T52">not</text:span> <text:span text:style-name="T129">too cold</text:span> — the perfect season.<text:line-break/><text:span text:style-name="T129">I</text:span> <text:span text:style-name="T52">traveled</text:span> <text:span text:style-name="T263">to Sado Island</text:span> <text:span text:style-name="T263">at the end of June</text:span> <text:span text:style-name="T692">and</text:span> <text:span text:style-name="T52">enjoyed</text:span> <text:span text:style-name="T129">the</text:span> <text:span text:style-name="T129">trip</text:span>, <text:span text:style-name="T796">but</text:span> <text:span text:style-name="T129">it</text:span> <text:span text:style-name="T52">was</text:span> <text:span text:style-name="T129">too hot</text:span>. <text:span text:style-name="T803">I decided that</text:span><text:span text:style-name="T129"> I</text:span> <text:span text:style-name="T52">would never travel</text:span> <text:span text:style-name="T263">anywhere</text:span> <text:span text:style-name="T435">during the summer</text:span> again!<text:line-break/><text:span text:style-name="T129">Autumn</text:span> <text:span text:style-name="T52">is</text:span> <text:span text:style-name="T129">the best season</text:span> <text:span text:style-name="T263">for traveling</text:span>. <text:span text:style-name="T129">We</text:span> <text:span text:style-name="T52">can enjoy</text:span> <text:span text:style-name="T129">beautiful red leaves</text:span>, <text:span text:style-name="T129">delicious food</text:span>, <text:span text:style-name="T129">fresh fruits</text:span>, <text:span text:style-name="T212">and</text:span><text:span text:style-name="T129"> many countryside specialties</text:span>.<text:line-break/><text:span text:style-name="T129">This summer</text:span> <text:span text:style-name="T52">was</text:span> <text:span text:style-name="T129">long and very hot</text:span>, <text:span text:style-name="T796">but</text:span> <text:span text:style-name="T263">now</text:span> <text:span text:style-name="T129">autumn</text:span> <text:span text:style-name="T52">has come</text:span>. <text:span text:style-name="T52">Let’s enjoy</text:span> <text:span text:style-name="T129">the season</text:span>!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8">87</text:span></text:span><text:span text:style-name="Strong_20_Emphasis"><text:span text:style-name="T619"> words)</text:span></text:span></text:p>
      <text:h text:style-name="P89" text:outline-level="3">✨ Feedback</text:h>
      <text:p text:style-name="P92">Clear idea and strong opinion! <text:span text:style-name="T129">The contrast</text:span> <text:span text:style-name="T263">between summer </text:span><text:span text:style-name="T315">and</text:span><text:span text:style-name="T263"> autumn</text:span> <text:span text:style-name="T52">is</text:span> <text:span text:style-name="T129">effective</text:span>. Nice structure: past experience → decision → conclusion.</text:p>
      <text:h text:style-name="P89" text:outline-level="3">🌼 Encouragement</text:h>
      <text:p text:style-name="P266">Great job expressing your feelings! <text:span text:style-name="T129">Your writing</text:span> <text:span text:style-name="T52">shows</text:span> <text:span text:style-name="T129">excitement </text:span><text:span text:style-name="T212">and</text:span><text:span text:style-name="T129"> personality</text:span>. <text:span text:style-name="T52">Enjoy</text:span> <text:span text:style-name="T129">your trip</text:span> — <text:span text:style-name="T692">and</text:span> <text:span text:style-name="T52">keep</text:span> <text:span text:style-name="T215">practic</text:span><text:span text:style-name="T218">ing</text:span> <text:span text:style-name="T707">your English</text:span> <text:span text:style-name="T263">through real-life experiences</text:span>!</text:p>
      <text:p text:style-name="P90"><text:soft-page-break/></text:p>
      <text:p text:style-name="P292"/>
      <text:h text:style-name="P504" text:outline-level="2"><text:span text:style-name="T359">✅ </text:span><text:span text:style-name="Strong_20_Emphasis"><text:span text:style-name="T359">A2 —</text:span></text:span></text:h>
      <text:h text:style-name="P366" text:outline-level="3"><text:span text:style-name="Emphasis"><text:span text:style-name="T359">The Autumn of Memories</text:span></text:span></text:h>
      <text:p text:style-name="P93"><text:span text:style-name="T129">The happiest time</text:span> <text:span text:style-name="T263">of my life</text:span> <text:span text:style-name="T52">was</text:span> <text:span text:style-name="T129">when my children were still small</text:span>.<text:line-break/><text:span text:style-name="T263">At that time</text:span>, <text:span text:style-name="T129">we</text:span> <text:span text:style-name="T52">lived</text:span> <text:span text:style-name="T263">in my mother’s house</text:span>. <text:span text:style-name="T129">Raising children</text:span> <text:span text:style-name="T52">can be</text:span> <text:span text:style-name="T129">fun</text:span>, <text:span text:style-name="T796">but</text:span> also <text:span text:style-name="T129">stressful</text:span>. <text:span text:style-name="T129">My mother</text:span> <text:span text:style-name="T263">always</text:span> <text:span text:style-name="T52">supported</text:span> <text:span text:style-name="T129">me</text:span>. <text:span text:style-name="T129">I</text:span> <text:span text:style-name="T52">asked</text:span> <text:span text:style-name="T129">her</text:span> <text:span text:style-name="T263">about anything</text:span><text:span text:style-name="T129"> I</text:span> <text:span text:style-name="T52">didn’t know</text:span>, <text:span text:style-name="T935">and</text:span> <text:span text:style-name="T129">she</text:span> <text:span text:style-name="T52">helped</text:span> <text:span text:style-name="T129">me</text:span> <text:span text:style-name="T734">feel</text:span> <text:span text:style-name="T707">calm</text:span> <text:span text:style-name="T545">and</text:span> <text:span text:style-name="T707">balanced</text:span>. Because of her, <text:span text:style-name="T129">I</text:span> <text:span text:style-name="T52">could raise</text:span> <text:span text:style-name="T129">my children</text:span> with laughter, <text:span text:style-name="T545">and</text:span> not alone. Also, <text:span text:style-name="T263">at that time</text:span>, <text:span text:style-name="T129">I</text:span> <text:span text:style-name="T52">didn’t need</text:span> <text:span text:style-name="T759">to </text:span><text:span text:style-name="T791">worry</text:span> <text:span text:style-name="T263">about their studies</text:span> <text:span text:style-name="T263">yet</text:span>.<text:line-break/><text:span text:style-name="T129">The time</text:span> I spent with my mother and my little children <text:span text:style-name="T52">is</text:span> <text:span text:style-name="T129">a precious memory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8">92</text:span></text:span><text:span text:style-name="Strong_20_Emphasis"><text:span text:style-name="T619"> words)</text:span></text:span></text:p>
      <text:h text:style-name="P89" text:outline-level="3">✨ Feedback</text:h>
      <text:p text:style-name="P94">This is heartfelt and touching. <text:span text:style-name="T129">You</text:span> clearly <text:span text:style-name="T52">expressed</text:span> <text:span text:style-name="T129">love</text:span>, <text:span text:style-name="T129">gratitude</text:span>, <text:span text:style-name="T545">and</text:span> <text:span text:style-name="T129">nostalgia</text:span>. Very smooth flow — beautiful emotional writing.</text:p>
      <text:h text:style-name="P89" text:outline-level="3">🌼 Encouragement</text:h>
      <text:p text:style-name="P94"><text:span text:style-name="T129">Your essay</text:span> <text:span text:style-name="T52">shows</text:span> <text:span text:style-name="T129">deep love</text:span> <text:span text:style-name="T263">for family</text:span>. <text:span text:style-name="T129">You</text:span> <text:span text:style-name="T52">write</text:span> with emotion and honesty — <text:span text:style-name="T129">that</text:span><text:span text:style-name="T52">'s</text:span> <text:span text:style-name="T129">a gift</text:span>. <text:span text:style-name="T52">Keep</text:span> <text:span text:style-name="T734">shar</text:span><text:span text:style-name="T759">ing</text:span> <text:span text:style-name="T707">memories</text:span> like this; <text:span text:style-name="T129">your voice</text:span> <text:span text:style-name="T52">is</text:span> <text:span text:style-name="T129">gentle </text:span><text:span text:style-name="T164">and</text:span><text:span text:style-name="T129"> strong</text:span>.</text:p>
      <text:p text:style-name="P91"/>
      <text:h text:style-name="P267" text:outline-level="2"><text:soft-page-break/>✅ <text:span text:style-name="Strong_20_Emphasis">A</text:span><text:span text:style-name="Strong_20_Emphasis"><text:span text:style-name="T936">3</text:span></text:span><text:span text:style-name="Strong_20_Emphasis"> — </text:span></text:h>
      <text:h text:style-name="P367" text:outline-level="3"><text:span text:style-name="Emphasis"><text:span text:style-name="T359">The Autumn of Appetite</text:span></text:span></text:h>
      <text:p text:style-name="P505"><text:span text:style-name="T134">Autumn</text:span><text:span text:style-name="T359"> </text:span><text:span text:style-name="T56">is</text:span><text:span text:style-name="T359"> </text:span><text:span text:style-name="T134">the harvest season</text:span><text:span text:style-name="T359">. </text:span><text:span text:style-name="T134">We</text:span><text:span text:style-name="T359"> </text:span><text:span text:style-name="T56">can see</text:span><text:span text:style-name="T359"> </text:span><text:span text:style-name="T134">many fruits </text:span><text:span text:style-name="T148">and</text:span><text:span text:style-name="T134"> vegetables</text:span><text:span text:style-name="T359">, </text:span><text:span text:style-name="T366">and</text:span><text:span text:style-name="T359"> </text:span><text:span text:style-name="T134">countries</text:span><text:span text:style-name="T359"> around the world </text:span><text:span text:style-name="T56">hold</text:span><text:span text:style-name="T359"> </text:span><text:span text:style-name="T134">harvest festivals</text:span><text:span text:style-name="T359">. </text:span><text:span text:style-name="T134">We</text:span><text:span text:style-name="T359"> </text:span><text:span text:style-name="T56">eat</text:span><text:span text:style-name="T359"> </text:span><text:span text:style-name="T134">these foods</text:span><text:span text:style-name="T359"> with gratitude.<text:line-break/></text:span><text:span text:style-name="T134">I</text:span><text:span text:style-name="T359"> </text:span><text:span text:style-name="T56">have</text:span><text:span text:style-name="T359"> </text:span><text:span text:style-name="T134">three favorite autumn harvests</text:span><text:span text:style-name="T359">. </text:span><text:span text:style-name="T134">The first</text:span><text:span text:style-name="T359"> </text:span><text:span text:style-name="T56">is</text:span><text:span text:style-name="T359"> </text:span><text:span text:style-name="T134">chestnuts</text:span><text:span text:style-name="T359">. When </text:span><text:span text:style-name="T134">chestnuts</text:span><text:span text:style-name="T359"> </text:span><text:span text:style-name="T56">line</text:span><text:span text:style-name="T359"> </text:span><text:span text:style-name="T373">up</text:span><text:span text:style-name="T359"> </text:span><text:span text:style-name="T373">in the stores</text:span><text:span text:style-name="T359">, </text:span><text:span text:style-name="T134">I</text:span><text:span text:style-name="T359"> </text:span><text:span text:style-name="T56">buy</text:span><text:span text:style-name="T359"> </text:span><text:span text:style-name="T134">them</text:span><text:span text:style-name="T359"> </text:span><text:span text:style-name="T452">every year </text:span><text:span text:style-name="T472">and</text:span><text:span text:style-name="T359"> </text:span><text:span text:style-name="T56">cook</text:span><text:span text:style-name="T359"> </text:span><text:span text:style-name="T134">a traditional sweet</text:span><text:span text:style-name="T359"> called </text:span><text:span text:style-name="Emphasis"><text:span text:style-name="T359">shibugawani</text:span></text:span><text:span text:style-name="T359">. </text:span><text:span text:style-name="T134">It</text:span><text:span text:style-name="T359"> </text:span><text:span text:style-name="T56">takes</text:span><text:span text:style-name="T359"> </text:span><text:span text:style-name="T134">a long time</text:span><text:span text:style-name="T359"> to make, </text:span><text:span text:style-name="T367">but</text:span><text:span text:style-name="T359"> </text:span><text:span text:style-name="T134">I</text:span><text:span text:style-name="T359"> </text:span><text:span text:style-name="T56">enjoy</text:span><text:span text:style-name="T359"> </text:span><text:span text:style-name="T134">the process</text:span><text:span text:style-name="T359">, </text:span><text:span text:style-name="T366">and</text:span><text:span text:style-name="T359"> </text:span><text:span text:style-name="T134">I</text:span><text:span text:style-name="T359"> truly </text:span><text:span text:style-name="T56">feel</text:span><text:span text:style-name="T359"> </text:span><text:span text:style-name="T134">autumn</text:span><text:span text:style-name="T359"> </text:span><text:span text:style-name="T367">when</text:span><text:span text:style-name="T359"> </text:span><text:span text:style-name="T134">I</text:span><text:span text:style-name="T359"> </text:span><text:span text:style-name="T56">eat</text:span><text:span text:style-name="T359"> </text:span><text:span text:style-name="T134">it</text:span><text:span text:style-name="T359">.<text:line-break/></text:span><text:span text:style-name="T134">The second harvest</text:span><text:span text:style-name="T359"> </text:span><text:span text:style-name="T56">is</text:span><text:span text:style-name="T359"> </text:span><text:span text:style-name="T134">ginkgo nuts</text:span><text:span text:style-name="T359">. </text:span><text:span text:style-name="T367">when</text:span><text:span text:style-name="T359"> </text:span><text:span text:style-name="T134">I</text:span><text:span text:style-name="T359"> </text:span><text:span text:style-name="T56">see</text:span><text:span text:style-name="T359"> </text:span><text:span text:style-name="T134">ginkgo trees</text:span><text:span text:style-name="T359"> </text:span><text:span text:style-name="T373">in autumn</text:span><text:span text:style-name="T359">, </text:span><text:span text:style-name="T134">I</text:span><text:span text:style-name="T359"> </text:span><text:span text:style-name="T56">feel</text:span><text:span text:style-name="T359"> </text:span><text:span text:style-name="T134">happy</text:span><text:span text:style-name="T359"> </text:span><text:span text:style-name="T367">that</text:span><text:span text:style-name="T359"> </text:span><text:span text:style-name="T134">autumn</text:span><text:span text:style-name="T359"> </text:span><text:span text:style-name="T56">has come</text:span><text:span text:style-name="T359">. </text:span><text:span text:style-name="T134">I</text:span><text:span text:style-name="T359"> </text:span><text:span text:style-name="T56">cook</text:span><text:span text:style-name="T359"> </text:span><text:span text:style-name="T134">ginkgo-nut rice</text:span><text:span text:style-name="T359"> — </text:span><text:span text:style-name="T134">it</text:span><text:span text:style-name="T56">'s</text:span><text:span text:style-name="T359"> </text:span><text:span text:style-name="T134">delicious</text:span><text:span text:style-name="T359">.<text:line-break/></text:span><text:span text:style-name="T134">The third harvest</text:span><text:span text:style-name="T359"> </text:span><text:span text:style-name="T56">is</text:span><text:span text:style-name="T359"> </text:span><text:span text:style-name="T134">bulbils</text:span><text:span text:style-name="T359">, </text:span><text:span text:style-name="T138">which</text:span><text:span text:style-name="T359"> </text:span><text:span text:style-name="T56">are</text:span><text:span text:style-name="T359"> </text:span><text:span text:style-name="T134">baby yams</text:span><text:span text:style-name="T359">. </text:span><text:span text:style-name="T134">I</text:span><text:span text:style-name="T359"> also </text:span><text:span text:style-name="T56">cook</text:span><text:span text:style-name="T359"> </text:span><text:span text:style-name="T134">rice</text:span><text:span text:style-name="T359"> with them.<text:line-break/>Therefore, </text:span><text:span text:style-name="T134">I</text:span><text:span text:style-name="T359"> </text:span><text:span text:style-name="T56">am</text:span><text:span text:style-name="T359"> always </text:span><text:span text:style-name="T134">full </text:span><text:span text:style-name="T148">and</text:span><text:span text:style-name="T134"> happy</text:span><text:span text:style-name="T359"> </text:span><text:span text:style-name="T373">in the autumn season</text:span><text:span text:style-name="T359">.</text:span><text:span text:style-name="Strong_20_Emphasis"><text:span text:style-name="T394"> </text:span></text:span><text:span text:style-name="Strong_20_Emphasis"><text:span text:style-name="T619">(</text:span></text:span><text:span text:style-name="Strong_20_Emphasis"><text:span text:style-name="T627">12</text:span></text:span><text:span text:style-name="Strong_20_Emphasis"><text:span text:style-name="T628">8</text:span></text:span><text:span text:style-name="Strong_20_Emphasis"><text:span text:style-name="T619"> words)</text:span></text:span></text:p>
      <text:h text:style-name="P95" text:outline-level="3">✨ Feedback</text:h>
      <text:p text:style-name="P96">Very warm and seasonal writing! <text:span text:style-name="T129">The list</text:span> of foods and cooking <text:span text:style-name="T52">makes</text:span> <text:span text:style-name="T129">the reader</text:span> <text:span text:style-name="T340">hungry</text:span> <text:span text:style-name="T482">and</text:span> <text:span text:style-name="T52">brings</text:span> <text:span text:style-name="T129">autumn</text:span> <text:span text:style-name="T340">alive</text:span>. Nice organization with three examples.</text:p>
      <text:h text:style-name="P95" text:outline-level="3">🌼 Encouragement</text:h>
      <text:p text:style-name="P80"><text:span text:style-name="T129">Your love</text:span> for seasonal foods <text:span text:style-name="T52">shines</text:span> beautifully. <text:span text:style-name="T52">Keep</text:span> writing with this rich sense of tradition and feeling — <text:span text:style-name="T129">it</text:span> <text:span text:style-name="T52">gives</text:span> <text:span text:style-name="T129">your English</text:span> <text:span text:style-name="T340">a lovely flavor</text:span>!</text:p>
      <text:p text:style-name="P2"><text:soft-page-break/>Q &amp; A: <text:span text:style-name="T937">Ⅳ期</text:span></text:p>
      <text:p text:style-name="P4"/>
      <text:p text:style-name="P4"/>
      <text:p text:style-name="P116">Make an Opinion!</text:p>
      <text:p text:style-name="P116"><text:span text:style-name="T1">Should've said that back then!</text:span>!</text:p>
      <text:p text:style-name="P4"/>
      <text:p text:style-name="P4"/>
      <text:p text:style-name="P6"/>
      <text:p text:style-name="P360"><text:s/><text:span text:style-name="T2">（まず、質問を繰り返して...） </text:span></text:p>
      <text:p text:style-name="P360"><draw:custom-shape text:anchor-type="paragraph" draw:z-index="18" draw:name="シェイプ 1" draw:style-name="gr2" draw:text-style-name="P532" svg:width="0.0449in" svg:height="0.8559in" svg:x="-0.0764in" svg:y="0.0181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left $1"/></draw:enhanced-geometry></draw:custom-shape><text:span text:style-name="T8">①</text:span><text:span text:style-name="T10"> (</text:span>I think that) <text:span text:style-name="T11"><text:s/><text:tab/><text:tab/><text:tab/><text:tab/>-</text:span><text:span text:style-name="T12">Opinion</text:span><text:span text:style-name="T11">- <text:s text:c="5"/></text:span><text:s/><text:tab/>← <text:span text:style-name="T23">Thesis Statement</text:span><text:span text:style-name="T3">（主張）</text:span></text:p>
      <text:p text:style-name="P360"><text:span text:style-name="T7">②</text:span> because <text:span text:style-name="T11"><text:s/><text:tab/><text:tab/><text:tab/><text:tab/><text:tab/>- </text:span><text:span text:style-name="T13">Reason</text:span><text:span text:style-name="T11">- <text:s text:c="5"/></text:span><text:s/><text:tab/>← <text:span text:style-name="T23">Body 1</text:span><text:span text:style-name="T3">（理由）</text:span></text:p>
      <text:p text:style-name="P360"><text:span text:style-name="T7">③</text:span> For example, <text:span text:style-name="T11"><text:s text:c="14"/>- </text:span><text:span text:style-name="T13">Example </text:span><text:span text:style-name="T14">or Explanation</text:span><text:span text:style-name="T11">-</text:span> <text:tab/>← <text:span text:style-name="T23">Body 2</text:span><text:span text:style-name="T3">（具体例 </text:span><text:span text:style-name="T4">or 説明</text:span><text:span text:style-name="T3">）</text:span></text:p>
      <text:p text:style-name="P360"><text:span text:style-name="T9">④</text:span><text:span text:style-name="T24"> (</text:span>So my opinion <text:span text:style-name="T25">is that)</text:span> <text:span text:style-name="T11"><text:s text:c="5"/><text:tab/> <text:s text:c="8"/>-</text:span><text:span text:style-name="T12">Opinion</text:span><text:span text:style-name="T11">- <text:s text:c="6"/></text:span><text:s/><text:tab/>← <text:span text:style-name="T23">Conclusion</text:span><text:span text:style-name="T3">（</text:span><text:span text:style-name="T4">結論/</text:span><text:span text:style-name="T3">主張）</text:span></text:p>
      <text:p text:style-name="P360"/>
      <text:p text:style-name="P360"/>
      <text:p text:style-name="P360"/>
      <text:p text:style-name="P362">①：<text:tab/>I think <text:span text:style-name="T26">(that)</text:span>…<text:tab/><text:tab/><text:tab/><text:span text:style-name="T27">④： <text:tab/>So, my opinion is that…</text:span></text:p>
      <text:p text:style-name="P362"><text:tab/>I feel <text:span text:style-name="T26">(</text:span>that<text:span text:style-name="T26">)</text:span>…<text:tab/><text:tab/><text:tab/><text:tab/><text:span text:style-name="T27">That’s why I feel /</text:span><text:span text:style-name="T28">think</text:span><text:span text:style-name="T27"> that…</text:span></text:p>
      <text:p text:style-name="P362"><text:tab/>In my opinion…<text:tab/><text:tab/><text:tab/><text:tab/><text:span text:style-name="T29">Therefore, I would say…</text:span><text:tab/><text:tab/><text:tab/></text:p>
      <text:p text:style-name="P506"><text:span text:style-name="T36"><text:tab/>In my view…<text:tab/><text:tab/><text:tab/><text:tab/></text:span><text:span text:style-name="T37">In conclusion, I think…</text:span></text:p>
      <text:p text:style-name="P362"><text:tab/></text:p>
      <text:p text:style-name="P362"/>
      <text:p text:style-name="P364">②③：</text:p>
      <text:p text:style-name="P362"><draw:custom-shape text:anchor-type="paragraph" draw:z-index="19" draw:name="シェイプ 2" draw:style-name="gr1" draw:text-style-name="P532" svg:width="0.015in" svg:height="0.0677in" svg:x="-0.3071in" svg:y="0.2425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left $1"/></draw:enhanced-geometry></draw:custom-shape><text:span text:style-name="T27">○○</text:span><text:span text:style-name="T38"> is</text:span> important/ necessary/ useful/ <text:span text:style-name="T50">helpful/ </text:span>interesting/ entertaining/ exciting/ </text:p>
      <text:p text:style-name="P362"><text:tab/>　effective/ efficient / convenient / inexpensive / economical / fantastic</text:p>
      <text:p text:style-name="P362"/>
      <text:p text:style-name="P362"><text:span text:style-name="T38">○○ is</text:span> <text:span text:style-name="T51">getting</text:span> <text:span text:style-name="T38">more </text:span><text:span text:style-name="T30">(</text:span><text:span text:style-name="T38">and more</text:span><text:span text:style-name="T30">)</text:span> important</text:p>
      <text:p text:style-name="P362"/>
      <text:p text:style-name="P362"><text:span text:style-name="T38">It </text:span><text:span text:style-name="T53">is</text:span> <text:span text:style-name="T129">important</text:span> <text:span text:style-name="T38">for</text:span> us <text:span text:style-name="T38">to</text:span> develop / use ○○</text:p>
      <text:p text:style-name="P362"><text:span text:style-name="T38">It</text:span> is <text:span text:style-name="T263">definitely</text:span> <text:span text:style-name="T129">good</text:span> <text:span text:style-name="T38">for</text:span> the environment/ our health/ children/ people/ </text:p>
      <text:p text:style-name="P362"><text:s text:c="8"/><text:span text:style-name="T264">perfectly</text:span><text:span text:style-name="T23"> </text:span><text:span text:style-name="T130">OK</text:span> <text:s text:c="9"/>our lives / our daily life / a good society / good relationships</text:p>
      <text:p text:style-name="P362"/>
      <text:p text:style-name="P362"><text:span text:style-name="T131">social mobility</text:span><text:span text:style-name="T338">/ </text:span><text:span text:style-name="T129">human right(s)</text:span>/ communication/ information (society)</text:p>
      <text:p text:style-name="P362"/>
      <text:p text:style-name="P362">So we <text:span text:style-name="T11">need</text:span> <text:s/>○○ <text:tab/><text:tab/><text:tab/><text:span text:style-name="T38">to</text:span> <text:span text:style-name="T53">have</text:span>/<text:span text:style-name="T53">make</text:span> <text:span text:style-name="T129">a better society</text:span></text:p>
      <text:p text:style-name="P362"><text:s text:c="11"/><text:span text:style-name="T11">should develop</text:span> <text:s/>○○ <text:tab/><text:span text:style-name="T39">to</text:span> <text:span text:style-name="T54">make</text:span><text:span text:style-name="T339"> </text:span><text:span text:style-name="T132">our society</text:span><text:span text:style-name="T339"> </text:span><text:span text:style-name="T341">much better</text:span></text:p>
      <text:p text:style-name="P362"><text:tab/><text:tab/><text:tab/><text:tab/><text:tab/><text:span text:style-name="T40">to </text:span><text:span text:style-name="T55">address</text:span> <text:span text:style-name="T133">disparity</text:span><text:span text:style-name="T354">/ </text:span><text:span text:style-name="T129">disparities</text:span></text:p>
      <text:p text:style-name="P365"><text:tab/><text:tab/><text:tab/><text:tab/><text:tab/><text:span text:style-name="T38">to </text:span><text:span text:style-name="T53">promote</text:span> <text:span text:style-name="T129">diversity</text:span>, <text:span text:style-name="T129">equity</text:span>, and <text:span text:style-name="T129">inclusion</text:span> <text:span text:style-name="T355">(DEI)</text:span></text:p>
      <text:p text:style-name="P288"><text:soft-page-break/><text:span text:style-name="T356">Q </text:span><text:span text:style-name="T856">1</text:span><text:span text:style-name="T938">9</text:span><text:span text:style-name="T356">:</text:span></text:p>
      <text:p text:style-name="P245"/>
      <text:p text:style-name="P268">Write an essay or story beginning with the following sentence.</text:p>
      <text:p text:style-name="P268"/>
      <text:p text:style-name="P268"><text:s/>"It was 6:00 in the morning on a day in November."</text:p>
      <text:p text:style-name="P268"/>
      <text:h text:style-name="P269" text:outline-level="2">✅ <text:span text:style-name="Strong_20_Emphasis"><text:span text:style-name="T27">A</text:span></text:span><text:span text:style-name="Strong_20_Emphasis"><text:span text:style-name="T32">1</text:span></text:span><text:span text:style-name="Strong_20_Emphasis"><text:span text:style-name="T27"> —</text:span></text:span></text:h>
      <text:p text:style-name="P271"><text:span text:style-name="Strong_20_Emphasis"><text:span text:style-name="T248">It</text:span></text:span><text:span text:style-name="Strong_20_Emphasis"><text:span text:style-name="T27"> </text:span></text:span><text:span text:style-name="Strong_20_Emphasis"><text:span text:style-name="T125">was</text:span></text:span><text:span text:style-name="Strong_20_Emphasis"><text:span text:style-name="T27"> </text:span></text:span><text:span text:style-name="Strong_20_Emphasis"><text:span text:style-name="T248">6:00</text:span></text:span><text:span text:style-name="Strong_20_Emphasis"><text:span text:style-name="T27"> </text:span></text:span><text:span text:style-name="Strong_20_Emphasis"><text:span text:style-name="T336">in the morning on a day in November</text:span></text:span><text:span text:style-name="Strong_20_Emphasis"><text:span text:style-name="T27">. </text:span></text:span><text:span text:style-name="Strong_20_Emphasis"><text:span text:style-name="T248">I</text:span></text:span><text:span text:style-name="Strong_20_Emphasis"><text:span text:style-name="T27"> </text:span></text:span><text:span text:style-name="Strong_20_Emphasis"><text:span text:style-name="T125">was</text:span></text:span><text:span text:style-name="Strong_20_Emphasis"><text:span text:style-name="T27"> </text:span></text:span><text:span text:style-name="Strong_20_Emphasis"><text:span text:style-name="T125">sitting</text:span></text:span><text:span text:style-name="Strong_20_Emphasis"><text:span text:style-name="T27"> </text:span></text:span><text:span text:style-name="Strong_20_Emphasis"><text:span text:style-name="T336">up on the bed</text:span></text:span><text:span text:style-name="Strong_20_Emphasis"><text:span text:style-name="T27"> </text:span></text:span><text:span text:style-name="Strong_20_Emphasis"><text:span text:style-name="T696">and</text:span></text:span><text:span text:style-name="Strong_20_Emphasis"><text:span text:style-name="T27"> </text:span></text:span><text:span text:style-name="Strong_20_Emphasis"><text:span text:style-name="T125">thought</text:span></text:span><text:span text:style-name="Strong_20_Emphasis"><text:span text:style-name="T27"> </text:span></text:span><text:span text:style-name="Strong_20_Emphasis"><text:span text:style-name="T33">that</text:span></text:span><text:span text:style-name="Strong_20_Emphasis"><text:span text:style-name="T27"> </text:span></text:span><text:span text:style-name="Strong_20_Emphasis"><text:span text:style-name="T248">another ordinary day</text:span></text:span><text:span text:style-name="Strong_20_Emphasis"><text:span text:style-name="T27"> </text:span></text:span><text:span text:style-name="Strong_20_Emphasis"><text:span text:style-name="T125">had begun</text:span></text:span><text:span text:style-name="Strong_20_Emphasis"><text:span text:style-name="T27">.<text:line-break/></text:span></text:span><text:span text:style-name="Strong_20_Emphasis"><text:span text:style-name="T336">After a while</text:span></text:span><text:span text:style-name="Strong_20_Emphasis"><text:span text:style-name="T27">, </text:span></text:span><text:span text:style-name="Strong_20_Emphasis"><text:span text:style-name="T34">when</text:span></text:span><text:span text:style-name="Strong_20_Emphasis"><text:span text:style-name="T27"> </text:span></text:span><text:span text:style-name="Strong_20_Emphasis"><text:span text:style-name="T248">I</text:span></text:span><text:span text:style-name="Strong_20_Emphasis"><text:span text:style-name="T27"> </text:span></text:span><text:span text:style-name="Strong_20_Emphasis"><text:span text:style-name="T125">was having</text:span></text:span><text:span text:style-name="Strong_20_Emphasis"><text:span text:style-name="T27"> </text:span></text:span><text:span text:style-name="Strong_20_Emphasis"><text:span text:style-name="T248">breakfast</text:span></text:span><text:span text:style-name="Strong_20_Emphasis"><text:span text:style-name="T27">, </text:span></text:span><text:span text:style-name="Strong_20_Emphasis"><text:span text:style-name="T248">I</text:span></text:span><text:span text:style-name="Strong_20_Emphasis"><text:span text:style-name="T27"> </text:span></text:span><text:span text:style-name="Strong_20_Emphasis"><text:span text:style-name="T125">heard</text:span></text:span><text:span text:style-name="Strong_20_Emphasis"><text:span text:style-name="T27"> </text:span></text:span><text:span text:style-name="Strong_20_Emphasis"><text:span text:style-name="T248">the door</text:span></text:span><text:span text:style-name="Strong_20_Emphasis"><text:span text:style-name="T27"> </text:span></text:span><text:span text:style-name="Strong_20_Emphasis"><text:span text:style-name="T353">slam</text:span></text:span><text:span text:style-name="Strong_20_Emphasis"><text:span text:style-name="T27"> shut. </text:span></text:span><text:span text:style-name="Strong_20_Emphasis"><text:span text:style-name="T809">That was because</text:span></text:span><text:span text:style-name="Strong_20_Emphasis"><text:span text:style-name="T27"> </text:span></text:span><text:span text:style-name="Strong_20_Emphasis"><text:span text:style-name="T248">my husband</text:span></text:span><text:span text:style-name="Strong_20_Emphasis"><text:span text:style-name="T27"> </text:span></text:span><text:span text:style-name="Strong_20_Emphasis"><text:span text:style-name="T125">had gone</text:span></text:span><text:span text:style-name="Strong_20_Emphasis"><text:span text:style-name="T27"> </text:span></text:span><text:span text:style-name="Strong_20_Emphasis"><text:span text:style-name="T336">outside the house</text:span></text:span><text:span text:style-name="Strong_20_Emphasis"><text:span text:style-name="T27">. </text:span></text:span><text:span text:style-name="Strong_20_Emphasis"><text:span text:style-name="T336">Then</text:span></text:span><text:span text:style-name="Strong_20_Emphasis"><text:span text:style-name="T27"> </text:span></text:span><text:span text:style-name="Strong_20_Emphasis"><text:span text:style-name="T809">I realized that</text:span></text:span><text:span text:style-name="Strong_20_Emphasis"><text:span text:style-name="T27"> </text:span></text:span><text:span text:style-name="Strong_20_Emphasis"><text:span text:style-name="T248">he</text:span></text:span><text:span text:style-name="Strong_20_Emphasis"><text:span text:style-name="T27"> </text:span></text:span><text:span text:style-name="Strong_20_Emphasis"><text:span text:style-name="T125">was going to take</text:span></text:span><text:span text:style-name="Strong_20_Emphasis"><text:span text:style-name="T27"> </text:span></text:span><text:span text:style-name="Strong_20_Emphasis"><text:span text:style-name="T248">his 14-year-old dog</text:span></text:span><text:span text:style-name="Strong_20_Emphasis"><text:span text:style-name="T27">, Momo-chan, </text:span></text:span><text:span text:style-name="Strong_20_Emphasis"><text:span text:style-name="T336">to the vet</text:span></text:span><text:span text:style-name="Strong_20_Emphasis"><text:span text:style-name="T27">. </text:span></text:span><text:span text:style-name="Strong_20_Emphasis"><text:span text:style-name="T248">She</text:span></text:span><text:span text:style-name="Strong_20_Emphasis"><text:span text:style-name="T27"> </text:span></text:span><text:span text:style-name="Strong_20_Emphasis"><text:span text:style-name="T125">had not eaten</text:span></text:span><text:span text:style-name="Strong_20_Emphasis"><text:span text:style-name="T27"> </text:span></text:span><text:span text:style-name="Strong_20_Emphasis"><text:span text:style-name="T248">anything</text:span></text:span><text:span text:style-name="Strong_20_Emphasis"><text:span text:style-name="T27"> </text:span></text:span><text:span text:style-name="Strong_20_Emphasis"><text:span text:style-name="T336">for two days</text:span></text:span><text:span text:style-name="Strong_20_Emphasis"><text:span text:style-name="T27">.</text:span></text:span></text:p>
      <text:p text:style-name="P349">When <text:span text:style-name="T129">I</text:span> <text:span text:style-name="T52">came</text:span> back <text:span text:style-name="T263">from work at noon</text:span>, <text:span text:style-name="T803">my husband said that</text:span> <text:span text:style-name="T129">she</text:span> <text:span text:style-name="T52">was getting</text:span> <text:span text:style-name="T129">an IV drip</text:span> <text:span text:style-name="T263">at the vet’s</text:span>. <text:span text:style-name="T263">At that time</text:span>, <text:span text:style-name="T803">he seemed to believe that</text:span> <text:span text:style-name="T129">she</text:span> <text:span text:style-name="T52">would get</text:span> <text:span text:style-name="T129">better</text:span> <text:span text:style-name="T263">soon</text:span> <text:span text:style-name="Strong_20_Emphasis"><text:span text:style-name="T545">and</text:span></text:span> <text:span text:style-name="T52">come</text:span> <text:span text:style-name="T263">home</text:span>.</text:p>
      <text:p text:style-name="P349"><text:span text:style-name="Strong_20_Emphasis"><text:span text:style-name="T558">But</text:span></text:span> <text:span text:style-name="T129">the moment</text:span> <text:span text:style-name="T52">arrived</text:span> <text:span text:style-name="T263">suddenly</text:span>. <text:span text:style-name="T129">I</text:span> <text:span text:style-name="T52">got</text:span> <text:span text:style-name="T129">a phone call</text:span> <text:span text:style-name="T263">from the doctor</text:span>. “Momo-chan <text:span text:style-name="T52">passed</text:span> <text:span text:style-name="T263">away</text:span> <text:span text:style-name="T263">a little while ago</text:span>,” he said. <text:span text:style-name="T129">We</text:span> <text:span text:style-name="T52">were</text:span> <text:span text:style-name="T129">very shocked</text:span>.</text:p>
      <text:p text:style-name="P350"><text:span text:style-name="T263">In the afternoon</text:span>, <text:span text:style-name="T129">we</text:span> <text:span text:style-name="T52">went</text:span> <text:span text:style-name="T759">to </text:span><text:span text:style-name="T734">pick</text:span> <text:span text:style-name="T707">her</text:span> <text:span text:style-name="T263">up</text:span>. <text:span text:style-name="T129">My husband</text:span> <text:span text:style-name="T52">wasn’t able to control</text:span> <text:span text:style-name="T129">his tears</text:span> <text:span text:style-name="Strong_20_Emphasis"><text:span text:style-name="T558">while</text:span></text:span> <text:span text:style-name="T129">the doctor</text:span> <text:span text:style-name="T52">explained</text:span> <text:span text:style-name="T129">the process</text:span>.</text:p>
      <text:p text:style-name="P350"><text:soft-page-break/><text:span text:style-name="T129">Momo-chan</text:span> <text:span text:style-name="T52">was</text:span> <text:span text:style-name="T129">my husband’s dog</text:span>, not mine. <text:span text:style-name="T129">He</text:span> <text:span text:style-name="T52">had been taking</text:span> <text:span text:style-name="T129">care</text:span> of everything <text:span text:style-name="T263">for her</text:span>.</text:p>
      <text:p text:style-name="P349"><text:span text:style-name="Strong_20_Emphasis"><text:span text:style-name="T558">When</text:span></text:span> <text:span text:style-name="T129">I</text:span> <text:span text:style-name="T52">was</text:span> <text:span text:style-name="T263">in bed at night</text:span>, <text:span text:style-name="T129">my eyes</text:span> <text:span text:style-name="T52">were filled</text:span> with tears.<text:line-break/>Momo-chan, <text:span text:style-name="T803">I would like to say</text:span> <text:span text:style-name="T52">thank</text:span> <text:span text:style-name="T129">you</text:span> for <text:span text:style-name="T791">com</text:span><text:span text:style-name="T759">ing</text:span> <text:span text:style-name="T263">to our house</text:span> <text:span text:style-name="Strong_20_Emphasis"><text:span text:style-name="T545">and</text:span></text:span> <text:span text:style-name="T792">tak</text:span><text:span text:style-name="T759">ing</text:span> <text:span text:style-name="T129">care</text:span> of my husband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8">2</text:span></text:span><text:span text:style-name="Strong_20_Emphasis"><text:span text:style-name="T629">08</text:span></text:span><text:span text:style-name="Strong_20_Emphasis"><text:span text:style-name="T619"> words)</text:span></text:span></text:p>
      <text:h text:style-name="Heading_20_1" text:outline-level="1"><text:span text:style-name="T401">🌟 </text:span><text:span text:style-name="Strong_20_Emphasis"><text:span text:style-name="T401">Concise Feedback</text:span></text:span></text:h>
      <text:p text:style-name="P507"><text:span text:style-name="T151">Your writing</text:span><text:span text:style-name="T401"> </text:span><text:span text:style-name="T69">is</text:span><text:span text:style-name="T401"> </text:span><text:span text:style-name="Strong_20_Emphasis"><text:span text:style-name="T401">emotionally </text:span></text:span><text:span text:style-name="Strong_20_Emphasis"><text:span text:style-name="T151">powerful </text:span></text:span><text:span text:style-name="Strong_20_Emphasis"><text:span text:style-name="T150">and</text:span></text:span><text:span text:style-name="Strong_20_Emphasis"><text:span text:style-name="T151"> sincere</text:span></text:span><text:span text:style-name="T401">. </text:span><text:span text:style-name="T151">You</text:span><text:span text:style-name="T401"> </text:span><text:span text:style-name="T69">used</text:span><text:span text:style-name="T401"> </text:span><text:span text:style-name="T151">clear sequencing</text:span><text:span text:style-name="T401"> (“after a while,” “at noon,” “in the afternoon”), </text:span><text:span text:style-name="T152">which</text:span><text:span text:style-name="T401"> </text:span><text:span text:style-name="T69">makes</text:span><text:span text:style-name="T401"> </text:span><text:span text:style-name="T151">the story</text:span><text:span text:style-name="T401"> </text:span><text:span text:style-name="T352">easy</text:span><text:span text:style-name="T401"> </text:span><text:span text:style-name="T389">to </text:span><text:span text:style-name="T406">follow</text:span><text:span text:style-name="T401">. </text:span><text:span text:style-name="T151">The final message</text:span><text:span text:style-name="T401"> </text:span><text:span text:style-name="T377">to Momo-chan</text:span><text:span text:style-name="T401"> </text:span><text:span text:style-name="T69">is</text:span><text:span text:style-name="T401"> </text:span><text:span text:style-name="T151">touching</text:span><text:span text:style-name="T401"> </text:span><text:span text:style-name="Strong_20_Emphasis"><text:span text:style-name="T400">and</text:span></text:span><text:span text:style-name="T401"> </text:span><text:span text:style-name="T69">ends</text:span><text:span text:style-name="T401"> </text:span><text:span text:style-name="T151">the essay</text:span><text:span text:style-name="T401"> beautifully.</text:span></text:p>
      <text:p text:style-name="P351"><text:span text:style-name="T129">The main areas</text:span> <text:span text:style-name="T759">to </text:span><text:span text:style-name="T757">keep</text:span> <text:span text:style-name="T793">work</text:span><text:span text:style-name="T759">ing</text:span> <text:span text:style-name="T263">on</text:span> <text:span text:style-name="T52">are</text:span>:</text:p>
      <text:list xml:id="list1492227228" text:style-name="L1">
        <text:list-item>
          <text:p text:style-name="P523"><text:span text:style-name="T401">verb tenses (past perfect: </text:span><text:span text:style-name="Emphasis"><text:span text:style-name="T401">had begun</text:span></text:span><text:span text:style-name="T401">, </text:span><text:span text:style-name="Emphasis"><text:span text:style-name="T401">had gone</text:span></text:span><text:span text:style-name="T401">)</text:span></text:p>
        </text:list-item>
        <text:list-item>
          <text:p text:style-name="P524">spelling (vet, realized, explained)</text:p>
        </text:list-item>
        <text:list-item>
          <text:p text:style-name="P524">avoiding small mistakes with articles and prepositions</text:p>
        </text:list-item>
      </text:list>
      <text:p text:style-name="P346">But overall, <text:span text:style-name="T129">the heart</text:span> of the story <text:span text:style-name="T52">is</text:span> <text:span text:style-name="T129">very strong</text:span>.</text:p>
      <text:h text:style-name="Heading_20_1" text:outline-level="1"><text:span text:style-name="T401">💬 </text:span><text:span text:style-name="Strong_20_Emphasis"><text:span text:style-name="T401">Encouragement for the Students</text:span></text:span></text:h>
      <text:p text:style-name="P351"><text:span text:style-name="T129">You</text:span> <text:span text:style-name="T52">expressed</text:span> <text:span text:style-name="T129">difficult emotions</text:span> with honesty and warmth, <text:span text:style-name="T217">which</text:span> <text:span text:style-name="T52">is not</text:span> <text:span text:style-name="T129">easy</text:span> <text:span text:style-name="T263">in a second language</text:span>. <text:span text:style-name="T52">Keep</text:span> <text:span text:style-name="T793">writ</text:span><text:span text:style-name="T759">ing</text:span>—<text:span text:style-name="T129">each paragraph</text:span> you write <text:span text:style-name="T52">helps</text:span> <text:span text:style-name="T129">your grammar</text:span> <text:span text:style-name="T340">improve</text:span> <text:span text:style-name="Strong_20_Emphasis"><text:span text:style-name="T545">and</text:span></text:span> <text:span text:style-name="T129">your confidence</text:span> <text:span text:style-name="T340">grow</text:span>. <text:span text:style-name="T129">Your voice</text:span> <text:span text:style-name="T52">is</text:span> <text:span text:style-name="T129">clear</text:span>, <text:span text:style-name="T796">and</text:span> <text:span text:style-name="T129">your English</text:span> <text:span text:style-name="T52">will</text:span> <text:span text:style-name="T52">continue</text:span> <text:s/><text:span text:style-name="T759">to </text:span><text:span text:style-name="T757">become</text:span> <text:span text:style-name="T707">more natural</text:span> with practice. Great work—please <text:span text:style-name="T52">keep</text:span> <text:span text:style-name="T793">go</text:span><text:span text:style-name="T759">ing</text:span>!</text:p>
      <text:p text:style-name="P272"><text:soft-page-break/><text:span text:style-name="Strong_20_Emphasis"><text:span text:style-name="T939">----------------------------------------------------------------------------</text:span></text:span></text:p>
      <text:p text:style-name="P272"><draw:frame text:anchor-type="paragraph" draw:z-index="12" draw:name="Text Frame 9" draw:style-name="gr7" draw:text-style-name="P535" svg:width="2.9835in" svg:height="0.4925in" svg:x="3.811in" svg:y="0.0839in"><draw:text-box><text:p>📞 “<text:span text:style-name="T52">call Tom</text:span>” NEVER means 呼びかける.</text:p><text:p><text:s/>It always means <text:span text:style-name="T52">電話する</text:span>📞.</text:p></draw:text-box></draw:frame><text:span text:style-name="Strong_20_Emphasis"><text:span text:style-name="T939">🟦</text:span></text:span><text:span text:style-name="Strong_20_Emphasis"><text:span text:style-name="T943"> 電話する</text:span></text:span></text:p>
      <text:p text:style-name="P272"><text:span text:style-name="Strong_20_Emphasis"><text:span text:style-name="T939">I’ll </text:span></text:span><text:span text:style-name="Strong_20_Emphasis"><text:span text:style-name="T124">call</text:span></text:span><text:span text:style-name="Strong_20_Emphasis"><text:span text:style-name="T939"> </text:span></text:span><text:span text:style-name="Strong_20_Emphasis"><text:span text:style-name="T941">you</text:span></text:span><text:span text:style-name="Strong_20_Emphasis"><text:span text:style-name="T939"> later.(</text:span></text:span><text:span text:style-name="Strong_20_Emphasis"><text:span text:style-name="T943">電話するね</text:span></text:span><text:span text:style-name="Strong_20_Emphasis"><text:span text:style-name="T939">)</text:span></text:span></text:p>
      <text:p text:style-name="P272"><text:span text:style-name="Strong_20_Emphasis"><text:span text:style-name="T939">He </text:span></text:span><text:span text:style-name="Strong_20_Emphasis"><text:span text:style-name="T124">called up</text:span></text:span><text:span text:style-name="Strong_20_Emphasis"><text:span text:style-name="T939"> </text:span></text:span><text:span text:style-name="Strong_20_Emphasis"><text:span text:style-name="T941">his old friend</text:span></text:span><text:span text:style-name="Strong_20_Emphasis"><text:span text:style-name="T939">. = He </text:span></text:span><text:span text:style-name="Strong_20_Emphasis"><text:span text:style-name="T124">called</text:span></text:span><text:span text:style-name="Strong_20_Emphasis"><text:span text:style-name="T939"> </text:span></text:span><text:span text:style-name="Strong_20_Emphasis"><text:span text:style-name="T941">his old friend</text:span></text:span><text:span text:style-name="Strong_20_Emphasis"><text:span text:style-name="T939"> </text:span></text:span><text:span text:style-name="Strong_20_Emphasis"><text:span text:style-name="T124">up</text:span></text:span><text:span text:style-name="Strong_20_Emphasis"><text:span text:style-name="T939">.</text:span></text:span></text:p>
      <text:p text:style-name="P272"><text:span text:style-name="Strong_20_Emphasis"><text:span text:style-name="T939">🟩 </text:span></text:span><text:span text:style-name="Strong_20_Emphasis"><text:span text:style-name="T943">声で呼ぶ</text:span></text:span></text:p>
      <text:p text:style-name="P272"><text:span text:style-name="Strong_20_Emphasis"><text:span text:style-name="T939">I </text:span></text:span><text:span text:style-name="Strong_20_Emphasis"><text:span text:style-name="T124">called out to</text:span></text:span><text:span text:style-name="Strong_20_Emphasis"><text:span text:style-name="T939"> </text:span></text:span><text:span text:style-name="Strong_20_Emphasis"><text:span text:style-name="T941">Tom</text:span></text:span><text:span text:style-name="Strong_20_Emphasis"><text:span text:style-name="T939">, but he didn’t hear me.(</text:span></text:span><text:span text:style-name="Strong_20_Emphasis"><text:span text:style-name="T943">呼びかけたけど...</text:span></text:span><text:span text:style-name="Strong_20_Emphasis"><text:span text:style-name="T939">)</text:span></text:span></text:p>
      <text:p text:style-name="P272"><text:span text:style-name="Strong_20_Emphasis"><text:span text:style-name="T939">🟨 </text:span></text:span><text:span text:style-name="Strong_20_Emphasis"><text:span text:style-name="T944">名前を</text:span></text:span><text:span text:style-name="Strong_20_Emphasis"><text:span text:style-name="T943">呼ぶ</text:span></text:span></text:p>
      <text:p text:style-name="P272"><text:span text:style-name="Strong_20_Emphasis"><text:span text:style-name="T939">I </text:span></text:span><text:span text:style-name="Strong_20_Emphasis"><text:span text:style-name="T124">called</text:span></text:span><text:span text:style-name="Strong_20_Emphasis"><text:span text:style-name="T939"> </text:span></text:span><text:span text:style-name="Strong_20_Emphasis"><text:span text:style-name="T941">Tom’s name</text:span></text:span><text:span text:style-name="Strong_20_Emphasis"><text:span text:style-name="T939">, and he turned around.(</text:span></text:span><text:span text:style-name="Strong_20_Emphasis"><text:span text:style-name="T943">~の名前を呼ぶと...</text:span></text:span><text:span text:style-name="Strong_20_Emphasis"><text:span text:style-name="T939">)</text:span></text:span></text:p>
      <text:p text:style-name="P272"><text:span text:style-name="Strong_20_Emphasis"><text:span text:style-name="T939">👄 </text:span></text:span><text:span text:style-name="Strong_20_Emphasis"><text:span text:style-name="T943">非難する</text:span></text:span></text:p>
      <text:p text:style-name="P272"><text:span text:style-name="Strong_20_Emphasis"><text:span text:style-name="T939">Tom lied, so I </text:span></text:span><text:span text:style-name="Strong_20_Emphasis"><text:span text:style-name="T124">called</text:span></text:span><text:span text:style-name="Strong_20_Emphasis"><text:span text:style-name="T939"> </text:span></text:span><text:span text:style-name="Strong_20_Emphasis"><text:span text:style-name="T941">him</text:span></text:span><text:span text:style-name="Strong_20_Emphasis"><text:span text:style-name="T939"> </text:span></text:span><text:span text:style-name="Strong_20_Emphasis"><text:span text:style-name="T124">out</text:span></text:span><text:span text:style-name="Strong_20_Emphasis"><text:span text:style-name="T939"> in front of everyone.</text:span></text:span></text:p>
      <text:p text:style-name="P272"><text:span text:style-name="Strong_20_Emphasis"><text:span text:style-name="T939">----------------------------------------------------------------------------</text:span></text:span></text:p>
      <text:p text:style-name="P273"><text:span text:style-name="Strong_20_Emphasis"><text:span text:style-name="T940"/></text:span></text:p>
      <text:p text:style-name="P273"><text:span text:style-name="Strong_20_Emphasis"><text:span text:style-name="T940">1</text:span></text:span><text:span text:style-name="Strong_20_Emphasis"><text:span text:style-name="T939">. Ken</text:span></text:span><text:span text:style-name="Strong_20_Emphasis"><text:span text:style-name="T943">に電話をする</text:span></text:span><text:span text:style-name="Strong_20_Emphasis"><text:span text:style-name="T939">→ </text:span></text:span><text:span text:style-name="Strong_20_Emphasis"><text:span text:style-name="T798">call</text:span></text:span><text:span text:style-name="Strong_20_Emphasis"><text:span text:style-name="T939"> Ken / </text:span></text:span><text:span text:style-name="Strong_20_Emphasis"><text:span text:style-name="T798">call</text:span></text:span><text:span text:style-name="Strong_20_Emphasis"><text:span text:style-name="T939"> Ken </text:span></text:span><text:span text:style-name="Strong_20_Emphasis"><text:span text:style-name="T942">on the phone</text:span></text:span><text:span text:style-name="Strong_20_Emphasis"><text:span text:style-name="T939"> / </text:span></text:span><text:span text:style-name="Strong_20_Emphasis"><text:span text:style-name="T798">call</text:span></text:span><text:span text:style-name="Strong_20_Emphasis"><text:span text:style-name="T939"> Ken </text:span></text:span><text:span text:style-name="Strong_20_Emphasis"><text:span text:style-name="T798">up</text:span></text:span></text:p>
      <text:p text:style-name="P273"><text:span text:style-name="Strong_20_Emphasis"><text:span text:style-name="T939"><text:s/><text:tab/><text:tab/><text:tab/><text:tab/><text:tab/><text:tab/><text:tab/><text:tab/><text:tab/>(old-fashioned / casual)</text:span></text:span></text:p>
      <text:p text:style-name="P272"><text:span text:style-name="Strong_20_Emphasis"><text:span text:style-name="T940">2</text:span></text:span><text:span text:style-name="Strong_20_Emphasis"><text:span text:style-name="T939">. Ken</text:span></text:span><text:span text:style-name="Strong_20_Emphasis"><text:span text:style-name="T943">に呼びかける</text:span></text:span><text:span text:style-name="Strong_20_Emphasis"><text:span text:style-name="T939">→ </text:span></text:span><text:span text:style-name="Strong_20_Emphasis"><text:span text:style-name="T798">call out to</text:span></text:span><text:span text:style-name="Strong_20_Emphasis"><text:span text:style-name="T939"> Ken <text:s/>/ </text:span></text:span><text:span text:style-name="Strong_20_Emphasis"><text:span text:style-name="T798">shout to</text:span></text:span><text:span text:style-name="Strong_20_Emphasis"><text:span text:style-name="T939"> Ken</text:span></text:span></text:p>
      <text:p text:style-name="P273"><text:span text:style-name="Strong_20_Emphasis"><text:span text:style-name="T940">3</text:span></text:span><text:span text:style-name="Strong_20_Emphasis"><text:span text:style-name="T939">. Ken</text:span></text:span><text:span text:style-name="Strong_20_Emphasis"><text:span text:style-name="T943">の名前を呼ぶ</text:span></text:span><text:span text:style-name="Strong_20_Emphasis"><text:span text:style-name="T939">→ </text:span></text:span><text:span text:style-name="Strong_20_Emphasis"><text:span text:style-name="T798">call</text:span></text:span><text:span text:style-name="Strong_20_Emphasis"><text:span text:style-name="T939"> Ken’s name / </text:span></text:span><text:span text:style-name="Strong_20_Emphasis"><text:span text:style-name="T798">call</text:span></text:span><text:span text:style-name="Strong_20_Emphasis"><text:span text:style-name="T939"> his name, “Ken!”</text:span></text:span></text:p>
      <text:p text:style-name="P273"><text:span text:style-name="Strong_20_Emphasis"><text:span text:style-name="T939"><text:tab/><text:tab/><text:tab/><text:tab/><text:tab/> / </text:span></text:span><text:span text:style-name="Strong_20_Emphasis"><text:span text:style-name="T798">call out</text:span></text:span><text:span text:style-name="Strong_20_Emphasis"><text:span text:style-name="T939"> his name, “Ken!” / </text:span></text:span><text:span text:style-name="Strong_20_Emphasis"><text:span text:style-name="T798">shout</text:span></text:span><text:span text:style-name="Strong_20_Emphasis"><text:span text:style-name="T939"> Ken's name</text:span></text:span></text:p>
      <text:p text:style-name="P272"><text:span text:style-name="Strong_20_Emphasis"><text:span text:style-name="T940">4</text:span></text:span><text:span text:style-name="Strong_20_Emphasis"><text:span text:style-name="T939">. "Ken!" </text:span></text:span><text:span text:style-name="Strong_20_Emphasis"><text:span text:style-name="T943">と呼ぶ</text:span></text:span><text:span text:style-name="Strong_20_Emphasis"><text:span text:style-name="T939">→ </text:span></text:span><text:span text:style-name="Strong_20_Emphasis"><text:span text:style-name="T798">call</text:span></text:span><text:span text:style-name="Strong_20_Emphasis"><text:span text:style-name="T939">, “Ken!” / </text:span></text:span><text:span text:style-name="Strong_20_Emphasis"><text:span text:style-name="T798">call out</text:span></text:span><text:span text:style-name="Strong_20_Emphasis"><text:span text:style-name="T939">, “Ken!” </text:span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p text:style-name="P272"><text:span text:style-name="Strong_20_Emphasis"><text:span text:style-name="T939"/></text:span></text:p>
      <text:h text:style-name="P270" text:outline-level="1"><text:soft-page-break/><text:span text:style-name="Strong_20_Emphasis"><text:span text:style-name="T27">✅ </text:span></text:span><text:span text:style-name="Strong_20_Emphasis">A</text:span><text:span text:style-name="Strong_20_Emphasis"><text:span text:style-name="T945">2</text:span></text:span><text:span text:style-name="Strong_20_Emphasis"> —</text:span></text:h>
      <text:p text:style-name="P80"><text:span text:style-name="T129">It</text:span> <text:span text:style-name="T52">was</text:span> <text:span text:style-name="T129">6:00</text:span> <text:span text:style-name="T263">in the morning on the 12th of November</text:span>. <text:span text:style-name="T129">I</text:span> <text:span text:style-name="T52">went</text:span> <text:span text:style-name="T263">to the hotel restaurant</text:span> <text:span text:style-name="T759">to </text:span><text:span text:style-name="T734">have</text:span> <text:span text:style-name="T707">breakfast</text:span>. <text:span text:style-name="T129">I</text:span> <text:span text:style-name="T52">had stayed</text:span> <text:span text:style-name="T263">there</text:span> <text:span text:style-name="T263">the night before</text:span>. <text:span text:style-name="T129">The hotel</text:span> <text:span text:style-name="T52">was</text:span> <text:span text:style-name="T129">close</text:span> <text:span text:style-name="T263">to Nagoya Airport</text:span>. <text:span text:style-name="T129">Several men</text:span> <text:span text:style-name="T263">in dark suits</text:span> <text:span text:style-name="T52">were</text:span> <text:span text:style-name="T263">already</text:span> <text:span text:style-name="T52">eating</text:span>.</text:p>
      <text:p text:style-name="P97"><text:span text:style-name="T803">I knew</text:span> <text:span text:style-name="T263">there</text:span> <text:span text:style-name="T52">were</text:span> <text:span text:style-name="T129">some big companies</text:span> <text:span text:style-name="T263">nearby</text:span> <text:span text:style-name="T796">because</text:span> <text:span text:style-name="T129">I</text:span> <text:span text:style-name="T52">had noticed</text:span> <text:span text:style-name="T129">them</text:span> <text:span text:style-name="T946">when</text:span> <text:span text:style-name="T129">I</text:span> <text:span text:style-name="T52">checked</text:span> <text:span text:style-name="T263">in</text:span> <text:span text:style-name="T263">last evening</text:span>. <text:span text:style-name="T129">Most</text:span> <text:span text:style-name="T263">of the guests</text:span> <text:span text:style-name="T52">seemed to be</text:span> <text:span text:style-name="T129">businessmen</text:span>. <text:span text:style-name="T129">I</text:span> <text:span text:style-name="T52">had</text:span> <text:span text:style-name="T129">a Japanese-style breakfast </text:span><text:span text:style-name="T212">and</text:span><text:span text:style-name="T129"> coffee</text:span>. <text:span text:style-name="T129">It</text:span> <text:span text:style-name="T52">tasted</text:span> <text:span text:style-name="T129">good</text:span>, <text:span text:style-name="T129">I </text:span><text:span text:style-name="T52">remember</text:span> <text:span text:style-name="T129">thinking</text:span>.</text:p>
      <text:p text:style-name="P97"><text:span text:style-name="T129">I </text:span><text:span text:style-name="T52">hadn’t slept</text:span> well <text:span text:style-name="T263">the previous night</text:span>. <text:span text:style-name="T129">I </text:span><text:span text:style-name="T52">went</text:span> <text:span text:style-name="T263">to bed at about 10:00</text:span>, <text:span text:style-name="T946">but</text:span> <text:span text:style-name="T129">I</text:span> <text:span text:style-name="T52">had</text:span> <text:span text:style-name="T129">trouble</text:span> <text:span text:style-name="T734">fall</text:span><text:span text:style-name="T759">ing</text:span> asleep. Even so, <text:span text:style-name="T129">I</text:span> eventually <text:span text:style-name="T52">slept</text:span>, <text:span text:style-name="T946">but</text:span> <text:span text:style-name="T129">I</text:span> <text:span text:style-name="T52">woke</text:span> <text:span text:style-name="T263">up at 2:00 a.m</text:span>. <text:span text:style-name="T129">I</text:span> <text:span text:style-name="T52">tried to calm</text:span> <text:span text:style-name="T263">down</text:span> <text:span text:style-name="T692">and</text:span> <text:span text:style-name="T52">sleep</text:span> again <text:span text:style-name="T692">but</text:span> soon <text:span text:style-name="T52">gave</text:span> <text:span text:style-name="T263">up</text:span> <text:span text:style-name="T692">and</text:span> <text:span text:style-name="T52">got</text:span> <text:span text:style-name="T263">out of be</text:span>d.</text:p>
      <text:p text:style-name="P80"><text:span text:style-name="T129">My own fun trip</text:span> — two nights and three days on Tsushima Island — <text:span text:style-name="T52">was beginning</text:span> <text:span text:style-name="T263">from Nagoya Airport that morning</text:span>.</text:p>
      <text:p text:style-name="P352"><text:span text:style-name="Strong_20_Emphasis"><text:span text:style-name="T557"><text:s/></text:span></text:span><text:span text:style-name="Strong_20_Emphasis"><text:span text:style-name="T619">(</text:span></text:span><text:span text:style-name="Strong_20_Emphasis"><text:span text:style-name="T630">150</text:span></text:span><text:span text:style-name="Strong_20_Emphasis"><text:span text:style-name="T619"> words)</text:span></text:span></text:p>
      <text:h text:style-name="Heading_20_1" text:outline-level="1"><text:span text:style-name="T359">⭐ </text:span><text:span text:style-name="Strong_20_Emphasis"><text:span text:style-name="T359">Feedback for A</text:span></text:span><text:span text:style-name="Strong_20_Emphasis"><text:span text:style-name="T368">2</text:span></text:span></text:h>
      <text:p text:style-name="Text_20_body"><text:span text:style-name="Strong_20_Emphasis"><text:span text:style-name="T359">What you did well:</text:span></text:span></text:p>
      <text:list xml:id="list3311335035" text:style-name="L2">
        <text:list-item>
          <text:p text:style-name="P525"><text:span text:style-name="T129">You</text:span> <text:span text:style-name="T52">wrote</text:span> clearly <text:span text:style-name="T263">about your experience</text:span> <text:span text:style-name="T692">and</text:span> <text:span text:style-name="T52">kept</text:span> <text:span text:style-name="T129">good chronological order.</text:span></text:p>
        </text:list-item>
        <text:list-item>
          <text:p text:style-name="P526"><text:span text:style-name="T129">The details</text:span> <text:span text:style-name="T263">about the businessmen, breakfast, and lack of sleep</text:span> <text:span text:style-name="T52">created</text:span> <text:span text:style-name="T129">a realistic scene</text:span>.</text:p>
          <text:p text:style-name="P526"/>
        </text:list-item>
      </text:list>
      <text:p text:style-name="Text_20_body"><text:span text:style-name="Strong_20_Emphasis"><text:span text:style-name="T359">How to improve:</text:span></text:span></text:p>
      <text:list xml:id="list1859206063" text:style-name="L3">
        <text:list-item>
          <text:p text:style-name="P527"><text:soft-page-break/><text:span text:style-name="T52">Be</text:span> careful with past tense consistency (“I knew,” “I noticed,” etc.).</text:p>
        </text:list-item>
        <text:list-item>
          <text:p text:style-name="P527"><text:span text:style-name="T52">Try to combine</text:span> short sentences for smoother flow.</text:p>
        </text:list-item>
        <text:list-item>
          <text:p text:style-name="P527"><text:span text:style-name="T52">Avoid</text:span> unnecessary prepositions like “near to.”</text:p>
        </text:list-item>
      </text:list>
      <text:p text:style-name="P508"><text:span text:style-name="Strong_20_Emphasis"><text:span text:style-name="T359">Encouragement:</text:span></text:span><text:span text:style-name="T359"><text:line-break/></text:span><text:span text:style-name="T134">You</text:span><text:span text:style-name="T359"> </text:span><text:span text:style-name="T56">have</text:span><text:span text:style-name="T359"> </text:span><text:span text:style-name="T134">a strong foundation</text:span><text:span text:style-name="T359">! </text:span><text:span text:style-name="T134">Your storytelling</text:span><text:span text:style-name="T359"> </text:span><text:span text:style-name="T56">is</text:span><text:span text:style-name="T359"> </text:span><text:span text:style-name="T134">easy</text:span><text:span text:style-name="T359"> to follow, </text:span><text:span text:style-name="T369">and</text:span><text:span text:style-name="T359"> with small adjustments to grammar, </text:span><text:span text:style-name="T134">your writing </text:span><text:span text:style-name="T56">will feel</text:span><text:span text:style-name="T359"> </text:span><text:span text:style-name="T134">even more natural</text:span><text:span text:style-name="T359">. </text:span><text:span text:style-name="T56">Keep</text:span><text:span text:style-name="T359"> </text:span><text:span text:style-name="T134">writing</text:span><text:span text:style-name="T359">—</text:span><text:span text:style-name="T134">you</text:span><text:span text:style-name="T56">’re</text:span><text:span text:style-name="T359"> </text:span><text:span text:style-name="T56">improving</text:span><text:span text:style-name="T359"> steadily!</text:span></text:p>
      <text:p text:style-name="P98"/>
      <text:h text:style-name="Heading_20_1" text:outline-level="1"><text:span text:style-name="T359">✅ </text:span><text:span text:style-name="Strong_20_Emphasis"><text:span text:style-name="T359">A</text:span></text:span><text:span text:style-name="Strong_20_Emphasis"><text:span text:style-name="T368">3</text:span></text:span><text:span text:style-name="Strong_20_Emphasis"><text:span text:style-name="T359"> —</text:span></text:span></text:h>
      <text:p text:style-name="P99"><text:span text:style-name="T129">It</text:span> <text:span text:style-name="T52">was</text:span> <text:span text:style-name="T129">6:00</text:span> <text:span text:style-name="T263">in the morning on a day in November</text:span>.<text:line-break/><text:span text:style-name="T129">I</text:span> <text:span text:style-name="T52">woke</text:span> <text:span text:style-name="T263">up to the sound of my alarm</text:span>. Normally, <text:span text:style-name="T129">it</text:span> <text:span text:style-name="T52">would be</text:span> <text:span text:style-name="T129">an ordinary morning</text:span>, <text:span text:style-name="T946">but</text:span> <text:span text:style-name="T129">today</text:span> <text:span text:style-name="T52">was</text:span> <text:span text:style-name="T129">different</text:span>.</text:p>
      <text:p text:style-name="P509"><text:span text:style-name="T134">I </text:span><text:span text:style-name="T56">felt</text:span><text:span text:style-name="T359"> </text:span><text:span text:style-name="T134">hot</text:span><text:span text:style-name="T359"> </text:span><text:span text:style-name="T373">under the futon</text:span><text:span text:style-name="T359"> </text:span><text:span text:style-name="T403">and</text:span><text:span text:style-name="T359"> </text:span><text:span text:style-name="T56">kicked</text:span><text:span text:style-name="T359"> </text:span><text:span text:style-name="T134">it</text:span><text:span text:style-name="T359"> </text:span><text:span text:style-name="T373">off</text:span><text:span text:style-name="T359">. Then </text:span><text:span text:style-name="T134">I</text:span><text:span text:style-name="T359"> </text:span><text:span text:style-name="T56">noticed</text:span><text:span text:style-name="T359"> </text:span><text:span text:style-name="T134">my hands</text:span><text:span text:style-name="T359">—</text:span><text:span text:style-name="T134">they</text:span><text:span text:style-name="T359"> </text:span><text:span text:style-name="T56">were covered</text:span><text:span text:style-name="T359"> </text:span><text:span text:style-name="T373">in black hair</text:span><text:span text:style-name="T359"> </text:span><text:span text:style-name="T403">and</text:span><text:span text:style-name="T359"> </text:span><text:span text:style-name="T56">had</text:span><text:span text:style-name="T359"> </text:span><text:span text:style-name="T134">long, sharp claws</text:span><text:span text:style-name="T359">.<text:line-break/></text:span><text:span text:style-name="T134">I </text:span><text:span text:style-name="T56">stood</text:span><text:span text:style-name="T359"> </text:span><text:span text:style-name="T373">up</text:span><text:span text:style-name="T359"> quickly </text:span><text:span text:style-name="T403">and</text:span><text:span text:style-name="T359"> </text:span><text:span text:style-name="T56">looked</text:span><text:span text:style-name="T359"> </text:span><text:span text:style-name="T373">in the mirror</text:span><text:span text:style-name="T359">. </text:span><text:span text:style-name="T134">My whole body </text:span><text:span text:style-name="T56">was covered</text:span><text:span text:style-name="T359"> </text:span><text:span text:style-name="T373">in black hair</text:span><text:span text:style-name="T359">.<text:line-break/></text:span><text:span text:style-name="T134">I </text:span><text:span text:style-name="T56">looked like</text:span><text:span text:style-name="T359"> </text:span><text:span text:style-name="T134">a bear</text:span><text:span text:style-name="T359">.<text:line-break/>No—</text:span><text:span text:style-name="T134">I </text:span><text:span text:style-name="Emphasis"><text:span text:style-name="T56">was</text:span></text:span><text:span text:style-name="T359"> </text:span><text:span text:style-name="T134">a bear</text:span><text:span text:style-name="T359">.</text:span></text:p>
      <text:p text:style-name="P99">As soon as<text:span text:style-name="T129"> I </text:span><text:span text:style-name="T52">got</text:span> <text:span text:style-name="T263">up</text:span>, <text:span text:style-name="T129">I </text:span><text:span text:style-name="T52">tried to call</text:span> <text:span text:style-name="T129">my husband</text:span>, <text:span text:style-name="T946">but</text:span> <text:span text:style-name="T129">I</text:span> <text:span text:style-name="T52">couldn’t speak</text:span> <text:span text:style-name="T129">human language</text:span>. Then <text:span text:style-name="T129">I</text:span> <text:span text:style-name="T52">heard</text:span> <text:span text:style-name="T129">my son</text:span> <text:span text:style-name="T340">coming</text:span>.</text:p>
      <text:p text:style-name="P100"><text:soft-page-break/>“<text:span text:style-name="T129">What</text:span> <text:span text:style-name="T52">should</text:span> <text:span text:style-name="T129">I </text:span><text:span text:style-name="T52">do</text:span>?” <text:span text:style-name="T803">I thought</text:span>.<text:line-break/><text:span text:style-name="T129">I </text:span><text:span text:style-name="T52">hid</text:span> <text:span text:style-name="T263">under the futon</text:span> <text:span text:style-name="T692">and</text:span> <text:span text:style-name="T52">pretended to be</text:span> <text:span text:style-name="T129">asleep</text:span>.</text:p>
      <text:p text:style-name="P101"><text:span text:style-name="T803">I thought</text:span> maybe<text:span text:style-name="T129"> I</text:span> <text:span text:style-name="T52">should hibernate</text:span>, because <text:span text:style-name="T947">if</text:span> <text:span text:style-name="T129">I</text:span> <text:span text:style-name="T52">went</text:span> <text:span text:style-name="T263">outside</text:span>, <text:span text:style-name="T129">someone</text:span> <text:span text:style-name="T52">might kill</text:span> <text:span text:style-name="T129">me</text:span>. <text:span text:style-name="T946">And</text:span> <text:span text:style-name="T129">I</text:span> <text:span text:style-name="T52">hadn’t eaten</text:span> <text:span text:style-name="T129">enough food</text:span> <text:span text:style-name="T759">to </text:span><text:span text:style-name="T758">survive</text:span> <text:span text:style-name="T722">the winter</text:span> yet.</text:p>
      <text:p text:style-name="P100"><text:span text:style-name="T948">When</text:span> <text:span text:style-name="T129">I </text:span><text:span text:style-name="T52">woke</text:span> <text:span text:style-name="T263">up</text:span> again, <text:span text:style-name="T129">I </text:span><text:span text:style-name="T52">saw</text:span> <text:span text:style-name="T129">my husband’s worried face</text:span>, <text:span text:style-name="T948">a</text:span><text:span text:style-name="T946">nd</text:span> <text:span text:style-name="T803">I realized</text:span> <text:span text:style-name="T129">it</text:span> <text:span text:style-name="T52">was</text:span> <text:span text:style-name="T263">already</text:span> <text:span text:style-name="T129">noon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30">16</text:span></text:span><text:span text:style-name="Strong_20_Emphasis"><text:span text:style-name="T629">8</text:span></text:span><text:span text:style-name="Strong_20_Emphasis"><text:span text:style-name="T619"> words)</text:span></text:span></text:p>
      <text:h text:style-name="Heading_20_1" text:outline-level="1"><text:span text:style-name="T359">⭐ </text:span><text:span text:style-name="Strong_20_Emphasis"><text:span text:style-name="T359">Feedback for A</text:span></text:span><text:span text:style-name="Strong_20_Emphasis"><text:span text:style-name="T368">3</text:span></text:span></text:h>
      <text:p text:style-name="Text_20_body"><text:span text:style-name="Strong_20_Emphasis"><text:span text:style-name="T359">What you did well:</text:span></text:span></text:p>
      <text:list xml:id="list577935249" text:style-name="L4">
        <text:list-item>
          <text:p text:style-name="P528">Very creative and fun storyline!</text:p>
        </text:list-item>
        <text:list-item>
          <text:p text:style-name="P529"><text:span text:style-name="T129">You</text:span> <text:span text:style-name="T52">used</text:span> <text:span text:style-name="T129">clear emotional reaction</text:span>s (“What should I do?”) <text:span text:style-name="T251">that</text:span> <text:span text:style-name="T52">make</text:span> <text:span text:style-name="T129">the story</text:span> <text:span text:style-name="T340">engaging</text:span>.</text:p>
        </text:list-item>
        <text:list-item>
          <text:p text:style-name="P528">Excellent imagination and suspense.</text:p>
        </text:list-item>
      </text:list>
      <text:p text:style-name="Text_20_body"><text:span text:style-name="Strong_20_Emphasis"><text:span text:style-name="T359">How to improve:</text:span></text:span></text:p>
      <text:list xml:id="list990383002" text:style-name="L5">
        <text:list-item>
          <text:p text:style-name="P530"><text:span text:style-name="T52">Watch</text:span> <text:span text:style-name="T129">verb tenses</text:span> (“I stand up” → “I stood up”).</text:p>
        </text:list-item>
        <text:list-item>
          <text:p text:style-name="P531"><text:span text:style-name="T134">Articles</text:span><text:span text:style-name="T359"> like </text:span><text:span text:style-name="Emphasis"><text:span text:style-name="T359">a/the</text:span></text:span><text:span text:style-name="T359"> </text:span><text:span text:style-name="T56">need</text:span><text:span text:style-name="T359"> </text:span><text:span text:style-name="T134">careful attentio</text:span><text:span text:style-name="T359">n.</text:span></text:p>
        </text:list-item>
        <text:list-item>
          <text:p text:style-name="P530">“Mirrow” → “mirror” and similar spelling corrections.</text:p>
        </text:list-item>
      </text:list>
      <text:p text:style-name="Text_20_body"><text:span text:style-name="Strong_20_Emphasis"><text:span text:style-name="T359">Encouragement:</text:span></text:span><text:span text:style-name="T359"><text:line-break/></text:span><text:span text:style-name="T134">This</text:span><text:span text:style-name="T359"> </text:span><text:span text:style-name="T56">was</text:span><text:span text:style-name="T359"> </text:span><text:span text:style-name="T134">such an entertaining </text:span><text:span text:style-name="T149">and</text:span><text:span text:style-name="T134"> imaginative story</text:span><text:span text:style-name="T359">! </text:span><text:span text:style-name="T134">You</text:span><text:span text:style-name="T359"> </text:span><text:span text:style-name="T56">have</text:span><text:span text:style-name="T359"> </text:span><text:span text:style-name="T134">a talent</text:span><text:span text:style-name="T359"> </text:span><text:span text:style-name="T373">for creative writing</text:span><text:span text:style-name="T359">. </text:span><text:span text:style-name="T378">With</text:span><text:span text:style-name="T373"> more practice on grammar and spelling</text:span><text:span text:style-name="T359">, </text:span><text:span text:style-name="T134">your storytelling ability</text:span><text:span text:style-name="T359"> </text:span><text:span text:style-name="T56">will shine</text:span><text:span text:style-name="T359"> even more. </text:span><text:span text:style-name="T56">Keep</text:span><text:span text:style-name="T359"> </text:span><text:span text:style-name="T134">goin</text:span><text:span text:style-name="T359">g—</text:span><text:span text:style-name="T134">you</text:span><text:span text:style-name="T56">’re doing</text:span><text:span text:style-name="T359"> </text:span><text:span text:style-name="T134">great</text:span><text:span text:style-name="T359">!</text:span></text:p>
      <text:p text:style-name="P80"/>
      <text:p text:style-name="P80"><text:soft-page-break/>----------------------------------------------------------------------</text:p>
      <text:p text:style-name="P102"><text:span text:style-name="T950">M</text:span><text:span text:style-name="T949">arley</text:span>: <text:span text:style-name="T129">Learning Japanese</text:span> <text:span text:style-name="T797">is</text:span> <text:span text:style-name="T129">easier</text:span> than learning English.</text:p>
      <text:p text:style-name="P102"/>
      <text:p text:style-name="P103"><text:span text:style-name="T950">Tada</text:span>: <text:span text:style-name="T129">That</text:span> <text:span text:style-name="T797">may be</text:span> <text:span text:style-name="T129">true</text:span> <text:span text:style-name="T814">when</text:span><text:span text:style-name="T803"> it comes to</text:span> speaking and listening, <text:span text:style-name="T951">but</text:span> <text:span text:style-name="T129">reading and writing</text:span> <text:span text:style-name="T797">are</text:span> <text:span text:style-name="T129">a different story</text:span>, though, aren’t they?</text:p>
      <text:p text:style-name="P102"/>
      <text:p text:style-name="P104"><text:span text:style-name="T950">M</text:span><text:span text:style-name="T949">arley</text:span>: <text:span text:style-name="T952">W</text:span>riting? <text:span text:style-name="T952">Ah, oh...</text:span> <text:span text:style-name="T952">F</text:span>or speaking, <text:span text:style-name="T129">Japanese</text:span> <text:span text:style-name="T797">feels</text:span> <text:span text:style-name="T129">easier</text:span> <text:span text:style-name="T263">to me</text:span> <text:span text:style-name="T951">b</text:span><text:span text:style-name="T953">ecause</text:span> <text:span text:style-name="T129">Japanese</text:span> <text:span text:style-name="T797">has</text:span> <text:span text:style-name="T129">fewer vowel sounds</text:span> than English.</text:p>
      <text:p text:style-name="P103">-----------------------</text:p>
      <text:p text:style-name="P117">-Below are just fantasies about what I wish I could say.-</text:p>
      <text:p text:style-name="P117">-<text:span text:style-name="T576">（</text:span><text:span text:style-name="T651">以下、こんなこと言えればいいのにって妄想っす</text:span><text:span text:style-name="T576">）</text:span>-</text:p>
      <text:p text:style-name="P102"/>
      <text:p text:style-name="P103"><text:span text:style-name="T950">Tada</text:span>: Ah, I see — <text:span text:style-name="T129">you</text:span> <text:span text:style-name="T797">mean</text:span> <text:span text:style-name="T129">speaking-wise</text:span>. <text:span text:style-name="T129">That</text:span> <text:span text:style-name="T797">makes</text:span> <text:span text:style-name="T129">sense</text:span>, especially <text:span text:style-name="T676">when</text:span> <text:span text:style-name="T129">you</text:span> <text:span text:style-name="T797">think</text:span> <text:span text:style-name="T263">about the vowel system</text:span>.</text:p>
      <text:p text:style-name="P103"/>
      <text:p text:style-name="P104"><text:span text:style-name="T129">Pronouncing Japanese</text:span> <text:span text:style-name="T797">can feel</text:span> <text:span text:style-name="T129">less stressful</text:span> than pronouncing English <text:span text:style-name="T951">b</text:span><text:span text:style-name="T953">ecause</text:span> <text:span text:style-name="T263">there</text:span> <text:span text:style-name="T797">are</text:span> <text:span text:style-name="T129">fewer vowel sounds</text:span>.</text:p>
      <text:p text:style-name="P103"/>
      <text:p text:style-name="P104"><text:span text:style-name="T677">And</text:span> <text:span text:style-name="T263">for you</text:span>, ‘<text:span text:style-name="T129">learning a language</text:span>’ usually <text:span text:style-name="T797">starts</text:span> <text:span text:style-name="T263">with the sound system</text:span> — listening and speaking, <text:span text:style-name="T952">right</text:span>?</text:p>
      <text:p text:style-name="P103"/>
      <text:p text:style-name="P104"><text:span text:style-name="T263">In Japan</text:span>, though, <text:span text:style-name="T129">we</text:span> <text:span text:style-name="T797">tend</text:span> <text:span text:style-name="T263">to </text:span><text:span text:style-name="T337">approach</text:span> l<text:span text:style-name="T707">anguage learning</text:span> <text:span text:style-name="T263">from the opposite direction</text:span>, <text:span text:style-name="T569">start</text:span><text:span text:style-name="T759">ing</text:span> <text:span text:style-name="T263">with reading and writing</text:span>, so <text:span text:style-name="T129">that</text:span><text:span text:style-name="T797">’s</text:span> <text:span text:style-name="T129">the angle </text:span><text:span text:style-name="T193">that</text:span> <text:span text:style-name="T129">I</text:span> <text:span text:style-name="T797">was coming</text:span> <text:span text:style-name="T263">from</text:span>.</text:p>
      <text:p text:style-name="P105"><text:span text:style-name="Strong_20_Emphasis"><text:span text:style-name="T27">----------------------------------------------------------------------</text:span></text:span></text:p>
      <text:p text:style-name="P245"/>
      <text:p text:style-name="P289"><text:soft-page-break/><text:span text:style-name="T356">Q </text:span><text:span text:style-name="T954">20</text:span><text:span text:style-name="T356">:</text:span></text:p>
      <text:p text:style-name="P289"/>
      <text:p text:style-name="P240"><text:span text:style-name="T52">Write</text:span> <text:span text:style-name="T129">an essay</text:span> <text:span text:style-name="T954">or </text:span><text:span text:style-name="T252">story</text:span><text:span text:style-name="T954"> </text:span><text:span text:style-name="T734">titl</text:span><text:span text:style-name="T759">ed</text:span> “The <text:span text:style-name="T954">Year 2026</text:span>”</text:p>
      <text:p text:style-name="P245"/>
      <text:p text:style-name="P245"/>
      <text:h text:style-name="P247" text:outline-level="2">✅ A1 —</text:h>
      <text:p text:style-name="P80"><text:span text:style-name="T129">I</text:span><text:span text:style-name="T52">’m going to talk</text:span> <text:span text:style-name="T263">about</text:span> <text:span text:style-name="T253">what</text:span> <text:span text:style-name="T129">I</text:span> <text:span text:style-name="T52">want to do</text:span> <text:span text:style-name="T263">in 2026</text:span>. <text:span text:style-name="T129">I</text:span><text:span text:style-name="T52">’d like to keep </text:span><text:span text:style-name="T129">studying</text:span> <text:span text:style-name="T263">with all of you</text:span> <text:span text:style-name="T692">and</text:span> <text:span text:style-name="T52">improve</text:span> <text:span text:style-name="T129">my English</text:span>.</text:p>
      <text:p text:style-name="P106"><text:span text:style-name="T803">I wonder</text:span> <text:span text:style-name="T129">how many years</text:span> <text:span text:style-name="T52">have passed</text:span> <text:span text:style-name="T796">since</text:span> <text:span text:style-name="T129">we</text:span> first <text:span text:style-name="T52">met</text:span>. <text:span text:style-name="T129">Time</text:span> <text:span text:style-name="T52">goes</text:span> <text:span text:style-name="T263">by</text:span> so fast. <text:span text:style-name="T263">At that time</text:span>, <text:span text:style-name="T129">it</text:span> <text:span text:style-name="T52">was</text:span> <text:span text:style-name="T129">difficult</text:span> <text:span text:style-name="T263">for me</text:span> <text:span text:style-name="T759">to </text:span><text:span text:style-name="T791">understand</text:span> <text:span text:style-name="T707">native English</text:span>. <text:span text:style-name="T955">However</text:span>, little by little, <text:span text:style-name="T129">I</text:span> <text:span text:style-name="T52">have started to get</text:span> <text:span text:style-name="T129">the hang</text:span> <text:span text:style-name="T263">of it</text:span>.</text:p>
      <text:p text:style-name="P80"><text:span text:style-name="T129">Practice</text:span> <text:span text:style-name="T52">makes</text:span> <text:span text:style-name="T129">perfect</text:span>.</text:p>
      <text:p text:style-name="P107"><text:span text:style-name="T129">I </text:span><text:span text:style-name="T52">couldn’t have continued</text:span> <text:span text:style-name="T263">without everyone</text:span>.<text:span text:style-name="T129"> I</text:span><text:span text:style-name="T52">’m looking forward</text:span><text:span text:style-name="T263"> to studying</text:span> together again <text:span text:style-name="T263">this year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29">8</text:span></text:span><text:span text:style-name="Strong_20_Emphasis"><text:span text:style-name="T631">4</text:span></text:span><text:span text:style-name="Strong_20_Emphasis"><text:span text:style-name="T619"> words)</text:span></text:span></text:p>
      <text:h text:style-name="P373" text:outline-level="3"/>
      <text:h text:style-name="P108" text:outline-level="2">✅ A2 —</text:h>
      <text:p text:style-name="P109"><text:span text:style-name="T956">When</text:span> <text:span text:style-name="T129">the New Year countdown</text:span> <text:span text:style-name="T52">begins</text:span>, <text:span text:style-name="T129">I</text:span> <text:span text:style-name="T52">am</text:span> finally <text:span text:style-name="T129">alone</text:span>, <text:span text:style-name="T734">look</text:span><text:span text:style-name="T759">ing</text:span> <text:span text:style-name="T263">back on the past year</text:span>.<text:line-break/><text:span text:style-name="T955">However</text:span>,<text:span text:style-name="T129"> I</text:span> soon <text:span text:style-name="T52">get</text:span> <text:span text:style-name="T129">sleepy</text:span> <text:span text:style-name="T692">and</text:span> <text:span text:style-name="T52">fall</text:span> <text:span text:style-name="T129">asleep</text:span>.</text:p>
      <text:p text:style-name="P80"><text:span text:style-name="T129">A morning</text:span> <text:span text:style-name="T263">without an alar</text:span>m <text:span text:style-name="T52">comes</text:span> <text:span text:style-name="T263">on New Year’s Da</text:span>y.<text:line-break/><text:span text:style-name="T263">In my bright room</text:span>, <text:span text:style-name="T129">I</text:span> <text:span text:style-name="T52">find</text:span> <text:span text:style-name="T129">myself</text:span> <text:span text:style-name="T263">in the year 2026</text:span>.<text:line-break/><text:span text:style-name="T129">I</text:span> <text:span text:style-name="T52">am thinking</text:span> <text:span text:style-name="T263">about 2026</text:span> by myself.</text:p>
      <text:p text:style-name="P109"><text:soft-page-break/><text:span text:style-name="T129">My goal this year</text:span> <text:span text:style-name="T52">is</text:span> <text:span text:style-name="T759">to </text:span><text:span text:style-name="T794">take</text:span> <text:span text:style-name="T707">the math test</text:span> <text:span text:style-name="T734">call</text:span><text:span text:style-name="T759">ed</text:span> “Suken.”<text:line-break/><text:span text:style-name="T129">I</text:span><text:span text:style-name="T52">’m excited to take</text:span> <text:span text:style-name="T129">it</text:span>.</text:p>
      <text:p text:style-name="P110"><text:span text:style-name="T263">Every year</text:span>,<text:span text:style-name="T129"> I</text:span> <text:span text:style-name="T52">set</text:span> <text:span text:style-name="T129">a goal</text:span> <text:span text:style-name="T692">and</text:span> <text:span text:style-name="T52">keep</text:span> <text:span text:style-name="T129">trying</text:span>.<text:line-break/><text:span text:style-name="T957">So</text:span> <text:span text:style-name="T263">every year</text:span>, <text:span text:style-name="T263">there</text:span> <text:span text:style-name="T52">is</text:span> <text:span text:style-name="T263">always</text:span> <text:span text:style-name="T129">something</text:span> <text:span text:style-name="T759">to </text:span><text:span text:style-name="T794">do</text:span>.</text:p>
      <text:p text:style-name="P510"><text:span text:style-name="T373">Next year</text:span><text:span text:style-name="T359">, </text:span><text:span text:style-name="T134">it</text:span><text:span text:style-name="T359"> </text:span><text:span text:style-name="T56">might be</text:span><text:span text:style-name="T359"> </text:span><text:span text:style-name="T134">better</text:span><text:span text:style-name="T359"> </text:span><text:span text:style-name="T386">to </text:span><text:span text:style-name="T409">set</text:span><text:span text:style-name="T359"> </text:span><text:span text:style-name="T408">a goal</text:span><text:span text:style-name="T359"> </text:span><text:span text:style-name="T386">to </text:span><text:span text:style-name="T409">take</text:span><text:span text:style-name="T359"> </text:span><text:span text:style-name="T408">a day</text:span><text:span text:style-name="T359"> </text:span><text:span text:style-name="T373">off</text:span><text:span text:style-name="T359">.</text:span><text:span text:style-name="Strong_20_Emphasis"><text:span text:style-name="T394"> <text:tab/><text:tab/><text:tab/><text:tab/><text:tab/><text:tab/><text:tab/><text:tab/><text:tab/><text:tab/><text:tab/></text:span></text:span><text:span text:style-name="Strong_20_Emphasis"><text:span text:style-name="T619">(</text:span></text:span><text:span text:style-name="Strong_20_Emphasis"><text:span text:style-name="T630">1</text:span></text:span><text:span text:style-name="Strong_20_Emphasis"><text:span text:style-name="T631">02</text:span></text:span><text:span text:style-name="Strong_20_Emphasis"><text:span text:style-name="T619"> words)</text:span></text:span></text:p>
      <text:p text:style-name="P510"><text:span text:style-name="Strong_20_Emphasis"><text:span text:style-name="T619"/></text:span></text:p>
      <text:h text:style-name="P247" text:outline-level="2">✅ A3 —</text:h>
      <text:p text:style-name="P80"><text:span text:style-name="T129">The year 2026</text:span> <text:span text:style-name="T52">began</text:span>.</text:p>
      <text:p text:style-name="P111">First, <text:span text:style-name="T129">I</text:span> <text:span text:style-name="T52">must take care of</text:span> <text:span text:style-name="T129">my health</text:span>. <text:span text:style-name="T263">In February</text:span>, <text:span text:style-name="T129">I</text:span> <text:span text:style-name="T52">will go</text:span> <text:span text:style-name="T326">to </text:span><text:span text:style-name="T263">the hospital</text:span> <text:span text:style-name="T759">to </text:span><text:span text:style-name="T795">have</text:span> <text:span text:style-name="T707">my stomach</text:span> <text:span text:style-name="T958">checked</text:span>.<text:span text:style-name="T129"> I</text:span> <text:span text:style-name="T52">made</text:span><text:span text:style-name="T129"> a reservation</text:span>. <text:span text:style-name="T263">Last April</text:span>, <text:span text:style-name="T803">I found out that</text:span> <text:span text:style-name="T129">I</text:span> <text:span text:style-name="T52">had</text:span><text:span text:style-name="T129"> a polyp</text:span> <text:span text:style-name="T263">in my stomach</text:span>. <text:span text:style-name="T803">I </text:span><text:span text:style-name="T815">hope</text:span> <text:span text:style-name="T129">it</text:span> <text:span text:style-name="T52">has not gotten</text:span> <text:span text:style-name="T129">worse</text:span>.</text:p>
      <text:p text:style-name="P80"><text:span text:style-name="T263">In June</text:span>, <text:span text:style-name="T129">I </text:span><text:span text:style-name="T52">have to renew</text:span> <text:span text:style-name="T129">my driver’s license</text:span>. <text:span text:style-name="T129">That</text:span> <text:span text:style-name="T52">makes</text:span> <text:span text:style-name="T129">me</text:span> <text:span text:style-name="T959">unhappy</text:span>. <text:span text:style-name="T129">I</text:span><text:span text:style-name="T52">’m not</text:span> <text:span text:style-name="T129">very good</text:span> <text:span text:style-name="T263">at driving these day</text:span>s. Maybe <text:span text:style-name="T129">it</text:span> <text:span text:style-name="T52">is</text:span> because of aging. <text:span text:style-name="T129">I</text:span> <text:span text:style-name="T52">feel</text:span> <text:span text:style-name="T129">a little afraid</text:span>.</text:p>
      <text:p text:style-name="P112"><text:span text:style-name="T957">So</text:span> <text:span text:style-name="T129">I</text:span> <text:span text:style-name="T52">wanted</text:span><text:span text:style-name="T129"> something happ</text:span>y. <text:span text:style-name="T129">I</text:span> <text:span text:style-name="T52">decided to take</text:span> <text:span text:style-name="T129">a trip</text:span> <text:span text:style-name="T326">to </text:span><text:s/><text:span text:style-name="T263">Portugal in October for one week</text:span>. I <text:span text:style-name="T52">called</text:span> <text:span text:style-name="T129">a travel agent</text:span> <text:span text:style-name="T692">and</text:span> <text:span text:style-name="T52">reserved</text:span> <text:span text:style-name="T129">a women-only tour</text:span> <text:span text:style-name="T263">with a private room </text:span><text:span text:style-name="T315">and</text:span><text:span text:style-name="T263"> a tour guide</text:span>. <text:span text:style-name="T263">There</text:span> <text:span text:style-name="T52">is</text:span> still <text:span text:style-name="T129">plenty of time</text:span>, <text:span text:style-name="T963">but</text:span> <text:span text:style-name="T803">I </text:span><text:span text:style-name="T815">hope</text:span> <text:span text:style-name="T129">this trip</text:span> <text:span text:style-name="T52">will bring</text:span> <text:span text:style-name="T129">me</text:span> <text:span text:style-name="T959">happiness</text:span>.</text:p>
      <text:p text:style-name="P107">Let’s <text:span text:style-name="T52">enjoy</text:span> <text:span text:style-name="T129">life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30">1</text:span></text:span><text:span text:style-name="Strong_20_Emphasis"><text:span text:style-name="T631">35</text:span></text:span><text:span text:style-name="Strong_20_Emphasis"><text:span text:style-name="T619"> words)</text:span></text:span></text:p>
      <text:p text:style-name="P113"><text:span text:style-name="Strong_20_Emphasis"><text:span text:style-name="T121"/></text:span></text:p>
      <text:p text:style-name="P113"><text:span text:style-name="Strong_20_Emphasis"><text:span text:style-name="T121"/></text:span></text:p>
      <text:p text:style-name="P113"><text:soft-page-break/><text:span text:style-name="Strong_20_Emphasis"><text:span text:style-name="T121"/></text:span></text:p>
      <text:p text:style-name="P113"><draw:custom-shape text:anchor-type="paragraph" draw:z-index="13" draw:name="Shape 2" draw:style-name="gr6" draw:text-style-name="P532" svg:width="0.1268in" svg:height="0.6031in" svg:x="-0.1398in" svg:y="0.031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range-y-minimum="0" draw:handle-range-y-maximum="5400" draw:handle-position="10800 $0"/><draw:handle draw:handle-range-y-minimum="0" draw:handle-range-y-maximum="21600" draw:handle-position="left $1"/></draw:enhanced-geometry></draw:custom-shape><text:span text:style-name="Strong_20_Emphasis"><text:span text:style-name="T121">Let</text:span></text:span><text:span text:style-name="Strong_20_Emphasis"><text:span text:style-name="T632"> </text:span></text:span><text:span text:style-name="Strong_20_Emphasis"><text:span text:style-name="T242">us</text:span></text:span><text:span text:style-name="Strong_20_Emphasis"><text:span text:style-name="T632"> </text:span></text:span><text:span text:style-name="Strong_20_Emphasis"><text:span text:style-name="T960">enjoy</text:span></text:span><text:span text:style-name="Strong_20_Emphasis"><text:span text:style-name="T632"> </text:span></text:span><text:span text:style-name="Strong_20_Emphasis"><text:span text:style-name="T635">life</text:span></text:span><text:span text:style-name="Strong_20_Emphasis"><text:span text:style-name="T632">. / </text:span></text:span><text:span text:style-name="Strong_20_Emphasis"><text:span text:style-name="T121">Let</text:span></text:span><text:span text:style-name="Strong_20_Emphasis"><text:span text:style-name="T632"> </text:span></text:span><text:span text:style-name="Strong_20_Emphasis"><text:span text:style-name="T242">us </text:span></text:span><text:span text:style-name="Strong_20_Emphasis"><text:span text:style-name="T961">alone</text:span></text:span><text:span text:style-name="Strong_20_Emphasis"><text:span text:style-name="T424">. / </text:span></text:span><text:span text:style-name="Strong_20_Emphasis"><text:span text:style-name="T242">That</text:span></text:span><text:span text:style-name="Strong_20_Emphasis"><text:span text:style-name="T424"> </text:span></text:span><text:span text:style-name="Strong_20_Emphasis"><text:span text:style-name="T121">makes</text:span></text:span><text:span text:style-name="Strong_20_Emphasis"><text:span text:style-name="T424"> </text:span></text:span><text:span text:style-name="Strong_20_Emphasis"><text:span text:style-name="T242">me</text:span></text:span><text:span text:style-name="Strong_20_Emphasis"><text:span text:style-name="T424"> </text:span></text:span><text:span text:style-name="Strong_20_Emphasis"><text:span text:style-name="T961">unhappy</text:span></text:span><text:span text:style-name="Strong_20_Emphasis"><text:span text:style-name="T424">.</text:span></text:span></text:p>
      <text:p text:style-name="P113"><text:span text:style-name="Strong_20_Emphasis"><text:span text:style-name="T243">T</text:span></text:span><text:span text:style-name="Strong_20_Emphasis"><text:span text:style-name="T242">his trip</text:span></text:span><text:span text:style-name="Strong_20_Emphasis"><text:span text:style-name="T424"> </text:span></text:span><text:span text:style-name="Strong_20_Emphasis"><text:span text:style-name="T121">will bring</text:span></text:span><text:span text:style-name="Strong_20_Emphasis"><text:span text:style-name="T424"> </text:span></text:span><text:span text:style-name="Strong_20_Emphasis"><text:span text:style-name="T242">me</text:span></text:span><text:span text:style-name="Strong_20_Emphasis"><text:span text:style-name="T424"> </text:span></text:span><text:span text:style-name="Strong_20_Emphasis"><text:span text:style-name="T961">happiness</text:span></text:span><text:span text:style-name="Strong_20_Emphasis"><text:span text:style-name="T424">. / </text:span></text:span><text:span text:style-name="Strong_20_Emphasis"><text:span text:style-name="T122">Give</text:span></text:span><text:span text:style-name="Strong_20_Emphasis"><text:span text:style-name="T425"> </text:span></text:span><text:span text:style-name="Strong_20_Emphasis"><text:span text:style-name="T243">me</text:span></text:span><text:span text:style-name="Strong_20_Emphasis"><text:span text:style-name="T425"> </text:span></text:span><text:span text:style-name="Strong_20_Emphasis"><text:span text:style-name="T962">chocolate</text:span></text:span><text:span text:style-name="Strong_20_Emphasis"><text:span text:style-name="T425">.</text:span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draw:frame text:anchor-type="paragraph" draw:z-index="14" draw:name="Text Frame 11" draw:style-name="gr5" draw:text-style-name="P534" svg:width="6.3543in" svg:height="3.676in" svg:x="-0.0354in" svg:y="0.0591in"><draw:text-box><text:p><text:span text:style-name="T576"><text:s/></text:span><text:span text:style-name="T576">"</text:span><text:span text:style-name="T990">The storm</text:span><text:span text:style-name="T576"> </text:span><text:span text:style-name="T991">soon</text:span><text:span text:style-name="T576"> </text:span><text:span text:style-name="T992">spent</text:span><text:span text:style-name="T576"> </text:span><text:span text:style-name="T990">its force</text:span><text:span text:style-name="T576">." (Feels like </text:span><text:span text:style-name="T576">classic English literature.)</text:span></text:p><text:p><text:span text:style-name="T576"/></text:p><text:p><text:span text:style-name="T576"><text:s/>→</text:span><text:span text:style-name="T576">In very modern casual English:</text:span></text:p><text:p><text:span text:style-name="T576"/></text:p><text:p><text:span text:style-name="T576"><text:s/></text:span><text:span text:style-name="T990">The storm</text:span><text:span text:style-name="T576"> </text:span><text:span text:style-name="T991">soon</text:span><text:span text:style-name="T576"> </text:span><text:span text:style-name="T992">died</text:span><text:span text:style-name="T576"> </text:span><text:span text:style-name="T991">down</text:span><text:span text:style-name="T576">. <text:s/></text:span></text:p><text:p><text:span text:style-name="T576"><text:s/></text:span><text:span text:style-name="T990">The storm</text:span><text:span text:style-name="T576"> </text:span><text:span text:style-name="T991">quickly</text:span><text:span text:style-name="T576"> </text:span><text:span text:style-name="T992">lost</text:span><text:span text:style-name="T576"> </text:span><text:span text:style-name="T990">its strength</text:span><text:span text:style-name="T576">.</text:span></text:p><text:p><text:span text:style-name="T576"/></text:p><text:p><text:span text:style-name="T576"><text:s text:c="2"/></text:span><text:span text:style-name="T576">-----------------------------</text:span></text:p><text:p><text:span text:style-name="T576"><text:s/></text:span><text:span text:style-name="T576">"</text:span><text:span text:style-name="T990">The wild fire</text:span><text:span text:style-name="T576"> </text:span><text:span text:style-name="T991">soon</text:span><text:span text:style-name="T576"> </text:span><text:span text:style-name="T992">spent</text:span><text:span text:style-name="T576"> </text:span><text:span text:style-name="T990">its force</text:span><text:span text:style-name="T576">." Feels like </text:span><text:span text:style-name="T576">19th–early 20th c. writing.</text:span></text:p><text:p><text:span text:style-name="T576"/></text:p><text:p><text:span text:style-name="T576"><text:s/>→</text:span><text:span text:style-name="T576">In everyday modern conversation:</text:span></text:p><text:p><text:span text:style-name="T576"/></text:p><text:p><text:span text:style-name="T576"><text:s/></text:span><text:span text:style-name="T990">The wildfire</text:span><text:span text:style-name="T576"> </text:span><text:span text:style-name="T991">soon</text:span><text:span text:style-name="T576"> </text:span><text:span text:style-name="T992">burned</text:span><text:span text:style-name="T576"> </text:span><text:span text:style-name="T991">out</text:span><text:span text:style-name="T576">.</text:span></text:p><text:p><text:span text:style-name="T576"><text:s/></text:span><text:span text:style-name="T990">The wildfire</text:span><text:span text:style-name="T576"> </text:span><text:span text:style-name="T992">was</text:span><text:span text:style-name="T576"> </text:span><text:span text:style-name="T991">quickly</text:span><text:span text:style-name="T576"> </text:span><text:span text:style-name="T992">brought</text:span><text:span text:style-name="T576"> </text:span><text:span text:style-name="T991">under control</text:span><text:span text:style-name="T576">.</text:span></text:p><text:p><text:span text:style-name="T576"><text:s/></text:span><text:span text:style-name="T990">The fire</text:span><text:span text:style-name="T576"> </text:span><text:span text:style-name="T991">soon</text:span><text:span text:style-name="T576"> </text:span><text:span text:style-name="T992">ran </text:span><text:span text:style-name="T993">out of</text:span><text:span text:style-name="T576"> </text:span><text:span text:style-name="T990">fuel</text:span><text:span text:style-name="T576">.</text:span></text:p></draw:text-box></draw:frame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113"><text:span text:style-name="Strong_20_Emphasis"><text:span text:style-name="T425"/></text:span></text:p>
      <text:p text:style-name="P368"><text:soft-page-break/><text:span text:style-name="T395">Q </text:span><text:span text:style-name="T396">2</text:span><text:span text:style-name="T397">1</text:span><text:span text:style-name="T395">:</text:span></text:p>
      <text:p text:style-name="P290"/>
      <text:p text:style-name="P219"><text:span text:style-name="T52">Write</text:span> <text:span text:style-name="T129">an essay</text:span> <text:span text:style-name="T954">or </text:span><text:span text:style-name="T252">story</text:span><text:span text:style-name="T954"> </text:span><text:span text:style-name="T734">titl</text:span><text:span text:style-name="T759">ed, </text:span><text:span text:style-name="T888">"Kohaku Uta Gassen" or "The Showa era is long gone."</text:span></text:p>
      <text:p text:style-name="P219"/>
      <text:h text:style-name="P45" text:outline-level="2"><text:span text:style-name="Strong_20_Emphasis"><text:span text:style-name="T619"/></text:span></text:h>
      <text:p text:style-name="P49"/>
      <text:h text:style-name="P353" text:outline-level="2">✅ A<text:span text:style-name="T560">1</text:span> —</text:h>
      <text:p text:style-name="P50"><text:span text:style-name="Strong_20_Emphasis"/></text:p>
      <text:p text:style-name="P50"><text:span text:style-name="Strong_20_Emphasis">Kōhaku Uta Gassen</text:span></text:p>
      <text:p text:style-name="P53"><text:span text:style-name="Emphasis"><text:span text:style-name="T154">Kōhaku Uta Gassen</text:span></text:span> <text:span text:style-name="T52">is</text:span> <text:span text:style-name="T129">a TV program</text:span> <text:span text:style-name="T217">that</text:span> <text:span text:style-name="T52">takes</text:span> place <text:span text:style-name="T263">once a year</text:span>.<text:line-break/><text:span text:style-name="T263">For me</text:span>,<text:span text:style-name="T129"> it</text:span> <text:span text:style-name="T52">is</text:span> like Christmas or <text:span text:style-name="T734">visit</text:span><text:span text:style-name="T759">ing</text:span> <text:span text:style-name="T707">a shrine</text:span> <text:span text:style-name="T263">on New Year’s Day</text:span>.</text:p>
      <text:p text:style-name="P53"><text:span text:style-name="T129">I </text:span><text:span text:style-name="T52">have</text:span> <text:span text:style-name="T129">two reasons</text:span> <text:span text:style-name="T263">for this feeling</text:span>.<text:line-break/><text:span text:style-name="T803">The first reason </text:span><text:span text:style-name="T503">is</text:span><text:span text:style-name="T803"> </text:span><text:span text:style-name="T816">that</text:span> <text:span text:style-name="T129">my growth </text:span><text:span text:style-name="T254">and</text:span><text:span text:style-name="T129"> life</text:span> <text:span text:style-name="T52">have become</text:span> <text:span text:style-name="T129">fond memories</text:span> <text:span text:style-name="T734">connect</text:span><text:span text:style-name="T759">ed</text:span> <text:span text:style-name="T263">with </text:span><text:span text:style-name="Emphasis"><text:span text:style-name="T263">Kōhaku Uta Gassen</text:span></text:span>. For example, <text:span text:style-name="T964">when</text:span> <text:span text:style-name="T129">I</text:span> <text:span text:style-name="T52">was</text:span> <text:span text:style-name="T129">a child</text:span>, <text:span text:style-name="T129">my friends </text:span><text:span text:style-name="T254">and</text:span><text:span text:style-name="T129"> I</text:span> <text:span text:style-name="T263">often</text:span> <text:span text:style-name="T52">talked</text:span> <text:span text:style-name="T263">about the program</text:span>. <text:span text:style-name="T129">We each</text:span> <text:span text:style-name="T52">had</text:span> <text:span text:style-name="T129">our favorite singers</text:span>.</text:p>
      <text:p text:style-name="P355"><text:span text:style-name="T803">The </text:span><text:span text:style-name="T817">second</text:span><text:span text:style-name="T803"> reason </text:span><text:span text:style-name="T503">is</text:span><text:span text:style-name="T803"> </text:span><text:span text:style-name="T816">that</text:span> <text:span text:style-name="T263">after the Tokyo Olympics in 1964</text:span>, <text:span text:style-name="T129">many people</text:span> <text:span text:style-name="T52">watched</text:span> <text:span text:style-name="T129">TV</text:span> <text:span text:style-name="T263">together</text:span> <text:span text:style-name="T965">and</text:span> <text:span text:style-name="T52">were</text:span> <text:span text:style-name="T129">very happy</text:span> <text:span text:style-name="T759">to </text:span><text:span text:style-name="T734">enjoy</text:span> <text:span text:style-name="T707">programs</text:span> like<text:span text:style-name="T533"> </text:span><text:span text:style-name="Emphasis"><text:span text:style-name="T533">Kōhaku Uta Gassen</text:span></text:span>.<text:line-break/>Therefore,<text:span text:style-name="T129"> I</text:span> still <text:span text:style-name="T52">look forward</text:span> <text:span text:style-name="T326">to </text:span><text:span text:style-name="T329">watch</text:span><text:span text:style-name="T326">ing</text:span> <text:span text:style-name="T707">this TV program</text:span> <text:span text:style-name="T263">now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30">1</text:span></text:span><text:span text:style-name="Strong_20_Emphasis"><text:span text:style-name="T633">12</text:span></text:span><text:span text:style-name="Strong_20_Emphasis"><text:span text:style-name="T619"> words)</text:span></text:span></text:p>
      <text:p text:style-name="P354"/>
      <text:h text:style-name="P221" text:outline-level="2"><text:soft-page-break/>✅ A2 —</text:h>
      <text:p text:style-name="P222"/>
      <text:p text:style-name="P50"><text:span text:style-name="Strong_20_Emphasis">Kōhaku Uta Gassen</text:span></text:p>
      <text:p text:style-name="P53"><text:span text:style-name="T129">I </text:span><text:span text:style-name="T52">watched</text:span> <text:span text:style-name="Emphasis"><text:span text:style-name="T129">Kōhaku Uta Gassen</text:span></text:span> <text:span text:style-name="T263">for the first time in years</text:span>. <text:span text:style-name="T263">Near the end of the show</text:span>, <text:span text:style-name="T129">Kenshi Yonezu</text:span> <text:span text:style-name="T52">performed</text:span> <text:span text:style-name="T263">with my favorite girl group, </text:span><text:span text:style-name="Strong_20_Emphasis"><text:span text:style-name="T263">HANA</text:span></text:span>. <text:span text:style-name="T129">I </text:span><text:span text:style-name="T52">was</text:span> very <text:span text:style-name="T52">excited</text:span><text:span text:style-name="T533"> </text:span><text:span text:style-name="T570">to </text:span><text:span text:style-name="T572">see</text:span> <text:span text:style-name="T707">th</text:span><text:span text:style-name="T723">em</text:span>, <text:span text:style-name="T966">but</text:span> even more <text:span text:style-name="T52">impressed</text:span> by Kenshi Yonezu’s voice.</text:p>
      <text:p text:style-name="P53"><text:span text:style-name="T263">After that</text:span>, <text:span text:style-name="T129">I</text:span> <text:span text:style-name="T52">looked</text:span> <text:span text:style-name="T129">him</text:span> <text:span text:style-name="T263">up</text:span>, <text:span text:style-name="T966">and</text:span> <text:span text:style-name="T129">a song</text:span> <text:span text:style-name="T734">call</text:span><text:span text:style-name="T759">ed</text:span> <text:span text:style-name="Strong_20_Emphasis">“JANE DOE”</text:span> <text:span text:style-name="T52">came</text:span> <text:span text:style-name="T263">up</text:span>. <text:span text:style-name="T129">It</text:span> <text:span text:style-name="T52">is</text:span> <text:span text:style-name="T129">the ending theme song</text:span><text:span text:style-name="T533"> of an animated movie</text:span>, <text:span text:style-name="T967">and</text:span> <text:span text:style-name="T129">he</text:span> <text:span text:style-name="T52">sang</text:span> <text:span text:style-name="T129">it</text:span> as a duet <text:span text:style-name="T263">with the famous singer Hikaru Utada</text:span>. <text:span text:style-name="T263">After </text:span><text:span text:style-name="T442">listen</text:span><text:span text:style-name="T439">ing</text:span><text:span text:style-name="T263"> </text:span><text:span text:style-name="T441">to the song</text:span>, <text:span text:style-name="T129">I</text:span> <text:span text:style-name="T52">was</text:span> almost <text:span text:style-name="T263">in tears</text:span>, even <text:span text:style-name="T967">though</text:span> <text:span text:style-name="T129">I</text:span> <text:span text:style-name="T52">had not watched</text:span> <text:span text:style-name="T129">the movie</text:span>. <text:span text:style-name="T129">It</text:span> <text:span text:style-name="T52">was</text:span> <text:span text:style-name="T129">sad</text:span>, <text:span text:style-name="T129">painful</text:span>, <text:span text:style-name="T129">emotional</text:span>, <text:span text:style-name="T254">and</text:span> also <text:span text:style-name="T129">powerful</text:span>. <text:span text:style-name="T129">I</text:span> <text:span text:style-name="T52">was</text:span> completely <text:span text:style-name="T112">overwhelmed</text:span>.</text:p>
      <text:p text:style-name="P46"><text:span text:style-name="T163">He</text:span><text:span text:style-name="T551"> </text:span><text:span text:style-name="T78">is</text:span><text:span text:style-name="T551"> </text:span><text:span text:style-name="T163">a very gifted musician</text:span><text:span text:style-name="T551"> </text:span><text:span text:style-name="T571">to </text:span><text:span text:style-name="T573">be able </text:span><text:span text:style-name="T574">to</text:span><text:span text:style-name="T314"> </text:span><text:span text:style-name="T334">write</text:span><text:span text:style-name="T551"> </text:span><text:span text:style-name="T575">a song</text:span><text:span text:style-name="T551"> like this. </text:span><text:span text:style-name="T308">Recently</text:span><text:span text:style-name="T551">, </text:span><text:span text:style-name="T163">I</text:span><text:span text:style-name="T551"> </text:span><text:span text:style-name="T78">have been</text:span><text:span text:style-name="T551"> really </text:span><text:span text:style-name="T308">into this song</text:span><text:span text:style-name="T551">. </text:span><text:span text:style-name="T559">However</text:span><text:span text:style-name="T551">, </text:span><text:span text:style-name="T568">I feel that</text:span><text:span text:style-name="T551"> </text:span><text:span text:style-name="T165">watch</text:span><text:span text:style-name="T166">ing</text:span><text:span text:style-name="T163"> </text:span><text:span text:style-name="T161">the movie</text:span><text:span text:style-name="T163"> itself</text:span><text:span text:style-name="T551"> </text:span><text:span text:style-name="T78">might be</text:span><text:span text:style-name="T551"> too </text:span><text:span text:style-name="T163">painful</text:span><text:span text:style-name="T551"> </text:span><text:span text:style-name="T308">for me</text:span><text:span text:style-name="T551">.</text:span>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30">1</text:span></text:span><text:span text:style-name="Strong_20_Emphasis"><text:span text:style-name="T633">4</text:span></text:span><text:span text:style-name="Strong_20_Emphasis"><text:span text:style-name="T631">5</text:span></text:span><text:span text:style-name="Strong_20_Emphasis"><text:span text:style-name="T619"> words)</text:span></text:span></text:p>
      <text:p text:style-name="P222"/>
      <text:p text:style-name="P51"><text:span text:style-name="Strong_20_Emphasis"><text:span text:style-name="T619"/></text:span></text:p>
      <text:h text:style-name="P356" text:outline-level="2"/>
      <text:p text:style-name="P357"/>
      <text:p text:style-name="P357"/>
      <text:p text:style-name="P357"/>
      <text:h text:style-name="P356" text:outline-level="2"><text:soft-page-break/>✅ A3 —</text:h>
      <text:p text:style-name="P357"/>
      <text:p text:style-name="P52"><text:span text:style-name="Strong_20_Emphasis">The Shōwa Era Is Long Gone</text:span></text:p>
      <text:p text:style-name="P54"><text:span text:style-name="T129">I </text:span><text:span text:style-name="T52">was born</text:span> <text:span text:style-name="T263">in the Shōwa era</text:span> <text:span text:style-name="T523">and</text:span> <text:span text:style-name="T52">belong</text:span> <text:span text:style-name="T263">to the baby boomer generation</text:span>. <text:span text:style-name="T968">When</text:span> <text:span text:style-name="T129">I</text:span> <text:span text:style-name="T52">entered</text:span> <text:span text:style-name="T129">high school</text:span>, <text:span text:style-name="T129">I</text:span> <text:span text:style-name="T52">had to take</text:span> <text:span text:style-name="T129">very difficult entrance exams</text:span>.</text:p>
      <text:p text:style-name="P54"><text:span text:style-name="T263">There</text:span> <text:span text:style-name="T52">were</text:span> <text:span text:style-name="T129">many students</text:span> <text:span text:style-name="T263">at that time</text:span>. <text:span text:style-name="T263">Afte</text:span><text:span text:style-name="T435">r </text:span><text:span text:style-name="T442">enter</text:span><text:span text:style-name="T439">ing</text:span><text:span text:style-name="T435"> </text:span><text:span text:style-name="T443">high school</text:span>, <text:span text:style-name="T803">I realized that</text:span> <text:span text:style-name="T263">there</text:span> <text:span text:style-name="T52">were</text:span> <text:span text:style-name="T129">50 students</text:span> <text:span text:style-name="T263">in each class</text:span>, <text:span text:style-name="T967">and</text:span> <text:span text:style-name="T263">there</text:span> <text:span text:style-name="T52">were</text:span> <text:span text:style-name="T129">11 classes</text:span> <text:span text:style-name="T263">in the first grade</text:span> ( <text:span text:style-name="T967">and</text:span> <text:span text:style-name="T129">12 classes</text:span> <text:span text:style-name="T263">in the second grade</text:span>). <text:span text:style-name="T129">The school buildings</text:span> <text:span text:style-name="T52">were built</text:span> <text:span text:style-name="T263">in the Meiji era</text:span>, <text:span text:style-name="T967">and</text:span> <text:span text:style-name="T129">two additional prefabricated school buildings</text:span> <text:span text:style-name="T52">had been added</text:span>.</text:p>
      <text:p text:style-name="P55"><text:span text:style-name="T968">Because</text:span> <text:span text:style-name="T263">there</text:span> <text:span text:style-name="T52">were</text:span> <text:span text:style-name="T129">so many students</text:span>, <text:span text:style-name="T129">we</text:span> even <text:span text:style-name="T52">went</text:span> <text:span text:style-name="T263">on a school trip</text:span> <text:span text:style-name="T483">us</text:span><text:span text:style-name="T478">ing</text:span><text:span text:style-name="T474"> </text:span><text:span text:style-name="T484">a chartered ship</text:span> <text:span text:style-name="T263">for our school</text:span>. <text:span text:style-name="T129">We</text:span> <text:span text:style-name="T52">traveled</text:span> by ship <text:span text:style-name="T263">from Tanabe Port in Wakayama Prefecture to Ube Port in Yamaguchi Prefecture</text:span>. <text:span text:style-name="T969">Then</text:span> <text:span text:style-name="T129">we</text:span> <text:span text:style-name="T52">visited</text:span> <text:span text:style-name="T129">Nagasaki </text:span><text:span text:style-name="T254">and</text:span><text:span text:style-name="T129"> Beppu</text:span> by bus, <text:span text:style-name="T523">and</text:span> finally <text:span text:style-name="T52">returned</text:span> <text:span text:style-name="T263">from Ōita Port to Tanabe through the Seto Inland Sea</text:span>. <text:span text:style-name="T129">We</text:span> truly <text:span text:style-name="T52">enjoyed</text:span> <text:span text:style-name="T129">the trip</text:span>.</text:p>
      <text:p text:style-name="P56"><text:span text:style-name="T129">Many, many years</text:span> <text:span text:style-name="T52">have passed</text:span> <text:span text:style-name="T263">since then</text:span>. <text:span text:style-name="T129">The Shōwa era</text:span> <text:span text:style-name="T52">is</text:span> indeed long <text:span text:style-name="T52">gone</text:span>.<text:span text:style-name="Strong_20_Emphasis"><text:span text:style-name="T557"> </text:span></text:span><text:span text:style-name="Strong_20_Emphasis"><text:span text:style-name="T619">(</text:span></text:span><text:span text:style-name="Strong_20_Emphasis"><text:span text:style-name="T630">1</text:span></text:span><text:span text:style-name="Strong_20_Emphasis"><text:span text:style-name="T634">59</text:span></text:span><text:span text:style-name="Strong_20_Emphasis"><text:span text:style-name="T619"> words)</text:span></text:span></text:p>
      <text:p text:style-name="P219"/>
      <text:p text:style-name="P245"/>
      <text:p text:style-name="P245"/>
      <text:p text:style-name="P245"/>
      <text:p text:style-name="P521"><draw:custom-shape text:anchor-type="paragraph" draw:z-index="15" draw:name="Shape 1" draw:style-name="gr3" svg:width="0.0969in" svg:height="0.6996in" svg:x="1.2819in" svg:y="2.118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/></draw:enhanced-geometry></draw:custom-shape><draw:custom-shape text:anchor-type="paragraph" draw:z-index="16" draw:name="Shape 2" draw:style-name="gr4" draw:text-style-name="P533" svg:width="0.0976in" svg:height="0.7012in" svg:x="3.4701in" svg:y="2.14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/></draw:enhanced-geometry></draw:custom-shape><draw:custom-shape text:anchor-type="paragraph" draw:z-index="17" draw:name="Shape 3" draw:style-name="gr3" svg:width="0.0969in" svg:height="0.6996in" svg:x="4.5189in" svg:y="2.1181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/></draw:enhanced-geometry></draw:custom-shape><text:soft-page-break/>Little</text:p>
      <text:p text:style-name="P511"/>
      <text:p text:style-name="P511">普通の<text:span text:style-name="T970">L</text:span><text:tab/> <text:s text:c="4"/>日本語の<text:span text:style-name="T970">ル</text:span><text:tab/> <text:s text:c="3"/><text:span text:style-name="T977">Dark </text:span><text:span text:style-name="T970">L</text:span></text:p>
      <text:p text:style-name="P511"/>
      <text:p text:style-name="P512"/>
      <text:p text:style-name="P513"><text:span text:style-name="T11">l</text:span><text:span text:style-name="T978">ead</text:span> <text:s text:c="4"/>/ <text:s text:c="4"/><text:span text:style-name="T978">fee</text:span><text:span text:style-name="T11">l</text:span></text:p>
      <text:p text:style-name="P442"><text:tab/> <text:span text:style-name="T970">舌</text:span><text:span text:style-name="T971">先</text:span><text:span text:style-name="T970">:上歯茎↑左右の隙間から</text:span><text:span text:style-name="T973">L</text:span><text:tab/> <text:s text:c="8"/><text:span text:style-name="T970">舌先↑:上げた状態で</text:span><text:span text:style-name="T973">L</text:span></text:p>
      <text:p text:style-name="P443"/>
      <text:p text:style-name="P443"/>
      <text:p text:style-name="P514"><text:span text:style-name="T11">a</text:span> <text:s/>little <text:s text:c="2"/>/ <text:s text:c="2"/>a <text:s/>little <text:s/><text:span text:style-name="T410">bi</text:span><text:span text:style-name="T524">t</text:span></text:p>
      <text:p text:style-name="P443"><text:tab/> <text:s text:c="7"/><text:span text:style-name="T970">↑ 舌:</text:span><text:span text:style-name="T972">basic position</text:span><text:span text:style-name="T970">で曖昧</text:span><text:span text:style-name="T974"> </text:span><text:span text:style-name="T970">ア</text:span> <text:s text:c="18"/><text:span text:style-name="T970">舌先:上歯茎 ↑トゥ</text:span></text:p>
      <text:p text:style-name="P515"/>
      <text:p text:style-name="P379"><text:span text:style-name="T21">st</text:span><text:span text:style-name="T678">ar / </text:span><text:span text:style-name="T21">st</text:span><text:span text:style-name="T678">art / </text:span><text:span text:style-name="T22">st</text:span><text:span text:style-name="T979">reet / </text:span><text:span text:style-name="T22">st</text:span><text:span text:style-name="T679">r</text:span><text:span text:style-name="T979">ange </text:span></text:p>
      <text:p text:style-name="P380"><text:span text:style-name="T970"><text:tab/>↑舌先:上歯茎 </text:span><text:span text:style-name="T975">(母音入れない!)</text:span></text:p>
      <text:p text:style-name="P380"/>
      <text:p text:style-name="P380"/>
      <text:p text:style-name="P380"/>
      <text:p text:style-name="P499">I<text:span text:style-name="T11">t’s</text:span> <text:s/>a <text:s/>little <text:s/>bi<text:span text:style-name="T11">t</text:span> <text:s/><text:span text:style-name="T11">st</text:span><text:span text:style-name="T660">r</text:span>ange.</text:p>
      <text:p text:style-name="P444"><text:span text:style-name="T970"><text:tab/></text:span><text:span text:style-name="T975">　　</text:span><text:span text:style-name="T970">↑ 舌先: 上歯茎で ツ<text:tab/></text:span><text:span text:style-name="T975">　 <text:s text:c="4"/></text:span><text:span text:style-name="T970">サイ</text:span><text:span text:style-name="T976">↑</text:span><text:span text:style-name="T970">レント</text:span></text:p>
      <text:p text:style-name="P516"><text:soft-page-break/>I <text:span text:style-name="T340">n</text:span>ee<text:span text:style-name="T340">d</text:span> <text:span text:style-name="T98">a little </text:span><text:span text:style-name="T127">bit</text:span><text:span text:style-name="T688"> of</text:span> he<text:span text:style-name="T52">l</text:span>p.</text:p>
      <text:p text:style-name="P517"/>
      <text:p text:style-name="P517"/>
      <text:p text:style-name="P517"/>
      <text:p text:style-name="P517"/>
      <text:p text:style-name="P517"/>
      <text:p text:style-name="P517"/>
      <text:p text:style-name="P517">However, <text:span text:style-name="T52">little</text:span> by <text:span text:style-name="T52">little</text:span>,</text:p>
      <text:p text:style-name="P517"><text:s/><text:tab/><text:tab/>I have <text:span text:style-name="T52">st</text:span>ar<text:span text:style-name="T52">t</text:span>e<text:span text:style-name="T340">d</text:span> to ge<text:span text:style-name="T340">t</text:span> the h<text:span text:style-name="T340">a</text:span>ng of <text:span text:style-name="T340">it</text:span>.</text:p>
      <text:p text:style-name="P518"/>
      <text:p text:style-name="P518"/>
      <text:p text:style-name="P518"/>
      <text:p text:style-name="P518"/>
      <text:p text:style-name="P518"/>
      <text:p text:style-name="P518"/>
      <text:p text:style-name="P517">Maybe i<text:span text:style-name="T52">t</text:span> is because of aging.</text:p>
      <text:p text:style-name="P517"><text:tab/><text:tab/><text:tab/><text:tab/><text:tab/><text:tab/> <text:s text:c="2"/>I <text:span text:style-name="T52">feel</text:span> <text:span text:style-name="T52">a little</text:span> a<text:span text:style-name="T340">fr</text:span>aid.</text:p>
      <text:p text:style-name="P517"/>
      <text:p text:style-name="P517"/>
      <text:p text:style-name="P517"/>
      <text:p text:style-name="P517"/>
      <text:p text:style-name="P517"/>
      <text:p text:style-name="P369"><text:soft-page-break/><text:span text:style-name="T395">Q </text:span><text:span text:style-name="T396">2</text:span><text:span text:style-name="T398">2</text:span><text:span text:style-name="T395">:</text:span></text:p>
      <text:p text:style-name="P306"/>
      <text:p text:style-name="P307"><text:span text:style-name="T803">Do you agree or disagree with</text:span> the following statement:</text:p>
      <text:p text:style-name="P307"/>
      <text:p text:style-name="P308">“<text:span text:style-name="T129"> Children </text:span><text:span text:style-name="T235">and</text:span><text:span text:style-name="T129"> teenagers</text:span> <text:span text:style-name="T797">should not be allowed to use</text:span> <text:span text:style-name="T129">any social media</text:span> <text:span text:style-name="T888"><text:s/></text:span><text:span text:style-name="T295">until</text:span><text:span text:style-name="T286"> </text:span><text:span text:style-name="T180">they</text:span><text:span text:style-name="T286"> </text:span><text:span text:style-name="T85">are</text:span><text:span text:style-name="T286"> </text:span><text:span text:style-name="T180">18 years old</text:span>.”</text:p>
      <text:p text:style-name="P307"/>
      <text:p text:style-name="P307"><text:span text:style-name="T797">Provide</text:span> <text:span text:style-name="T129">details and examples</text:span> <text:span text:style-name="T759">to </text:span><text:span text:style-name="T791">explain</text:span> <text:span text:style-name="T707">your opinion</text:span>.</text:p>
      <text:p text:style-name="P307"/>
      <text:p text:style-name="P458">-------------------------------------------------------</text:p>
      <text:p text:style-name="P458"/>
      <text:p text:style-name="P459"><text:span text:style-name="T530">6. </text:span><text:span text:style-name="T256">They</text:span> <text:span text:style-name="T797">should not be allowed to use</text:span> <text:span text:style-name="T256">the machine</text:span> <text:span text:style-name="T263">until they are 18 <text:tab/><text:tab/><text:tab/><text:tab/><text:tab/><text:tab/><text:tab/><text:tab/><text:tab/><text:tab/><text:tab/> <text:s text:c="3"/>years old</text:span>.</text:p>
      <text:p text:style-name="P460"><text:tab/>⇑</text:p>
      <text:p text:style-name="P459"><text:span text:style-name="T530">5. </text:span><text:span text:style-name="T256">They</text:span> <text:span text:style-name="T797">should not be allowed to use</text:span> <text:span text:style-name="T256">the machine</text:span> <text:span text:style-name="T294">in this age</text:span><text:span text:style-name="T981">.</text:span></text:p>
      <text:p text:style-name="P459"><text:tab/>⇑</text:p>
      <text:p text:style-name="P459"><text:span text:style-name="T530">4. </text:span><text:span text:style-name="T256">They</text:span> <text:span text:style-name="T797">should be allowed to use</text:span> <text:span text:style-name="T256">the machine</text:span> <text:span text:style-name="T294">in this age</text:span><text:span text:style-name="T981">.</text:span></text:p>
      <text:p text:style-name="P459"><text:tab/>⇑</text:p>
      <text:p text:style-name="P459"><text:span text:style-name="T530">3. </text:span><text:span text:style-name="T256">They</text:span> <text:span text:style-name="T799">are </text:span><text:span text:style-name="T797">allowed to use</text:span> <text:span text:style-name="T256">the machine</text:span> <text:span text:style-name="T294">in this age</text:span><text:span text:style-name="T981">.</text:span></text:p>
      <text:p text:style-name="P459"><text:tab/>⇑</text:p>
      <text:p text:style-name="P459"><text:span text:style-name="T530">2. </text:span><text:span text:style-name="T256">They</text:span> <text:span text:style-name="T801">are </text:span><text:span text:style-name="T800">allowed</text:span><text:span text:style-name="T797"> to use</text:span> <text:span text:style-name="T256">the machine</text:span> <text:span text:style-name="T294">in this age </text:span><text:span text:style-name="T981">by </text:span><text:span text:style-name="T983">law</text:span><text:span text:style-name="T981">.</text:span></text:p>
      <text:p text:style-name="P459"><text:tab/><text:span text:style-name="T797">⇑</text:span></text:p>
      <text:p text:style-name="P461"><text:span text:style-name="T530">1. </text:span><text:span text:style-name="T129">The </text:span><text:span text:style-name="T257">law</text:span> <text:span text:style-name="T800">allows</text:span> <text:span text:style-name="T129">them</text:span> <text:span text:style-name="T497">to </text:span><text:span text:style-name="T522">use</text:span><text:span text:style-name="T529"> </text:span><text:span text:style-name="T486">the machine</text:span><text:span text:style-name="T982"> </text:span><text:span text:style-name="T263">in this age.</text:span></text:p>
      <text:p text:style-name="P245"/>
      <text:p text:style-name="P459">-------------------------------------------------------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><text:soft-page-break/>✏️ A1 —</text:p>
      <text:p text:style-name="P245"/>
      <text:p text:style-name="P245"><text:span text:style-name="T803">I agree with</text:span> the opinion <text:span text:style-name="T857">that</text:span> <text:span text:style-name="T129">smartphones</text:span> <text:span text:style-name="T52">are</text:span> <text:span text:style-name="T129">bad</text:span> <text:span text:style-name="T263">for children’s lives</text:span>.</text:p>
      <text:p text:style-name="P280"><text:span text:style-name="T803">For example</text:span>, <text:span text:style-name="T129">smartphones</text:span> <text:span text:style-name="T52">damage</text:span> <text:span text:style-name="T129">their eyes</text:span> <text:span text:style-name="T837">and</text:span> <text:span text:style-name="T52">cause</text:span> <text:span text:style-name="T129">a lack of sleep</text:span>. Also, <text:span text:style-name="T129">they</text:span> <text:span text:style-name="T52">play</text:span> with smartphones <text:span text:style-name="T263">all the time</text:span>, <text:span text:style-name="T984">so</text:span> <text:span text:style-name="T129">they</text:span> <text:span text:style-name="T52">don’t listen</text:span> to <text:span text:style-name="T253">what</text:span> <text:span text:style-name="T129">others</text:span> <text:span text:style-name="T52">are saying</text:span>.</text:p>
      <text:p text:style-name="P245"/>
      <text:p text:style-name="P276"><text:span text:style-name="T985">Furthermore</text:span>, <text:span text:style-name="T263">there</text:span> <text:span text:style-name="T52">is</text:span> <text:span text:style-name="T129">a lot of false information</text:span> <text:span text:style-name="T263">on social media</text:span>. <text:span text:style-name="T129">Children </text:span><text:span text:style-name="T233">and</text:span><text:span text:style-name="T129"> teenagers</text:span> <text:span text:style-name="T52">have</text:span> <text:span text:style-name="T129">poor judgment</text:span>, <text:span text:style-name="T984">so</text:span> <text:span text:style-name="T129">they</text:span> easily <text:span text:style-name="T52">believe</text:span> <text:span text:style-name="T129">the information</text:span>.</text:p>
      <text:p text:style-name="P245"/>
      <text:p text:style-name="P276"><text:span text:style-name="T985">Therefore</text:span>, <text:span text:style-name="T258">c</text:span><text:span text:style-name="T129">hildren </text:span><text:span text:style-name="T233">and</text:span><text:span text:style-name="T129"> teenagers</text:span> <text:span text:style-name="T52">should not be allowed to use</text:span> <text:span text:style-name="T129">any social media</text:span> <text:span text:style-name="T295">until</text:span><text:span text:style-name="T263"> </text:span><text:span text:style-name="T177">they</text:span><text:span text:style-name="T263"> </text:span><text:span text:style-name="T83">are</text:span><text:span text:style-name="T263"> </text:span><text:span text:style-name="T177">18 years old</text:span>.<text:span text:style-name="Strong_20_Emphasis"><text:span text:style-name="T27"> </text:span></text:span><text:span text:style-name="Strong_20_Emphasis"><text:span text:style-name="T641">(</text:span></text:span><text:span text:style-name="Strong_20_Emphasis"><text:span text:style-name="T649">83</text:span></text:span><text:span text:style-name="Strong_20_Emphasis"><text:span text:style-name="T641"> words)</text:span></text:span></text:p>
      <text:p text:style-name="P245"/>
      <text:p text:style-name="P245">✏️ A2 —</text:p>
      <text:p text:style-name="P245"/>
      <text:p text:style-name="P277"><text:span text:style-name="T803">I agree</text:span>.</text:p>
      <text:p text:style-name="P308">“<text:span text:style-name="T129">Children </text:span><text:span text:style-name="T235">and</text:span><text:span text:style-name="T129"> teenagers</text:span> <text:span text:style-name="T797">should not be allowed to use</text:span> <text:span text:style-name="T129">any social media</text:span> <text:span text:style-name="T888"><text:s/></text:span><text:span text:style-name="T295">until</text:span><text:span text:style-name="T286"> </text:span><text:span text:style-name="T180">they</text:span><text:span text:style-name="T286"> </text:span><text:span text:style-name="T85">are</text:span><text:span text:style-name="T286"> </text:span><text:span text:style-name="T180">18 years old</text:span>.”<text:span text:style-name="T888"> </text:span><text:span text:style-name="T820">I have two reasons</text:span><text:span text:style-name="T888">.</text:span></text:p>
      <text:p text:style-name="P245"/>
      <text:p text:style-name="P278"><text:span text:style-name="T803">The first reason is that</text:span> <text:span text:style-name="T129">they</text:span> <text:span text:style-name="T52">have</text:span> <text:span text:style-name="T129">little experience </text:span><text:span text:style-name="T233">and</text:span><text:span text:style-name="T129"> knowledge</text:span> <text:span text:style-name="T837">and</text:span> <text:span text:style-name="T52">are likely to encounter</text:span> <text:span text:style-name="T129">dangerous problems</text:span>. <text:span text:style-name="T803">For example</text:span>, <text:span text:style-name="T129">they</text:span> <text:span text:style-name="T52">may be led</text:span> <text:span text:style-name="T263">to dangerous sites</text:span> <text:span text:style-name="T837">and</text:span> <text:span text:style-name="T52">become</text:span> <text:span text:style-name="T129">criminals</text:span>.</text:p>
      <text:p text:style-name="P245"/>
      <text:p text:style-name="P278"><text:span text:style-name="T803">The second reason is that</text:span> <text:span text:style-name="T129">they</text:span> <text:span text:style-name="T52">spend</text:span> <text:span text:style-name="T129">too much time</text:span> <text:span text:style-name="T263">on social networking sites</text:span>, <text:span text:style-name="T253">wh</text:span><text:span text:style-name="T260">ich</text:span> <text:span text:style-name="T52">can lead</text:span> <text:span text:style-name="T263">to a variety of problems</text:span>. <text:span text:style-name="T803">For example</text:span>, <text:span text:style-name="T986">if</text:span> <text:span text:style-name="T129">children</text:span> primarily <text:span text:style-name="T52">socialize</text:span> <text:soft-page-break/><text:span text:style-name="T263">online</text:span>, <text:span text:style-name="T129">they</text:span> <text:span text:style-name="T52">will not develop</text:span> <text:span text:style-name="T129">important social skills</text:span> <text:span text:style-name="T260">that</text:span> they <text:span text:style-name="T52">will need</text:span> <text:span text:style-name="T263">later in life</text:span>.</text:p>
      <text:p text:style-name="P245"/>
      <text:p text:style-name="P278"><text:span text:style-name="T985">Therefore</text:span>, <text:span text:style-name="T259">c</text:span><text:span text:style-name="T261">hildren </text:span><text:span text:style-name="T233">and</text:span><text:span text:style-name="T261"> teenagers</text:span> <text:span text:style-name="T52">should not be allowed to use</text:span> <text:span text:style-name="T129">any social media</text:span> <text:span text:style-name="T295">until</text:span><text:span text:style-name="T263"> </text:span><text:span text:style-name="T177">they</text:span><text:span text:style-name="T263"> </text:span><text:span text:style-name="T83">are</text:span><text:span text:style-name="T263"> </text:span><text:span text:style-name="T177">18 years old</text:span>.<text:span text:style-name="Strong_20_Emphasis"><text:span text:style-name="T27"> </text:span></text:span><text:span text:style-name="Strong_20_Emphasis"><text:span text:style-name="T641">(</text:span></text:span><text:span text:style-name="Strong_20_Emphasis"><text:span text:style-name="T647">1</text:span></text:span><text:span text:style-name="Strong_20_Emphasis"><text:span text:style-name="T649">16</text:span></text:span><text:span text:style-name="Strong_20_Emphasis"><text:span text:style-name="T641"> words)</text:span></text:span></text:p>
      <text:p text:style-name="P245"/>
      <text:p text:style-name="P245">✏️ A3 —</text:p>
      <text:p text:style-name="P245"/>
      <text:p text:style-name="P279">“<text:span text:style-name="T262">C</text:span><text:span text:style-name="T261">hildren </text:span><text:span text:style-name="T233">and</text:span><text:span text:style-name="T261"> teenagers</text:span> <text:span text:style-name="T52">should not be allowed to use</text:span> <text:span text:style-name="T129">any social media</text:span> <text:span text:style-name="T295">until</text:span><text:span text:style-name="T263"> </text:span><text:span text:style-name="T177">they</text:span><text:span text:style-name="T263"> </text:span><text:span text:style-name="T83">are</text:span><text:span text:style-name="T263"> </text:span><text:span text:style-name="T177">18 years old </text:span>.”</text:p>
      <text:p text:style-name="P245"><text:span text:style-name="T803">I completely agree</text:span>.</text:p>
      <text:p text:style-name="P245"/>
      <text:p text:style-name="P279"><text:span text:style-name="T129">They</text:span> sometimes <text:span text:style-name="T52">make</text:span> <text:span text:style-name="T129">irresponsible statements</text:span>. <text:span text:style-name="T129">They</text:span> <text:span text:style-name="T52">do not consider</text:span> <text:span text:style-name="T987">how</text:span> <text:span text:style-name="T129">other people</text:span> <text:span text:style-name="T52">feel</text:span>. <text:span text:style-name="T129">The content</text:span> <text:span text:style-name="T52">can lead</text:span> <text:span text:style-name="T263">to bullying in school or society</text:span>. <text:span text:style-name="T987">When</text:span> <text:span text:style-name="T129">a rumor</text:span> <text:span text:style-name="T52">comes</text:span> <text:span text:style-name="T263">from them,</text:span> <text:span text:style-name="T129">it</text:span> <text:span text:style-name="T52">may hurt</text:span> <text:span text:style-name="T129">someone</text:span>.</text:p>
      <text:p text:style-name="P245"/>
      <text:p text:style-name="P279"><text:span text:style-name="T129">Another problem</text:span> <text:span text:style-name="T52">is</text:span> <text:span text:style-name="T129">time differences</text:span>. <text:span text:style-name="T129">Social media</text:span> <text:span text:style-name="T52">connects</text:span> <text:span text:style-name="T129">people</text:span> <text:span text:style-name="T263">all over the world</text:span>. <text:span text:style-name="T803">For example</text:span>, <text:span text:style-name="T129">one boy</text:span> <text:span text:style-name="T263">in Japan</text:span> <text:span text:style-name="T52">plays</text:span> <text:span text:style-name="T263">online</text:span> with another boy <text:span text:style-name="T263">in the U.S.A. or Europe</text:span>. Because of the time difference, <text:span text:style-name="T129">he</text:span> <text:span text:style-name="T52">sleeps</text:span> very little.</text:p>
      <text:p text:style-name="P245"/>
      <text:p text:style-name="P279"><text:span text:style-name="T129">He</text:span> <text:span text:style-name="T52">wants to sleep</text:span> <text:span text:style-name="T263">at school </text:span><text:span text:style-name="T296">when</text:span><text:span text:style-name="T263"> </text:span><text:span text:style-name="T177">he</text:span><text:span text:style-name="T263"> </text:span><text:span text:style-name="T83">has to study</text:span>. <text:span text:style-name="T129">His</text:span> <text:span text:style-name="T129">mother</text:span> <text:span text:style-name="T52">wants</text:span> <text:span text:style-name="T129">him</text:span> <text:span text:style-name="T759">to </text:span><text:span text:style-name="T734">stop</text:span> <text:span text:style-name="T707">playing</text:span> <text:span text:style-name="T263">in the middle of the night or early morning (5:00 a.m.)</text:span>, <text:span text:style-name="T987">but</text:span> he <text:span text:style-name="T52">does not listen</text:span> <text:span text:style-name="T263">to her advice</text:span>. <text:span text:style-name="T129">She</text:span> <text:span text:style-name="T52">is worried </text:span><text:span text:style-name="T263">about him</text:span>. <text:span text:style-name="T129">This situation</text:span> <text:span text:style-name="T52">continues</text:span>.</text:p>
      <text:p text:style-name="P245"/>
      <text:p text:style-name="P279"><text:span text:style-name="T987">S</text:span><text:span text:style-name="T984">o</text:span>, <text:span text:style-name="T263">in this case</text:span>, <text:span text:style-name="T803">I think</text:span> <text:span text:style-name="T129">she</text:span> <text:span text:style-name="T52">has to take</text:span> <text:span text:style-name="T129">the device</text:span> <text:span text:style-name="T263">away</text:span> <text:span text:style-name="T263">from him</text:span>. <text:span text:style-name="T129">Her son</text:span> <text:span text:style-name="T52">is</text:span> <text:span text:style-name="T129">only 12 years old</text:span>.<text:span text:style-name="Strong_20_Emphasis"><text:span text:style-name="T27"> </text:span></text:span><text:span text:style-name="Strong_20_Emphasis"><text:span text:style-name="T641">(</text:span></text:span><text:span text:style-name="Strong_20_Emphasis"><text:span text:style-name="T647">1</text:span></text:span><text:span text:style-name="Strong_20_Emphasis"><text:span text:style-name="T648">59</text:span></text:span><text:span text:style-name="Strong_20_Emphasis"><text:span text:style-name="T641"> words)</text:span></text:span></text:p>
      <text:p text:style-name="P245"/>
      <text:p text:style-name="P522"><text:soft-page-break/><text:span text:style-name="T356">Q </text:span><text:span text:style-name="T954">2</text:span><text:span text:style-name="T988">3</text:span><text:span text:style-name="T356">:</text:span></text:p>
      <text:p text:style-name="P522"/>
      <text:p text:style-name="P522">My favorite TV program / <text:span text:style-name="T989">movie / YouTube etc.</text:span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><text:soft-page-break/></text:p>
      <text:p text:style-name="P245"/>
      <text:p text:style-name="P245"/>
      <text:p text:style-name="P245"/>
      <text:p text:style-name="P245"/>
      <text:p text:style-name="P304"><draw:frame text:anchor-type="paragraph" draw:z-index="10" draw:name="Text Frame 7" draw:style-name="gr9" draw:text-style-name="P536" svg:width="4.2634in" svg:height="2.4039in" svg:x="-0.0299in" svg:y="0.1083in"><draw:text-box><text:p><text:span text:style-name="T1006">〈ラレッてる〉</text:span></text:p><text:p><text:span text:style-name="T994"><text:s/></text:span><text:span text:style-name="T994">I </text:span><text:span text:style-name="T995">wrote </text:span><text:span text:style-name="T994">an essay </text:span><text:span text:style-name="T996">titl</text:span><text:span text:style-name="T997">ed</text:span><text:span text:style-name="T998"> “</text:span><text:span text:style-name="T999">The Autumn</text:span><text:span text:style-name="T998">.”</text:span></text:p><text:p><text:span text:style-name="T998"><text:tab/></text:span><text:span text:style-name="T998"><text:tab/></text:span><text:span text:style-name="T998"><text:tab/></text:span><text:span text:style-name="T998">↑</text:span></text:p><text:p><text:span text:style-name="T994"><text:s/></text:span><text:span text:style-name="T994">I </text:span><text:span text:style-name="T995">wrote </text:span><text:span text:style-name="T994">an essay </text:span><text:span text:style-name="T1004">which</text:span><text:span text:style-name="T994"> </text:span><text:span text:style-name="T1003">is titled</text:span><text:span text:style-name="T998"> “</text:span><text:span text:style-name="T1007">The Autumn</text:span><text:span text:style-name="T998">.”</text:span></text:p><text:p><text:span text:style-name="T998"><text:tab/></text:span><text:span text:style-name="T998"><text:tab/></text:span><text:span text:style-name="T998"><text:tab/></text:span><text:span text:style-name="T998">↑</text:span></text:p><text:p><text:span text:style-name="T994"><text:tab/></text:span><text:span text:style-name="T994"><text:tab/></text:span><text:span text:style-name="T994"> <text:s text:c="2"/></text:span><text:span text:style-name="T994">The essay </text:span><text:span text:style-name="T1003">is titled</text:span><text:span text:style-name="T998"> “</text:span><text:span text:style-name="T1007">The Autumn</text:span><text:span text:style-name="T998">.”</text:span></text:p><text:p><text:span text:style-name="T998"><text:tab/></text:span><text:span text:style-name="T998"><text:tab/></text:span><text:span text:style-name="T998"><text:tab/></text:span><text:span text:style-name="T998">↑</text:span></text:p><text:p><text:span text:style-name="T994"><text:s/></text:span><text:span text:style-name="T994">I </text:span><text:span text:style-name="T1003">titled </text:span><text:span text:style-name="T994">the essay </text:span><text:span text:style-name="T998">“</text:span><text:span text:style-name="T1007">The Autumn</text:span><text:span text:style-name="T998">.”</text:span></text:p><text:p><text:span text:style-name="T998"><text:tab/></text:span><text:span text:style-name="T998"><text:tab/></text:span><text:span text:style-name="T998"><text:tab/></text:span><text:span text:style-name="T998">↑</text:span></text:p><text:p><text:span text:style-name="T994"><text:tab/></text:span><text:span text:style-name="T994"> <text:s text:c="2"/></text:span><text:span text:style-name="T994">The essay </text:span><text:span text:style-name="T995">is</text:span><text:span text:style-name="T998"> “</text:span><text:span text:style-name="T994">The Autumn</text:span><text:span text:style-name="T998">.”</text:span></text:p></draw:text-box></draw:frame></text:p>
      <text:p text:style-name="P304"/>
      <text:p text:style-name="P304"/>
      <text:p text:style-name="P304"/>
      <text:p text:style-name="P241"/>
      <text:p text:style-name="P241"/>
      <text:p text:style-name="P241"/>
      <text:p text:style-name="P241"/>
      <text:p text:style-name="P241"/>
      <text:p text:style-name="P245"><draw:frame text:anchor-type="paragraph" draw:z-index="11" draw:name="Text Frame 8" draw:style-name="gr8" draw:text-style-name="P536" svg:width="4.2634in" svg:height="2.4815in" svg:x="2.3327in" svg:y="0.1083in"><draw:text-box><text:p><text:span text:style-name="T994"><text:s/></text:span><text:span text:style-name="T994">This </text:span><text:span text:style-name="T995">is</text:span><text:span text:style-name="T994"> a paper </text:span><text:span text:style-name="T996">titl</text:span><text:span text:style-name="T997">ed</text:span><text:span text:style-name="T998"> “</text:span><text:span text:style-name="T999">The Autumn</text:span><text:span text:style-name="T998">.”</text:span></text:p><text:p><text:span text:style-name="T994"><text:s/></text:span><text:span text:style-name="T994">This </text:span><text:span text:style-name="T995">is</text:span><text:span text:style-name="T998"> </text:span><text:span text:style-name="T994">a paper </text:span><text:span text:style-name="T997">to </text:span><text:span text:style-name="T996">hand</text:span><text:span text:style-name="T1000"> in </text:span><text:span text:style-name="T1001">today.</text:span></text:p><text:p><text:span text:style-name="T1002"><text:s/></text:span><text:span text:style-name="T1002">This </text:span><text:span text:style-name="T1003">is</text:span><text:span text:style-name="T1000"> </text:span><text:span text:style-name="T1002">a paper </text:span><text:span text:style-name="T996">ly</text:span><text:span text:style-name="T997">ing</text:span><text:span text:style-name="T1000"> </text:span><text:span text:style-name="T1001">on the floor.</text:span></text:p><text:p><text:span text:style-name="T1001"/></text:p><text:p><text:span text:style-name="T1002"><text:s/></text:span><text:span text:style-name="T1002">This </text:span><text:span text:style-name="T1003">is</text:span><text:span text:style-name="T1000"> </text:span><text:span text:style-name="T1002">a paper </text:span><text:span text:style-name="T1001">on the desk.</text:span></text:p><text:p><text:span text:style-name="T1001"/></text:p><text:p><text:span text:style-name="T994"><text:s/></text:span><text:span text:style-name="T994">This </text:span><text:span text:style-name="T995">is</text:span><text:span text:style-name="T998"> </text:span><text:span text:style-name="T1002">a paper </text:span><text:span text:style-name="T1004">which</text:span><text:span text:style-name="T1002"> </text:span><text:span text:style-name="T1003">is written</text:span><text:span text:style-name="T1000"> </text:span><text:span text:style-name="T1001">by him.</text:span></text:p><text:p><text:span text:style-name="T1002"><text:s/></text:span><text:span text:style-name="T1002">This </text:span><text:span text:style-name="T1003">is</text:span><text:span text:style-name="T1000"> </text:span><text:span text:style-name="T1002">a paper </text:span><text:span text:style-name="T1004">which</text:span><text:span text:style-name="T1002"> I </text:span><text:span text:style-name="T1003">wrote</text:span><text:span text:style-name="T1000"> </text:span><text:span text:style-name="T1001">last night.</text:span></text:p><text:p><text:span text:style-name="T994"><text:s/></text:span><text:span text:style-name="T994">This </text:span><text:span text:style-name="T995">is</text:span><text:span text:style-name="T994"> </text:span><text:span text:style-name="T1002">a paper </text:span><text:span text:style-name="T1004">whose</text:span><text:span text:style-name="T1002"> title </text:span><text:span text:style-name="T1003">is</text:span><text:span text:style-name="T1000"> “</text:span><text:span text:style-name="T1002">The Autumn</text:span><text:span text:style-name="T1000">.”</text:span></text:p><text:p><text:span text:style-name="T1002"><text:s/></text:span><text:span text:style-name="T1002">This </text:span><text:span text:style-name="T1003">is</text:span><text:span text:style-name="T1000"> </text:span><text:span text:style-name="T1002">a paper </text:span><text:span text:style-name="T1005">in which</text:span><text:span text:style-name="T1002"> I </text:span><text:span text:style-name="T1003">wrote</text:span><text:span text:style-name="T1000"> </text:span><text:span text:style-name="T1002">my secret</text:span><text:span text:style-name="T1000">.</text:span></text:p></draw:text-box></draw:frame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20"><text:span text:style-name="T129">I</text:span> <text:span text:style-name="T52">entered</text:span> <text:span text:style-name="T129">the password</text:span> <text:span text:style-name="T803">I </text:span><text:span text:style-name="T812">thought</text:span> <text:span text:style-name="T52">was</text:span> <text:span text:style-name="T129">correct.</text:span></text:p>
      <text:p text:style-name="P220"><text:span text:style-name="T255">I</text:span><text:span text:style-name="T129">t</text:span><text:span text:style-name="T52">’s</text:span> <text:span text:style-name="T129">easier</text:span> <text:span text:style-name="T759">to </text:span><text:span text:style-name="T734">order</text:span> <text:span text:style-name="T263">by phone </text:span><text:span text:style-name="T927">than</text:span> <text:span text:style-name="T263">online</text:span>. </text:p>
      <text:p text:style-name="P220"><text:span text:style-name="T255">You</text:span><text:span text:style-name="T980"> </text:span><text:span text:style-name="T128">should</text:span><text:span text:style-name="T980"> </text:span><text:span text:style-name="T52">keep expressing</text:span> <text:span text:style-name="T129">your thoughts.</text:span></text:p>
      <text:p text:style-name="P220">Even <text:span text:style-name="T928">if</text:span> <text:span text:style-name="T129">technology</text:span> <text:span text:style-name="T52">feels</text:span> <text:span text:style-name="T129">challenging</text:span>, --</text:p>
      <text:p text:style-name="P220"><text:span text:style-name="T129">Your essay</text:span> <text:span text:style-name="T52">feels</text:span> <text:span text:style-name="T129">honest</text:span>.</text:p>
      <text:p text:style-name="P281"><text:soft-page-break/></text:p>
      <text:p text:style-name="P281"/>
      <text:p text:style-name="P281"/>
      <text:p text:style-name="P281"/>
      <text:p text:style-name="P281"/>
      <text:p text:style-name="P29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400">------------------------------------------------</text:p>
      <text:p text:style-name="P466">[部分否定]: -というわけじゃない</text:p>
      <text:p text:style-name="P457"/>
      <text:p text:style-name="P409"><text:span text:style-name="T319">Not</text:span><text:span text:style-name="T681"> </text:span><text:span text:style-name="T788">all</text:span><text:span text:style-name="T681"> (of) the books he recommended </text:span><text:span text:style-name="T91">were</text:span><text:span text:style-name="T681"> interesting.</text:span></text:p>
      <text:p text:style-name="P409"><text:span text:style-name="T319">Not</text:span><text:span text:style-name="T681"> </text:span><text:span text:style-name="T788">all</text:span><text:span text:style-name="T681">/</text:span><text:span text:style-name="T788">both</text:span><text:span text:style-name="T681"> of them </text:span><text:span text:style-name="T91">could be</text:span><text:span text:style-name="T681"> wrong.</text:span></text:p>
      <text:p text:style-name="P409"><text:span text:style-name="T319">Not</text:span><text:span text:style-name="T681"> </text:span><text:span text:style-name="T788">everything</text:span><text:span text:style-name="T681"> </text:span><text:span text:style-name="T103">is going to go</text:span><text:span text:style-name="T834"> </text:span><text:span text:style-name="T681">wrong.</text:span></text:p>
      <text:p text:style-name="P409"/>
      <text:p text:style-name="P409"><text:span text:style-name="T681">I </text:span><text:span text:style-name="T91">do</text:span><text:span text:style-name="T319">n't</text:span><text:span text:style-name="T681"> </text:span><text:span text:style-name="T788">always</text:span><text:span text:style-name="T681"> </text:span><text:span text:style-name="T91">agree</text:span><text:span text:style-name="T681"> with you, but- / <text:s/></text:span><text:span text:style-name="T280">always = necessarily</text:span></text:p>
      <text:p text:style-name="P409"><text:span text:style-name="T834">A</text:span><text:span text:style-name="T681">rt </text:span><text:span text:style-name="T103">ca</text:span><text:span text:style-name="T320">n’t</text:span><text:span text:style-name="T681"> </text:span><text:span text:style-name="T788">always</text:span><text:span text:style-name="T681"> </text:span><text:span text:style-name="T103">be</text:span><text:span text:style-name="T834"> </text:span><text:span text:style-name="T681">beautiful </text:span><text:span text:style-name="T790">j</text:span><text:span text:style-name="T788">ust because</text:span><text:span text:style-name="T681"> it is expensive. <text:s/></text:span></text:p>
      <text:p text:style-name="P409"><text:span text:style-name="T834">I</text:span><text:span text:style-name="T681">t </text:span><text:span text:style-name="T91">does</text:span><text:span text:style-name="T319">n’t</text:span><text:span text:style-name="T681"> </text:span><text:span text:style-name="T834">(</text:span><text:span text:style-name="T790">always</text:span><text:span text:style-name="T834">) </text:span><text:span text:style-name="T91">mean</text:span><text:span text:style-name="T681"> that he </text:span><text:span text:style-name="T834">is good </text:span><text:span text:style-name="T790">j</text:span><text:span text:style-name="T788">ust because</text:span><text:span text:style-name="T681"> he is rich.</text:span></text:p>
      <text:p text:style-name="P420"/>
      <text:p text:style-name="P420"/>
      <text:p text:style-name="P400">------------------------------------------------</text:p>
      <text:p text:style-name="P427"><text:span text:style-name="T842">〈接続詞〉</text:span><text:span text:style-name="T846">Certainly</text:span> <text:span text:style-name="T129">he</text:span> <text:span text:style-name="T52">apologized</text:span><text:span text:style-name="T670">, </text:span><text:span text:style-name="T671">but</text:span> <text:span text:style-name="T129">I</text:span> <text:span text:style-name="T52">won't forgive</text:span> <text:span text:style-name="T129">him</text:span>. <text:tab/> <text:s/><text:span text:style-name="T847">[and / so / or]</text:span></text:p>
      <text:p text:style-name="P427"><text:tab/> <text:s text:c="4"/><text:span text:style-name="T672">Although</text:span> <text:span text:style-name="T848">certainly </text:span>he apologized, I <text:span text:style-name="T848">won’t</text:span> forgive him.</text:p>
      <text:p text:style-name="P428"><text:tab/> <text:s text:c="4"/>I <text:span text:style-name="T848">won’t</text:span> forgive him <text:span text:style-name="T673">a</text:span><text:span text:style-name="T672">lthough</text:span><text:span text:style-name="T848"> </text:span>he <text:span text:style-name="T848">certainly </text:span>apologized.</text:p>
      <text:p text:style-name="P425"><text:tab/><text:tab/><text:tab/>[because / when / if / as / while / after / before / whereas]</text:p>
      <text:p text:style-name="P472"/>
      <text:p text:style-name="P467">〈接続副詞〉</text:p>
      <text:p text:style-name="P467">1．文頭：<text:tab/><text:span text:style-name="T636">Certainly he apologized. </text:span><text:span text:style-name="T617">H</text:span><text:span text:style-name="T618">owever</text:span><text:span text:style-name="T650">, </text:span><text:span text:style-name="T636">I won't forgive him.</text:span></text:p>
      <text:p text:style-name="P467"><text:soft-page-break/>2．文中：</text:p>
      <text:p text:style-name="P435"><text:span text:style-name="T849"><text:tab/><text:tab/>Certainly he apologized</text:span><text:span text:style-name="T46">;</text:span><text:span text:style-name="T45"> </text:span><text:span text:style-name="T674">however</text:span><text:span text:style-name="T45">,</text:span><text:span text:style-name="T849"> I won't forgive him.</text:span></text:p>
      <text:p text:style-name="P435"><text:span text:style-name="T850"><text:tab/><text:tab/>Certainly he apologized</text:span><text:span text:style-name="T48">;</text:span><text:span text:style-name="T850"> I won't</text:span><text:span text:style-name="T47">, </text:span><text:span text:style-name="T674">however</text:span><text:span text:style-name="T47">,</text:span><text:span text:style-name="T850"> forgive him. </text:span></text:p>
      <text:p text:style-name="P438"><text:span text:style-name="T849"><text:tab/><text:tab/>Certainly he apologized</text:span><text:span text:style-name="T46">;</text:span><text:span text:style-name="T849"> I won't forgive him</text:span><text:span text:style-name="T45">, </text:span><text:span text:style-name="T675">however</text:span><text:span text:style-name="T849">.</text:span></text:p>
      <text:p text:style-name="P475"/>
      <text:p text:style-name="P480"><text:span text:style-name="T844">逆説： </text:span><text:span text:style-name="T638">however / nevertheless / </text:span><text:span text:style-name="T646">though / </text:span><text:span text:style-name="T638">otherwise</text:span></text:p>
      <text:p text:style-name="P480"><text:span text:style-name="T844">順接： </text:span><text:span text:style-name="T638">besides / moreover / fu</text:span><text:span text:style-name="T640">r</text:span><text:span text:style-name="T638">ther(more) / therefore / namely / thus / then <text:s text:c="4"/></text:span></text:p>
      <text:p text:style-name="P519"><text:span text:style-name="T843">対比： </text:span><text:span text:style-name="T637">instead / meanwhile /</text:span><text:bookmark text:name="question3"/><text:span text:style-name="T638">comparatively</text:span><text:span text:style-name="T27"> </text:span></text:p>
      <text:p text:style-name="P158"><text:span text:style-name="T843">補足：</text:span><text:bookmark text:name="question11"/><text:span text:style-name="T843"> </text:span><text:span text:style-name="T650">incidentally / </text:span><text:bookmark text:name="question21"/><text:span text:style-name="T650">indeed </text:span><text:span text:style-name="T850">　</text:span></text:p>
      <text:p text:style-name="P421">------------------------------------------------</text:p>
      <text:p text:style-name="P421">------------------------------------------------</text:p>
      <text:p text:style-name="P422"><text:span text:style-name="T822">You don’t have to </text:span><text:span text:style-name="T41">g</text:span><text:span text:style-name="T38">et along with</text:span> <text:span text:style-name="T822">them.</text:span></text:p>
      <text:p text:style-name="P422"><text:span text:style-name="T823">Y</text:span><text:span text:style-name="T822">ou </text:span><text:span text:style-name="T823">just </text:span><text:span text:style-name="T822">have to </text:span><text:span text:style-name="T38">deal with</text:span> <text:span text:style-name="T822">them. </text:span></text:p>
      <text:p text:style-name="P422">How to <text:span text:style-name="T38">deal with</text:span> someone <text:span text:style-name="T824">(whom) </text:span>you don't <text:span text:style-name="T38">get along with</text:span>?</text:p>
      <text:p text:style-name="P422"/>
      <text:p text:style-name="P421">------------------------------------------------</text:p>
      <text:p text:style-name="P445">That was the best performance <text:span text:style-name="T818">I’ve ever seen</text:span>.</text:p>
      <text:p text:style-name="P445">That was the most ridiculous excuse <text:span text:style-name="T818">I’ve ever </text:span><text:span text:style-name="T819">heard</text:span>.</text:p>
      <text:p text:style-name="P445">The earthquake was the scariest thing <text:span text:style-name="T818">I’ve ever </text:span><text:span text:style-name="T819">experienced</text:span>.</text:p>
      <text:p text:style-name="P421">-----------------------------------------</text:p>
      <text:p text:style-name="P421"/>
      <text:p text:style-name="P441"><text:span text:style-name="Strong_20_Emphasis"><text:span text:style-name="T518">-----------------------------------------------------------------------------</text:span></text:span></text:p>
      <text:p text:style-name="P496"><text:span text:style-name="Strong_20_Emphasis"><text:span text:style-name="T426">With</text:span></text:span><text:span text:style-name="Strong_20_Emphasis"><text:span text:style-name="T422"> </text:span></text:span><text:span text:style-name="Strong_20_Emphasis"><text:span text:style-name="T427">my Japanese ability</text:span></text:span><text:span text:style-name="Strong_20_Emphasis"><text:span text:style-name="T422"> </text:span></text:span><text:span text:style-name="Strong_20_Emphasis"><text:span text:style-name="T428">improv</text:span></text:span><text:span text:style-name="Strong_20_Emphasis"><text:span text:style-name="T429">ing</text:span></text:span><text:span text:style-name="Strong_20_Emphasis"><text:span text:style-name="T422">, </text:span></text:span><text:span text:style-name="Strong_20_Emphasis"><text:span text:style-name="T241">I</text:span></text:span><text:span text:style-name="Strong_20_Emphasis"><text:span text:style-name="T120">’m getting used</text:span></text:span><text:span text:style-name="Strong_20_Emphasis"><text:span text:style-name="T422"> </text:span></text:span><text:span text:style-name="Strong_20_Emphasis"><text:span text:style-name="T430">to daily life</text:span></text:span><text:span text:style-name="Strong_20_Emphasis"><text:span text:style-name="T422"> </text:span></text:span><text:span text:style-name="Strong_20_Emphasis"><text:span text:style-name="T430">here</text:span></text:span><text:span text:style-name="Strong_20_Emphasis"><text:span text:style-name="T422">.</text:span></text:span></text:p>
      <text:p text:style-name="P496"><text:span text:style-name="Strong_20_Emphasis"><text:span text:style-name="T423">As</text:span></text:span><text:span text:style-name="Strong_20_Emphasis"><text:span text:style-name="T422"> </text:span></text:span><text:span text:style-name="Strong_20_Emphasis"><text:span text:style-name="T241">my Japanese </text:span></text:span><text:span text:style-name="Strong_20_Emphasis"><text:span text:style-name="T244">ability</text:span></text:span><text:span text:style-name="Strong_20_Emphasis"><text:span text:style-name="T422"> </text:span></text:span><text:span text:style-name="Strong_20_Emphasis"><text:span text:style-name="T120">improves</text:span></text:span><text:span text:style-name="Strong_20_Emphasis"><text:span text:style-name="T422">, I’m getting used to daily life here.</text:span></text:span></text:p>
      <text:p text:style-name="P274"><text:span text:style-name="Strong_20_Emphasis"><text:span text:style-name="T245">My Japanese ability</text:span></text:span><text:span text:style-name="Strong_20_Emphasis"><text:span text:style-name="T431"> </text:span></text:span><text:span text:style-name="Strong_20_Emphasis"><text:span text:style-name="T123">is improving</text:span></text:span><text:span text:style-name="Strong_20_Emphasis"><text:span text:style-name="T431">, </text:span></text:span><text:span text:style-name="Strong_20_Emphasis"><text:span text:style-name="T432">and</text:span></text:span><text:span text:style-name="Strong_20_Emphasis"><text:span text:style-name="T431"> I’m getting used to life here.</text:span></text:span></text:p>
      <text:p text:style-name="P274"><text:span text:style-name="Strong_20_Emphasis"><text:span text:style-name="T431"/></text:span></text:p>
      <text:p text:style-name="P275">-------------------------------------</text:p>
      <text:p text:style-name="P485"><text:span text:style-name="T42">grow up<text:tab/></text:span><text:span text:style-name="T5">（自分が）成長する<text:tab/></text:span><text:span text:style-name="T6">(</text:span><text:span text:style-name="T902">子供・動物</text:span><text:span text:style-name="T6">)</text:span><text:span text:style-name="T43"><text:tab/><text:tab/></text:span><text:span text:style-name="T44">grow – grew - grown</text:span></text:p>
      <text:p text:style-name="P485"><text:span text:style-name="T42">bring up<text:tab/></text:span><text:span text:style-name="T5">（他を）育てる<text:tab/><text:tab/></text:span><text:span text:style-name="T6">(</text:span><text:span text:style-name="T902">子供 </text:span><text:span text:style-name="T6">)<text:tab/><text:tab/><text:tab/></text:span><text:span text:style-name="T49">bring – brought - brought</text:span></text:p>
      <text:p text:style-name="P485"><text:span text:style-name="T42">raise<text:tab/><text:tab/></text:span><text:span text:style-name="T5">（他を）育てる/育む<text:tab/></text:span><text:span text:style-name="T6">(</text:span><text:span text:style-name="T902">子供 ・動植物</text:span><text:span text:style-name="T6">)<text:tab/><text:tab/></text:span><text:span text:style-name="T49">raise – raised - raised</text:span></text:p>
      <text:p text:style-name="P487"/>
      <text:p text:style-name="P490"><text:span text:style-name="T236">I </text:span><text:span text:style-name="T99">grew up</text:span><text:span text:style-name="T903"> </text:span><text:span text:style-name="T292">in a small town near the mountains</text:span><text:span text:style-name="T903">.</text:span></text:p>
      <text:p text:style-name="P490"><text:span text:style-name="T236">She</text:span><text:span text:style-name="T903"> </text:span><text:span text:style-name="T99">grew up</text:span><text:span text:style-name="T903"> surrounded by nature and animals.</text:span></text:p>
      <text:p text:style-name="P490"><text:span text:style-name="T236">We</text:span><text:span text:style-name="T903"> </text:span><text:span text:style-name="T118">watched</text:span><text:span text:style-name="T903"> </text:span><text:span text:style-name="T236">the puppy</text:span><text:span text:style-name="T903"> </text:span><text:span text:style-name="T348">grow up</text:span><text:span text:style-name="T903"> </text:span><text:span text:style-name="T292">into a beautiful dog</text:span><text:span text:style-name="T903">.</text:span></text:p>
      <text:p text:style-name="P490"/>
      <text:p text:style-name="P490"><text:span text:style-name="T236">He</text:span><text:span text:style-name="T903"> </text:span><text:span text:style-name="T99">brings up</text:span><text:span text:style-name="T903"> </text:span><text:span text:style-name="T236">his son</text:span><text:span text:style-name="T903"> with great care.</text:span></text:p>
      <text:p text:style-name="P490"><text:span text:style-name="T236">My parents</text:span><text:span text:style-name="T903"> </text:span><text:span text:style-name="T99">brought</text:span><text:span text:style-name="T903"> </text:span><text:span text:style-name="T236">me</text:span><text:span text:style-name="T903"> </text:span><text:span text:style-name="T99">up</text:span><text:span text:style-name="T903"> to be independent.</text:span></text:p>
      <text:p text:style-name="P490"><text:span text:style-name="T237">Ken</text:span><text:span text:style-name="T903"> </text:span><text:span text:style-name="T118">was </text:span><text:span text:style-name="T99">brought up</text:span><text:span text:style-name="T903"> to always respect others.←</text:span><text:span text:style-name="T237">His parents</text:span><text:span text:style-name="T904"> </text:span><text:span text:style-name="T100">brought</text:span><text:span text:style-name="T20"> </text:span><text:span text:style-name="T100">up</text:span><text:span text:style-name="T904"> </text:span><text:span text:style-name="T237">Ken</text:span><text:span text:style-name="T904"> to -.</text:span></text:p>
      <text:p text:style-name="P490"/>
      <text:p text:style-name="P490"><text:span text:style-name="T236">She</text:span><text:span text:style-name="T903"> </text:span><text:span text:style-name="T99">raised</text:span><text:span text:style-name="T903"> </text:span><text:span text:style-name="T236">the puppy</text:span><text:span text:style-name="T903"> </text:span><text:span text:style-name="T292">since it was a newborn</text:span><text:span text:style-name="T903">.</text:span></text:p>
      <text:p text:style-name="P490"><text:span text:style-name="T903">His parents </text:span><text:span text:style-name="T99">raised</text:span><text:span text:style-name="T903"> </text:span><text:span text:style-name="T236">him</text:span><text:span text:style-name="T903"> to be hardworking.</text:span></text:p>
      <text:p text:style-name="P491"><text:soft-page-break/><text:span text:style-name="Strong_20_Emphasis"><text:span text:style-name="T249">He</text:span></text:span><text:span text:style-name="Strong_20_Emphasis"><text:span text:style-name="T525"> </text:span></text:span><text:span text:style-name="Strong_20_Emphasis"><text:span text:style-name="T126">was </text:span></text:span><text:span text:style-name="Strong_20_Emphasis"><text:span text:style-name="T101">raised</text:span></text:span><text:span text:style-name="Strong_20_Emphasis"><text:span text:style-name="T525"> with a strong sense of responsibility.←</text:span></text:span><text:span text:style-name="Strong_20_Emphasis"><text:span text:style-name="T250">His parents</text:span></text:span><text:span text:style-name="Strong_20_Emphasis"><text:span text:style-name="T526"> </text:span></text:span><text:span text:style-name="Strong_20_Emphasis"><text:span text:style-name="T102">raised</text:span></text:span><text:span text:style-name="Strong_20_Emphasis"><text:span text:style-name="T526"> </text:span></text:span><text:span text:style-name="Strong_20_Emphasis"><text:span text:style-name="T250">him</text:span></text:span><text:span text:style-name="Strong_20_Emphasis"><text:span text:style-name="T526"> with -.</text:span></text:span></text:p>
      <text:p text:style-name="P491"><draw:frame text:anchor-type="paragraph" draw:z-index="6" draw:name="Text Frame 4" draw:style-name="gr13" draw:text-style-name="P538" svg:width="5.1488in" svg:height="2.0425in" svg:x="0.8508in" svg:y="0.1661in"><draw:text-box><text:p><text:span text:style-name="T1016"/></text:p><text:p><text:span text:style-name="T1016"><text:s/></text:span><text:span text:style-name="T1017">This</text:span><text:span text:style-name="T1016"> </text:span><text:span text:style-name="T1018">is</text:span><text:span text:style-name="T1016"> </text:span><text:span text:style-name="T1017">the planner</text:span><text:span text:style-name="T1016">. + </text:span><text:span text:style-name="T1017">You</text:span><text:span text:style-name="T1016"> </text:span><text:span text:style-name="T1018">asked</text:span><text:span text:style-name="T1016"> </text:span><text:span text:style-name="T1017">me</text:span><text:span text:style-name="T1016"> </text:span><text:span text:style-name="T1019">about </text:span><text:span text:style-name="T1020">the </text:span><text:span text:style-name="T1020">planner</text:span><text:span text:style-name="T1016">.</text:span></text:p><text:p><text:span text:style-name="T1016"/></text:p><text:p><text:span text:style-name="T1016"><text:s/></text:span><text:span text:style-name="T1016">This is </text:span><text:span text:style-name="T1017">the planner</text:span><text:span text:style-name="T1016"> </text:span><text:span text:style-name="T1019">about </text:span><text:span text:style-name="T1020">which</text:span><text:span text:style-name="T1016"> you asked me.</text:span></text:p><text:p><text:span text:style-name="T1016"><text:s/></text:span><text:span text:style-name="T1016">This is </text:span><text:span text:style-name="T1017">the planner</text:span><text:span text:style-name="T1016"> </text:span><text:span text:style-name="T1020">which</text:span><text:span text:style-name="T1016"> you asked me </text:span><text:span text:style-name="T1019">about</text:span><text:span text:style-name="T1016">.</text:span></text:p><text:p><text:span text:style-name="T1016"><text:s/></text:span><text:span text:style-name="T1016">This is </text:span><text:span text:style-name="T1017">the planner</text:span><text:span text:style-name="T1016"> </text:span><text:span text:style-name="T1020">that</text:span><text:span text:style-name="T1016"> you asked me </text:span><text:span text:style-name="T1019">about</text:span><text:span text:style-name="T1016">.</text:span></text:p><text:p><text:span text:style-name="T1016"><text:s/></text:span><text:span text:style-name="T1016">This is </text:span><text:span text:style-name="T1017">the planner</text:span><text:span text:style-name="T1016"> you asked me </text:span><text:span text:style-name="T1019">about</text:span><text:span text:style-name="T1016">. </text:span></text:p></draw:text-box></draw:frame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91"><text:span text:style-name="Strong_20_Emphasis"><text:span text:style-name="T519"/></text:span></text:p>
      <text:p text:style-name="P401">------------------------------------------------</text:p>
      <text:p text:style-name="P470"/>
      <text:p text:style-name="P429"><text:span text:style-name="T842">〈接続詞〉</text:span><text:span text:style-name="T846">Certainly</text:span> <text:span text:style-name="T129">he</text:span> <text:span text:style-name="T52">apologized</text:span><text:span text:style-name="T670">, </text:span><text:span text:style-name="T671">but</text:span> <text:span text:style-name="T129">I</text:span> <text:span text:style-name="T52">won't forgive</text:span> <text:span text:style-name="T129">him</text:span>. <text:tab/> <text:s/><text:span text:style-name="T847">[and / so / or]</text:span></text:p>
      <text:p text:style-name="P429"><text:tab/> <text:s text:c="4"/><text:span text:style-name="T672">Although</text:span> <text:span text:style-name="T848">certainly </text:span>he apologized, I <text:span text:style-name="T848">won’t</text:span> forgive him.</text:p>
      <text:p text:style-name="P429"><text:tab/> <text:s text:c="4"/>I <text:span text:style-name="T848">won’t</text:span> forgive him <text:span text:style-name="T673">a</text:span><text:span text:style-name="T672">lthough</text:span><text:span text:style-name="T848"> </text:span>he <text:span text:style-name="T848">certainly </text:span>apologized.</text:p>
      <text:p text:style-name="P426"><text:tab/><text:tab/><text:tab/>[because / when / if / as / while / after / before / whereas]</text:p>
      <text:p text:style-name="P473"/>
      <text:p text:style-name="P470">〈接続副詞〉</text:p>
      <text:p text:style-name="P470">1．文頭：<text:tab/><text:span text:style-name="T636">Certainly he apologized. </text:span><text:span text:style-name="T617">H</text:span><text:span text:style-name="T618">owever</text:span><text:span text:style-name="T650">, </text:span><text:span text:style-name="T636">I won't forgive him.</text:span></text:p>
      <text:p text:style-name="P470">2．文中：</text:p>
      <text:p text:style-name="P436"><text:span text:style-name="T849"><text:tab/><text:tab/>Certainly he apologized</text:span><text:span text:style-name="T46">;</text:span><text:span text:style-name="T45"> </text:span><text:span text:style-name="T674">however</text:span><text:span text:style-name="T45">,</text:span><text:span text:style-name="T849"> I won't forgive him.</text:span></text:p>
      <text:p text:style-name="P436"><text:span text:style-name="T850"><text:tab/><text:tab/>Certainly he apologized</text:span><text:span text:style-name="T48">;</text:span><text:span text:style-name="T850"> I won't</text:span><text:span text:style-name="T47">, </text:span><text:span text:style-name="T674">however</text:span><text:span text:style-name="T47">,</text:span><text:span text:style-name="T850"> forgive him. </text:span></text:p>
      <text:p text:style-name="P439"><text:span text:style-name="T849"><text:tab/><text:tab/>Certainly he apologized</text:span><text:span text:style-name="T46">;</text:span><text:span text:style-name="T849"> I won't forgive him</text:span><text:span text:style-name="T45">, </text:span><text:span text:style-name="T675">however</text:span><text:span text:style-name="T849">.</text:span></text:p>
      <text:p text:style-name="P476"/>
      <text:p text:style-name="P481"><text:span text:style-name="T844">逆説： </text:span><text:span text:style-name="T638">however / nevertheless / </text:span><text:span text:style-name="T639">though / </text:span><text:span text:style-name="T638">otherwise</text:span></text:p>
      <text:p text:style-name="P481"><text:span text:style-name="T844">順接： </text:span><text:span text:style-name="T638">besides / moreover / fu</text:span><text:span text:style-name="T640">r</text:span><text:span text:style-name="T638">ther(more) / therefore / namely / thus / then <text:s text:c="4"/></text:span></text:p>
      <text:p text:style-name="P520"><text:span text:style-name="T843">対比： </text:span><text:span text:style-name="T637">instead / meanwhile /</text:span><text:bookmark text:name="question4"/><text:span text:style-name="T638">comparatively</text:span><text:span text:style-name="T27"> </text:span></text:p>
      <text:p text:style-name="P491"><text:span text:style-name="Strong_20_Emphasis"><text:span text:style-name="T528">補足：</text:span></text:span><text:bookmark text:name="question12"/><text:span text:style-name="Strong_20_Emphasis"><text:span text:style-name="T528"> </text:span></text:span><text:span text:style-name="Strong_20_Emphasis"><text:span text:style-name="T433">incidentally / </text:span></text:span><text:bookmark text:name="question22"/><text:span text:style-name="Strong_20_Emphasis"><text:span text:style-name="T433">indeed </text:span></text:span><text:span text:style-name="Strong_20_Emphasis"><text:span text:style-name="T527">　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1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JP1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JP1" style:font-family-asian="'Noto Serif CJK JP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JP1" style:font-family-asian="'Noto Serif CJK JP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1" style:font-family-asian="'Noto Serif CJK JP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7:02:12.855094801</meta:creation-date>
    <dc:date>2026-03-04T07:58:35.512052699</dc:date>
    <meta:editing-duration>P4DT7H10M23S</meta:editing-duration>
    <meta:editing-cycles>370</meta:editing-cycles>
    <meta:generator>LibreOffice/7.3.7.2$Linux_X86_64 LibreOffice_project/30$Build-2</meta:generator>
    <meta:document-statistic meta:table-count="0" meta:image-count="0" meta:object-count="0" meta:page-count="76" meta:paragraph-count="784" meta:word-count="12076" meta:character-count="67591" meta:non-whitespace-character-count="55979"/>
  </office:meta>
</office:document-meta>
</file>